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svg:stroke-color="#000000" draw:marker-start-width="0.356cm" draw:marker-end="Arrow" draw:marker-end-width="0.203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ffffff" svg:stroke-opacity="0%" draw:fill="solid" draw:fill-color="#ff0000" draw:opacity="50%" draw:textarea-horizontal-align="justify" draw:textarea-vertical-align="middle" draw:auto-grow-height="false" fo:min-height="1.502cm" fo:min-width="7.36cm" draw:shadow-opacity="50%"/>
    </style:style>
    <style:style style:name="gr3" style:family="graphic" style:parent-style-name="standard">
      <style:graphic-properties svg:stroke-color="#000000" svg:stroke-opacity="0%" draw:fill="solid" draw:fill-color="#42f71e" draw:opacity="50%" draw:textarea-horizontal-align="justify" draw:textarea-vertical-align="middle" draw:auto-grow-height="false" fo:min-height="1.503cm" fo:min-width="7.36cm" draw:shadow-opacity="50%"/>
    </style:style>
    <style:style style:name="gr4" style:family="graphic" style:parent-style-name="standard">
      <style:graphic-properties svg:stroke-color="#ffffff" svg:stroke-opacity="0%" draw:fill="solid" draw:fill-color="#0066b3" draw:opacity="50%" draw:textarea-horizontal-align="justify" draw:textarea-vertical-align="middle" draw:auto-grow-height="false" fo:min-height="1.502cm" fo:min-width="7.36cm" draw:shadow-offset-x="0.203cm" draw:shadow-offset-y="0.203cm" draw:shadow-opacity="50%"/>
    </style:style>
    <style:style style:name="gr5" style:family="graphic" style:parent-style-name="objectwithoutfill">
      <style:graphic-properties svg:stroke-width="0.051cm" svg:stroke-color="#0066b3" draw:marker-start-width="0.356cm" draw:marker-end-width="0.35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42f71e" draw:marker-start-width="0.356cm" draw:marker-end-width="0.35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ff00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3465a4" svg:stroke-opacity="0%" draw:fill="solid" draw:fill-color="#000000" draw:textarea-horizontal-align="justify" draw:textarea-vertical-align="middle" draw:auto-grow-height="false" fo:min-height="0.013cm" fo:min-width="0.024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672cm" fo:min-width="0.632cm"/>
    </style:style>
    <style:style style:name="gr10" style:family="graphic" style:parent-style-name="standard">
      <style:graphic-properties draw:stroke="none" svg:stroke-color="#000000" svg:stroke-opacity="100%" draw:fill="none" draw:textarea-horizontal-align="justify" draw:textarea-vertical-align="middle" draw:auto-grow-height="false" fo:min-height="6.502cm" fo:min-width="11.32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2" style:family="graphic" style:parent-style-name="objectwithoutfill">
      <style:graphic-properties svg:stroke-width="0.051cm" svg:stroke-color="#000000" draw:marker-start-width="0.355cm" draw:marker-end-width="0.355cm" draw:fill="non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06cm"/>
    </style:style>
    <style:style style:name="gr16" style:family="graphic" style:parent-style-name="standard">
      <style:graphic-properties draw:stroke="none" svg:stroke-width="0.044cm" draw:stroke-linejoin="miter" draw:fill="solid" draw:fill-color="#ff0000"/>
    </style:style>
    <style:style style:name="gr17" style:family="graphic" style:parent-style-name="standard">
      <style:graphic-properties draw:stroke="none" svg:stroke-width="0.044cm" draw:stroke-linejoin="miter" draw:fill="solid" draw:fill-color="#00ff00"/>
    </style:style>
    <style:style style:name="gr18" style:family="graphic" style:parent-style-name="standard">
      <style:graphic-properties draw:stroke="none" svg:stroke-width="0.044cm" draw:stroke-linejoin="miter" draw:fill="solid" draw:fill-color="#0000ff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586cm" fo:min-width="0.618cm" draw:shadow-offset-x="0.203cm" draw:shadow-offset-y="0.2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201cm"/>
    </style:style>
    <style:style style:name="gr21" style:family="graphic" style:parent-style-name="objectwithoutfill">
      <style:graphic-properties svg:stroke-width="0.051cm" svg:stroke-color="#000000" draw:marker-start-width="0.355cm" draw:marker-end="Arrow" draw:marker-end-width="0.203cm" draw:fill="non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ff0000" draw:marker-start-width="0.355cm" draw:marker-end-width="0.355cm" draw:fill="non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Ultrafine_20_Dashed" svg:stroke-color="#000000" draw:fill="none"/>
    </style:style>
    <style:style style:name="gr24" style:family="graphic" style:parent-style-name="objectwithoutfill">
      <style:graphic-properties svg:stroke-width="0.051cm" svg:stroke-color="#42f71e" draw:marker-start-width="0.355cm" draw:marker-end-width="0.355cm" draw:fill="non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21409a" draw:marker-start-width="0.355cm" draw:marker-end-width="0.355cm" draw:fill="non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svg:stroke-opacity="100%" draw:fill="none" draw:textarea-horizontal-align="justify" draw:textarea-vertical-align="middle" draw:auto-grow-height="false" fo:min-height="6.248cm" fo:min-width="9.55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712cm" fo:min-width="0.787cm" draw:shadow-offset-x="0.203cm" draw:shadow-offset-y="0.203cm"/>
    </style:style>
    <style:style style:name="gr2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5.994cm" fo:min-width="14.63cm"/>
    </style:style>
    <style:style style:name="gr29" style:family="graphic" style:parent-style-name="objectwithoutfill">
      <style:graphic-properties svg:stroke-width="0.051cm" svg:stroke-color="#000000" draw:marker-start-width="0.355cm" draw:marker-end="Arrow" draw:marker-end-width="0.152cm" draw:fill="non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42f71e" draw:marker-start-width="0.355cm" draw:marker-end-width="0.152cm" draw:fill="none" fo:padding-top="0.15cm" fo:padding-bottom="0.15cm" fo:padding-left="0.275cm" fo:padding-right="0.275cm"/>
    </style:style>
    <style:style style:name="gr31" style:family="graphic" style:parent-style-name="standard">
      <style:graphic-properties svg:stroke-opacity="0%" draw:fill="solid" draw:fill-color="#000000" draw:textarea-horizontal-align="justify" draw:textarea-vertical-align="middle" draw:auto-grow-height="false" fo:min-height="0.072cm" fo:min-width="0.078cm"/>
    </style:style>
    <style:style style:name="gr32" style:family="graphic" style:parent-style-name="standard">
      <style:graphic-properties svg:stroke-color="#42f71e" draw:fill="hatch" draw:fill-color="#42f71e" draw:fill-hatch-name="Hatching_20_1" draw:fill-hatch-solid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14cm"/>
    </style:style>
    <style:style style:name="gr34" style:family="graphic" style:parent-style-name="objectwithoutfill">
      <style:graphic-properties draw:marker-end="Arrow" draw:marker-end-width="0.3cm" draw:fill="none"/>
    </style:style>
    <style:style style:name="gr35" style:family="graphic">
      <style:graphic-properties style:protect="size"/>
    </style:style>
    <style:style style:name="gr36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438cm" fo:min-width="0.438cm"/>
    </style:style>
    <style:style style:name="gr37" style:family="graphic" style:parent-style-name="objectwithoutfill">
      <style:graphic-properties svg:stroke-color="#000000" draw:marker-end="Symmetric_20_Arrow" draw:marker-end-width="0.203cm" draw:marker-end-center="false" draw:fill="none"/>
    </style:style>
    <style:style style:name="gr3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38cm" fo:min-width="0.438cm"/>
    </style:style>
    <style:style style:name="gr39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0.438cm" fo:min-width="0.438cm"/>
    </style:style>
    <style:style style:name="gr4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438cm" fo:min-width="0.438cm"/>
    </style:style>
    <style:style style:name="gr41" style:family="graphic" style:parent-style-name="objectwithoutfill">
      <style:graphic-properties svg:stroke-color="#000000" draw:marker-start="Symmetric_20_Arrow" draw:marker-start-width="0.203cm" draw:marker-end="Symmetric_20_Arrow" draw:marker-end-width="0.203cm" draw:fill="none"/>
    </style:style>
    <style:style style:name="gr42" style:family="graphic" style:parent-style-name="objectwithoutfill">
      <style:graphic-properties svg:stroke-color="#000000" draw:marker-end="Symmetric_20_Arrow" draw:marker-end-width="0.203cm" draw:fill="none"/>
    </style:style>
    <style:style style:name="gr43" style:family="graphic" style:parent-style-name="objectwithoutfill">
      <style:graphic-properties svg:stroke-color="#000000" draw:marker-end="Line_20_Arrow" draw:marker-end-width="0.508cm" draw:fill="none"/>
    </style:style>
    <style:style style:name="gr44" style:family="graphic" style:parent-style-name="objectwithoutfill">
      <style:graphic-properties svg:stroke-color="#0066b3" draw:marker-end="Symmetric_20_Arrow" draw:marker-end-width="0.203cm" draw:marker-end-center="false" draw:fill="none"/>
    </style:style>
    <style:style style:name="gr45" style:family="graphic" style:parent-style-name="standard">
      <style:graphic-properties svg:stroke-color="#000000" draw:fill="solid" draw:fill-color="#0066b3" draw:textarea-horizontal-align="justify" draw:textarea-vertical-align="middle" draw:auto-grow-height="false" fo:min-height="0.438cm" fo:min-width="0.438cm"/>
    </style:style>
    <style:style style:name="gr46" style:family="graphic" style:parent-style-name="objectwithoutfill">
      <style:graphic-properties svg:stroke-color="#0066b3" draw:marker-end="Symmetric_20_Arrow" draw:marker-end-width="0.203cm" draw:fill="none"/>
    </style:style>
    <style:style style:name="gr47" style:family="graphic" style:parent-style-name="standard">
      <style:graphic-properties svg:stroke-color="#3465a4" svg:stroke-opacity="0%" draw:fill="none" draw:textarea-horizontal-align="justify" draw:textarea-vertical-align="middle" draw:auto-grow-height="false" fo:min-height="0.914cm" fo:min-width="6.474cm"/>
    </style:style>
    <style:style style:name="gr48" style:family="graphic" style:parent-style-name="standard">
      <style:graphic-properties svg:stroke-color="#3465a4" svg:stroke-opacity="0%" draw:fill="none" draw:textarea-horizontal-align="justify" draw:textarea-vertical-align="middle" draw:auto-grow-height="false" fo:min-height="5.74cm" fo:min-width="39.776cm"/>
    </style:style>
    <style:style style:name="gr49" style:family="graphic" style:parent-style-name="standard">
      <style:graphic-properties svg:stroke-color="#3465a4" svg:stroke-opacity="0%" draw:fill="none" draw:textarea-horizontal-align="justify" draw:textarea-vertical-align="middle" draw:auto-grow-height="false" fo:min-height="6.62cm" fo:min-width="39.776cm"/>
    </style:style>
    <style:style style:name="gr50" style:family="graphic" style:parent-style-name="objectwithoutfill">
      <style:graphic-properties svg:stroke-color="#0066b3" draw:marker-start="Symmetric_20_Arrow" draw:marker-start-width="0.203cm" draw:marker-end="Symmetric_20_Arrow" draw:marker-end-width="0.203cm" draw:fill="none"/>
    </style:style>
    <style:style style:name="gr51" style:family="graphic" style:parent-style-name="standard">
      <style:graphic-properties svg:stroke-color="#3465a4" svg:stroke-opacity="0%" draw:fill="none" draw:textarea-horizontal-align="justify" draw:textarea-vertical-align="middle" draw:auto-grow-height="false" fo:min-height="5.971cm" fo:min-width="39.775cm"/>
    </style:style>
    <style:style style:name="gr52" style:family="graphic" style:parent-style-name="objectwithoutfill">
      <style:graphic-properties svg:stroke-color="#000000" draw:marker-end="Line_20_Arrow" draw:marker-end-width="0.508cm" draw:fill="none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0.914cm" fo:min-width="6.474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5.74cm" fo:min-width="39.775cm"/>
    </style:style>
    <style:style style:name="gr55" style:family="graphic" style:parent-style-name="standard">
      <style:graphic-properties draw:fill="none" draw:textarea-horizontal-align="justify" draw:textarea-vertical-align="middle" draw:auto-grow-height="false" fo:min-height="5.74cm" fo:min-width="39.776cm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6.62cm" fo:min-width="39.776cm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5.971cm" fo:min-width="39.775cm"/>
    </style:style>
    <style:style style:name="gr58" style:family="graphic" style:parent-style-name="standard">
      <style:graphic-properties draw:textarea-horizontal-align="justify" draw:textarea-vertical-align="middle" draw:auto-grow-height="false" fo:min-height="14.637cm" fo:min-width="1.487cm"/>
    </style:style>
    <style:style style:name="gr59" style:family="graphic" style:parent-style-name="standard">
      <style:graphic-properties draw:textarea-horizontal-align="justify" draw:textarea-vertical-align="middle" draw:auto-grow-height="false" fo:min-height="7.096cm" fo:min-width="1.487cm"/>
    </style:style>
    <style:style style:name="gr60" style:family="graphic" style:parent-style-name="standard">
      <style:graphic-properties draw:textarea-horizontal-align="justify" draw:textarea-vertical-align="middle" draw:auto-grow-height="false" fo:min-height="8.124cm" fo:min-width="1.487cm"/>
    </style:style>
    <style:style style:name="gr61" style:family="graphic" style:parent-style-name="standard">
      <style:graphic-properties draw:textarea-horizontal-align="justify" draw:textarea-vertical-align="middle" draw:auto-grow-height="false" fo:min-height="0.584cm" fo:min-width="1.487cm"/>
    </style:style>
    <style:style style:name="gr62" style:family="graphic" style:parent-style-name="standard">
      <style:graphic-properties draw:textarea-horizontal-align="justify" draw:textarea-vertical-align="middle" draw:auto-grow-height="false" fo:min-height="0.927cm" fo:min-width="1.487cm"/>
    </style:style>
    <style:style style:name="gr63" style:family="graphic" style:parent-style-name="standard">
      <style:graphic-properties draw:textarea-horizontal-align="justify" draw:textarea-vertical-align="middle" draw:auto-grow-height="false" fo:min-height="0cm" fo:min-width="1.48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.139cm"/>
    </style:style>
    <style:style style:name="gr65" style:family="graphic" style:parent-style-name="measure">
      <style:graphic-properties draw:stroke="none" draw:fill="none" fo:min-height="0.678cm" fo:min-width="0.029cm"/>
    </style:style>
    <style:style style:name="gr66" style:family="graphic" style:parent-style-name="measure">
      <style:graphic-properties draw:line-distance="0.254cm" draw:placing="below"/>
    </style:style>
    <style:style style:name="gr6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43cm" fo:min-width="0.043cm"/>
    </style:style>
    <style:style style:name="gr68" style:family="graphic" style:parent-style-name="objectwithoutfill">
      <style:graphic-properties svg:stroke-color="#ed1c24" draw:marker-end="Symmetric_20_Arrow" draw:marker-end-width="0.152cm" draw:fill="none"/>
    </style:style>
    <style:style style:name="gr69" style:family="graphic" style:parent-style-name="objectwithoutfill">
      <style:graphic-properties svg:stroke-width="0.051cm" svg:stroke-color="#0066b3" draw:marker-start-width="0.355cm" draw:marker-end-width="0.355cm" draw:fill="none" fo:padding-top="0.076cm" fo:padding-bottom="0.076cm" fo:padding-left="0.076cm" fo:padding-right="0.07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true" fo:max-height="0cm" fo:min-height="0.981cm" fo:min-width="5.56cm" fo:padding-top="0.051cm" fo:padding-bottom="0.051cm" fo:padding-left="0.051cm" fo:padding-right="0.051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7cm"/>
    </style:style>
    <style:style style:name="gr74" style:family="graphic" style:parent-style-name="objectwithoutfill">
      <style:graphic-properties draw:stroke="dash" draw:stroke-dash="Fine_20_Dashed" svg:stroke-color="#000000" draw:fill="none"/>
    </style:style>
    <style:style style:name="pr1" style:family="presentation" style:parent-style-name="Default-notes">
      <style:graphic-properties draw:fill-color="#ffffff" fo:min-height="12.572cm" fo:min-width="17.1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 draw:opacity="50%"/>
      <style:paragraph-properties fo:text-align="center"/>
    </style:style>
    <style:style style:name="P3" style:family="paragraph">
      <loext:graphic-properties draw:fill="solid" draw:fill-color="#42f71e" draw:opacity="50%"/>
      <style:paragraph-properties fo:text-align="center"/>
    </style:style>
    <style:style style:name="P4" style:family="paragraph">
      <loext:graphic-properties draw:fill="solid" draw:fill-color="#0066b3" draw:opacity="50%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 draw:opacity="0%"/>
    </style:style>
    <style:style style:name="P10" style:family="paragraph">
      <loext:graphic-properties draw:fill="solid" draw:fill-color="#000000"/>
    </style:style>
    <style:style style:name="P11" style:family="paragraph">
      <style:text-properties fo:font-size="20pt" style:font-size-asian="18pt" style:font-size-complex="18pt"/>
    </style:style>
    <style:style style:name="P12" style:family="paragraph">
      <loext:graphic-properties draw:fill="none" draw:fill-color="#ffffff"/>
      <style:text-properties fo:font-size="20pt" style:font-size-asian="18pt" style:font-size-complex="18pt"/>
    </style:style>
    <style:style style:name="P13" style:family="paragraph">
      <loext:graphic-properties draw:fill="solid" draw:fill-color="#ff0000"/>
    </style:style>
    <style:style style:name="P14" style:family="paragraph">
      <loext:graphic-properties draw:fill="solid" draw:fill-color="#00ff00"/>
    </style:style>
    <style:style style:name="P15" style:family="paragraph">
      <loext:graphic-properties draw:fill="solid" draw:fill-color="#0000ff"/>
    </style:style>
    <style:style style:name="P16" style:family="paragraph">
      <loext:graphic-properties draw:fill="hatch" draw:fill-color="#42f71e" draw:fill-hatch-name="Hatching_20_1" draw:fill-hatch-solid="false"/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loext:graphic-properties draw:fill="solid" draw:fill-color="#ed1c24"/>
      <style:paragraph-properties fo:text-align="center"/>
    </style:style>
    <style:style style:name="P19" style:family="paragraph">
      <loext:graphic-properties draw:fill="none" draw:fill-color="#ed1c24"/>
      <style:paragraph-properties fo:text-align="center"/>
    </style:style>
    <style:style style:name="P20" style:family="paragraph">
      <loext:graphic-properties draw:fill="none" draw:fill-color="#000000"/>
      <style:paragraph-properties fo:text-align="center"/>
    </style:style>
    <style:style style:name="P21" style:family="paragraph">
      <loext:graphic-properties draw:fill="solid" draw:fill-color="#0066b3"/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center" style:writing-mode="lr-tb">
        <style:tab-stops/>
      </style:paragraph-properties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5" style:family="paragraph">
      <loext:graphic-properties draw:fill="none" draw:fill-color="#ffffff"/>
      <style:text-properties fo:color="#ed1c24" fo:font-size="14pt"/>
    </style:style>
    <style:style style:name="P26" style:family="paragraph">
      <loext:graphic-properties draw:fill="none" draw:fill-color="#ffffff"/>
      <style:text-properties fo:color="#0066b3" fo:font-size="14pt"/>
    </style:style>
    <style:style style:name="T1" style:family="text">
      <style:text-properties fo:font-size="12pt"/>
    </style:style>
    <style:style style:name="T2" style:family="text">
      <style:text-properties fo:font-size="20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ed1c24" fo:font-size="14pt"/>
    </style:style>
    <style:style style:name="T5" style:family="text">
      <style:text-properties fo:color="#0066b3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282cm" svg:y1="19.203cm" svg:x2="3.281cm" svg:y2="13.208cm">
          <text:p/>
        </draw:line>
        <draw:line draw:style-name="gr1" draw:text-style-name="P1" draw:layer="layout" svg:x1="2.944cm" svg:y1="18.983cm" svg:x2="11.809cm" svg:y2="18.983cm">
          <text:p/>
        </draw:line>
        <draw:custom-shape draw:style-name="gr2" draw:text-style-name="P2" draw:layer="layout" svg:width="7.462cm" svg:height="1.604cm" svg:x="3.32cm" svg:y="17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462cm" svg:height="1.605cm" svg:x="3.32cm" svg:y="15.7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62cm" svg:height="1.604cm" svg:x="3.32cm" svg:y="14.14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309cm" svg:y1="14.133cm" svg:x2="10.783cm" svg:y2="14.133cm">
          <text:p/>
        </draw:line>
        <draw:line draw:style-name="gr6" draw:text-style-name="P1" draw:layer="layout" svg:x1="3.306cm" svg:y1="15.749cm" svg:x2="10.78cm" svg:y2="15.749cm">
          <text:p/>
        </draw:line>
        <draw:line draw:style-name="gr7" draw:text-style-name="P1" draw:layer="layout" svg:x1="3.309cm" svg:y1="17.354cm" svg:x2="10.783cm" svg:y2="17.354cm">
          <text:p/>
        </draw:line>
        <draw:custom-shape draw:style-name="gr8" draw:text-style-name="P5" draw:layer="layout" svg:width="0.178cm" svg:height="0.161cm" svg:x="6.834cm" svg:y="1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3" draw:id="id3" draw:layer="layout" svg:width="1.038cm" svg:height="1.094cm" svg:x="14.088cm" svg:y="16.67cm">
          <text:p text:style-name="P6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1.43cm" svg:height="6.604cm" svg:x="0.912cm" svg:y="12.95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2cm" svg:height="0.459cm" svg:x="3.09cm" svg:y="19.213cm">
          <draw:text-box>
            <text:p>A</text:p>
          </draw:text-box>
        </draw:frame>
        <draw:frame draw:style-name="gr11" draw:text-style-name="P8" draw:layer="layout" svg:width="0.508cm" svg:height="0.459cm" svg:x="10.664cm" svg:y="19.144cm">
          <draw:text-box>
            <text:p>B</text:p>
          </draw:text-box>
        </draw:frame>
        <draw:line draw:style-name="gr12" draw:text-style-name="P1" draw:layer="layout" svg:x1="10.782cm" svg:y1="18.796cm" svg:x2="10.782cm" svg:y2="19.204cm">
          <text:p/>
        </draw:line>
        <draw:g>
          <svg:title>TexMaths</svg:title>
          <svg:desc>15§latex§\sim\mathscr{U}([0,\sum_i\text{\~f}_i])§svg§600§TRUE§</svg:desc>
          <draw:polygon draw:style-name="gr13" draw:text-style-name="P9" draw:layer="layout" svg:width="3.472cm" svg:height="0.649cm" svg:x="7.113cm" svg:y="16.102cm" svg:viewBox="0 0 3473 650" draw:points="1737,650 0,650 0,0 3473,0 3473,650">
            <text:p/>
          </draw:polygon>
          <draw:path draw:style-name="gr14" draw:text-style-name="P10" draw:layer="layout" svg:width="0.352cm" svg:height="0.124cm" svg:x="7.142cm" svg:y="16.4cm" svg:viewBox="0 0 353 125" svg:d="M353 18c0-12-4-18-7-18s-8 5-8 14c-2 52-37 81-74 81-34 0-59-23-85-46-27-25-54-49-90-49-58 0-89 59-89 107 0 17 7 17 7 17 6 0 7-11 7-12 3-59 42-82 75-82s59 23 85 46c26 24 54 49 90 49 58 0 89-59 89-107z">
            <text:p/>
          </draw:path>
          <draw:path draw:style-name="gr14" draw:text-style-name="P10" draw:layer="layout" svg:width="0.478cm" svg:height="0.387cm" svg:x="7.697cm" svg:y="16.215cm" svg:viewBox="0 0 479 388" svg:d="M124 284c-17 24-24 47-24 68v3c1 17 8 33 31 33 18 0 41-10 60-24 11-8 20-15 30-23-1 3-1 8-1 12v8c2 13 9 27 28 27 18 0 40-9 60-22 22-14 42-31 56-50 0-2 0-3 0-4 0-2-3-4-5-4h-5c-2 0-4 0-4 2-12 16-30 33-49 46-18 12-37 20-51 20-2 0-2 0-2-2s0-7 4-14c6-17 17-35 30-53 59-83 124-165 196-247 0-1 1-2 1-2 0-3-1-4-3-4 0-1-1-1-2-1h-38c-2 0-3 1-4 1-71 83-137 166-196 248-13 18-31 38-52 53-18 12-38 21-51 21-3 0-5-2-5-5s2-9 5-17c6-20 21-42 36-65l91-129c24-34 38-66 38-95 0-6 0-11-2-17-7-30-34-48-74-48-31 0-68 13-106 35-37 21-69 51-92 83-14 21-24 43-24 62 0 2 0 6 0 8 4 20 19 32 44 32 18 0 41-6 63-17 20-11 38-27 51-43 20-26 23-33 23-98v-1c0-2-1-3-3-3s-4 0-5 1l-5 1c-1 1-2 2-2 4-4 28-14 58-36 91-10 14-22 27-39 38-15 10-32 16-45 16-20 0-30-10-33-24v-5c0-16 9-36 24-58 21-28 52-57 87-78 33-21 69-32 97-32 31 0 47 16 48 40v2c0 28-21 68-45 101z">
            <text:p/>
          </draw:path>
          <draw:path draw:style-name="gr14" draw:text-style-name="P10" draw:layer="layout" svg:width="0.123cm" svg:height="0.527cm" svg:x="8.279cm" svg:y="16.198cm" svg:viewBox="0 0 124 528" svg:d="M124 523c0-1 0-2-10-12-66-66-83-165-83-247 0-91 21-184 85-250 8-6 8-7 8-9 0-4-3-5-6-5-5 0-53 36-84 103-28 58-34 117-34 161 0 42 6 106 35 166 32 64 78 98 83 98 3 0 6-1 6-5z">
            <text:p/>
          </draw:path>
          <draw:polygon draw:style-name="gr14" draw:text-style-name="P10" draw:layer="layout" svg:width="0.072cm" svg:height="0.527cm" svg:x="8.494cm" svg:y="16.198cm" svg:viewBox="0 0 73 528" draw:points="73,528 73,508 22,508 22,22 73,22 73,0 0,0 0,528">
            <text:p/>
          </draw:polygon>
          <draw:path draw:style-name="gr14" draw:text-style-name="P10" draw:layer="layout" svg:width="0.222cm" svg:height="0.363cm" svg:x="8.6cm" svg:y="16.242cm" svg:viewBox="0 0 223 364" svg:d="M223 184c0-44-2-86-21-125-24-51-68-59-90-59-32 0-71 13-93 62-17 38-19 78-19 122 0 39 2 86 24 127 23 42 61 53 88 53 28 0 68-11 92-62 17-36 19-78 19-118zM112 353c-21 0-53-13-62-65-6-31-6-80-6-112 0-33 0-68 4-97 11-62 50-67 64-67 16 0 52 10 62 61 5 30 5 70 5 103 0 40 0 76-6 110-7 50-37 67-61 67z">
            <text:p/>
          </draw:path>
          <draw:path draw:style-name="gr14" draw:text-style-name="P10" draw:layer="layout" svg:width="0.061cm" svg:height="0.157cm" svg:x="8.888cm" svg:y="16.538cm" svg:viewBox="0 0 62 158" svg:d="M62 55c0-35-13-55-33-55-18 0-29 13-29 28 0 14 11 28 29 28 6 0 13-2 18-7 2-1 2-1 3-1 0 0 2 0 2 7 0 40-20 72-38 89-6 6-6 7-6 8 0 5 3 6 6 6 6 0 48-40 48-103z">
            <text:p/>
          </draw:path>
          <draw:path draw:style-name="gr14" draw:text-style-name="P10" draw:layer="layout" svg:width="0.497cm" svg:height="0.527cm" svg:x="9.106cm" svg:y="16.198cm" svg:viewBox="0 0 498 528" svg:d="M193 282l-188 232c-4 6-5 7-5 8 0 6 5 6 14 6h438l46-131h-13c-13 40-48 72-94 87-8 3-44 15-122 15h-225l184-227c4-4 5-6 5-8s-1-2-4-7l-171-235h208c60 0 182 3 219 102h13l-46-124h-438c-14 0-14 0-14 17z">
            <text:p/>
          </draw:path>
          <draw:path draw:style-name="gr14" draw:text-style-name="P10" draw:layer="layout" svg:width="0.112cm" svg:height="0.249cm" svg:x="9.651cm" svg:y="16.506cm" svg:viewBox="0 0 113 250" svg:d="M103 14c0-6-5-14-14-14-11 0-22 10-22 20 0 6 5 15 16 15s20-11 20-21zM28 203c-3 5-4 8-4 15 0 17 14 32 35 32 37 0 54-52 54-57s-5-5-6-5c-5 0-5 3-7 6-9 30-26 45-40 45-7 0-8-5-8-12 0-10 2-16 6-24 3-11 7-21 10-30 4-9 17-43 20-47 1-4 2-8 2-12 0-18-16-31-36-31-37 0-54 50-54 56 0 5 5 5 6 5 6 0 6-2 7-6 10-32 27-46 40-46 6 0 9 4 9 14 0 8-2 14-12 37z">
            <text:p/>
          </draw:path>
          <draw:path draw:style-name="gr14" draw:text-style-name="P10" draw:layer="layout" svg:width="0.175cm" svg:height="0.049cm" svg:x="9.889cm" svg:y="16.102cm" svg:viewBox="0 0 176 50" svg:d="M176 8l-8-8c0 0-20 26-43 26-12 0-25-8-35-14-14-8-24-12-32-12-21 0-30 12-58 42l8 8c0-1 21-26 44-26 13 0 26 8 34 14 15 9 24 12 33 12 20 0 31-12 57-42z">
            <text:p/>
          </draw:path>
          <draw:path draw:style-name="gr14" draw:text-style-name="P10" draw:layer="layout" svg:width="0.171cm" svg:height="0.372cm" svg:x="9.914cm" svg:y="16.222cm" svg:viewBox="0 0 172 373" svg:d="M76 145v-61c0-47 25-72 49-72 1 0 9 0 17 4-6 2-16 8-16 21 0 12 8 23 23 23s23-11 23-23c0-19-20-37-47-37-37 0-83 28-83 84v61h-42v16h42v171c0 24-6 24-42 24v17c22-1 47-2 61-2 22 0 46 0 67 2v-17h-10c-40 0-41-6-41-25v-170h61v-16z">
            <text:p/>
          </draw:path>
          <draw:path draw:style-name="gr14" draw:text-style-name="P10" draw:layer="layout" svg:width="0.112cm" svg:height="0.249cm" svg:x="10.075cm" svg:y="16.427cm" svg:viewBox="0 0 113 250" svg:d="M103 14c0-6-5-14-14-14-11 0-22 10-22 20 0 6 5 15 16 15s20-11 20-21zM28 203c-3 5-4 8-4 15 0 17 14 32 35 32 37 0 54-52 54-57s-5-5-6-5c-5 0-5 3-7 6-9 30-26 45-40 45-7 0-8-5-8-13 0-9 2-15 6-23 3-11 7-21 10-30 4-9 17-43 20-47 1-4 2-8 2-12 0-18-16-31-36-31-37 0-54 50-54 56 0 5 5 5 6 5 6 0 6-2 7-6 10-32 27-46 40-46 6 0 9 4 9 14 0 8-2 14-12 37z">
            <text:p/>
          </draw:path>
          <draw:polygon draw:style-name="gr14" draw:text-style-name="P10" draw:layer="layout" svg:width="0.072cm" svg:height="0.527cm" svg:x="10.245cm" svg:y="16.198cm" svg:viewBox="0 0 73 528" draw:points="73,0 0,0 0,22 52,22 52,508 0,508 0,528 73,528">
            <text:p/>
          </draw:polygon>
          <draw:path draw:style-name="gr14" draw:text-style-name="P10" draw:layer="layout" svg:width="0.123cm" svg:height="0.527cm" svg:x="10.41cm" svg:y="16.198cm" svg:viewBox="0 0 124 528" svg:d="M124 264c0-41-6-104-35-164-33-65-78-100-84-100-3 0-5 2-5 5 0 2 0 3 10 13 52 52 82 136 82 246 0 90-19 184-85 250-7 7-7 8-7 9 0 4 2 5 5 5 6 0 54-36 85-103 28-58 34-117 34-161z">
            <text:p/>
          </draw:path>
        </draw:g>
        <draw:frame draw:style-name="gr15" draw:text-style-name="P12" draw:layer="layout" svg:width="2.519cm" svg:height="0.89cm" svg:x="11.805cm" svg:y="18.514cm">
          <draw:text-box>
            <text:p text:style-name="P11"><text:span text:style-name="T2">V(t)</text:span></text:p>
          </draw:text-box>
        </draw:frame>
        <draw:g>
          <svg:title>TexMaths</svg:title>
          <svg:desc>20§latex§\sum_i\text{\~f}_i§svg§600§TRUE§</svg:desc>
          <draw:polygon draw:style-name="gr13" draw:text-style-name="P9" draw:layer="layout" svg:width="1.507cm" svg:height="0.866cm" svg:x="1.786cm" svg:y="12.498cm" svg:viewBox="0 0 1508 867" draw:points="753,867 0,867 0,0 1508,0 1508,867">
            <text:p/>
          </draw:polygon>
          <draw:path draw:style-name="gr14" draw:text-style-name="P10" draw:layer="layout" svg:width="0.663cm" svg:height="0.703cm" svg:x="1.826cm" svg:y="12.626cm" svg:viewBox="0 0 664 704" svg:d="M257 376l-251 309c-4 8-6 9-6 11 0 8 6 8 19 8h584l61-174h-18c-18 52-64 96-125 115-11 5-59 21-163 21h-299l245-303c5-6 6-8 6-11s-1-3-5-10l-228-313h278c80 0 241 5 291 136h18l-61-165h-584c-19 0-19 0-19 22z">
            <text:p/>
          </draw:path>
          <draw:path draw:style-name="gr14" draw:text-style-name="P10" draw:layer="layout" svg:width="0.149cm" svg:height="0.332cm" svg:x="2.55cm" svg:y="13.037cm" svg:viewBox="0 0 150 333" svg:d="M138 19c0-8-7-19-20-19-14 0-28 13-28 27 0 8 6 19 20 19 15 0 28-14 28-27zM37 270c-3 7-5 12-5 21 0 23 19 42 46 42 52 0 72-69 72-75 0-7-6-7-8-7-6 0-6 3-9 8-11 40-34 59-53 59-10 0-11-6-11-16 0-12 3-20 8-32 5-14 9-27 16-40 3-11 21-57 24-62 1-5 3-11 3-16 0-24-21-42-48-42-50 0-72 68-72 76 0 6 6 6 8 6 8 0 8-3 10-8 12-43 35-61 52-61 8 0 13 5 13 18 0 11-3 19-16 49z">
            <text:p/>
          </draw:path>
          <draw:path draw:style-name="gr14" draw:text-style-name="P10" draw:layer="layout" svg:width="0.234cm" svg:height="0.066cm" svg:x="2.869cm" svg:y="12.498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14" draw:text-style-name="P10" draw:layer="layout" svg:width="0.228cm" svg:height="0.497cm" svg:x="2.902cm" svg:y="12.658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14" draw:text-style-name="P10" draw:layer="layout" svg:width="0.149cm" svg:height="0.332cm" svg:x="3.116cm" svg:y="12.932cm" svg:viewBox="0 0 150 333" svg:d="M138 19c0-8-7-19-20-19-14 0-28 13-28 27 0 8 6 19 20 19 15 0 28-14 28-27zM37 270c-3 7-5 12-5 21 0 23 19 42 46 42 52 0 72-69 72-75 0-7-6-7-8-7-6 0-6 3-9 8-11 40-34 59-53 59-10 0-11-6-11-17s3-19 8-31c5-14 9-27 16-40 3-11 21-57 24-62 1-5 3-11 3-16 0-24-21-42-48-42-50 0-72 68-72 76 0 6 6 6 8 6 8 0 8-3 10-8 12-43 35-61 52-61 8 0 13 5 13 18 0 11-3 19-16 49z">
            <text:p/>
          </draw:path>
        </draw:g>
        <draw:g>
          <svg:title>TexMaths</svg:title>
          <svg:desc>20§latex§\color{red}{\text{\~f}_1}§svg§600§TRUE§</svg:desc>
          <draw:polygon draw:style-name="gr13" draw:text-style-name="P9" draw:layer="layout" svg:width="0.563cm" svg:height="0.761cm" svg:x="2.686cm" svg:y="16.901cm" svg:viewBox="0 0 564 762" draw:points="283,762 0,762 0,0 564,0 564,762">
            <text:p/>
          </draw:polygon>
          <draw:path draw:style-name="gr16" draw:text-style-name="P13" draw:layer="layout" svg:width="0.234cm" svg:height="0.066cm" svg:x="2.744cm" svg:y="16.901cm" svg:viewBox="0 0 235 67" svg:d="M235 11l-11-11c0 0-27 35-58 35-16 0-33-11-46-19-19-11-32-16-43-16-27 0-40 16-77 56l11 11c0-1 27-35 58-35 17 0 35 11 46 19 19 11 32 16 45 16 25 0 40-16 75-56z">
            <text:p/>
          </draw:path>
          <draw:path draw:style-name="gr16" draw:text-style-name="P13" draw:layer="layout" svg:width="0.227cm" svg:height="0.497cm" svg:x="2.777cm" svg:y="17.061cm" svg:viewBox="0 0 228 498" svg:d="M101 194v-82c0-62 33-96 65-96 2 0 11 0 23 5-8 3-21 11-21 29 0 16 11 30 30 30 21 0 30-14 30-30 0-26-25-50-62-50-49 0-110 37-110 112v82h-56v21h56v228c0 32-8 32-56 32v23c29-2 61-3 81-3 29 0 61 0 90 3v-23h-14c-53 0-55-8-55-33v-227h82v-21z">
            <text:p/>
          </draw:path>
          <draw:path draw:style-name="gr16" draw:text-style-name="P13" draw:layer="layout" svg:width="0.18cm" svg:height="0.327cm" svg:x="3.022cm" svg:y="17.335cm" svg:viewBox="0 0 181 328" svg:d="M112 14c0-14 0-14-15-14-31 30-76 32-97 32v18c11 0 45 0 72-15v253c0 16 0 23-50 23h-19v17c10 0 70-1 88-1 16 0 78 1 90 1v-17h-20c-49 0-49-7-49-23z">
            <text:p/>
          </draw:path>
        </draw:g>
        <draw:g>
          <svg:title>TexMaths</svg:title>
          <svg:desc>20§latex§\color{green}{\text{\~f}_1+\text{\~f}_2}§svg§600§TRUE§</svg:desc>
          <draw:polygon draw:style-name="gr13" draw:text-style-name="P9" draw:layer="layout" svg:width="1.953cm" svg:height="0.761cm" svg:x="1.186cm" svg:y="15.301cm" svg:viewBox="0 0 1954 762" draw:points="978,762 0,762 0,0 1954,0 1954,762">
            <text:p/>
          </draw:polygon>
          <draw:path draw:style-name="gr17" draw:text-style-name="P14" draw:layer="layout" svg:width="0.234cm" svg:height="0.066cm" svg:x="1.244cm" svg:y="15.301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17" draw:text-style-name="P14" draw:layer="layout" svg:width="0.228cm" svg:height="0.497cm" svg:x="1.277cm" svg:y="15.461cm" svg:viewBox="0 0 229 498" svg:d="M101 194v-82c0-62 33-96 65-96 2 0 12 0 23 5-8 3-21 11-21 29 0 16 11 30 30 30 21 0 31-14 31-30 0-26-26-50-63-50-49 0-110 37-110 112v82h-56v21h56v228c0 32-8 32-56 32v23c29-2 61-3 82-3 28 0 60 0 89 3v-23h-14c-53 0-55-8-55-33v-227h82v-21z">
            <text:p/>
          </draw:path>
          <draw:path draw:style-name="gr17" draw:text-style-name="P14" draw:layer="layout" svg:width="0.18cm" svg:height="0.327cm" svg:x="1.522cm" svg:y="15.735cm" svg:viewBox="0 0 181 328" svg:d="M112 14c0-14 0-14-14-14-32 30-77 32-98 32v18c11 0 45 0 72-15v253c0 16 0 23-50 23h-19v17c10 0 71-1 88-1 16 0 79 1 90 1v-17h-19c-50 0-50-7-50-23z">
            <text:p/>
          </draw:path>
          <draw:path draw:style-name="gr17" draw:text-style-name="P14" draw:layer="layout" svg:width="0.468cm" svg:height="0.47cm" svg:x="1.98cm" svg:y="15.54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7" draw:text-style-name="P14" draw:layer="layout" svg:width="0.234cm" svg:height="0.066cm" svg:x="2.634cm" svg:y="15.301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17" draw:text-style-name="P14" draw:layer="layout" svg:width="0.228cm" svg:height="0.497cm" svg:x="2.666cm" svg:y="15.461cm" svg:viewBox="0 0 229 498" svg:d="M101 194v-82c0-62 33-96 65-96 2 0 12 0 23 5-8 3-21 11-21 29 0 16 11 30 30 30 21 0 31-14 31-30 0-26-26-50-63-50-49 0-110 37-110 112v82h-56v21h56v228c0 32-8 32-56 32v23c29-2 61-3 82-3 28 0 60 0 89 3v-23h-14c-53 0-55-8-55-33v-227h82v-21z">
            <text:p/>
          </draw:path>
          <draw:path draw:style-name="gr17" draw:text-style-name="P14" draw:layer="layout" svg:width="0.218cm" svg:height="0.327cm" svg:x="2.89cm" svg:y="15.73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</draw:g>
        <draw:g>
          <svg:title>TexMaths</svg:title>
          <svg:desc>20§latex§\color{blue}{\text{\~f}_1+\text{\~f}_2+\text{\~f}_3}§svg§600§TRUE§</svg:desc>
          <draw:polygon draw:style-name="gr13" draw:text-style-name="P9" draw:layer="layout" svg:width="3.343cm" svg:height="0.761cm" svg:x="-0.214cm" svg:y="13.701cm" svg:viewBox="0 0 3344 762" draw:points="1672,762 0,762 0,0 3344,0 3344,762">
            <text:p/>
          </draw:polygon>
          <draw:path draw:style-name="gr18" draw:text-style-name="P15" draw:layer="layout" svg:width="0.234cm" svg:height="0.066cm" svg:x="-0.156cm" svg:y="13.701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18" draw:text-style-name="P15" draw:layer="layout" svg:width="0.228cm" svg:height="0.497cm" svg:x="-0.123cm" svg:y="13.861cm" svg:viewBox="0 0 229 498" svg:d="M101 194v-82c0-62 33-96 65-96 2 0 12 0 23 5-8 3-21 11-21 29 0 16 11 30 30 30 21 0 31-14 31-30 0-26-26-50-63-50-49 0-110 37-110 112v82h-56v21h56v229c0 32-8 32-56 32v22c29-1 61-3 82-3 28 0 60 0 89 3v-22h-14c-53 0-55-8-55-34v-227h82v-21z">
            <text:p/>
          </draw:path>
          <draw:path draw:style-name="gr18" draw:text-style-name="P15" draw:layer="layout" svg:width="0.18cm" svg:height="0.327cm" svg:x="0.122cm" svg:y="14.135cm" svg:viewBox="0 0 181 328" svg:d="M112 14c0-14 0-14-14-14-32 30-77 32-98 32v18c11 0 45 0 72-15v253c0 16 0 23-50 23h-19v17c10 0 71-1 88-1 16 0 79 1 90 1v-17h-19c-50 0-50-7-50-23z">
            <text:p/>
          </draw:path>
          <draw:path draw:style-name="gr18" draw:text-style-name="P15" draw:layer="layout" svg:width="0.468cm" svg:height="0.47cm" svg:x="0.58cm" svg:y="13.94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8" draw:text-style-name="P15" draw:layer="layout" svg:width="0.234cm" svg:height="0.066cm" svg:x="1.234cm" svg:y="13.701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18" draw:text-style-name="P15" draw:layer="layout" svg:width="0.228cm" svg:height="0.497cm" svg:x="1.266cm" svg:y="13.861cm" svg:viewBox="0 0 229 498" svg:d="M101 194v-82c0-62 33-96 65-96 2 0 12 0 23 5-8 3-21 11-21 29 0 16 11 30 30 30 21 0 31-14 31-30 0-26-26-50-63-50-49 0-110 37-110 112v82h-56v21h56v229c0 32-8 32-56 32v22c29-1 61-3 82-3 28 0 60 0 89 3v-22h-14c-53 0-55-8-55-34v-227h82v-21z">
            <text:p/>
          </draw:path>
          <draw:path draw:style-name="gr18" draw:text-style-name="P15" draw:layer="layout" svg:width="0.218cm" svg:height="0.327cm" svg:x="1.49cm" svg:y="14.135cm" svg:viewBox="0 0 219 328" svg:d="M219 239h-17c-2 11-7 40-13 44-3 4-42 4-48 4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18" draw:text-style-name="P15" draw:layer="layout" svg:width="0.468cm" svg:height="0.47cm" svg:x="1.97cm" svg:y="13.94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8" draw:text-style-name="P15" draw:layer="layout" svg:width="0.234cm" svg:height="0.066cm" svg:x="2.623cm" svg:y="13.701cm" svg:viewBox="0 0 235 67" svg:d="M235 11l-11-11c0 0-27 35-58 35-16 0-33-11-46-19-19-11-32-16-43-16-27 0-40 16-77 56l11 11c0-1 27-35 58-35 17 0 35 11 46 19 19 11 32 16 43 16 28 0 42-16 77-56z">
            <text:p/>
          </draw:path>
          <draw:path draw:style-name="gr18" draw:text-style-name="P15" draw:layer="layout" svg:width="0.228cm" svg:height="0.497cm" svg:x="2.656cm" svg:y="13.861cm" svg:viewBox="0 0 229 498" svg:d="M101 194v-82c0-62 33-96 65-96 2 0 13 0 23 5-8 3-21 11-21 29 0 16 11 30 30 30 21 0 31-14 31-30 0-26-26-50-63-50-49 0-110 37-110 112v82h-56v21h56v229c0 32-8 32-56 32v22c29-1 62-3 82-3 28 0 60 0 89 3v-22h-14c-53 0-55-8-55-34v-227h82v-21z">
            <text:p/>
          </draw:path>
          <draw:path draw:style-name="gr18" draw:text-style-name="P15" draw:layer="layout" svg:width="0.226cm" svg:height="0.337cm" svg:x="2.874cm" svg:y="14.135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0§latex§V^2(T_n^2)=a+e^{-\lambda\text{\~T}}(V^2(T_{n-1}^2)-a)+\sigma\mathscr{N}(0,\frac{1-e^{-2\lambda\text{\~T}}}{2\lambda})§svg§600§TRUE§</svg:desc>
          <draw:polygon draw:style-name="gr13" draw:text-style-name="P9" draw:layer="layout" svg:width="16.457cm" svg:height="1.059cm" svg:x="1.767cm" svg:y="9.592cm" svg:viewBox="0 0 16458 1060" draw:points="8229,1060 0,1060 0,0 16458,0 16458,1060">
            <text:p/>
          </draw:polygon>
          <draw:path draw:style-name="gr14" draw:text-style-name="P10" draw:layer="layout" svg:width="0.5cm" svg:height="0.497cm" svg:x="1.78cm" svg:y="9.928cm" svg:viewBox="0 0 501 498" svg:d="M424 69c10-26 29-47 77-47v-22c-21 2-50 2-67 2-23 0-63-2-82-2v22c37 0 53 20 53 36 0 4-3 9-5 14l-128 339-134-357c-5-9-5-11-5-12 0-20 40-20 57-20v-22c-25 2-73 2-100 2-34 0-64-2-90-2v22c46 0 59 0 69 26l163 434c6 13 10 16 18 16 12 0 14-3 17-15z">
            <text:p/>
          </draw:path>
          <draw:path draw:style-name="gr14" draw:text-style-name="P10" draw:layer="layout" svg:width="0.218cm" svg:height="0.327cm" svg:x="2.325cm" svg:y="9.826cm" svg:viewBox="0 0 219 328" svg:d="M219 238h-17c-2 12-7 41-13 45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14" draw:text-style-name="P10" draw:layer="layout" svg:width="0.164cm" svg:height="0.703cm" svg:x="2.679cm" svg:y="9.8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4" draw:text-style-name="P10" draw:layer="layout" svg:width="0.479cm" svg:height="0.476cm" svg:x="2.9cm" svg:y="9.931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8c-6 25-8 33-83 33-26 0-30 0-30 13 0 8 8 8 12 8 18 0 39 0 58 0s40-2 59-2 40 2 59 2c20 0 42 0 61 0 7 0 16 0 16-13 0-8-6-8-24-8-17 0-27 0-45-1-20-2-27-5-27-16 0 0 0-4 3-15z">
            <text:p/>
          </draw:path>
          <draw:path draw:style-name="gr14" draw:text-style-name="P10" draw:layer="layout" svg:width="0.218cm" svg:height="0.327cm" svg:x="3.423cm" svg:y="9.826cm" svg:viewBox="0 0 219 328" svg:d="M219 238h-17c-2 12-7 41-13 45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14" draw:text-style-name="P10" draw:layer="layout" svg:width="0.301cm" svg:height="0.223cm" svg:x="3.317cm" svg:y="10.365cm" svg:viewBox="0 0 302 224" svg:d="M37 187c-2 7-5 19-5 21 0 11 10 16 18 16s16-6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14" draw:text-style-name="P10" draw:layer="layout" svg:width="0.164cm" svg:height="0.703cm" svg:x="3.746cm" svg:y="9.8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14" draw:text-style-name="P10" draw:layer="layout" svg:width="0.468cm" svg:height="0.165cm" svg:x="4.215cm" svg:y="10.149cm" svg:viewBox="0 0 469 166" svg:d="M445 29c11 0 24 0 24-15 0-14-13-14-23-14h-422c-11 0-24 0-24 14 0 15 13 15 24 15zM446 166c10 0 23 0 23-14s-13-14-24-14h-421c-11 0-24 0-24 14s13 14 24 14z">
            <text:p/>
          </draw:path>
          <draw:path draw:style-name="gr14" draw:text-style-name="P10" draw:layer="layout" svg:width="0.322cm" svg:height="0.319cm" svg:x="4.945cm" svg:y="10.096cm" svg:viewBox="0 0 323 320" svg:d="M235 45c-13-26-33-45-65-45-82 0-170 104-170 206 0 68 38 114 94 114 15 0 50-3 92-53 6 29 30 53 64 53 25 0 41-16 52-38 12-26 21-69 21-71 0-6-6-6-8-6-6 0-8 1-9 13-13 44-26 86-55 86-19 0-21-17-21-32 0-16 2-21 10-53 8-29 8-37 14-62l26-99c5-21 5-21 5-24 0-13-8-20-19-20-18 0-29 16-31 31zM189 229c-3 13-3 13-13 25-32 39-61 50-80 50-35 0-46-38-46-66 0-35 24-123 40-155 20-41 52-67 81-67 47 0 56 58 56 62s-1 8-3 12z">
            <text:p/>
          </draw:path>
          <draw:path draw:style-name="gr14" draw:text-style-name="P10" draw:layer="layout" svg:width="0.468cm" svg:height="0.47cm" svg:x="5.484cm" svg:y="9.99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4" draw:text-style-name="P10" draw:layer="layout" svg:width="0.271cm" svg:height="0.319cm" svg:x="6.18cm" svg:y="10.096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14" draw:text-style-name="P10" draw:layer="layout" svg:width="0.333cm" svg:height="0.025cm" svg:x="6.529cm" svg:y="10.018cm" svg:viewBox="0 0 334 26" svg:d="M315 26c7 0 19 0 19-13s-11-13-19-13h-296c-8 0-19 0-19 13s11 13 19 13z">
            <text:p/>
          </draw:path>
          <draw:path draw:style-name="gr14" draw:text-style-name="P10" draw:layer="layout" svg:width="0.271cm" svg:height="0.348cm" svg:x="6.951cm" svg:y="9.811cm" svg:viewBox="0 0 272 349" svg:d="M163 202c26 56 53 128 59 134 8 11 18 11 26 11h10c9 0 14 0 14-4s-2-5-2-5c-6-7-11-18-12-23l-122-285c-3-8-13-30-66-30-6 0-12 0-12 6 0 7 4 7 8 8 9 2 19 4 32 31l57 139-145 131c-7 5-10 8-10 18 0 11 10 16 18 16s14-6 16-8z">
            <text:p/>
          </draw:path>
          <draw:path draw:style-name="gr14" draw:text-style-name="P10" draw:layer="layout" svg:width="0.181cm" svg:height="0.05cm" svg:x="7.358cm" svg:y="9.696cm" svg:viewBox="0 0 182 51" svg:d="M173 0c-15 16-29 24-43 24-13 0-28-8-32-11-18-8-28-13-39-13-21 0-27 8-59 40l10 11c14-16 28-24 43-24 13 0 27 8 32 10 17 9 27 14 38 14 21 0 29-8 59-41z">
            <text:p/>
          </draw:path>
          <draw:path draw:style-name="gr14" draw:text-style-name="P10" draw:layer="layout" svg:width="0.354cm" svg:height="0.334cm" svg:x="7.271cm" svg:y="9.819cm" svg:viewBox="0 0 355 335" svg:d="M344 0h-333l-11 114h16c8-85 22-96 98-96 11 0 25 0 30 0 10 3 10 8 10 19v258c0 16 0 22-52 22h-20v18c24-2 70-2 96-2 25 0 72 0 96 2v-18h-21c-51 0-51-6-51-22v-258c0-11 0-16 11-19 5 0 19 0 29 0 27 0 48 0 65 9 23 15 26 45 27 48l4 39h17z">
            <text:p/>
          </draw:path>
          <draw:path draw:style-name="gr14" draw:text-style-name="P10" draw:layer="layout" svg:width="0.164cm" svg:height="0.703cm" svg:x="7.754cm" svg:y="9.8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4" draw:text-style-name="P10" draw:layer="layout" svg:width="0.501cm" svg:height="0.497cm" svg:x="7.998cm" svg:y="9.928cm" svg:viewBox="0 0 502 498" svg:d="M403 80c35-54 64-56 91-58 8-1 8-12 8-14 0-5-3-8-8-8-19 0-40 2-59 2-22 0-46-2-69-2-4 0-14 0-14 13 0 8 6 9 11 9 19 2 34 8 34 23 0 11-11 27-11 27l-216 344-48-373c0-13 16-21 48-21 9 0 17 0 17-14 0-6-5-8-9-8-29 0-60 2-88 2-13 0-26 0-39 0s-25-2-38-2c-5 0-13 0-13 13 0 9 6 9 18 9 40 0 40 7 41 24l56 436c3 13 5 16 15 16 11 0 14-3 19-13z">
            <text:p/>
          </draw:path>
          <draw:path draw:style-name="gr14" draw:text-style-name="P10" draw:layer="layout" svg:width="0.218cm" svg:height="0.327cm" svg:x="8.554cm" svg:y="9.826cm" svg:viewBox="0 0 219 328" svg:d="M219 238h-17c-2 12-7 41-13 45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14" draw:text-style-name="P10" draw:layer="layout" svg:width="0.164cm" svg:height="0.703cm" svg:x="8.91cm" svg:y="9.8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4" draw:text-style-name="P10" draw:layer="layout" svg:width="0.479cm" svg:height="0.476cm" svg:x="9.13cm" svg:y="9.931cm" svg:viewBox="0 0 480 477" svg:d="M285 50c5-20 8-24 16-26 6-2 29-2 45-2 70 0 102 2 102 58 0 10-3 38-6 56 0 3-2 11-2 13 0 5 2 9 8 9 8 0 10-4 11-16l19-123c0-1 2-9 2-11 0-8-8-8-19-8h-392c-16 0-18 0-23 14l-41 124c-2 1-5 11-5 12 0 5 3 8 8 8 8 0 8-3 13-14 38-109 56-122 160-122h27c21 0 21 2 21 8 0 5-3 13-3 15l-95 378c-6 25-8 33-83 33-26 0-30 0-30 13 0 8 8 8 12 8 18 0 39 0 58 0s40-2 59-2 40 2 59 2c20 0 42 0 61 0 7 0 16 0 16-13 0-8-6-8-24-8-17 0-27 0-45-1-20-2-27-5-27-16 0 0 0-4 3-15z">
            <text:p/>
          </draw:path>
          <draw:path draw:style-name="gr14" draw:text-style-name="P10" draw:layer="layout" svg:width="0.218cm" svg:height="0.327cm" svg:x="9.652cm" svg:y="9.826cm" svg:viewBox="0 0 219 328" svg:d="M219 238h-17c-2 12-7 41-13 45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14" draw:text-style-name="P10" draw:layer="layout" svg:width="0.301cm" svg:height="0.223cm" svg:x="9.546cm" svg:y="10.365cm" svg:viewBox="0 0 302 224" svg:d="M37 187c-2 7-5 19-5 21 0 11 10 16 18 16s16-6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14" draw:text-style-name="P10" draw:layer="layout" svg:width="0.333cm" svg:height="0.025cm" svg:x="9.924cm" svg:y="10.447cm" svg:viewBox="0 0 334 26" svg:d="M315 26c7 0 19 0 19-13s-11-13-19-13h-296c-8 0-19 0-19 13s11 13 19 13z">
            <text:p/>
          </draw:path>
          <draw:path draw:style-name="gr14" draw:text-style-name="P10" draw:layer="layout" svg:width="0.18cm" svg:height="0.327cm" svg:x="10.364cm" svg:y="10.255cm" svg:viewBox="0 0 181 328" svg:d="M112 14c0-14-2-14-14-14-32 30-77 32-98 32v18c11 0 45 0 72-15v253c0 16 0 23-50 23h-19v17c10 0 71-1 88-1 16 0 79 1 90 1v-17h-19c-50 0-50-7-50-23z">
            <text:p/>
          </draw:path>
          <draw:path draw:style-name="gr14" draw:text-style-name="P10" draw:layer="layout" svg:width="0.164cm" svg:height="0.703cm" svg:x="10.666cm" svg:y="9.8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14" draw:text-style-name="P10" draw:layer="layout" svg:width="0.429cm" svg:height="0.029cm" svg:x="11.114cm" svg:y="10.218cm" svg:viewBox="0 0 430 30" svg:d="M406 30c12 0 24 0 24-16 0-14-12-14-24-14h-382c-11 0-24 0-24 14 0 16 13 16 24 16z">
            <text:p/>
          </draw:path>
          <draw:path draw:style-name="gr14" draw:text-style-name="P10" draw:layer="layout" svg:width="0.322cm" svg:height="0.319cm" svg:x="11.786cm" svg:y="10.096cm" svg:viewBox="0 0 323 320" svg:d="M235 45c-13-26-33-45-65-45-82 0-170 104-170 206 0 68 38 114 94 114 15 0 50-3 92-53 6 29 30 53 64 53 25 0 41-16 52-38 12-26 21-69 21-71 0-6-6-6-8-6-6 0-8 1-9 13-13 44-26 86-55 86-19 0-21-17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14" draw:text-style-name="P10" draw:layer="layout" svg:width="0.164cm" svg:height="0.703cm" svg:x="12.17cm" svg:y="9.8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14" draw:text-style-name="P10" draw:layer="layout" svg:width="0.468cm" svg:height="0.47cm" svg:x="12.599cm" svg:y="9.99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4" draw:text-style-name="P10" draw:layer="layout" svg:width="0.372cm" svg:height="0.311cm" svg:x="13.289cm" svg:y="10.104cm" svg:viewBox="0 0 373 312" svg:d="M339 42c10 0 34 0 34-24 0-18-15-18-27-18h-160c-108 0-186 117-186 200 0 62 42 112 106 112 83 0 177-85 177-194 0-12 0-46-22-76zM107 296c-35 0-64-24-64-75 0-21 10-80 34-122 30-48 72-57 96-57 59 0 65 46 65 67 0 33-14 91-38 128-27 42-66 59-93 59z">
            <text:p/>
          </draw:path>
          <draw:path draw:style-name="gr14" draw:text-style-name="P10" draw:layer="layout" svg:width="0.825cm" svg:height="0.522cm" svg:x="13.713cm" svg:y="9.903cm" svg:viewBox="0 0 826 523" svg:d="M533 13c-3 0-3 1-5 3-80 114-162 227-240 339-53 77-130 152-192 152-48 0-82-14-82-43 0-6 4-14 7-24 5 7 13 11 21 11 17 0 40-14 40-28 0-18-12-24-23-24-16 0-32 9-41 20-12 20-18 34-18 48 0 37 42 56 93 56 72 0 155-83 213-160 49-68 99-137 164-233-8 36-9 52-9 52l-3 79c1 32 4 62 4 96 0 45-6 93-35 147-1 2-1 2-1 3 0 2 1 4 3 5 1 0 1 0 3 0h8c2 0 3 0 5-1 53-106 117-213 192-321 46-65 109-132 184-163 1-1 3-3 3-5l2-17c0-3-2-5-5-5h-3c-85 35-148 114-197 182-40 58-79 116-112 172 8-29 11-56 11-82v-11c0-16-5-58-5-103 0-46 5-99 31-136 0-1 0-1 0-3 0-3-2-6-5-6z">
            <text:p/>
          </draw:path>
          <draw:path draw:style-name="gr14" draw:text-style-name="P10" draw:layer="layout" svg:width="0.164cm" svg:height="0.703cm" svg:x="14.641cm" svg:y="9.8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4" draw:text-style-name="P10" draw:layer="layout" svg:width="0.297cm" svg:height="0.484cm" svg:x="14.871cm" svg:y="9.939cm" svg:viewBox="0 0 298 485" svg:d="M298 245c0-58-4-114-29-167-32-67-90-78-120-78-42 0-95 18-123 83-23 50-26 104-26 162 0 53 3 115 32 170 30 56 82 70 117 70 38 0 91-14 123-82 22-48 26-104 26-158zM149 471c-27 0-71-18-82-87-8-41-8-107-8-149 0-45 0-91 5-129 14-84 67-90 85-90 22 0 70 13 83 82 6 40 6 92 6 137 0 53 0 101-8 146-9 67-49 90-81 90z">
            <text:p/>
          </draw:path>
          <draw:path draw:style-name="gr14" draw:text-style-name="P10" draw:layer="layout" svg:width="0.082cm" svg:height="0.21cm" svg:x="15.255cm" svg:y="10.333cm" svg:viewBox="0 0 83 211" svg:d="M83 74c0-47-17-74-45-74-24 0-38 18-38 37s14 38 38 38c8 0 18-3 24-9 4-2 4-2 5-2 0 0 2 0 2 10 0 52-26 96-50 118-8 8-8 10-8 11 0 7 3 8 8 8 8 0 64-54 64-137z">
            <text:p/>
          </draw:path>
          <draw:path draw:style-name="gr14" draw:text-style-name="P10" draw:layer="layout" svg:width="0.18cm" svg:height="0.327cm" svg:x="15.646cm" svg:y="9.803cm" svg:viewBox="0 0 181 328" svg:d="M112 14c0-14 0-14-14-14-32 30-77 32-98 32v18c11 0 45 0 72-15v253c0 16 0 23-50 23h-19v17c10 0 71-1 88-1 16 0 79 1 90 1v-17h-19c-50 0-50-7-50-23z">
            <text:p/>
          </draw:path>
          <draw:path draw:style-name="gr14" draw:text-style-name="P10" draw:layer="layout" svg:width="0.333cm" svg:height="0.025cm" svg:x="15.926cm" svg:y="9.995cm" svg:viewBox="0 0 334 26" svg:d="M315 26c7 0 19 0 19-13s-11-13-19-13h-296c-8 0-19 0-19 13s11 13 19 13z">
            <text:p/>
          </draw:path>
          <draw:path draw:style-name="gr14" draw:text-style-name="P10" draw:layer="layout" svg:width="0.212cm" svg:height="0.223cm" svg:x="16.345cm" svg:y="9.914cm" svg:viewBox="0 0 213 224" svg:d="M78 106c13 0 53-2 80-12 36-12 44-35 44-51 0-27-28-43-63-43-59 0-139 45-139 130 0 51 32 94 90 94 83 0 123-50 123-56 0-3-5-10-10-10-1 0-3 2-8 7-38 45-96 45-105 45-29 0-50-20-50-60 0-8 0-17 6-44zM51 91c19-72 75-77 88-77 23 0 42 10 42 29 0 48-85 48-106 48z">
            <text:p/>
          </draw:path>
          <draw:path draw:style-name="gr14" draw:text-style-name="P10" draw:layer="layout" svg:width="0.269cm" svg:height="0.02cm" svg:x="16.635cm" svg:y="9.821cm" svg:viewBox="0 0 270 21" svg:d="M254 21c7 0 16 0 16-10 0-11-9-11-16-11h-240c-4 0-14 0-14 11 0 10 10 10 14 10z">
            <text:p/>
          </draw:path>
          <draw:path draw:style-name="gr14" draw:text-style-name="P10" draw:layer="layout" svg:width="0.175cm" svg:height="0.234cm" svg:x="16.991cm" svg:y="9.685cm" svg:viewBox="0 0 176 235" svg:d="M176 168h-14c-2 6-5 29-10 32-3 2-34 2-38 2h-69c22-18 49-37 70-52 32-22 61-43 61-80 0-44-42-70-93-70-48 0-83 27-83 62 0 18 16 21 21 21 9 0 21-6 21-21 0-12-10-19-21-20 9-16 30-26 54-26 35 0 64 21 64 54 0 31-21 53-48 76l-86 73c-5 3-5 3-5 7v9h165z">
            <text:p/>
          </draw:path>
          <draw:path draw:style-name="gr14" draw:text-style-name="P10" draw:layer="layout" svg:width="0.218cm" svg:height="0.249cm" svg:x="17.241cm" svg:y="9.675cm" svg:viewBox="0 0 219 250" svg:d="M128 146c18 32 46 89 50 94 3 3 8 6 8 6 4 4 6 4 14 4h8c6 0 11 0 11-5 0-3-1-3-3-5-3-3-6-10-10-16l-104-203c-6-13-17-21-51-21-8 0-13 0-13 6 0 5 4 5 8 7 16 1 23 14 28 24l17 35c7 13 24 45 31 59l-114 91c-2 2-8 8-8 15 0 8 6 13 13 13 6 0 11-4 14-7z">
            <text:p/>
          </draw:path>
          <draw:path draw:style-name="gr14" draw:text-style-name="P10" draw:layer="layout" svg:width="0.146cm" svg:height="0.037cm" svg:x="17.59cm" svg:y="9.594cm" svg:viewBox="0 0 147 38" svg:d="M141 0c-11 10-23 16-34 16s-22-5-30-8c-15-6-23-8-29-8-18 0-27 10-38 21-4 1-10 8-10 9l8 8c11-9 21-16 34-16 9 0 20 5 28 8 15 7 23 8 31 8 16 0 25-9 37-20 3-2 9-8 9-8z">
            <text:p/>
          </draw:path>
          <draw:path draw:style-name="gr14" draw:text-style-name="P10" draw:layer="layout" svg:width="0.285cm" svg:height="0.237cm" svg:x="17.519cm" svg:y="9.682cm" svg:viewBox="0 0 286 238" svg:d="M278 0h-270l-8 85h14c7-66 20-69 77-69 8 0 21 0 23 0 11 0 11 2 11 13v179c0 11 0 16-39 16h-17v14c17-1 56-1 75-1s56 0 74 1v-14h-18c-38 0-38-5-38-16v-179c0-10 1-11 11-13 3 0 14 0 22 0 58 0 71 3 77 69h14z">
            <text:p/>
          </draw:path>
          <draw:polygon draw:style-name="gr14" draw:text-style-name="P10" draw:layer="layout" svg:width="2.274cm" svg:height="0.029cm" svg:x="15.593cm" svg:y="10.218cm" svg:viewBox="0 0 2275 30" draw:points="1138,30 0,30 0,0 2275,0 2275,30">
            <text:p/>
          </draw:polygon>
          <draw:path draw:style-name="gr14" draw:text-style-name="P10" draw:layer="layout" svg:width="0.218cm" svg:height="0.327cm" svg:x="16.454cm" svg:y="10.323cm" svg:viewBox="0 0 219 328" svg:d="M219 238h-17c-2 12-7 41-13 45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14" draw:text-style-name="P10" draw:layer="layout" svg:width="0.271cm" svg:height="0.348cm" svg:x="16.739cm" svg:y="10.309cm" svg:viewBox="0 0 272 349" svg:d="M163 202c26 56 53 128 59 134 8 11 18 11 26 11h10c9 0 14 0 14-4s-2-5-2-5c-6-7-11-18-12-23l-122-285c-3-8-13-30-66-30-6 0-12 0-12 6 0 7 4 7 8 8 9 2 19 4 32 31l57 139-145 131c-7 5-10 8-10 18 0 11 10 16 18 16s14-6 16-8z">
            <text:p/>
          </draw:path>
          <draw:path draw:style-name="gr14" draw:text-style-name="P10" draw:layer="layout" svg:width="0.164cm" svg:height="0.703cm" svg:x="17.99cm" svg:y="9.8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custom-shape draw:style-name="gr19" draw:text-style-name="P7" xml:id="id4" draw:id="id4" draw:layer="layout" svg:width="1.016cm" svg:height="0.972cm" svg:x="0.638cm" svg:y="9.657cm">
          <text:p text:style-name="P6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2" draw:id="id2" draw:layer="layout" svg:width="1.016cm" svg:height="0.972cm" svg:x="19.041cm" svg:y="18.034cm">
          <text:p text:style-name="P6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latex§A\leq T_{k+1}=T_{last}+\underbrace{\text{\~T}}_{\mathclap{\sim\mathscr{P}(\sum_i\text{\~f}^i)}}&lt;B§svg§600§TRUE§</svg:desc>
          <draw:polygon draw:style-name="gr13" draw:text-style-name="P9" draw:layer="layout" svg:width="10.227cm" svg:height="1.952cm" svg:x="20.211cm" svg:y="18.136cm" svg:viewBox="0 0 10228 1953" draw:points="5114,1953 0,1953 0,0 10228,0 10228,1953">
            <text:p/>
          </draw:polygon>
          <draw:path draw:style-name="gr14" draw:text-style-name="P10" draw:layer="layout" svg:width="0.482cm" svg:height="0.505cm" svg:x="20.233cm" svg:y="18.28cm" svg:viewBox="0 0 483 506" svg:d="M258 14c-4-9-5-14-16-14-12 0-13 5-16 14l-148 421c-12 37-40 47-78 48v23c16-2 46-3 72-3 22 0 59 1 82 3v-23c-36 0-53-17-53-36 0-2 0-8 0-10l33-93h175l37 107c0 4 1 8 1 12 0 20-38 20-57 20v23c25-3 73-3 100-3 31 0 63 1 93 3v-23h-13c-41 0-52-4-59-28zM221 93l80 229h-159z">
            <text:p/>
          </draw:path>
          <draw:path draw:style-name="gr14" draw:text-style-name="P10" draw:layer="layout" svg:width="0.429cm" svg:height="0.545cm" svg:x="20.797cm" svg:y="18.336cm" svg:viewBox="0 0 430 546" svg:d="M418 30c8-4 12-8 12-16s-4-14-12-14c-5 0-12 3-13 5l-391 184c-12 5-14 9-14 16 0 6 5 11 14 14l391 184c8 5 9 5 13 5 6 0 12-6 12-14 0-7-1-10-14-16l-368-173zM406 546c12 0 24 0 24-15 0-14-14-14-24-14h-380c-12 0-26 0-26 14 0 15 13 15 24 15z">
            <text:p/>
          </draw:path>
          <draw:path draw:style-name="gr14" draw:text-style-name="P10" draw:layer="layout" svg:width="0.479cm" svg:height="0.476cm" svg:x="21.498cm" svg:y="18.307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8c-6 25-8 33-83 33-26 0-30 0-30 13 0 8 8 8 12 8 18 0 39 0 58 0s40-2 59-2 40 2 59 2c20 0 42 0 61 0 7 0 16 0 16-13 0-8-6-8-24-8-17 0-27 0-45-1-20-2-27-5-27-16 0 0 0-4 3-15z">
            <text:p/>
          </draw:path>
          <draw:path draw:style-name="gr14" draw:text-style-name="P10" draw:layer="layout" svg:width="0.242cm" svg:height="0.348cm" svg:x="21.928cm" svg:y="18.547cm" svg:viewBox="0 0 243 349" svg:d="M118 14c0 0 2-6 2-8 0-1-2-6-8-6-10 0-51 3-64 5-3 0-10 1-10 11 0 8 7 8 13 8 23 0 23 3 23 6 0 4 0 7-2 12l-69 280c-3 8-3 9-3 11 0 6 6 16 18 16s19-11 22-21c0-3 22-90 24-96 35 3 64 15 64 40 0 2 0 5-2 10-1 8-1 9-1 16 0 35 29 51 53 51 48 0 62-75 62-77 0-6-6-6-8-6-6 0-8 3-10 13-6 20-19 56-44 56-13 0-16-13-16-26 0-8 0-10 1-22 2-2 3-10 3-16 0-44-59-52-80-52 15-9 32-25 42-33 24-24 50-47 77-47 6 0 13 2 16 7-21 3-26 19-26 27 0 11 10 19 21 19 13 0 27-11 27-32 0-16-11-35-37-35-28 0-54 21-80 43-20 21-36 35-57 45z">
            <text:p/>
          </draw:path>
          <draw:path draw:style-name="gr14" draw:text-style-name="P10" draw:layer="layout" svg:width="0.362cm" svg:height="0.364cm" svg:x="22.237cm" svg:y="18.584cm" svg:viewBox="0 0 363 365" svg:d="M194 194h152c6 0 17 0 17-12s-11-12-17-12h-152v-152c0-7 0-18-12-18s-12 11-12 18v152h-152c-7 0-18 0-18 12s11 12 18 12h152v152c0 6 0 19 12 19s12-11 12-19z">
            <text:p/>
          </draw:path>
          <draw:path draw:style-name="gr14" draw:text-style-name="P10" draw:layer="layout" svg:width="0.18cm" svg:height="0.327cm" svg:x="22.686cm" svg:y="18.562cm" svg:viewBox="0 0 181 328" svg:d="M112 14c0-14-2-14-14-14-32 30-77 32-98 32v18c11 0 45 0 72-15v253c0 16 0 23-50 23h-19v17c10 0 71-1 88-1 16 0 79 1 90 1v-17h-19c-50 0-50-7-50-23z">
            <text:p/>
          </draw:path>
          <draw:path draw:style-name="gr14" draw:text-style-name="P10" draw:layer="layout" svg:width="0.468cm" svg:height="0.165cm" svg:x="23.184cm" svg:y="18.525cm" svg:viewBox="0 0 469 166" svg:d="M445 29c11 0 24 0 24-15 0-14-13-14-23-14h-422c-11 0-24 0-24 14 0 15 13 15 24 15zM446 166c10 0 23 0 23-14s-13-14-24-14h-421c-11 0-24 0-24 14s13 14 24 14z">
            <text:p/>
          </draw:path>
          <draw:path draw:style-name="gr14" draw:text-style-name="P10" draw:layer="layout" svg:width="0.479cm" svg:height="0.476cm" svg:x="23.902cm" svg:y="18.307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8c-6 25-8 33-83 33-26 0-30 0-30 13 0 8 8 8 11 8 19 0 40 0 59 0s40-2 59-2 40 2 59 2c20 0 42 0 61 0 7 0 16 0 16-13 0-8-6-8-24-8-17 0-27 0-45-1-20-2-27-5-27-16 0 0 0-4 3-15z">
            <text:p/>
          </draw:path>
          <draw:path draw:style-name="gr14" draw:text-style-name="P10" draw:layer="layout" svg:width="0.111cm" svg:height="0.348cm" svg:x="24.327cm" svg:y="18.547cm" svg:viewBox="0 0 112 349" svg:d="M110 14c0 0 2-6 2-8 0-1-2-6-8-6-10 0-51 3-64 5-3 0-11 1-11 11 0 8 8 8 13 8 24 0 24 3 24 6 0 4 0 7-2 12l-62 245c-2 4-2 9-2 14 0 32 29 48 53 48 11 0 27-5 40-27 9-18 17-48 17-50 0-6-6-6-8-6-8 0-8 3-11 13-6 24-16 56-37 56-12 0-17-13-17-24 0-7 1-16 3-21z">
            <text:p/>
          </draw:path>
          <draw:path draw:style-name="gr14" draw:text-style-name="P10" draw:layer="layout" svg:width="0.252cm" svg:height="0.223cm" svg:x="24.507cm" svg:y="18.672cm" svg:viewBox="0 0 253 224" svg:d="M179 29c-11-16-27-29-51-29-64 0-128 70-128 141 0 48 32 83 75 83 26 0 50-16 71-35 9 30 36 35 51 35 17 0 29-11 38-27 11-19 18-47 18-50 0-6-7-6-8-6-7 0-8 3-11 16-7 24-16 53-36 53-14 0-17-12-17-24 0-8 5-28 8-40 3-13 8-34 11-45l10-37c3-13 8-37 8-38 0-12-8-16-16-16s-20 6-23 19zM147 157c-3 14-14 24-25 33-5 4-24 20-45 20-19 0-37-13-37-48 0-26 14-82 26-101 22-40 48-47 62-47 34 0 43 37 43 44 0 1 0 4-1 6z">
            <text:p/>
          </draw:path>
          <draw:path draw:style-name="gr14" draw:text-style-name="P10" draw:layer="layout" svg:width="0.197cm" svg:height="0.223cm" svg:x="24.818cm" svg:y="18.672cm" svg:viewBox="0 0 198 224" svg:d="M179 32c-13 3-21 13-21 24s10 16 16 16c5 0 24-3 24-29 0-32-36-43-67-43-77 0-91 58-91 72 0 19 11 30 18 37 12 9 22 11 56 17 11 2 43 8 43 32 0 10-7 28-27 40s-44 12-50 12c-19 0-48-5-59-21 16-2 27-15 27-29 0-11-10-18-19-18-15 0-29 12-29 34 0 29 32 48 80 48 91 0 107-62 107-82 0-46-49-54-67-59-5 0-18-3-21-3-17-3-27-14-27-26 0-11 10-24 21-30 13-10 30-10 38-10 11 0 37 2 48 18z">
            <text:p/>
          </draw:path>
          <draw:path draw:style-name="gr14" draw:text-style-name="P10" draw:layer="layout" svg:width="0.167cm" svg:height="0.313cm" svg:x="25.069cm" svg:y="18.58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6-18-26 0-4 2-14 4-19z">
            <text:p/>
          </draw:path>
          <draw:path draw:style-name="gr14" draw:text-style-name="P10" draw:layer="layout" svg:width="0.468cm" svg:height="0.47cm" svg:x="25.491cm" svg:y="18.37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4" draw:text-style-name="P10" draw:layer="layout" svg:width="0.234cm" svg:height="0.066cm" svg:x="27.426cm" svg:y="18.136cm" svg:viewBox="0 0 235 67" svg:d="M235 11l-11-11c0 0-27 35-58 35-16 0-33-11-46-19-19-11-32-16-43-16-27 0-40 16-77 56l11 11c0-1 27-35 58-35 17 0 35 11 46 18 19 12 32 17 45 17 26 0 40-16 75-56z">
            <text:p/>
          </draw:path>
          <draw:path draw:style-name="gr14" draw:text-style-name="P10" draw:layer="layout" svg:width="0.457cm" svg:height="0.476cm" svg:x="27.314cm" svg:y="18.307cm" svg:viewBox="0 0 458 477" svg:d="M445 0h-432l-13 158h18c9-113 20-136 126-136 13 0 32 0 38 2 15 2 15 10 15 26v373c0 24 0 33-74 33h-27v21c29-2 101-2 133-2s105 0 134 2v-21h-29c-73 0-73-9-73-33v-373c0-15 0-24 13-26 6-2 25-2 40-2 105 0 116 23 126 136h18z">
            <text:p/>
          </draw:path>
          <draw:path draw:style-name="gr14" draw:text-style-name="P10" draw:layer="layout" svg:width="0.341cm" svg:height="0.236cm" svg:x="26.893cm" svg:y="18.843cm" svg:viewBox="0 0 342 237" svg:d="M342 171c0-16 0-19-11-19-43-2-112-6-176-38-77-39-105-84-123-111-2-3-6-3-14-3-18 0-18 0-18 18v12c96 173 254 207 326 207 16 0 16-2 16-21z">
            <text:p/>
          </draw:path>
          <draw:path draw:style-name="gr14" draw:text-style-name="P10" draw:layer="layout" svg:width="0.341cm" svg:height="0.236cm" svg:x="27.22cm" svg:y="18.994cm" svg:viewBox="0 0 342 237" svg:d="M342 206c-96-172-256-206-328-206-14 0-14 0-14 19v47c0 16 0 19 10 19 43 1 113 6 177 38 75 37 104 82 122 111 3 3 6 3 16 3 16 0 17-2 17-19z">
            <text:p/>
          </draw:path>
          <draw:path draw:style-name="gr14" draw:text-style-name="P10" draw:layer="layout" svg:width="0.341cm" svg:height="0.236cm" svg:x="27.525cm" svg:y="18.994cm" svg:viewBox="0 0 342 237" svg:d="M342 19c0-19 0-19-16-19-72 0-230 34-326 206v12c0 17 0 19 18 19 12 0 12-2 17-7 58-92 155-142 298-145 9 0 9-5 9-19z">
            <text:p/>
          </draw:path>
          <draw:path draw:style-name="gr14" draw:text-style-name="P10" draw:layer="layout" svg:width="0.341cm" svg:height="0.236cm" svg:x="27.852cm" svg:y="18.843cm" svg:viewBox="0 0 342 237" svg:d="M342 18c0-18-1-18-17-18-13 0-15 0-18 6-57 92-155 143-299 146-8 0-8 5-8 19v45c0 19 0 21 14 21 72 0 232-34 328-207z">
            <text:p/>
          </draw:path>
          <draw:path draw:style-name="gr14" draw:text-style-name="P10" draw:layer="layout" svg:width="0.364cm" svg:height="0.132cm" svg:x="26.192cm" svg:y="19.74cm" svg:viewBox="0 0 365 133" svg:d="M365 19c0-17-7-19-8-19-8 0-10 14-10 21-1 37-27 78-73 78-36 0-61-24-88-48-26-24-56-51-95-51-56 0-91 58-91 114 0 19 6 19 8 19 8 0 8-13 8-21 3-35 29-78 75-78 35 0 61 24 88 49 26 24 56 50 95 50 56 0 91-58 91-114z">
            <text:p/>
          </draw:path>
          <draw:path draw:style-name="gr14" draw:text-style-name="P10" draw:layer="layout" svg:width="0.497cm" svg:height="0.367cm" svg:x="26.655cm" svg:y="19.573cm" svg:viewBox="0 0 498 368" svg:d="M310 134c-8 0-16 4-24 8-8 7-14 13-19 20-6 8-8 14-8 20 0 12 7 20 16 26 2 2 5 3 7 5-4 6-8 13-13 19-47 64-128 122-189 122h-2c-35 0-59-10-59-29 0-3 0-6 2-10 3 2 6 2 9 2 13 0 28-10 28-19 0-13-7-18-16-18-10 0-21 5-28 13h-1c-10 14-13 24-13 34 0 28 38 41 78 41 77 0 183-56 236-130 3-4 8-9 11-14 6 0 14 0 21 0 22 0 48-5 73-16 21-8 42-22 55-38 16-24 24-47 24-66 0-22-10-40-24-56l-7-5c8-8 16-14 23-17 1-2 3-4 3-7l-3-6c-2-2-4-3-5-3h-2c-13 6-24 11-35 19-35-21-82-29-133-29-38 0-83 10-128 32-38 19-77 46-99 78-16 23-26 45-26 66 0 5 0 10 2 13 5 24 26 35 54 35 23 0 50-10 76-26 27-17 51-40 67-64 14-19 19-36 19-52 0-13-3-24-6-34 0-2-4-3-5-3l-5 1c-2 0-3 4-3 5 0 5 0 8 0 13 0 19-5 40-21 64-16 21-35 42-59 59-21 15-43 24-61 24-24 0-37-11-40-25 0-4-2-7-2-10 0-16 10-37 24-59 21-29 56-55 93-74 42-21 83-29 119-29 48 0 88 8 115 26-59 43-99 104-139 160-2 0-4-2-5-3-5-3-8-8-8-15 0-3 1-8 5-12 4-7 8-12 14-16 5-4 10-5 13-5 1 0 3-2 5-3 1-2 1-4 1-5 0-3-1-7-5-7zM450 59c8 11 12 23 12 37 0 19-8 42-25 66-10 14-23 27-37 35-19 9-38 14-53 14h-14c38-53 81-113 117-152z">
            <text:p/>
          </draw:path>
          <draw:path draw:style-name="gr14" draw:text-style-name="P10" draw:layer="layout" svg:width="0.129cm" svg:height="0.492cm" svg:x="27.242cm" svg:y="19.559cm" svg:viewBox="0 0 130 493" svg:d="M120 0c-94 66-120 171-120 247 0 68 21 177 120 246 3 0 10 0 10-5 0-3-2-5-5-8-67-59-91-144-91-233 0-133 51-199 92-236 2-1 4-3 4-5 0-6-7-6-10-6z">
            <text:p/>
          </draw:path>
          <draw:path draw:style-name="gr14" draw:text-style-name="P10" draw:layer="layout" svg:width="0.514cm" svg:height="0.494cm" svg:x="27.444cm" svg:y="19.559cm" svg:viewBox="0 0 515 495" svg:d="M235 256c7-6 7-8 7-9 0-2 0-2-5-7l-175-216h213c74 0 112 11 120 13 43 11 87 40 104 83h16l-46-120h-453c-11 0-13 0-14 3-2 2-2 2-2 16l198 244-192 216c-6 4-6 6-6 8 0 8 6 8 16 8h453l46-128h-16c-17 44-61 72-96 81-9 3-46 15-123 15h-229z">
            <text:p/>
          </draw:path>
          <draw:path draw:style-name="gr14" draw:text-style-name="P10" draw:layer="layout" svg:width="0.124cm" svg:height="0.239cm" svg:x="28.028cm" svg:y="19.852cm" svg:viewBox="0 0 125 240" svg:d="M109 16c0-10-7-16-16-16-10 0-21 10-21 21 0 9 6 16 14 16 12 0 23-11 23-21zM125 186c0-5-5-5-7-5-6 0-6 0-9 8-5 19-21 38-40 38-8 0-10-5-10-13s2-11 5-17c2-8 5-15 6-19 2-4 16-37 21-50 3-6 5-11 5-18 0-16-16-30-38-30-39 0-58 45-58 54 0 5 6 5 8 5 5 0 6-1 8-6 8-26 24-42 40-42 6 0 11 5 11 15 0 1 0 4-3 12-2 7-18 44-22 56-4 7-4 7-8 20-2 4-5 9-5 14 0 19 17 32 40 32 37 0 56-46 56-54z">
            <text:p/>
          </draw:path>
          <draw:path draw:style-name="gr14" draw:text-style-name="P10" draw:layer="layout" svg:width="0.181cm" svg:height="0.05cm" svg:x="28.311cm" svg:y="19.468cm" svg:viewBox="0 0 182 51" svg:d="M173 0c-15 16-29 24-43 24-13 0-28-8-32-11-18-8-28-13-39-13-21 0-27 8-59 40l10 11c14-16 28-24 43-24 13 0 27 8 32 10 17 9 27 14 38 14 21 0 29-8 59-41z">
            <text:p/>
          </draw:path>
          <draw:path draw:style-name="gr14" draw:text-style-name="P10" draw:layer="layout" svg:width="0.175cm" svg:height="0.348cm" svg:x="28.336cm" svg:y="19.581cm" svg:viewBox="0 0 176 349" svg:d="M80 152h62v-18h-64v-54c0-45 26-66 48-66 5 0 10 0 15 2-8 5-11 13-11 21 0 13 9 22 22 22 14 0 24-9 24-22 0-23-22-37-50-37-38 0-83 27-83 80v54h-43v18h43v157c0 21-5 21-38 21v19c3 0 37-3 57-3 21 0 44 1 64 3v-19h-9c-37 0-37-5-37-23z">
            <text:p/>
          </draw:path>
          <draw:path draw:style-name="gr14" draw:text-style-name="P10" draw:layer="layout" svg:width="0.124cm" svg:height="0.239cm" svg:x="28.52cm" svg:y="19.407cm" svg:viewBox="0 0 125 240" svg:d="M109 16c0-10-7-16-16-16-10 0-23 10-23 21 0 9 8 16 16 16 12 0 23-11 23-21zM125 186c0-5-5-5-7-5-6 0-6 0-9 8-5 19-23 38-40 38-8 0-10-5-10-13s2-11 5-17c2-8 5-15 6-19 2-4 16-37 21-50 3-6 5-11 5-18 0-16-16-30-38-30-39 0-58 45-58 54 0 5 6 5 8 5 5 0 6-1 8-6 8-26 24-42 40-42 6 0 11 5 11 15 0 1 0 4-3 12-2 7-18 44-22 56-4 7-4 7-8 20-2 4-5 9-5 14 0 19 17 32 38 32 39 0 58-46 58-54z">
            <text:p/>
          </draw:path>
          <draw:path draw:style-name="gr14" draw:text-style-name="P10" draw:layer="layout" svg:width="0.129cm" svg:height="0.492cm" svg:x="28.746cm" svg:y="19.559cm" svg:viewBox="0 0 130 493" svg:d="M10 0c-4 0-10 0-10 6 0 2 2 4 5 7 43 40 89 105 89 234 0 102-32 180-84 228-10 10-10 10-10 13 0 2 2 5 6 5 7 0 53-32 87-94 22-40 37-95 37-152 0-69-21-178-120-247z">
            <text:p/>
          </draw:path>
          <draw:path draw:style-name="gr14" draw:text-style-name="P10" draw:layer="layout" svg:width="0.429cm" svg:height="0.409cm" svg:x="29.185cm" svg:y="18.403cm" svg:viewBox="0 0 430 410" svg:d="M418 30c8-4 12-8 12-16s-6-14-12-14c-4 0-5 0-13 5l-392 184c-7 3-13 8-13 16s6 11 13 16l392 184c8 5 9 5 13 5 6 0 12-7 12-15s-4-11-12-16l-370-174z">
            <text:p/>
          </draw:path>
          <draw:path draw:style-name="gr14" draw:text-style-name="P10" draw:layer="layout" svg:width="0.503cm" svg:height="0.481cm" svg:x="29.898cm" svg:y="18.302cm" svg:viewBox="0 0 504 482" svg:d="M83 427c-6 28-8 32-64 32-13 0-19 0-19 15 0 8 6 8 19 8h251c112 0 196-83 196-152 0-51-42-92-109-100 72-14 147-65 147-132 0-53-46-98-131-98h-237c-14 0-21 0-21 14 0 8 7 8 19 8 2 0 15 0 28 2 12 0 19 2 19 11 0 2-2 5-3 13zM190 224l44-176c6-24 8-26 38-26h91c61 0 77 42 77 72 0 63-61 130-147 130zM158 459c-9 0-11 0-16 0-6 0-9-1-9-6 0-3 0-5 5-18l48-197h132c68 0 82 53 82 84 0 70-62 137-146 137z">
            <text:p/>
          </draw:path>
        </draw:g>
        <draw:frame draw:style-name="gr20" draw:text-style-name="P8" draw:layer="layout" svg:width="0.311cm" svg:height="0.459cm" svg:x="21.316cm" svg:y="14.305cm">
          <draw:text-box>
            <text:p>A</text:p>
          </draw:text-box>
        </draw:frame>
        <draw:line draw:style-name="gr21" draw:text-style-name="P1" draw:layer="layout" svg:x1="19.321cm" svg:y1="14.732cm" svg:x2="19.321cm" svg:y2="9.144cm">
          <text:p/>
        </draw:line>
        <draw:line draw:style-name="gr21" draw:text-style-name="P1" draw:layer="layout" svg:x1="18.516cm" svg:y1="14.224cm" svg:x2="27.364cm" svg:y2="14.224cm">
          <text:p/>
        </draw:line>
        <draw:line draw:style-name="gr22" draw:text-style-name="P1" draw:layer="layout" svg:x1="19.321cm" svg:y1="12.7cm" svg:x2="21.466cm" svg:y2="12.7cm">
          <text:p/>
        </draw:line>
        <draw:line draw:style-name="gr23" draw:text-style-name="P1" draw:layer="layout" svg:x1="21.465cm" svg:y1="12.7cm" svg:x2="21.465cm" svg:y2="14.224cm">
          <text:p/>
        </draw:line>
        <draw:line draw:style-name="gr22" draw:text-style-name="P1" draw:layer="layout" svg:x1="21.465cm" svg:y1="13.462cm" svg:x2="23.878cm" svg:y2="13.462cm">
          <text:p/>
        </draw:line>
        <draw:line draw:style-name="gr23" draw:text-style-name="P1" draw:layer="layout" svg:x1="23.878cm" svg:y1="12.192cm" svg:x2="23.878cm" svg:y2="14.224cm">
          <text:p/>
        </draw:line>
        <draw:line draw:style-name="gr22" draw:text-style-name="P1" draw:layer="layout" svg:x1="23.878cm" svg:y1="12.192cm" svg:x2="26.291cm" svg:y2="12.192cm">
          <text:p/>
        </draw:line>
        <draw:line draw:style-name="gr24" draw:text-style-name="P1" draw:layer="layout" svg:x1="19.321cm" svg:y1="11.176cm" svg:x2="21.466cm" svg:y2="11.176cm">
          <text:p/>
        </draw:line>
        <draw:line draw:style-name="gr23" draw:text-style-name="P1" draw:layer="layout" svg:x1="21.465cm" svg:y1="11.176cm" svg:x2="21.465cm" svg:y2="12.7cm">
          <text:p/>
        </draw:line>
        <draw:line draw:style-name="gr24" draw:text-style-name="P1" draw:layer="layout" svg:x1="21.465cm" svg:y1="11.938cm" svg:x2="23.878cm" svg:y2="11.938cm">
          <text:p/>
        </draw:line>
        <draw:line draw:style-name="gr23" draw:text-style-name="P1" draw:layer="layout" svg:x1="23.878cm" svg:y1="10.668cm" svg:x2="23.878cm" svg:y2="12.7cm">
          <text:p/>
        </draw:line>
        <draw:line draw:style-name="gr24" draw:text-style-name="P1" draw:layer="layout" svg:x1="23.878cm" svg:y1="11.176cm" svg:x2="26.291cm" svg:y2="11.176cm">
          <text:p/>
        </draw:line>
        <draw:line draw:style-name="gr25" draw:text-style-name="P1" draw:layer="layout" svg:x1="19.321cm" svg:y1="10.414cm" svg:x2="21.466cm" svg:y2="10.414cm">
          <text:p/>
        </draw:line>
        <draw:line draw:style-name="gr23" draw:text-style-name="P1" draw:layer="layout" svg:x1="21.465cm" svg:y1="9.652cm" svg:x2="21.465cm" svg:y2="11.176cm">
          <text:p/>
        </draw:line>
        <draw:line draw:style-name="gr25" draw:text-style-name="P1" draw:layer="layout" svg:x1="21.465cm" svg:y1="9.652cm" svg:x2="23.878cm" svg:y2="9.652cm">
          <text:p/>
        </draw:line>
        <draw:line draw:style-name="gr23" draw:text-style-name="P1" draw:layer="layout" svg:x1="23.878cm" svg:y1="9.144cm" svg:x2="23.878cm" svg:y2="11.176cm">
          <text:p/>
        </draw:line>
        <draw:line draw:style-name="gr25" draw:text-style-name="P1" draw:layer="layout" svg:x1="23.878cm" svg:y1="9.906cm" svg:x2="26.291cm" svg:y2="9.906cm">
          <text:p/>
        </draw:line>
        <draw:frame draw:style-name="gr20" draw:text-style-name="P8" draw:layer="layout" svg:width="0.311cm" svg:height="0.459cm" svg:x="23.721cm" svg:y="14.272cm">
          <draw:text-box>
            <text:p>B</text:p>
          </draw:text-box>
        </draw:frame>
        <draw:g>
          <svg:title>TexMaths</svg:title>
          <svg:desc>20§latex§\sum_i\text{\~f}_i§svg§600§TRUE§</svg:desc>
          <draw:polygon draw:style-name="gr13" draw:text-style-name="P9" draw:layer="layout" svg:width="1.507cm" svg:height="0.866cm" svg:x="17.566cm" svg:y="8.421cm" svg:viewBox="0 0 1508 867" draw:points="753,867 0,867 0,0 1508,0 1508,867">
            <text:p/>
          </draw:polygon>
          <draw:path draw:style-name="gr14" draw:text-style-name="P10" draw:layer="layout" svg:width="0.663cm" svg:height="0.703cm" svg:x="17.606cm" svg:y="8.549cm" svg:viewBox="0 0 664 704" svg:d="M257 376l-251 309c-4 8-6 9-6 11 0 8 6 8 19 8h584l61-174h-18c-18 52-64 96-125 115-11 5-59 21-163 21h-299l245-303c5-6 6-8 6-11s-1-3-5-10l-228-313h278c80 0 241 5 291 136h18l-61-165h-584c-19 0-19 0-19 22z">
            <text:p/>
          </draw:path>
          <draw:path draw:style-name="gr14" draw:text-style-name="P10" draw:layer="layout" svg:width="0.149cm" svg:height="0.332cm" svg:x="18.33cm" svg:y="8.96cm" svg:viewBox="0 0 150 333" svg:d="M138 19c0-8-7-19-20-19-14 0-28 13-28 27 0 8 6 19 20 19 15 0 28-14 28-27zM37 270c-3 7-5 12-5 21 0 23 19 42 46 42 52 0 72-69 72-75 0-7-6-7-8-7-6 0-6 3-9 8-11 40-34 59-53 59-10 0-11-6-11-16 0-12 3-20 8-32 5-14 9-27 16-40 3-11 21-57 24-62 1-5 3-11 3-16 0-24-21-42-48-42-50 0-72 68-72 76 0 6 6 6 8 6 8 0 8-3 10-8 12-43 35-61 52-61 8 0 13 5 13 18 0 11-3 19-16 49z">
            <text:p/>
          </draw:path>
          <draw:path draw:style-name="gr14" draw:text-style-name="P10" draw:layer="layout" svg:width="0.234cm" svg:height="0.066cm" svg:x="18.649cm" svg:y="8.421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14" draw:text-style-name="P10" draw:layer="layout" svg:width="0.228cm" svg:height="0.497cm" svg:x="18.682cm" svg:y="8.581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14" draw:text-style-name="P10" draw:layer="layout" svg:width="0.149cm" svg:height="0.332cm" svg:x="18.896cm" svg:y="8.855cm" svg:viewBox="0 0 150 333" svg:d="M138 19c0-8-7-19-20-19-14 0-28 13-28 27 0 8 6 19 20 19 15 0 28-14 28-27zM37 270c-3 7-5 12-5 21 0 23 19 42 46 42 52 0 72-69 72-75 0-7-6-7-8-7-6 0-6 3-9 8-11 40-34 59-53 59-10 0-11-6-11-17s3-19 8-31c5-14 9-27 16-40 3-11 21-57 24-62 1-5 3-11 3-16 0-24-21-42-48-42-50 0-72 68-72 76 0 6 6 6 8 6 8 0 8-3 10-8 12-43 35-61 52-61 8 0 13 5 13 18 0 11-3 19-16 49z">
            <text:p/>
          </draw:path>
        </draw:g>
        <draw:g>
          <svg:title>TexMaths</svg:title>
          <svg:desc>20§latex§\color{blue}{\text{\~f}_1+\text{\~f}_2+\text{\~f}_3}§svg§600§TRUE§</svg:desc>
          <draw:polygon draw:style-name="gr13" draw:text-style-name="P9" draw:layer="layout" svg:width="3.343cm" svg:height="0.761cm" svg:x="26.333cm" svg:y="9.511cm" svg:viewBox="0 0 3344 762" draw:points="1672,762 0,762 0,0 3344,0 3344,762">
            <text:p/>
          </draw:polygon>
          <draw:path draw:style-name="gr18" draw:text-style-name="P15" draw:layer="layout" svg:width="0.234cm" svg:height="0.066cm" svg:x="26.391cm" svg:y="9.511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18" draw:text-style-name="P15" draw:layer="layout" svg:width="0.228cm" svg:height="0.497cm" svg:x="26.424cm" svg:y="9.671cm" svg:viewBox="0 0 229 498" svg:d="M101 194v-82c0-62 33-96 65-96 2 0 12 0 23 5-8 3-21 11-21 29 0 16 11 30 30 30 21 0 31-14 31-30 0-26-26-50-63-50-49 0-110 37-110 112v82h-56v21h56v229c0 32-8 32-56 32v22c29-1 61-3 82-3 28 0 60 0 89 3v-22h-14c-53 0-55-8-55-34v-227h82v-21z">
            <text:p/>
          </draw:path>
          <draw:path draw:style-name="gr18" draw:text-style-name="P15" draw:layer="layout" svg:width="0.18cm" svg:height="0.327cm" svg:x="26.669cm" svg:y="9.945cm" svg:viewBox="0 0 181 328" svg:d="M112 14c0-14 0-14-14-14-32 30-77 32-98 32v18c11 0 45 0 72-15v253c0 16 0 23-50 23h-19v17c10 0 71-1 88-1 16 0 79 1 90 1v-17h-19c-50 0-50-7-50-23z">
            <text:p/>
          </draw:path>
          <draw:path draw:style-name="gr18" draw:text-style-name="P15" draw:layer="layout" svg:width="0.468cm" svg:height="0.47cm" svg:x="27.127cm" svg:y="9.75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8" draw:text-style-name="P15" draw:layer="layout" svg:width="0.234cm" svg:height="0.066cm" svg:x="27.781cm" svg:y="9.511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18" draw:text-style-name="P15" draw:layer="layout" svg:width="0.228cm" svg:height="0.497cm" svg:x="27.813cm" svg:y="9.671cm" svg:viewBox="0 0 229 498" svg:d="M101 194v-82c0-62 33-96 65-96 2 0 12 0 23 5-8 3-21 11-21 29 0 16 11 30 30 30 21 0 31-14 31-30 0-26-26-50-63-50-49 0-110 37-110 112v82h-56v21h56v229c0 32-8 32-56 32v22c29-1 61-3 82-3 28 0 60 0 89 3v-22h-14c-53 0-55-8-55-34v-227h82v-21z">
            <text:p/>
          </draw:path>
          <draw:path draw:style-name="gr18" draw:text-style-name="P15" draw:layer="layout" svg:width="0.218cm" svg:height="0.327cm" svg:x="28.037cm" svg:y="9.945cm" svg:viewBox="0 0 219 328" svg:d="M219 239h-17c-2 11-7 40-13 44-3 4-42 4-48 4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18" draw:text-style-name="P15" draw:layer="layout" svg:width="0.468cm" svg:height="0.47cm" svg:x="28.517cm" svg:y="9.75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8" draw:text-style-name="P15" draw:layer="layout" svg:width="0.234cm" svg:height="0.066cm" svg:x="29.17cm" svg:y="9.511cm" svg:viewBox="0 0 235 67" svg:d="M235 11l-11-11c0 0-27 35-58 35-16 0-33-11-46-19-19-11-32-16-43-16-27 0-40 16-77 56l11 11c0-1 27-35 58-35 17 0 35 11 46 19 19 11 32 16 43 16 28 0 42-16 77-56z">
            <text:p/>
          </draw:path>
          <draw:path draw:style-name="gr18" draw:text-style-name="P15" draw:layer="layout" svg:width="0.228cm" svg:height="0.497cm" svg:x="29.203cm" svg:y="9.671cm" svg:viewBox="0 0 229 498" svg:d="M101 194v-82c0-62 33-96 65-96 2 0 13 0 23 5-8 3-21 11-21 29 0 16 11 30 30 30 21 0 31-14 31-30 0-26-26-50-63-50-49 0-110 37-110 112v82h-56v21h56v229c0 32-8 32-56 32v22c29-1 62-3 82-3 28 0 60 0 89 3v-22h-14c-53 0-55-8-55-34v-227h82v-21z">
            <text:p/>
          </draw:path>
          <draw:path draw:style-name="gr18" draw:text-style-name="P15" draw:layer="layout" svg:width="0.226cm" svg:height="0.337cm" svg:x="29.421cm" svg:y="9.945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0§latex§\color{red}{\text{\~f}_1}§svg§600§TRUE§</svg:desc>
          <draw:polygon draw:style-name="gr13" draw:text-style-name="P9" draw:layer="layout" svg:width="0.563cm" svg:height="0.761cm" svg:x="26.332cm" svg:y="11.82cm" svg:viewBox="0 0 564 762" draw:points="283,762 0,762 0,0 564,0 564,762">
            <text:p/>
          </draw:polygon>
          <draw:path draw:style-name="gr16" draw:text-style-name="P13" draw:layer="layout" svg:width="0.234cm" svg:height="0.066cm" svg:x="26.39cm" svg:y="11.82cm" svg:viewBox="0 0 235 67" svg:d="M235 11l-11-11c0 0-27 35-58 35-16 0-33-11-46-19-19-11-32-16-43-16-27 0-40 16-77 56l11 11c0-1 27-35 58-35 17 0 35 11 46 19 19 11 32 16 45 16 25 0 40-16 75-56z">
            <text:p/>
          </draw:path>
          <draw:path draw:style-name="gr16" draw:text-style-name="P13" draw:layer="layout" svg:width="0.227cm" svg:height="0.497cm" svg:x="26.423cm" svg:y="11.98cm" svg:viewBox="0 0 228 498" svg:d="M101 194v-82c0-62 33-96 65-96 2 0 11 0 23 5-8 3-21 11-21 29 0 16 11 30 30 30 21 0 30-14 30-30 0-26-25-50-62-50-49 0-110 37-110 112v82h-56v21h56v228c0 32-8 32-56 32v23c29-2 61-3 81-3 29 0 61 0 90 3v-23h-14c-53 0-55-8-55-33v-227h82v-21z">
            <text:p/>
          </draw:path>
          <draw:path draw:style-name="gr16" draw:text-style-name="P13" draw:layer="layout" svg:width="0.18cm" svg:height="0.327cm" svg:x="26.668cm" svg:y="12.254cm" svg:viewBox="0 0 181 328" svg:d="M112 14c0-14 0-14-15-14-31 30-76 32-97 32v18c11 0 45 0 72-15v253c0 16 0 23-50 23h-19v17c10 0 70-1 88-1 16 0 78 1 90 1v-17h-20c-49 0-49-7-49-23z">
            <text:p/>
          </draw:path>
        </draw:g>
        <draw:g>
          <svg:title>TexMaths</svg:title>
          <svg:desc>20§latex§\color{green}{\text{\~f}_1+\text{\~f}_2}§svg§600§TRUE§</svg:desc>
          <draw:polygon draw:style-name="gr13" draw:text-style-name="P9" draw:layer="layout" svg:width="1.953cm" svg:height="0.761cm" svg:x="26.346cm" svg:y="10.668cm" svg:viewBox="0 0 1954 762" draw:points="978,762 0,762 0,0 1954,0 1954,762">
            <text:p/>
          </draw:polygon>
          <draw:path draw:style-name="gr17" draw:text-style-name="P14" draw:layer="layout" svg:width="0.234cm" svg:height="0.066cm" svg:x="26.404cm" svg:y="10.668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17" draw:text-style-name="P14" draw:layer="layout" svg:width="0.228cm" svg:height="0.497cm" svg:x="26.437cm" svg:y="10.828cm" svg:viewBox="0 0 229 498" svg:d="M101 194v-82c0-62 33-96 65-96 2 0 12 0 23 5-8 3-21 11-21 29 0 16 11 30 30 30 21 0 31-14 31-30 0-26-26-50-63-50-49 0-110 37-110 112v82h-56v21h56v228c0 32-8 32-56 32v23c29-2 61-3 82-3 28 0 60 0 89 3v-23h-14c-53 0-55-8-55-33v-227h82v-21z">
            <text:p/>
          </draw:path>
          <draw:path draw:style-name="gr17" draw:text-style-name="P14" draw:layer="layout" svg:width="0.18cm" svg:height="0.327cm" svg:x="26.682cm" svg:y="11.102cm" svg:viewBox="0 0 181 328" svg:d="M112 14c0-14 0-14-14-14-32 30-77 32-98 32v18c11 0 45 0 72-15v253c0 16 0 23-50 23h-19v17c10 0 71-1 88-1 16 0 79 1 90 1v-17h-19c-50 0-50-7-50-23z">
            <text:p/>
          </draw:path>
          <draw:path draw:style-name="gr17" draw:text-style-name="P14" draw:layer="layout" svg:width="0.468cm" svg:height="0.47cm" svg:x="27.14cm" svg:y="10.9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7" draw:text-style-name="P14" draw:layer="layout" svg:width="0.234cm" svg:height="0.066cm" svg:x="27.794cm" svg:y="10.668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17" draw:text-style-name="P14" draw:layer="layout" svg:width="0.228cm" svg:height="0.497cm" svg:x="27.826cm" svg:y="10.828cm" svg:viewBox="0 0 229 498" svg:d="M101 194v-82c0-62 33-96 65-96 2 0 12 0 23 5-8 3-21 11-21 29 0 16 11 30 30 30 21 0 31-14 31-30 0-26-26-50-63-50-49 0-110 37-110 112v82h-56v21h56v228c0 32-8 32-56 32v23c29-2 61-3 82-3 28 0 60 0 89 3v-23h-14c-53 0-55-8-55-33v-227h82v-21z">
            <text:p/>
          </draw:path>
          <draw:path draw:style-name="gr17" draw:text-style-name="P14" draw:layer="layout" svg:width="0.218cm" svg:height="0.327cm" svg:x="28.05cm" svg:y="11.102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</draw:g>
        <draw:custom-shape draw:style-name="gr26" draw:text-style-name="P1" xml:id="id1" draw:id="id1" draw:layer="layout" svg:width="9.652cm" svg:height="6.35cm" svg:x="17.98cm" svg:y="8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55cm" svg:height="1.15cm" svg:x="21.805cm" svg:y="7.74cm">
          <text:p text:style-name="P6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2.519cm" svg:height="0.89cm" svg:x="27.299cm" svg:y="13.842cm">
          <draw:text-box>
            <text:p text:style-name="P11"><text:span text:style-name="T2">V(t)</text:span></text:p>
          </draw:text-box>
        </draw:frame>
        <draw:custom-shape draw:style-name="gr28" draw:text-style-name="P1" draw:layer="layout" svg:width="14.732cm" svg:height="6.096cm" svg:x="5.334cm" svg:y="0.762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6.858cm" svg:y1="6.604cm" svg:x2="6.858cm" svg:y2="1.016cm">
          <text:p/>
        </draw:line>
        <draw:line draw:style-name="gr29" draw:text-style-name="P1" draw:layer="layout" svg:x1="6.604cm" svg:y1="6.35cm" svg:x2="16.764cm" svg:y2="6.35cm">
          <text:p/>
        </draw:line>
        <draw:line draw:style-name="gr30" draw:text-style-name="P1" draw:layer="layout" svg:x1="6.858cm" svg:y1="1.778cm" svg:x2="16.002cm" svg:y2="1.778cm">
          <text:p/>
        </draw:line>
        <draw:g>
          <svg:title>TexMaths</svg:title>
          <svg:desc>15§latex§\color{green}{\text{\~f}_2(V)}§svg§600§TRUE§</svg:desc>
          <draw:polygon draw:style-name="gr13" draw:text-style-name="P9" draw:layer="layout" svg:width="1.285cm" svg:height="0.623cm" svg:x="16.204cm" svg:y="1.388cm" svg:viewBox="0 0 1286 624" draw:points="642,624 0,624 0,0 1286,0 1286,624">
            <text:p/>
          </draw:polygon>
          <draw:path draw:style-name="gr17" draw:text-style-name="P14" draw:layer="layout" svg:width="0.176cm" svg:height="0.049cm" svg:x="16.247cm" svg:y="1.388cm" svg:viewBox="0 0 177 50" svg:d="M177 8l-9-8c0 0-20 26-43 26-12 0-25-8-35-14-14-8-24-12-32-12-21 0-30 12-58 42l8 8c0-1 21-26 44-26 13 0 26 8 34 14 15 9 24 12 34 12 19 0 30-12 57-42z">
            <text:p/>
          </draw:path>
          <draw:path draw:style-name="gr17" draw:text-style-name="P14" draw:layer="layout" svg:width="0.171cm" svg:height="0.372cm" svg:x="16.272cm" svg:y="1.508cm" svg:viewBox="0 0 172 373" svg:d="M76 145v-61c0-47 25-72 49-72 1 0 8 0 17 4-6 2-16 8-16 21 0 12 8 23 23 23 16 0 23-11 23-23 0-19-20-37-47-37-37 0-83 28-83 84v61h-42v16h42v171c0 24-6 24-42 24v17c22-1 46-2 61-2 22 0 46 0 67 2v-17h-10c-40 0-41-6-41-25v-170h61v-16z">
            <text:p/>
          </draw:path>
          <draw:path draw:style-name="gr17" draw:text-style-name="P14" draw:layer="layout" svg:width="0.164cm" svg:height="0.245cm" svg:x="16.439cm" svg:y="1.713cm" svg:viewBox="0 0 165 246" svg:d="M165 179h-14c-1 8-5 30-9 33-3 3-32 3-36 3h-69c39-35 52-45 75-63 27-21 53-44 53-80 0-44-40-72-88-72-46 0-77 32-77 66 0 19 16 22 19 22 10 0 21-8 21-21 0-6-3-19-22-19 11-26 36-35 54-35 37 0 56 29 56 59 0 32-22 58-34 72l-90 88c-4 3-4 4-4 14h154z">
            <text:p/>
          </draw:path>
          <draw:path draw:style-name="gr17" draw:text-style-name="P14" draw:layer="layout" svg:width="0.123cm" svg:height="0.527cm" svg:x="16.706cm" svg:y="1.484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17" draw:text-style-name="P14" draw:layer="layout" svg:width="0.376cm" svg:height="0.372cm" svg:x="16.887cm" svg:y="1.519cm" svg:viewBox="0 0 377 373" svg:d="M303 60c26-41 48-42 68-43 6-1 6-10 6-11 0-4-2-6-6-6-14 0-30 1-44 1-17 0-35-1-52-1-4 0-11 0-11 10 0 6 5 7 9 7 14 1 25 6 25 17 0 8-9 20-9 20l-162 258-36-280c0-9 12-15 36-15 7 0 13 0 13-11 0-5-3-6-7-6-21 0-44 1-66 1-9 0-19 0-29 0-9 0-19-1-28-1-4 0-10 0-10 10 0 7 5 7 13 7 30 0 30 5 31 18l42 326c3 10 4 12 11 12 9 0 11-2 15-9z">
            <text:p/>
          </draw:path>
          <draw:path draw:style-name="gr17" draw:text-style-name="P14" draw:layer="layout" svg:width="0.123cm" svg:height="0.527cm" svg:x="17.313cm" svg:y="1.484cm" svg:viewBox="0 0 124 528" svg:d="M124 264c0-41-6-104-35-164-33-65-78-100-84-100-3 0-5 2-5 5 0 2 0 3 10 13 52 52 82 136 82 246 0 90-19 184-85 250-7 7-7 8-7 9 0 4 2 5 5 5 6 0 54-36 85-103 28-58 34-117 34-161z">
            <text:p/>
          </draw:path>
        </draw:g>
        <draw:g>
          <svg:title>TexMaths</svg:title>
          <svg:desc>20§latex§\color{green}{f_2(V)}§svg§600§TRUE§</svg:desc>
          <draw:polygon draw:style-name="gr13" draw:text-style-name="P9" draw:layer="layout" svg:width="1.643cm" svg:height="0.703cm" svg:x="16.102cm" svg:y="2.89cm" svg:viewBox="0 0 1644 704" draw:points="822,704 0,704 0,0 1644,0 1644,704">
            <text:p/>
          </draw:polygon>
          <draw:path draw:style-name="gr17" draw:text-style-name="P14" draw:layer="layout" svg:width="0.228cm" svg:height="0.497cm" svg:x="16.124cm" svg:y="2.922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17" draw:text-style-name="P14" draw:layer="layout" svg:width="0.218cm" svg:height="0.327cm" svg:x="16.348cm" svg:y="3.19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7" draw:text-style-name="P14" draw:layer="layout" svg:width="0.164cm" svg:height="0.703cm" svg:x="16.702cm" svg:y="2.8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7" draw:text-style-name="P14" draw:layer="layout" svg:width="0.501cm" svg:height="0.497cm" svg:x="16.945cm" svg:y="2.936cm" svg:viewBox="0 0 502 498" svg:d="M403 80c35-54 64-56 91-58 8-1 8-12 8-14 0-5-3-8-8-8-19 0-40 2-59 2-22 0-46-2-69-2-5 0-14 0-14 13 0 8 6 9 11 9 19 2 34 8 34 23 0 11-12 27-12 27l-215 344-48-373c0-13 16-21 48-21 9 0 17 0 17-14 0-6-5-8-9-8-29 0-60 2-88 2-13 0-26 0-39 0s-25-2-38-2c-5 0-13 0-13 13 0 9 6 9 18 9 40 0 40 7 41 24l56 436c3 12 5 16 15 16 11 0 14-4 19-13z">
            <text:p/>
          </draw:path>
          <draw:path draw:style-name="gr17" draw:text-style-name="P14" draw:layer="layout" svg:width="0.164cm" svg:height="0.703cm" svg:x="17.511cm" svg:y="2.89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custom-shape draw:style-name="gr19" draw:text-style-name="P7" xml:id="id5" draw:id="id5" draw:layer="layout" svg:width="1.016cm" svg:height="0.972cm" svg:x="5.334cm" svg:y="3.302cm">
          <text:p text:style-name="P6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254cm" svg:height="0.244cm" svg:x="11.632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2" draw:text-style-name="P16" draw:layer="layout" svg:width="4.578cm" svg:height="2.873cm" svg:x="11.454cm" svg:y="3.432cm" svg:viewBox="0 0 4579 2874" svg:d="M4572 2874c21-1530-17-2291 0-2774 9-254-1778 0-2420 501-1010 769-838 2286-2152 2273h3836z">
          <text:p/>
        </draw:path>
        <draw:frame draw:style-name="gr33" draw:text-style-name="P12" draw:layer="layout" svg:width="1.243cm" svg:height="0.89cm" svg:x="17.012cm" svg:y="5.872cm">
          <draw:text-box>
            <text:p text:style-name="P11"><text:span text:style-name="T2">V(t)</text:span></text:p>
          </draw:text-box>
        </draw:frame>
        <draw:g>
          <svg:title>TexMaths</svg:title>
          <svg:desc>28§latex§\text{\~f}_2,f_2§svg§600§TRUE§</svg:desc>
          <draw:polygon draw:style-name="gr13" draw:text-style-name="P9" draw:layer="layout" svg:width="2.149cm" svg:height="1.111cm" svg:x="4.391cm" svg:y="0.568cm" svg:viewBox="0 0 2150 1112" draw:points="1075,1112 0,1112 0,0 2150,0 2150,1112">
            <text:p/>
          </draw:polygon>
          <draw:path draw:style-name="gr14" draw:text-style-name="P10" draw:layer="layout" svg:width="0.328cm" svg:height="0.093cm" svg:x="4.472cm" svg:y="0.568cm" svg:viewBox="0 0 329 94" svg:d="M329 16l-15-16c0 0-39 49-81 49-22 0-47-15-65-27-27-15-45-22-61-22-38 0-55 22-107 78l16 16c0-2 38-49 80-49 25 0 50 16 65 27 27 15 45 22 63 22 36 0 56-22 105-78z">
            <text:p/>
          </draw:path>
          <draw:path draw:style-name="gr14" draw:text-style-name="P10" draw:layer="layout" svg:width="0.319cm" svg:height="0.696cm" svg:x="4.519cm" svg:y="0.792cm" svg:viewBox="0 0 320 697" svg:d="M141 271v-114c0-88 47-135 92-135 2 0 16 0 31 7-11 5-29 16-29 40 0 23 16 43 43 43 29 0 42-20 42-43 0-35-36-69-87-69-70 0-155 52-155 157v114h-78v29h78v321c0 45-11 45-78 45v31c40-2 85-4 114-4 41 0 85 0 126 4v-31h-21c-73 0-76-11-76-47v-319h115v-29z">
            <text:p/>
          </draw:path>
          <draw:path draw:style-name="gr14" draw:text-style-name="P10" draw:layer="layout" svg:width="0.306cm" svg:height="0.459cm" svg:x="4.83cm" svg:y="1.17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14" draw:text-style-name="P10" draw:layer="layout" svg:width="0.115cm" svg:height="0.295cm" svg:x="5.314cm" svg:y="1.3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0" draw:layer="layout" svg:width="0.492cm" svg:height="0.898cm" svg:x="5.719cm" svg:y="0.792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7 47-3 56-39 56-54 0-23-18-34-38-34-25 0-54 22-54 58 0 45 43 70 85 70 54 0 92-58 110-97 33-62 56-181 56-188z">
            <text:p/>
          </draw:path>
          <draw:path draw:style-name="gr14" draw:text-style-name="P10" draw:layer="layout" svg:width="0.306cm" svg:height="0.459cm" svg:x="6.192cm" svg:y="1.17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</draw:g>
        <draw:g>
          <svg:title>TexMaths</svg:title>
          <svg:desc>15§latex§\sim\mathscr{U}([0,\text{\~f}_2])§svg§600§TRUE§</svg:desc>
          <draw:polygon draw:style-name="gr13" draw:text-style-name="P9" draw:layer="layout" svg:width="2.714cm" svg:height="0.623cm" svg:x="11.996cm" svg:y="2.026cm" svg:viewBox="0 0 2715 624" draw:points="1358,624 0,624 0,0 2715,0 2715,624">
            <text:p/>
          </draw:polygon>
          <draw:path draw:style-name="gr14" draw:text-style-name="P10" draw:layer="layout" svg:width="0.352cm" svg:height="0.124cm" svg:x="12.025cm" svg:y="2.324cm" svg:viewBox="0 0 353 125" svg:d="M353 18c0-12-4-18-7-18s-8 5-8 14c-2 52-37 81-74 81-34 0-59-23-85-46-27-25-54-49-90-49-58 0-89 59-89 107 0 17 7 17 7 17 6 0 7-11 7-12 3-59 42-82 75-82s59 23 85 46c26 24 54 49 90 49 58 0 89-59 89-107z">
            <text:p/>
          </draw:path>
          <draw:path draw:style-name="gr14" draw:text-style-name="P10" draw:layer="layout" svg:width="0.478cm" svg:height="0.387cm" svg:x="12.581cm" svg:y="2.139cm" svg:viewBox="0 0 479 388" svg:d="M124 284c-17 24-24 47-24 68v3c1 17 8 33 31 33 18 0 41-10 60-24 11-8 20-15 30-23-1 3-1 8-1 12v8c2 13 9 27 28 27 18 0 40-9 60-22 22-14 42-31 56-50 0-2 0-3 0-4 0-2-3-4-5-4h-5c-2 0-4 0-4 2-12 16-30 33-49 46-18 12-37 20-51 20-2 0-2 0-2-2s0-7 4-14c6-17 17-35 30-53 59-83 124-165 196-247 0-1 1-2 1-2 0-3-1-4-2-4 0-1-2-1-3-1h-38c-2 0-3 1-4 1-71 83-137 166-196 248-13 18-31 38-52 53-18 12-38 21-51 21-3 0-5-2-5-5s2-9 5-17c6-20 21-42 36-65l91-129c24-34 38-66 38-95 0-6 0-11-2-17-7-30-34-48-74-48-31 0-68 13-106 35-37 21-69 51-92 83-14 21-24 43-24 62 0 2 0 6 0 8 4 20 19 32 44 32 18 0 41-6 63-17 20-11 38-27 51-43 20-26 23-33 23-98v-1c0-2-1-3-3-3s-4 0-5 1l-5 1c-1 1-2 2-2 4-4 28-14 58-36 91-10 14-22 27-39 38-15 10-32 16-45 16-20 0-30-10-33-24v-5c0-16 9-36 24-58 21-28 52-57 87-78 33-21 69-32 97-32 31 0 47 16 48 40v2c0 28-21 68-45 101z">
            <text:p/>
          </draw:path>
          <draw:path draw:style-name="gr14" draw:text-style-name="P10" draw:layer="layout" svg:width="0.123cm" svg:height="0.527cm" svg:x="13.163cm" svg:y="2.122cm" svg:viewBox="0 0 124 528" svg:d="M124 523c0-1 0-2-10-12-66-66-83-165-83-247 0-91 21-184 85-250 8-6 8-7 8-9 0-4-3-5-6-5-5 0-53 36-84 103-28 58-34 117-34 161 0 42 6 106 35 166 32 64 78 98 83 98 3 0 6-1 6-5z">
            <text:p/>
          </draw:path>
          <draw:polygon draw:style-name="gr14" draw:text-style-name="P10" draw:layer="layout" svg:width="0.072cm" svg:height="0.527cm" svg:x="13.378cm" svg:y="2.122cm" svg:viewBox="0 0 73 528" draw:points="73,528 73,508 22,508 22,22 73,22 73,0 0,0 0,528">
            <text:p/>
          </draw:polygon>
          <draw:path draw:style-name="gr14" draw:text-style-name="P10" draw:layer="layout" svg:width="0.222cm" svg:height="0.363cm" svg:x="13.483cm" svg:y="2.166cm" svg:viewBox="0 0 223 364" svg:d="M223 184c0-44-2-86-21-125-24-51-68-59-90-59-32 0-71 13-93 62-17 38-19 78-19 122 0 39 2 86 24 127 23 42 61 53 88 53 28 0 68-11 92-62 17-36 19-78 19-118zM112 353c-21 0-53-13-62-65-6-31-6-80-6-112 0-33 0-68 4-97 11-62 50-67 64-67 16 0 52 10 62 61 5 30 5 70 5 103 0 40 0 76-6 110-7 50-37 67-61 67z">
            <text:p/>
          </draw:path>
          <draw:path draw:style-name="gr14" draw:text-style-name="P10" draw:layer="layout" svg:width="0.061cm" svg:height="0.157cm" svg:x="13.771cm" svg:y="2.462cm" svg:viewBox="0 0 62 158" svg:d="M62 55c0-35-13-55-33-55-18 0-29 13-29 28 0 14 11 28 29 28 6 0 13-2 18-7 2-1 2-1 3-1 0 0 2 0 2 7 0 40-20 72-38 89-6 6-6 7-6 8 0 5 3 6 6 6 6 0 48-40 48-103z">
            <text:p/>
          </draw:path>
          <draw:path draw:style-name="gr14" draw:text-style-name="P10" draw:layer="layout" svg:width="0.175cm" svg:height="0.049cm" svg:x="13.952cm" svg:y="2.026cm" svg:viewBox="0 0 176 50" svg:d="M176 8l-8-8c0 0-20 26-43 26-12 0-25-8-35-14-14-8-24-12-32-12-21 0-30 12-58 42l8 8c0-1 21-26 44-26 13 0 26 8 34 14 15 9 24 12 34 12 19 0 30-12 56-42z">
            <text:p/>
          </draw:path>
          <draw:path draw:style-name="gr14" draw:text-style-name="P10" draw:layer="layout" svg:width="0.171cm" svg:height="0.372cm" svg:x="13.978cm" svg:y="2.146cm" svg:viewBox="0 0 172 373" svg:d="M76 145v-61c0-47 25-72 49-72 1 0 8 0 17 4-6 2-16 8-16 21 0 12 8 23 23 23s23-11 23-23c0-19-20-37-47-37-37 0-83 28-83 84v61h-42v16h42v171c0 24-6 24-42 24v17c22-1 46-2 61-2 22 0 46 0 67 2v-17h-10c-40 0-41-6-41-25v-170h61v-16z">
            <text:p/>
          </draw:path>
          <draw:path draw:style-name="gr14" draw:text-style-name="P10" draw:layer="layout" svg:width="0.163cm" svg:height="0.245cm" svg:x="14.144cm" svg:y="2.351cm" svg:viewBox="0 0 164 246" svg:d="M164 179h-13c-1 8-5 30-9 33-3 3-32 3-36 3h-69c39-35 52-45 75-63 27-21 52-44 52-80 0-44-39-72-87-72-46 0-77 32-77 66 0 19 16 22 19 22 10 0 21-8 21-21 0-6-3-19-22-19 11-26 36-35 54-35 37 0 56 29 56 59 0 32-22 58-34 72l-90 88c-4 3-4 4-4 14h154z">
            <text:p/>
          </draw:path>
          <draw:polygon draw:style-name="gr14" draw:text-style-name="P10" draw:layer="layout" svg:width="0.072cm" svg:height="0.527cm" svg:x="14.369cm" svg:y="2.122cm" svg:viewBox="0 0 73 528" draw:points="73,0 0,0 0,22 52,22 52,508 0,508 0,528 73,528">
            <text:p/>
          </draw:polygon>
          <draw:path draw:style-name="gr14" draw:text-style-name="P10" draw:layer="layout" svg:width="0.123cm" svg:height="0.527cm" svg:x="14.535cm" svg:y="2.122cm" svg:viewBox="0 0 124 528" svg:d="M124 264c0-41-6-104-35-164-33-65-78-100-84-100-3 0-5 2-5 5 0 2 0 3 10 13 52 52 82 136 82 246 0 90-19 184-85 250-7 7-7 8-7 9 0 4 2 5 5 5 6 0 54-36 85-103 28-58 34-117 34-161z">
            <text:p/>
          </draw:path>
        </draw:g>
        <draw:g>
          <svg:title>TexMaths</svg:title>
          <svg:desc>15§latex§\sim\mathscr{U}([0,\text{\~f}_2])§svg§600§TRUE§</svg:desc>
          <draw:polygon draw:style-name="gr13" draw:text-style-name="P9" draw:layer="layout" svg:width="2.714cm" svg:height="0.623cm" svg:x="10.127cm" svg:y="4.472cm" svg:viewBox="0 0 2715 624" draw:points="1358,624 0,624 0,0 2715,0 2715,624">
            <text:p/>
          </draw:polygon>
          <draw:path draw:style-name="gr14" draw:text-style-name="P10" draw:layer="layout" svg:width="0.352cm" svg:height="0.124cm" svg:x="10.156cm" svg:y="4.77cm" svg:viewBox="0 0 353 125" svg:d="M353 18c0-12-4-18-7-18s-8 5-8 14c-2 52-37 81-74 81-34 0-59-23-85-46-27-25-54-49-90-49-58 0-89 59-89 107 0 17 7 17 7 17 6 0 7-11 7-12 3-59 42-82 75-82s59 23 85 46c26 24 54 49 90 49 58 0 89-59 89-107z">
            <text:p/>
          </draw:path>
          <draw:path draw:style-name="gr14" draw:text-style-name="P10" draw:layer="layout" svg:width="0.478cm" svg:height="0.387cm" svg:x="10.712cm" svg:y="4.585cm" svg:viewBox="0 0 479 388" svg:d="M124 284c-17 24-24 47-24 68v3c1 17 8 33 31 33 18 0 41-10 60-24 11-8 20-15 30-23-1 3-1 8-1 12v8c2 13 9 27 28 27 18 0 40-9 60-22 22-14 42-31 56-50 0-2 0-3 0-4 0-2-3-4-5-4h-5c-2 0-4 0-4 2-12 16-30 33-49 46-18 12-37 20-51 20-2 0-2 0-2-2s0-7 4-14c6-17 17-35 30-53 59-83 124-165 196-247 0-1 1-2 1-2 0-3-1-4-2-4 0-1-2-1-3-1h-38c-2 0-3 1-4 1-71 83-137 166-196 248-13 18-31 38-52 53-18 12-38 21-51 21-3 0-5-2-5-5s2-9 5-17c6-20 21-42 36-65l91-129c24-34 38-66 38-95 0-6 0-11-2-17-7-30-34-48-74-48-31 0-68 13-106 35-37 21-69 51-92 83-14 21-24 43-24 62 0 2 0 6 0 8 4 20 19 32 44 32 18 0 41-6 63-17 20-11 38-27 51-43 20-26 23-33 23-98v-1c0-2-1-3-3-3s-4 0-5 1l-5 1c-1 1-2 2-2 4-4 28-14 58-36 91-10 14-22 27-39 38-15 10-32 16-45 16-20 0-30-10-33-24v-5c0-16 9-36 24-58 21-28 52-57 87-78 33-21 69-32 97-32 31 0 47 16 48 40v2c0 28-21 68-45 101z">
            <text:p/>
          </draw:path>
          <draw:path draw:style-name="gr14" draw:text-style-name="P10" draw:layer="layout" svg:width="0.123cm" svg:height="0.527cm" svg:x="11.294cm" svg:y="4.568cm" svg:viewBox="0 0 124 528" svg:d="M124 523c0-1 0-2-10-12-66-66-83-165-83-247 0-91 21-184 85-250 8-6 8-7 8-9 0-4-3-5-6-5-5 0-53 36-84 103-28 58-34 117-34 161 0 42 6 106 35 166 32 64 78 98 83 98 3 0 6-1 6-5z">
            <text:p/>
          </draw:path>
          <draw:polygon draw:style-name="gr14" draw:text-style-name="P10" draw:layer="layout" svg:width="0.072cm" svg:height="0.527cm" svg:x="11.509cm" svg:y="4.568cm" svg:viewBox="0 0 73 528" draw:points="73,528 73,508 22,508 22,22 73,22 73,0 0,0 0,528">
            <text:p/>
          </draw:polygon>
          <draw:path draw:style-name="gr14" draw:text-style-name="P10" draw:layer="layout" svg:width="0.222cm" svg:height="0.363cm" svg:x="11.614cm" svg:y="4.612cm" svg:viewBox="0 0 223 364" svg:d="M223 184c0-44-2-86-21-125-24-51-68-59-90-59-32 0-71 13-93 62-17 38-19 78-19 122 0 39 2 86 24 127 23 42 61 53 88 53 28 0 68-11 92-62 17-36 19-78 19-118zM112 353c-21 0-53-13-62-65-6-31-6-80-6-112 0-33 0-68 4-97 11-62 50-67 64-67 16 0 52 10 62 61 5 30 5 70 5 103 0 40 0 76-6 110-7 50-37 67-61 67z">
            <text:p/>
          </draw:path>
          <draw:path draw:style-name="gr14" draw:text-style-name="P10" draw:layer="layout" svg:width="0.061cm" svg:height="0.157cm" svg:x="11.902cm" svg:y="4.908cm" svg:viewBox="0 0 62 158" svg:d="M62 55c0-35-13-55-33-55-18 0-29 13-29 28 0 14 11 28 29 28 6 0 13-2 18-7 2-1 2-1 3-1 0 0 2 0 2 7 0 40-20 72-38 89-6 6-6 7-6 8 0 5 3 6 6 6 6 0 48-40 48-103z">
            <text:p/>
          </draw:path>
          <draw:path draw:style-name="gr14" draw:text-style-name="P10" draw:layer="layout" svg:width="0.175cm" svg:height="0.049cm" svg:x="12.083cm" svg:y="4.472cm" svg:viewBox="0 0 176 50" svg:d="M176 8l-8-8c0 0-20 26-43 26-12 0-25-8-35-14-14-8-24-12-32-12-21 0-30 12-58 42l8 8c0-1 21-26 44-26 13 0 26 8 34 14 15 9 24 12 34 12 19 0 30-12 56-42z">
            <text:p/>
          </draw:path>
          <draw:path draw:style-name="gr14" draw:text-style-name="P10" draw:layer="layout" svg:width="0.171cm" svg:height="0.372cm" svg:x="12.109cm" svg:y="4.592cm" svg:viewBox="0 0 172 373" svg:d="M76 145v-61c0-47 25-72 49-72 1 0 8 0 17 4-6 2-16 8-16 21 0 12 8 23 23 23s23-11 23-23c0-19-20-37-47-37-37 0-83 28-83 84v61h-42v16h42v171c0 24-6 24-42 24v17c22-1 46-2 61-2 22 0 46 0 67 2v-17h-10c-40 0-41-6-41-25v-170h61v-16z">
            <text:p/>
          </draw:path>
          <draw:path draw:style-name="gr14" draw:text-style-name="P10" draw:layer="layout" svg:width="0.163cm" svg:height="0.245cm" svg:x="12.275cm" svg:y="4.797cm" svg:viewBox="0 0 164 246" svg:d="M164 179h-13c-1 8-5 30-9 33-3 3-32 3-36 3h-69c39-35 52-45 75-63 27-21 52-44 52-80 0-44-39-72-87-72-46 0-77 32-77 66 0 19 16 22 19 22 10 0 21-8 21-21 0-6-3-19-22-19 11-26 36-35 54-35 37 0 56 29 56 59 0 32-22 58-34 72l-90 88c-4 3-4 4-4 14h154z">
            <text:p/>
          </draw:path>
          <draw:polygon draw:style-name="gr14" draw:text-style-name="P10" draw:layer="layout" svg:width="0.072cm" svg:height="0.527cm" svg:x="12.5cm" svg:y="4.568cm" svg:viewBox="0 0 73 528" draw:points="73,0 0,0 0,22 52,22 52,508 0,508 0,528 73,528">
            <text:p/>
          </draw:polygon>
          <draw:path draw:style-name="gr14" draw:text-style-name="P10" draw:layer="layout" svg:width="0.123cm" svg:height="0.527cm" svg:x="12.666cm" svg:y="4.568cm" svg:viewBox="0 0 124 528" svg:d="M124 264c0-41-6-104-35-164-33-65-78-100-84-100-3 0-5 2-5 5 0 2 0 3 10 13 52 52 82 136 82 246 0 90-19 184-85 250-7 7-7 8-7 9 0 4 2 5 5 5 6 0 54-36 85-103 28-58 34-117 34-161z">
            <text:p/>
          </draw:path>
        </draw:g>
        <draw:path draw:style-name="gr32" draw:text-style-name="P16" draw:layer="layout" svg:width="4.545cm" svg:height="4.043cm" svg:x="6.908cm" svg:y="2.262cm" svg:viewBox="0 0 4546 4044" svg:d="M0 4044c9-1770 1062-4026 1498-4044 892-38 1692 4024 3048 4044h-482z">
          <text:p/>
        </draw:path>
        <draw:custom-shape draw:style-name="gr31" draw:text-style-name="P5" draw:layer="layout" svg:width="0.254cm" svg:height="0.244cm" svg:x="9.754cm" svg:y="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curve" svg:x1="22.806cm" svg:y1="14.986cm" svg:x2="19.549cm" svg:y2="18.034cm" draw:start-shape="id1" draw:start-glue-point="2" draw:end-shape="id2" draw:end-glue-point="4" svg:d="M22806 14986c0 2286-3257 762-3257 3048" svg:viewBox="0 0 3258 3049">
          <text:p/>
        </draw:connector>
        <draw:connector draw:style-name="gr34" draw:text-style-name="P1" draw:layer="layout" draw:type="curve" svg:x1="19.041cm" svg:y1="18.52cm" svg:x2="15.126cm" svg:y2="17.217cm" draw:start-shape="id2" draw:start-glue-point="6" draw:end-shape="id3" draw:end-glue-point="10" svg:d="M19041 18520c-2935 0-978-1303-3915-1303" svg:viewBox="0 0 3916 1304">
          <text:p/>
        </draw:connector>
        <draw:connector draw:style-name="gr34" draw:text-style-name="P1" draw:layer="layout" draw:type="curve" draw:line-skew="-0.45cm" svg:x1="14.607cm" svg:y1="16.67cm" svg:x2="1.146cm" svg:y2="10.629cm" draw:start-shape="id3" draw:start-glue-point="4" draw:end-shape="id4" draw:end-glue-point="8" svg:d="M14607 16670c0-5205-13461-2185-13461-6041" svg:viewBox="0 0 13462 6042">
          <text:p/>
        </draw:connector>
        <draw:connector draw:style-name="gr34" draw:text-style-name="P1" draw:layer="layout" draw:type="curve" svg:x1="1.146cm" svg:y1="9.657cm" svg:x2="5.334cm" svg:y2="3.788cm" draw:start-shape="id4" draw:start-glue-point="4" draw:end-shape="id5" draw:end-glue-point="6" svg:d="M1146 9657c0-3913 1396-5869 4188-5869" svg:viewBox="0 0 4189 5870">
          <text:p/>
        </draw:connector>
        <presentation:notes draw:style-name="dp2">
          <draw:page-thumbnail draw:style-name="gr35" draw:layer="layout" svg:width="13.968cm" svg:height="10.476cm" svg:x="3.81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6" draw:text-style-name="P18" draw:layer="layout" svg:width="0.762cm" svg:height="0.762cm" svg:x="1.778cm" svg:y="-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.675cm" svg:y1="-2.476cm" svg:x2="3.945cm" svg:y2="-2.476cm">
          <text:p/>
        </draw:line>
        <draw:custom-shape draw:style-name="gr36" draw:text-style-name="P18" xml:id="id6" draw:id="id6" draw:layer="layout" svg:width="0.762cm" svg:height="0.762cm" svg:x="4.064cm" svg:y="-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4.826cm" svg:y1="-2.349cm" svg:x2="5.588cm" svg:y2="-2.349cm" draw:start-shape="id6" draw:start-glue-point="10" draw:end-shape="id7" draw:end-glue-point="6" svg:d="M4826-2349h762" svg:viewBox="0 0 763 1">
          <text:p/>
        </draw:connector>
        <draw:custom-shape draw:style-name="gr38" draw:text-style-name="P5" xml:id="id7" draw:id="id7" draw:layer="layout" svg:width="0.762cm" svg:height="0.762cm" svg:x="5.588cm" svg:y="-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6.503cm" svg:y1="-2.476cm" svg:x2="7.773cm" svg:y2="-2.476cm">
          <text:p/>
        </draw:line>
        <draw:line draw:style-name="gr34" draw:text-style-name="P1" draw:layer="layout" svg:x1="10.313cm" svg:y1="-2.476cm" svg:x2="11.583cm" svg:y2="-2.476cm">
          <text:p/>
        </draw:line>
        <draw:custom-shape draw:style-name="gr36" draw:text-style-name="P18" xml:id="id8" draw:id="id8" draw:layer="layout" svg:width="0.762cm" svg:height="0.762cm" svg:x="11.684cm" svg:y="-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2.446cm" svg:y1="-2.349cm" svg:x2="13.208cm" svg:y2="-2.349cm" draw:start-shape="id8" draw:start-glue-point="10" draw:end-shape="id9" draw:end-glue-point="6" svg:d="M12446-2349h762" svg:viewBox="0 0 763 1">
          <text:p/>
        </draw:connector>
        <draw:custom-shape draw:style-name="gr38" draw:text-style-name="P5" xml:id="id9" draw:id="id9" draw:layer="layout" svg:width="0.762cm" svg:height="0.762cm" svg:x="13.208cm" svg:y="-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10" draw:id="id10" draw:layer="layout" svg:width="0.762cm" svg:height="0.762cm" svg:x="13.208cm" svg:y="-3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2.335cm" svg:y1="-2.619cm" svg:x2="13.319cm" svg:y2="-3.095cm" draw:start-shape="id8" draw:start-glue-point="11" draw:end-shape="id10" draw:end-glue-point="7" svg:d="M12335-2619l984-476" svg:viewBox="0 0 985 477">
          <text:p/>
        </draw:connector>
        <draw:custom-shape draw:style-name="gr36" draw:text-style-name="P18" xml:id="id11" draw:id="id11" draw:layer="layout" svg:width="0.762cm" svg:height="0.762cm" svg:x="7.892cm" svg:y="-2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8.654cm" svg:y1="-2.348cm" svg:x2="9.416cm" svg:y2="-2.348cm" draw:start-shape="id11" draw:start-glue-point="10" draw:end-shape="id12" draw:end-glue-point="6" svg:d="M8654-2348h762" svg:viewBox="0 0 763 1">
          <text:p/>
        </draw:connector>
        <draw:custom-shape draw:style-name="gr38" draw:text-style-name="P5" xml:id="id12" draw:id="id12" draw:layer="layout" svg:width="0.762cm" svg:height="0.762cm" svg:x="9.416cm" svg:y="-2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13" draw:id="id13" draw:layer="layout" svg:width="0.762cm" svg:height="0.762cm" svg:x="9.416cm" svg:y="-3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8.543cm" svg:y1="-2.618cm" svg:x2="9.527cm" svg:y2="-3.094cm" draw:start-shape="id11" draw:start-glue-point="11" draw:end-shape="id13" draw:end-glue-point="7" svg:d="M8543-2618l984-476" svg:viewBox="0 0 985 477">
          <text:p/>
        </draw:connector>
        <draw:custom-shape draw:style-name="gr38" draw:text-style-name="P5" xml:id="id14" draw:id="id14" draw:layer="layout" svg:width="0.762cm" svg:height="0.762cm" svg:x="11.684cm" svg:y="-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2.065cm" svg:y1="-1.968cm" svg:x2="12.065cm" svg:y2="-0.581cm" draw:start-shape="id8" draw:start-glue-point="8" draw:end-shape="id14" svg:d="M12065-1968v1387" svg:viewBox="0 0 1 1388">
          <text:p/>
        </draw:connector>
        <draw:custom-shape draw:style-name="gr39" draw:text-style-name="P19" xml:id="id15" draw:id="id15" draw:layer="layout" svg:width="0.762cm" svg:height="0.762cm" svg:x="1.784cm" svg:y="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.546cm" svg:y1="1.355cm" svg:x2="3.308cm" svg:y2="1.355cm" draw:start-shape="id15" draw:start-glue-point="10" draw:end-shape="id16" draw:end-glue-point="6" svg:d="M2546 1355h762" svg:viewBox="0 0 763 1">
          <text:p/>
        </draw:connector>
        <draw:custom-shape draw:style-name="gr36" draw:text-style-name="P18" xml:id="id16" draw:id="id16" draw:layer="layout" svg:width="0.762cm" svg:height="0.762cm" svg:x="3.308cm" svg:y="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17" draw:id="id17" draw:layer="layout" svg:width="0.762cm" svg:height="0.762cm" svg:x="3.308cm" svg:y="-0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.435cm" svg:y1="1.085cm" svg:x2="3.419cm" svg:y2="0.609cm" draw:start-shape="id15" draw:start-glue-point="11" draw:end-shape="id17" draw:end-glue-point="7" svg:d="M2435 1085l984-476" svg:viewBox="0 0 985 477">
          <text:p/>
        </draw:connector>
        <draw:custom-shape draw:style-name="gr40" draw:text-style-name="P20" xml:id="id18" draw:id="id18" draw:layer="layout" svg:width="0.762cm" svg:height="0.762cm" svg:x="1.784cm" svg:y="2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.165cm" svg:y1="1.736cm" svg:x2="2.165cm" svg:y2="2.361cm" draw:start-shape="id15" draw:start-glue-point="8" draw:end-shape="id18" svg:d="M2165 1736v625" svg:viewBox="0 0 1 626">
          <text:p/>
        </draw:connector>
        <draw:line draw:style-name="gr34" draw:text-style-name="P1" draw:layer="layout" svg:x1="4.318cm" svg:y1="1.334cm" svg:x2="5.588cm" svg:y2="1.334cm">
          <text:p/>
        </draw:line>
        <draw:custom-shape draw:style-name="gr39" draw:text-style-name="P19" xml:id="id19" draw:id="id19" draw:layer="layout" svg:width="0.762cm" svg:height="0.762cm" svg:x="9.785cm" svg:y="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0.547cm" svg:y1="1.356cm" svg:x2="11.309cm" svg:y2="1.356cm" draw:start-shape="id19" draw:start-glue-point="10" draw:end-shape="id20" draw:end-glue-point="6" svg:d="M10547 1356h762" svg:viewBox="0 0 763 1">
          <text:p/>
        </draw:connector>
        <draw:custom-shape draw:style-name="gr36" draw:text-style-name="P18" xml:id="id20" draw:id="id20" draw:layer="layout" svg:width="0.762cm" svg:height="0.762cm" svg:x="11.309cm" svg:y="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21" draw:id="id21" draw:layer="layout" svg:width="0.762cm" svg:height="0.762cm" svg:x="11.309cm" svg:y="-0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0.436cm" svg:y1="1.086cm" svg:x2="11.42cm" svg:y2="0.042cm" draw:start-shape="id19" draw:start-glue-point="11" draw:end-shape="id21" draw:end-glue-point="7" svg:d="M10436 1086l984-1044" svg:viewBox="0 0 985 1045">
          <text:p/>
        </draw:connector>
        <draw:custom-shape draw:style-name="gr40" draw:text-style-name="P20" xml:id="id22" draw:id="id22" draw:layer="layout" svg:width="0.762cm" svg:height="0.762cm" svg:x="9.785cm" svg:y="2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0.166cm" svg:y1="1.737cm" svg:x2="10.166cm" svg:y2="2.362cm" draw:start-shape="id19" draw:start-glue-point="8" draw:end-shape="id22" svg:d="M10166 1737v625" svg:viewBox="0 0 1 626">
          <text:p/>
        </draw:connector>
        <draw:connector draw:style-name="gr37" draw:text-style-name="P1" draw:layer="layout" svg:x1="11.69cm" svg:y1="0.975cm" svg:x2="11.69cm" svg:y2="0.153cm" draw:start-shape="id20" draw:start-glue-point="4" draw:end-shape="id21" draw:end-glue-point="8" svg:d="M11690 975v-822" svg:viewBox="0 0 1 823">
          <text:p/>
        </draw:connector>
        <draw:custom-shape draw:style-name="gr39" draw:text-style-name="P19" xml:id="id23" draw:id="id23" draw:layer="layout" svg:width="0.762cm" svg:height="0.762cm" svg:x="13.786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4.548cm" svg:y1="1.357cm" svg:x2="15.31cm" svg:y2="1.357cm" draw:start-shape="id23" draw:start-glue-point="10" draw:end-shape="id24" draw:end-glue-point="6" svg:d="M14548 1357h762" svg:viewBox="0 0 763 1">
          <text:p/>
        </draw:connector>
        <draw:custom-shape draw:style-name="gr36" draw:text-style-name="P18" xml:id="id24" draw:id="id24" draw:layer="layout" svg:width="0.762cm" svg:height="0.762cm" svg:x="15.31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25" draw:id="id25" draw:layer="layout" svg:width="0.762cm" svg:height="0.762cm" svg:x="15.31cm" svg:y="-0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437cm" svg:y1="1.087cm" svg:x2="15.421cm" svg:y2="0.043cm" draw:start-shape="id23" draw:start-glue-point="11" draw:end-shape="id25" draw:end-glue-point="7" svg:d="M14437 1087l984-1044" svg:viewBox="0 0 985 1045">
          <text:p/>
        </draw:connector>
        <draw:custom-shape draw:style-name="gr40" draw:text-style-name="P20" xml:id="id26" draw:id="id26" draw:layer="layout" svg:width="0.762cm" svg:height="0.762cm" svg:x="13.786cm" svg:y="2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4.167cm" svg:y1="1.738cm" svg:x2="14.167cm" svg:y2="2.363cm" draw:start-shape="id23" draw:start-glue-point="8" draw:end-shape="id26" svg:d="M14167 1738v625" svg:viewBox="0 0 1 626">
          <text:p/>
        </draw:connector>
        <draw:connector draw:style-name="gr37" draw:text-style-name="P1" draw:layer="layout" svg:x1="15.691cm" svg:y1="0.976cm" svg:x2="15.691cm" svg:y2="0.154cm" draw:start-shape="id24" draw:start-glue-point="4" draw:end-shape="id25" draw:end-glue-point="8" svg:d="M15691 976v-822" svg:viewBox="0 0 1 823">
          <text:p/>
        </draw:connector>
        <draw:line draw:style-name="gr34" draw:text-style-name="P1" draw:layer="layout" svg:x1="12.318cm" svg:y1="1.334cm" svg:x2="13.588cm" svg:y2="1.334cm">
          <text:p/>
        </draw:line>
        <draw:custom-shape draw:style-name="gr38" draw:text-style-name="P5" xml:id="id27" draw:id="id27" draw:layer="layout" svg:width="0.762cm" svg:height="0.762cm" svg:x="16.7cm" svg:y="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5.961cm" svg:y1="1.087cm" svg:x2="16.811cm" svg:y2="0.715cm" draw:start-shape="id24" draw:start-glue-point="11" draw:end-shape="id27" draw:end-glue-point="7" svg:d="M15961 1087l850-372" svg:viewBox="0 0 851 373">
          <text:p/>
        </draw:connector>
        <draw:custom-shape draw:style-name="gr39" draw:text-style-name="P19" xml:id="id28" draw:id="id28" draw:layer="layout" svg:width="0.762cm" svg:height="0.762cm" svg:x="1.787cm" svg:y="4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.549cm" svg:y1="5.358cm" svg:x2="3.311cm" svg:y2="5.358cm" draw:start-shape="id28" draw:start-glue-point="10" draw:end-shape="id29" draw:end-glue-point="6" svg:d="M2549 5358h762" svg:viewBox="0 0 763 1">
          <text:p/>
        </draw:connector>
        <draw:custom-shape draw:style-name="gr39" draw:text-style-name="P19" xml:id="id29" draw:id="id29" draw:layer="layout" svg:width="0.762cm" svg:height="0.762cm" svg:x="3.311cm" svg:y="4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30" draw:id="id30" draw:layer="layout" svg:width="0.762cm" svg:height="0.762cm" svg:x="3.311cm" svg:y="3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.438cm" svg:y1="5.088cm" svg:x2="3.422cm" svg:y2="4.044cm" draw:start-shape="id28" draw:start-glue-point="11" draw:end-shape="id30" draw:end-glue-point="7" svg:d="M2438 5088l984-1044" svg:viewBox="0 0 985 1045">
          <text:p/>
        </draw:connector>
        <draw:custom-shape draw:style-name="gr40" draw:text-style-name="P20" xml:id="id31" draw:id="id31" draw:layer="layout" svg:width="0.762cm" svg:height="0.762cm" svg:x="1.787cm" svg:y="6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.168cm" svg:y1="5.739cm" svg:x2="2.168cm" svg:y2="6.364cm" draw:start-shape="id28" draw:start-glue-point="8" draw:end-shape="id31" svg:d="M2168 5739v625" svg:viewBox="0 0 1 626">
          <text:p/>
        </draw:connector>
        <draw:connector draw:style-name="gr37" draw:text-style-name="P1" draw:layer="layout" svg:x1="3.692cm" svg:y1="4.977cm" svg:x2="3.692cm" svg:y2="4.155cm" draw:start-shape="id29" draw:start-glue-point="4" draw:end-shape="id30" draw:end-glue-point="8" svg:d="M3692 4977v-822" svg:viewBox="0 0 1 823">
          <text:p/>
        </draw:connector>
        <draw:custom-shape draw:style-name="gr40" draw:text-style-name="P20" xml:id="id32" draw:id="id32" draw:layer="layout" svg:width="0.762cm" svg:height="0.762cm" svg:x="4.701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3.962cm" svg:y1="5.088cm" svg:x2="4.812cm" svg:y2="4.716cm" draw:start-shape="id29" draw:start-glue-point="11" draw:end-shape="id32" draw:end-glue-point="7" svg:d="M3962 5088l850-372" svg:viewBox="0 0 851 373">
          <text:p/>
        </draw:connector>
        <draw:custom-shape draw:style-name="gr39" draw:text-style-name="P19" xml:id="id33" draw:id="id33" draw:layer="layout" svg:width="0.762cm" svg:height="0.762cm" svg:x="5.785cm" svg:y="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6.547cm" svg:y1="1.356cm" svg:x2="7.309cm" svg:y2="1.356cm" draw:start-shape="id33" draw:start-glue-point="10" draw:end-shape="id34" draw:end-glue-point="6" svg:d="M6547 1356h762" svg:viewBox="0 0 763 1">
          <text:p/>
        </draw:connector>
        <draw:custom-shape draw:style-name="gr36" draw:text-style-name="P18" xml:id="id34" draw:id="id34" draw:layer="layout" svg:width="0.762cm" svg:height="0.762cm" svg:x="7.309cm" svg:y="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35" draw:id="id35" draw:layer="layout" svg:width="0.762cm" svg:height="0.762cm" svg:x="7.309cm" svg:y="-0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6.436cm" svg:y1="1.086cm" svg:x2="7.42cm" svg:y2="0.61cm" draw:start-shape="id33" draw:start-glue-point="11" draw:end-shape="id35" draw:end-glue-point="7" svg:d="M6436 1086l984-476" svg:viewBox="0 0 985 477">
          <text:p/>
        </draw:connector>
        <draw:custom-shape draw:style-name="gr40" draw:text-style-name="P20" xml:id="id36" draw:id="id36" draw:layer="layout" svg:width="0.762cm" svg:height="0.762cm" svg:x="5.785cm" svg:y="2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6.166cm" svg:y1="1.737cm" svg:x2="6.166cm" svg:y2="2.362cm" draw:start-shape="id33" draw:start-glue-point="8" draw:end-shape="id36" svg:d="M6166 1737v625" svg:viewBox="0 0 1 626">
          <text:p/>
        </draw:connector>
        <draw:line draw:style-name="gr34" draw:text-style-name="P1" draw:layer="layout" svg:x1="8.318cm" svg:y1="1.334cm" svg:x2="9.588cm" svg:y2="1.334cm">
          <text:p/>
        </draw:line>
        <draw:connector draw:style-name="gr37" draw:text-style-name="P1" draw:layer="layout" draw:line-skew="-0.143cm" svg:x1="7.96cm" svg:y1="1.626cm" svg:x2="7.42cm" svg:y2="1.626cm" draw:start-shape="id34" draw:start-glue-point="9" draw:end-shape="id34" draw:end-glue-point="7" svg:d="M7960 1626v470h-540v-470" svg:viewBox="0 0 541 471">
          <text:p/>
        </draw:connector>
        <draw:connector draw:style-name="gr37" draw:text-style-name="P1" draw:layer="layout" draw:line-skew="-0.143cm" svg:x1="11.96cm" svg:y1="1.626cm" svg:x2="11.42cm" svg:y2="1.626cm" draw:start-shape="id20" draw:start-glue-point="9" draw:end-shape="id20" draw:end-glue-point="7" svg:d="M11960 1626v470h-540v-470" svg:viewBox="0 0 541 471">
          <text:p/>
        </draw:connector>
        <draw:connector draw:style-name="gr37" draw:text-style-name="P1" draw:layer="layout" draw:line-skew="-0.144cm" svg:x1="15.961cm" svg:y1="1.627cm" svg:x2="15.421cm" svg:y2="1.627cm" draw:start-shape="id24" draw:start-glue-point="9" draw:end-shape="id24" draw:end-glue-point="7" svg:d="M15961 1627v469h-540v-469" svg:viewBox="0 0 541 470">
          <text:p/>
        </draw:connector>
        <draw:connector draw:style-name="gr37" draw:text-style-name="P1" draw:layer="layout" draw:line-skew="-0.081cm" svg:x1="3.962cm" svg:y1="5.628cm" svg:x2="3.422cm" svg:y2="5.628cm" draw:start-shape="id29" draw:start-glue-point="9" draw:end-shape="id29" draw:end-glue-point="7" svg:d="M3962 5628v532h-540v-532" svg:viewBox="0 0 541 533">
          <text:p/>
        </draw:connector>
        <draw:custom-shape draw:style-name="gr38" draw:text-style-name="P5" xml:id="id37" draw:id="id37" draw:layer="layout" svg:width="0.762cm" svg:height="0.762cm" svg:x="7.14cm" svg:y="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7.902cm" svg:y1="5.359cm" svg:x2="8.664cm" svg:y2="5.359cm" draw:start-shape="id37" draw:start-glue-point="10" draw:end-shape="id38" draw:end-glue-point="6" svg:d="M7902 5359h762" svg:viewBox="0 0 763 1">
          <text:p/>
        </draw:connector>
        <draw:custom-shape draw:style-name="gr39" draw:text-style-name="P19" xml:id="id38" draw:id="id38" draw:layer="layout" svg:width="0.762cm" svg:height="0.762cm" svg:x="8.664cm" svg:y="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40" draw:id="id40" draw:layer="layout" svg:width="0.762cm" svg:height="0.762cm" svg:x="8.664cm" svg:y="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39" draw:id="id39" draw:layer="layout" svg:width="0.762cm" svg:height="0.762cm" svg:x="7.14cm" svg:y="6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7.521cm" svg:y1="5.74cm" svg:x2="7.521cm" svg:y2="6.365cm" draw:start-shape="id37" draw:start-glue-point="8" draw:end-shape="id39" svg:d="M7521 5740v625" svg:viewBox="0 0 1 626">
          <text:p/>
        </draw:connector>
        <draw:connector draw:style-name="gr37" draw:text-style-name="P1" draw:layer="layout" svg:x1="9.045cm" svg:y1="4.978cm" svg:x2="9.045cm" svg:y2="4.156cm" draw:start-shape="id38" draw:start-glue-point="4" draw:end-shape="id40" draw:end-glue-point="8" svg:d="M9045 4978v-822" svg:viewBox="0 0 1 823">
          <text:p/>
        </draw:connector>
        <draw:custom-shape draw:style-name="gr40" draw:text-style-name="P20" xml:id="id41" draw:id="id41" draw:layer="layout" svg:width="0.762cm" svg:height="0.762cm" svg:x="10.054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9.315cm" svg:y1="5.089cm" svg:x2="10.165cm" svg:y2="4.717cm" draw:start-shape="id38" draw:start-glue-point="11" draw:end-shape="id41" draw:end-glue-point="7" svg:d="M9315 5089l850-372" svg:viewBox="0 0 851 373">
          <text:p/>
        </draw:connector>
        <draw:connector draw:style-name="gr37" draw:text-style-name="P1" draw:layer="layout" draw:line-skew="-0.081cm" svg:x1="9.315cm" svg:y1="5.629cm" svg:x2="8.775cm" svg:y2="5.629cm" draw:start-shape="id38" draw:start-glue-point="9" draw:end-shape="id38" draw:end-glue-point="7" svg:d="M9315 5629v532h-540v-532" svg:viewBox="0 0 541 533">
          <text:p/>
        </draw:connector>
        <draw:line draw:style-name="gr34" draw:text-style-name="P1" draw:layer="layout" svg:x1="5.734cm" svg:y1="5.334cm" svg:x2="7.004cm" svg:y2="5.334cm">
          <text:p/>
        </draw:line>
        <draw:connector draw:style-name="gr41" draw:text-style-name="P1" draw:layer="layout" draw:type="line" svg:x1="7.791cm" svg:y1="5.089cm" svg:x2="8.775cm" svg:y2="4.045cm" draw:start-shape="id37" draw:start-glue-point="11" draw:end-shape="id40" draw:end-glue-point="7" svg:d="M7791 5089l984-1044" svg:viewBox="0 0 985 1045">
          <text:p/>
        </draw:connector>
        <draw:custom-shape draw:style-name="gr38" draw:text-style-name="P5" xml:id="id42" draw:id="id42" draw:layer="layout" svg:width="0.762cm" svg:height="0.762cm" svg:x="12.381cm" svg:y="4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3.143cm" svg:y1="5.36cm" svg:x2="13.905cm" svg:y2="5.36cm" draw:start-shape="id42" draw:start-glue-point="10" draw:end-shape="id43" draw:end-glue-point="6" svg:d="M13143 5360h762" svg:viewBox="0 0 763 1">
          <text:p/>
        </draw:connector>
        <draw:custom-shape draw:style-name="gr39" draw:text-style-name="P19" xml:id="id43" draw:id="id43" draw:layer="layout" svg:width="0.762cm" svg:height="0.762cm" svg:x="13.905cm" svg:y="4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45" draw:id="id45" draw:layer="layout" svg:width="0.762cm" svg:height="0.762cm" svg:x="13.905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44" draw:id="id44" draw:layer="layout" svg:width="0.762cm" svg:height="0.762cm" svg:x="12.381cm" svg:y="6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2.762cm" svg:y1="5.741cm" svg:x2="12.762cm" svg:y2="6.366cm" draw:start-shape="id42" draw:start-glue-point="8" draw:end-shape="id44" svg:d="M12762 5741v625" svg:viewBox="0 0 1 626">
          <text:p/>
        </draw:connector>
        <draw:connector draw:style-name="gr37" draw:text-style-name="P1" draw:layer="layout" svg:x1="14.286cm" svg:y1="4.979cm" svg:x2="14.286cm" svg:y2="4.157cm" draw:start-shape="id43" draw:start-glue-point="4" draw:end-shape="id45" draw:end-glue-point="8" svg:d="M14286 4979v-822" svg:viewBox="0 0 1 823">
          <text:p/>
        </draw:connector>
        <draw:custom-shape draw:style-name="gr40" draw:text-style-name="P20" xml:id="id46" draw:id="id46" draw:layer="layout" svg:width="0.762cm" svg:height="0.762cm" svg:x="15.295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556cm" svg:y1="5.09cm" svg:x2="15.406cm" svg:y2="4.718cm" draw:start-shape="id43" draw:start-glue-point="11" draw:end-shape="id46" draw:end-glue-point="7" svg:d="M14556 5090l850-372" svg:viewBox="0 0 851 373">
          <text:p/>
        </draw:connector>
        <draw:connector draw:style-name="gr37" draw:text-style-name="P1" draw:layer="layout" draw:line-skew="-0.081cm" svg:x1="14.556cm" svg:y1="5.63cm" svg:x2="14.016cm" svg:y2="5.63cm" draw:start-shape="id43" draw:start-glue-point="9" draw:end-shape="id43" draw:end-glue-point="7" svg:d="M14556 5630v532h-540v-532" svg:viewBox="0 0 541 533">
          <text:p/>
        </draw:connector>
        <draw:line draw:style-name="gr34" draw:text-style-name="P1" draw:layer="layout" svg:x1="10.975cm" svg:y1="5.335cm" svg:x2="12.245cm" svg:y2="5.335cm">
          <text:p/>
        </draw:line>
        <draw:connector draw:style-name="gr41" draw:text-style-name="P1" draw:layer="layout" draw:type="line" svg:x1="13.032cm" svg:y1="5.09cm" svg:x2="14.016cm" svg:y2="4.046cm" draw:start-shape="id42" draw:start-glue-point="11" draw:end-shape="id45" draw:end-glue-point="7" svg:d="M13032 5090l984-1044" svg:viewBox="0 0 985 1045">
          <text:p/>
        </draw:connector>
        <draw:custom-shape draw:style-name="gr40" draw:text-style-name="P20" xml:id="id47" draw:id="id47" draw:layer="layout" svg:width="0.762cm" svg:height="0.762cm" svg:x="17.694cm" svg:y="4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8.456cm" svg:y1="5.361cm" svg:x2="19.218cm" svg:y2="5.361cm" draw:start-shape="id47" draw:start-glue-point="10" draw:end-shape="id48" draw:end-glue-point="6" svg:d="M18456 5361h762" svg:viewBox="0 0 763 1">
          <text:p/>
        </draw:connector>
        <draw:custom-shape draw:style-name="gr39" draw:text-style-name="P19" xml:id="id48" draw:id="id48" draw:layer="layout" svg:width="0.762cm" svg:height="0.762cm" svg:x="19.218cm" svg:y="4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50" draw:id="id50" draw:layer="layout" svg:width="0.762cm" svg:height="0.762cm" svg:x="19.218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49" draw:id="id49" draw:layer="layout" svg:width="0.762cm" svg:height="0.762cm" svg:x="17.694cm" svg:y="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8.075cm" svg:y1="5.742cm" svg:x2="18.075cm" svg:y2="6.367cm" draw:start-shape="id47" draw:start-glue-point="8" draw:end-shape="id49" svg:d="M18075 5742v625" svg:viewBox="0 0 1 626">
          <text:p/>
        </draw:connector>
        <draw:connector draw:style-name="gr37" draw:text-style-name="P1" draw:layer="layout" svg:x1="19.599cm" svg:y1="4.98cm" svg:x2="19.599cm" svg:y2="4.158cm" draw:start-shape="id48" draw:start-glue-point="4" draw:end-shape="id50" draw:end-glue-point="8" svg:d="M19599 4980v-822" svg:viewBox="0 0 1 823">
          <text:p/>
        </draw:connector>
        <draw:custom-shape draw:style-name="gr40" draw:text-style-name="P20" xml:id="id51" draw:id="id51" draw:layer="layout" svg:width="0.762cm" svg:height="0.762cm" svg:x="20.608cm" svg:y="4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9.869cm" svg:y1="5.091cm" svg:x2="20.719cm" svg:y2="4.719cm" draw:start-shape="id48" draw:start-glue-point="11" draw:end-shape="id51" draw:end-glue-point="7" svg:d="M19869 5091l850-372" svg:viewBox="0 0 851 373">
          <text:p/>
        </draw:connector>
        <draw:connector draw:style-name="gr37" draw:text-style-name="P1" draw:layer="layout" draw:line-skew="-0.081cm" svg:x1="19.869cm" svg:y1="5.631cm" svg:x2="19.329cm" svg:y2="5.631cm" draw:start-shape="id48" draw:start-glue-point="9" draw:end-shape="id48" draw:end-glue-point="7" svg:d="M19869 5631v532h-540v-532" svg:viewBox="0 0 541 533">
          <text:p/>
        </draw:connector>
        <draw:line draw:style-name="gr34" draw:text-style-name="P1" draw:layer="layout" svg:x1="16.288cm" svg:y1="5.336cm" svg:x2="17.558cm" svg:y2="5.336cm">
          <text:p/>
        </draw:line>
        <draw:connector draw:style-name="gr41" draw:text-style-name="P1" draw:layer="layout" draw:type="line" svg:x1="18.345cm" svg:y1="5.091cm" svg:x2="19.329cm" svg:y2="4.047cm" draw:start-shape="id47" draw:start-glue-point="11" draw:end-shape="id50" draw:end-glue-point="7" svg:d="M18345 5091l984-1044" svg:viewBox="0 0 985 1045">
          <text:p/>
        </draw:connector>
        <draw:custom-shape draw:style-name="gr38" draw:text-style-name="P5" xml:id="id52" draw:id="id52" draw:layer="layout" svg:width="0.762cm" svg:height="0.762cm" svg:x="17.695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9.218cm" svg:y1="3.777cm" svg:x2="18.457cm" svg:y2="3.778cm" draw:start-shape="id50" draw:start-glue-point="6" draw:end-shape="id52" draw:end-glue-point="10" svg:d="M19218 3777h-380v1h-381" svg:viewBox="0 0 762 2">
          <text:p/>
        </draw:connector>
        <draw:custom-shape draw:style-name="gr40" draw:text-style-name="P20" xml:id="id53" draw:id="id53" draw:layer="layout" svg:width="0.762cm" svg:height="0.762cm" svg:x="1.695cm" svg:y="8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.457cm" svg:y1="9.362cm" svg:x2="3.219cm" svg:y2="9.362cm" draw:start-shape="id53" draw:start-glue-point="10" draw:end-shape="id54" draw:end-glue-point="6" svg:d="M2457 9362h762" svg:viewBox="0 0 763 1">
          <text:p/>
        </draw:connector>
        <draw:custom-shape draw:style-name="gr39" draw:text-style-name="P19" xml:id="id54" draw:id="id54" draw:layer="layout" svg:width="0.762cm" svg:height="0.762cm" svg:x="3.219cm" svg:y="8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56" draw:id="id56" draw:layer="layout" svg:width="0.762cm" svg:height="0.762cm" svg:x="3.219cm" svg:y="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55" draw:id="id55" draw:layer="layout" svg:width="0.762cm" svg:height="0.762cm" svg:x="1.695cm" svg:y="10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.076cm" svg:y1="9.743cm" svg:x2="2.076cm" svg:y2="10.368cm" draw:start-shape="id53" draw:start-glue-point="8" draw:end-shape="id55" svg:d="M2076 9743v625" svg:viewBox="0 0 1 626">
          <text:p/>
        </draw:connector>
        <draw:connector draw:style-name="gr37" draw:text-style-name="P1" draw:layer="layout" svg:x1="3.6cm" svg:y1="8.981cm" svg:x2="3.6cm" svg:y2="8.159cm" draw:start-shape="id54" draw:start-glue-point="4" draw:end-shape="id56" draw:end-glue-point="8" svg:d="M3600 8981v-822" svg:viewBox="0 0 1 823">
          <text:p/>
        </draw:connector>
        <draw:custom-shape draw:style-name="gr40" draw:text-style-name="P20" xml:id="id57" draw:id="id57" draw:layer="layout" svg:width="0.762cm" svg:height="0.762cm" svg:x="4.609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3.87cm" svg:y1="9.092cm" svg:x2="4.72cm" svg:y2="8.72cm" draw:start-shape="id54" draw:start-glue-point="11" draw:end-shape="id57" draw:end-glue-point="7" svg:d="M3870 9092l850-372" svg:viewBox="0 0 851 373">
          <text:p/>
        </draw:connector>
        <draw:connector draw:style-name="gr37" draw:text-style-name="P1" draw:layer="layout" draw:line-skew="-0.081cm" svg:x1="3.87cm" svg:y1="9.632cm" svg:x2="3.33cm" svg:y2="9.632cm" draw:start-shape="id54" draw:start-glue-point="9" draw:end-shape="id54" draw:end-glue-point="7" svg:d="M3870 9632v532h-540v-532" svg:viewBox="0 0 541 533">
          <text:p/>
        </draw:connector>
        <draw:connector draw:style-name="gr41" draw:text-style-name="P1" draw:layer="layout" draw:type="line" svg:x1="2.346cm" svg:y1="9.092cm" svg:x2="3.33cm" svg:y2="8.048cm" draw:start-shape="id53" draw:start-glue-point="11" draw:end-shape="id56" draw:end-glue-point="7" svg:d="M2346 9092l984-1044" svg:viewBox="0 0 985 1045">
          <text:p/>
        </draw:connector>
        <draw:custom-shape draw:style-name="gr40" draw:text-style-name="P20" xml:id="id58" draw:id="id58" draw:layer="layout" svg:width="0.762cm" svg:height="0.762cm" svg:x="1.696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3.219cm" svg:y1="7.778cm" svg:x2="2.458cm" svg:y2="7.779cm" draw:start-shape="id56" draw:start-glue-point="6" draw:end-shape="id58" draw:end-glue-point="10" svg:d="M3219 7778h-380v1h-381" svg:viewBox="0 0 762 2">
          <text:p/>
        </draw:connector>
        <draw:custom-shape draw:style-name="gr38" draw:text-style-name="P5" xml:id="id59" draw:id="id59" draw:layer="layout" svg:width="0.762cm" svg:height="0.762cm" svg:x="7.696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8.458cm" svg:y1="9.363cm" svg:x2="9.22cm" svg:y2="9.363cm" draw:start-shape="id59" draw:start-glue-point="10" draw:end-shape="id60" draw:end-glue-point="6" svg:d="M8458 9363h762" svg:viewBox="0 0 763 1">
          <text:p/>
        </draw:connector>
        <draw:custom-shape draw:style-name="gr39" draw:text-style-name="P19" xml:id="id60" draw:id="id60" draw:layer="layout" svg:width="0.762cm" svg:height="0.762cm" svg:x="9.2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61" draw:id="id61" draw:layer="layout" svg:width="0.762cm" svg:height="0.762cm" svg:x="9.22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64" draw:id="id64" draw:layer="layout" svg:width="0.762cm" svg:height="0.762cm" svg:x="7.696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9.601cm" svg:y1="8.982cm" svg:x2="9.601cm" svg:y2="8.16cm" draw:start-shape="id60" draw:start-glue-point="4" draw:end-shape="id61" draw:end-glue-point="8" svg:d="M9601 8982v-822" svg:viewBox="0 0 1 823">
          <text:p/>
        </draw:connector>
        <draw:custom-shape draw:style-name="gr40" draw:text-style-name="P20" xml:id="id62" draw:id="id62" draw:layer="layout" svg:width="0.762cm" svg:height="0.762cm" svg:x="10.61cm" svg:y="8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9.871cm" svg:y1="9.093cm" svg:x2="10.721cm" svg:y2="8.721cm" draw:start-shape="id60" draw:start-glue-point="11" draw:end-shape="id62" draw:end-glue-point="7" svg:d="M9871 9093l850-372" svg:viewBox="0 0 851 373">
          <text:p/>
        </draw:connector>
        <draw:connector draw:style-name="gr37" draw:text-style-name="P1" draw:layer="layout" draw:line-skew="-0.081cm" svg:x1="9.871cm" svg:y1="9.633cm" svg:x2="9.331cm" svg:y2="9.633cm" draw:start-shape="id60" draw:start-glue-point="9" draw:end-shape="id60" draw:end-glue-point="7" svg:d="M9871 9633v532h-540v-532" svg:viewBox="0 0 541 533">
          <text:p/>
        </draw:connector>
        <draw:connector draw:style-name="gr41" draw:text-style-name="P1" draw:layer="layout" draw:type="line" svg:x1="8.347cm" svg:y1="9.093cm" svg:x2="9.331cm" svg:y2="8.049cm" draw:start-shape="id59" draw:start-glue-point="11" draw:end-shape="id61" draw:end-glue-point="7" svg:d="M8347 9093l984-1044" svg:viewBox="0 0 985 1045">
          <text:p/>
        </draw:connector>
        <draw:custom-shape draw:style-name="gr40" draw:text-style-name="P20" xml:id="id63" draw:id="id63" draw:layer="layout" svg:width="0.762cm" svg:height="0.762cm" svg:x="7.697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9.22cm" svg:y1="7.779cm" svg:x2="8.459cm" svg:y2="7.78cm" draw:start-shape="id61" draw:start-glue-point="6" draw:end-shape="id63" draw:end-glue-point="10" svg:d="M9220 7779h-380v1h-381" svg:viewBox="0 0 762 2">
          <text:p/>
        </draw:connector>
        <draw:line draw:style-name="gr34" draw:text-style-name="P1" draw:layer="layout" svg:x1="5.734cm" svg:y1="9.334cm" svg:x2="7.004cm" svg:y2="9.334cm">
          <text:p/>
        </draw:line>
        <draw:connector draw:style-name="gr41" draw:text-style-name="P1" draw:layer="layout" draw:type="line" svg:x1="8.077cm" svg:y1="10.369cm" svg:x2="8.077cm" svg:y2="9.744cm" draw:start-shape="id64" draw:start-glue-point="4" draw:end-shape="id59" draw:end-glue-point="8" svg:d="M8077 10369v-625" svg:viewBox="0 0 1 626">
          <text:p/>
        </draw:connector>
        <draw:custom-shape draw:style-name="gr38" draw:text-style-name="P5" xml:id="id65" draw:id="id65" draw:layer="layout" svg:width="0.762cm" svg:height="0.762cm" svg:x="13.697cm" svg:y="8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4.459cm" svg:y1="9.364cm" svg:x2="15.221cm" svg:y2="9.364cm" draw:start-shape="id65" draw:start-glue-point="10" draw:end-shape="id66" draw:end-glue-point="6" svg:d="M14459 9364h762" svg:viewBox="0 0 763 1">
          <text:p/>
        </draw:connector>
        <draw:custom-shape draw:style-name="gr39" draw:text-style-name="P19" xml:id="id66" draw:id="id66" draw:layer="layout" svg:width="0.762cm" svg:height="0.762cm" svg:x="15.221cm" svg:y="8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67" draw:id="id67" draw:layer="layout" svg:width="0.762cm" svg:height="0.762cm" svg:x="15.221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70" draw:id="id70" draw:layer="layout" svg:width="0.762cm" svg:height="0.762cm" svg:x="13.697cm" svg:y="10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5.602cm" svg:y1="8.983cm" svg:x2="15.602cm" svg:y2="8.161cm" draw:start-shape="id66" draw:start-glue-point="4" draw:end-shape="id67" draw:end-glue-point="8" svg:d="M15602 8983v-822" svg:viewBox="0 0 1 823">
          <text:p/>
        </draw:connector>
        <draw:custom-shape draw:style-name="gr40" draw:text-style-name="P20" xml:id="id68" draw:id="id68" draw:layer="layout" svg:width="0.762cm" svg:height="0.762cm" svg:x="16.611cm" svg:y="8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5.872cm" svg:y1="9.094cm" svg:x2="16.722cm" svg:y2="8.722cm" draw:start-shape="id66" draw:start-glue-point="11" draw:end-shape="id68" draw:end-glue-point="7" svg:d="M15872 9094l850-372" svg:viewBox="0 0 851 373">
          <text:p/>
        </draw:connector>
        <draw:connector draw:style-name="gr37" draw:text-style-name="P1" draw:layer="layout" draw:line-skew="-0.081cm" svg:x1="15.872cm" svg:y1="9.634cm" svg:x2="15.332cm" svg:y2="9.634cm" draw:start-shape="id66" draw:start-glue-point="9" draw:end-shape="id66" draw:end-glue-point="7" svg:d="M15872 9634v532h-540v-532" svg:viewBox="0 0 541 533">
          <text:p/>
        </draw:connector>
        <draw:connector draw:style-name="gr41" draw:text-style-name="P1" draw:layer="layout" draw:type="line" svg:x1="14.348cm" svg:y1="9.094cm" svg:x2="15.332cm" svg:y2="8.05cm" draw:start-shape="id65" draw:start-glue-point="11" draw:end-shape="id67" draw:end-glue-point="7" svg:d="M14348 9094l984-1044" svg:viewBox="0 0 985 1045">
          <text:p/>
        </draw:connector>
        <draw:custom-shape draw:style-name="gr38" draw:text-style-name="P5" xml:id="id69" draw:id="id69" draw:layer="layout" svg:width="0.762cm" svg:height="0.762cm" svg:x="13.69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5.221cm" svg:y1="7.78cm" svg:x2="14.46cm" svg:y2="7.781cm" draw:start-shape="id67" draw:start-glue-point="6" draw:end-shape="id69" draw:end-glue-point="10" svg:d="M15221 7780h-380v1h-381" svg:viewBox="0 0 762 2">
          <text:p/>
        </draw:connector>
        <draw:line draw:style-name="gr34" draw:text-style-name="P1" draw:layer="layout" svg:x1="11.735cm" svg:y1="9.335cm" svg:x2="13.005cm" svg:y2="9.335cm">
          <text:p/>
        </draw:line>
        <draw:connector draw:style-name="gr41" draw:text-style-name="P1" draw:layer="layout" draw:type="line" svg:x1="14.078cm" svg:y1="10.37cm" svg:x2="14.078cm" svg:y2="9.745cm" draw:start-shape="id70" draw:start-glue-point="4" draw:end-shape="id65" draw:end-glue-point="8" svg:d="M14078 10370v-625" svg:viewBox="0 0 1 626">
          <text:p/>
        </draw:connector>
        <draw:custom-shape draw:style-name="gr38" draw:text-style-name="P5" xml:id="id71" draw:id="id71" draw:layer="layout" svg:width="0.762cm" svg:height="0.762cm" svg:x="19.698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0.46cm" svg:y1="9.365cm" svg:x2="21.222cm" svg:y2="9.365cm" draw:start-shape="id71" draw:start-glue-point="10" draw:end-shape="id72" draw:end-glue-point="6" svg:d="M20460 9365h762" svg:viewBox="0 0 763 1">
          <text:p/>
        </draw:connector>
        <draw:custom-shape draw:style-name="gr39" draw:text-style-name="P19" xml:id="id72" draw:id="id72" draw:layer="layout" svg:width="0.762cm" svg:height="0.762cm" svg:x="21.222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73" draw:id="id73" draw:layer="layout" svg:width="0.762cm" svg:height="0.762cm" svg:x="21.22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76" draw:id="id76" draw:layer="layout" svg:width="0.762cm" svg:height="0.762cm" svg:x="19.698cm" svg:y="10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1.603cm" svg:y1="8.984cm" svg:x2="21.603cm" svg:y2="8.162cm" draw:start-shape="id72" draw:start-glue-point="4" draw:end-shape="id73" draw:end-glue-point="8" svg:d="M21603 8984v-822" svg:viewBox="0 0 1 823">
          <text:p/>
        </draw:connector>
        <draw:custom-shape draw:style-name="gr40" draw:text-style-name="P20" xml:id="id74" draw:id="id74" draw:layer="layout" svg:width="0.762cm" svg:height="0.762cm" svg:x="22.612cm" svg:y="8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1.873cm" svg:y1="9.095cm" svg:x2="22.723cm" svg:y2="8.723cm" draw:start-shape="id72" draw:start-glue-point="11" draw:end-shape="id74" draw:end-glue-point="7" svg:d="M21873 9095l850-372" svg:viewBox="0 0 851 373">
          <text:p/>
        </draw:connector>
        <draw:connector draw:style-name="gr37" draw:text-style-name="P1" draw:layer="layout" draw:line-skew="-0.081cm" svg:x1="21.873cm" svg:y1="9.635cm" svg:x2="21.333cm" svg:y2="9.635cm" draw:start-shape="id72" draw:start-glue-point="9" draw:end-shape="id72" draw:end-glue-point="7" svg:d="M21873 9635v532h-540v-532" svg:viewBox="0 0 541 533">
          <text:p/>
        </draw:connector>
        <draw:connector draw:style-name="gr41" draw:text-style-name="P1" draw:layer="layout" draw:type="line" svg:x1="20.349cm" svg:y1="9.095cm" svg:x2="21.333cm" svg:y2="8.051cm" draw:start-shape="id71" draw:start-glue-point="11" draw:end-shape="id73" draw:end-glue-point="7" svg:d="M20349 9095l984-1044" svg:viewBox="0 0 985 1045">
          <text:p/>
        </draw:connector>
        <draw:custom-shape draw:style-name="gr38" draw:text-style-name="P5" xml:id="id75" draw:id="id75" draw:layer="layout" svg:width="0.762cm" svg:height="0.762cm" svg:x="19.699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21.222cm" svg:y1="7.781cm" svg:x2="20.461cm" svg:y2="7.782cm" draw:start-shape="id73" draw:start-glue-point="6" draw:end-shape="id75" draw:end-glue-point="10" svg:d="M21222 7781h-380v1h-381" svg:viewBox="0 0 762 2">
          <text:p/>
        </draw:connector>
        <draw:line draw:style-name="gr34" draw:text-style-name="P1" draw:layer="layout" svg:x1="17.736cm" svg:y1="9.336cm" svg:x2="19.006cm" svg:y2="9.336cm">
          <text:p/>
        </draw:line>
        <draw:connector draw:style-name="gr41" draw:text-style-name="P1" draw:layer="layout" draw:type="line" svg:x1="20.079cm" svg:y1="10.371cm" svg:x2="20.079cm" svg:y2="9.746cm" draw:start-shape="id76" draw:start-glue-point="4" draw:end-shape="id71" draw:end-glue-point="8" svg:d="M20079 10371v-625" svg:viewBox="0 0 1 626">
          <text:p/>
        </draw:connector>
        <draw:custom-shape draw:style-name="gr38" draw:text-style-name="P5" xml:id="id77" draw:id="id77" draw:layer="layout" svg:width="0.762cm" svg:height="0.762cm" svg:x="21.198cm" svg:y="1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3.697cm" svg:y1="9.364cm" svg:x2="13.698cm" svg:y2="7.781cm" draw:start-shape="id65" draw:start-glue-point="6" draw:end-shape="id69" draw:end-glue-point="6" svg:d="M13697 9364h-501l1-1583h501" svg:viewBox="0 0 503 1584">
          <text:p/>
        </draw:connector>
        <draw:connector draw:style-name="gr42" draw:text-style-name="P1" draw:layer="layout" draw:type="lines" svg:x1="19.698cm" svg:y1="9.365cm" svg:x2="19.699cm" svg:y2="7.782cm" draw:start-shape="id71" draw:start-glue-point="6" draw:end-shape="id75" draw:end-glue-point="6" svg:d="M19698 9365h-501l1-1583h501" svg:viewBox="0 0 503 1584">
          <text:p/>
        </draw:connector>
        <draw:connector draw:style-name="gr42" draw:text-style-name="P1" draw:layer="layout" draw:type="line" svg:x1="20.349cm" svg:y1="11.022cm" svg:x2="21.198cm" svg:y2="11.454cm" draw:start-shape="id76" draw:start-glue-point="9" draw:end-shape="id77" draw:end-glue-point="6" svg:d="M20349 11022l849 432" svg:viewBox="0 0 850 433">
          <text:p/>
        </draw:connector>
        <draw:custom-shape draw:style-name="gr40" draw:text-style-name="P20" xml:id="id78" draw:id="id78" draw:layer="layout" svg:width="0.762cm" svg:height="0.762cm" svg:x="1.699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.461cm" svg:y1="14.366cm" svg:x2="3.223cm" svg:y2="14.366cm" draw:start-shape="id78" draw:start-glue-point="10" draw:end-shape="id79" draw:end-glue-point="6" svg:d="M2461 14366h762" svg:viewBox="0 0 763 1">
          <text:p/>
        </draw:connector>
        <draw:custom-shape draw:style-name="gr39" draw:text-style-name="P19" xml:id="id79" draw:id="id79" draw:layer="layout" svg:width="0.762cm" svg:height="0.762cm" svg:x="3.223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80" draw:id="id80" draw:layer="layout" svg:width="0.762cm" svg:height="0.762cm" svg:x="3.223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83" draw:id="id83" draw:layer="layout" svg:width="0.762cm" svg:height="0.762cm" svg:x="1.699cm" svg:y="15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3.604cm" svg:y1="13.985cm" svg:x2="3.604cm" svg:y2="13.163cm" draw:start-shape="id79" draw:start-glue-point="4" draw:end-shape="id80" draw:end-glue-point="8" svg:d="M3604 13985v-822" svg:viewBox="0 0 1 823">
          <text:p/>
        </draw:connector>
        <draw:custom-shape draw:style-name="gr36" draw:text-style-name="P18" xml:id="id81" draw:id="id81" draw:layer="layout" svg:width="0.762cm" svg:height="0.762cm" svg:x="4.613cm" svg:y="13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3.874cm" svg:y1="14.096cm" svg:x2="4.724cm" svg:y2="13.724cm" draw:start-shape="id79" draw:start-glue-point="11" draw:end-shape="id81" draw:end-glue-point="7" svg:d="M3874 14096l850-372" svg:viewBox="0 0 851 373">
          <text:p/>
        </draw:connector>
        <draw:connector draw:style-name="gr37" draw:text-style-name="P1" draw:layer="layout" draw:line-skew="-0.081cm" svg:x1="3.874cm" svg:y1="14.636cm" svg:x2="3.334cm" svg:y2="14.636cm" draw:start-shape="id79" draw:start-glue-point="9" draw:end-shape="id79" draw:end-glue-point="7" svg:d="M3874 14636v532h-540v-532" svg:viewBox="0 0 541 533">
          <text:p/>
        </draw:connector>
        <draw:connector draw:style-name="gr41" draw:text-style-name="P1" draw:layer="layout" draw:type="line" svg:x1="2.35cm" svg:y1="14.096cm" svg:x2="3.334cm" svg:y2="13.052cm" draw:start-shape="id78" draw:start-glue-point="11" draw:end-shape="id80" draw:end-glue-point="7" svg:d="M2350 14096l984-1044" svg:viewBox="0 0 985 1045">
          <text:p/>
        </draw:connector>
        <draw:custom-shape draw:style-name="gr40" draw:text-style-name="P20" xml:id="id82" draw:id="id82" draw:layer="layout" svg:width="0.762cm" svg:height="0.762cm" svg:x="1.7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3.223cm" svg:y1="12.782cm" svg:x2="2.462cm" svg:y2="12.783cm" draw:start-shape="id80" draw:start-glue-point="6" draw:end-shape="id82" draw:end-glue-point="10" svg:d="M3223 12782h-380v1h-381" svg:viewBox="0 0 762 2">
          <text:p/>
        </draw:connector>
        <draw:connector draw:style-name="gr41" draw:text-style-name="P1" draw:layer="layout" draw:type="line" svg:x1="2.08cm" svg:y1="15.372cm" svg:x2="2.08cm" svg:y2="14.747cm" draw:start-shape="id83" draw:start-glue-point="4" draw:end-shape="id78" draw:end-glue-point="8" svg:d="M2080 15372v-625" svg:viewBox="0 0 1 626">
          <text:p/>
        </draw:connector>
        <draw:custom-shape draw:style-name="gr40" draw:text-style-name="P20" xml:id="id84" draw:id="id84" draw:layer="layout" svg:width="0.762cm" svg:height="0.762cm" svg:x="3.199cm" svg:y="16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.699cm" svg:y1="14.366cm" svg:x2="1.7cm" svg:y2="12.783cm" draw:start-shape="id78" draw:start-glue-point="6" draw:end-shape="id82" draw:end-glue-point="6" svg:d="M1699 14366h-501l1-1583h501" svg:viewBox="0 0 503 1584">
          <text:p/>
        </draw:connector>
        <draw:connector draw:style-name="gr42" draw:text-style-name="P1" draw:layer="layout" draw:type="line" svg:x1="2.35cm" svg:y1="16.023cm" svg:x2="3.199cm" svg:y2="16.455cm" draw:start-shape="id83" draw:start-glue-point="9" draw:end-shape="id84" draw:end-glue-point="6" svg:d="M2350 16023l849 432" svg:viewBox="0 0 850 433">
          <text:p/>
        </draw:connector>
        <draw:custom-shape draw:style-name="gr40" draw:text-style-name="P20" xml:id="id85" draw:id="id85" draw:layer="layout" svg:width="0.762cm" svg:height="0.762cm" svg:x="6.7cm" svg:y="1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7.462cm" svg:y1="14.367cm" svg:x2="8.224cm" svg:y2="14.367cm" draw:start-shape="id85" draw:start-glue-point="10" draw:end-shape="id86" draw:end-glue-point="6" svg:d="M7462 14367h762" svg:viewBox="0 0 763 1">
          <text:p/>
        </draw:connector>
        <draw:custom-shape draw:style-name="gr39" draw:text-style-name="P19" xml:id="id86" draw:id="id86" draw:layer="layout" svg:width="0.762cm" svg:height="0.762cm" svg:x="8.224cm" svg:y="1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87" draw:id="id87" draw:layer="layout" svg:width="0.762cm" svg:height="0.762cm" svg:x="8.224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90" draw:id="id90" draw:layer="layout" svg:width="0.762cm" svg:height="0.762cm" svg:x="6.7cm" svg:y="15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8.605cm" svg:y1="13.986cm" svg:x2="8.605cm" svg:y2="13.164cm" draw:start-shape="id86" draw:start-glue-point="4" draw:end-shape="id87" draw:end-glue-point="8" svg:d="M8605 13986v-822" svg:viewBox="0 0 1 823">
          <text:p/>
        </draw:connector>
        <draw:custom-shape draw:style-name="gr39" draw:text-style-name="P19" xml:id="id88" draw:id="id88" draw:layer="layout" svg:width="0.762cm" svg:height="0.762cm" svg:x="9.614cm" svg:y="1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8.875cm" svg:y1="14.097cm" svg:x2="9.725cm" svg:y2="13.725cm" draw:start-shape="id86" draw:start-glue-point="11" draw:end-shape="id88" draw:end-glue-point="7" svg:d="M8875 14097l850-372" svg:viewBox="0 0 851 373">
          <text:p/>
        </draw:connector>
        <draw:connector draw:style-name="gr37" draw:text-style-name="P1" draw:layer="layout" draw:line-skew="-0.081cm" svg:x1="8.875cm" svg:y1="14.637cm" svg:x2="8.335cm" svg:y2="14.637cm" draw:start-shape="id86" draw:start-glue-point="9" draw:end-shape="id86" draw:end-glue-point="7" svg:d="M8875 14637v532h-540v-532" svg:viewBox="0 0 541 533">
          <text:p/>
        </draw:connector>
        <draw:connector draw:style-name="gr41" draw:text-style-name="P1" draw:layer="layout" draw:type="line" svg:x1="7.351cm" svg:y1="14.097cm" svg:x2="8.335cm" svg:y2="13.053cm" draw:start-shape="id85" draw:start-glue-point="11" draw:end-shape="id87" draw:end-glue-point="7" svg:d="M7351 14097l984-1044" svg:viewBox="0 0 985 1045">
          <text:p/>
        </draw:connector>
        <draw:custom-shape draw:style-name="gr36" draw:text-style-name="P18" xml:id="id89" draw:id="id89" draw:layer="layout" svg:width="0.762cm" svg:height="0.762cm" svg:x="6.701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8.224cm" svg:y1="12.783cm" svg:x2="7.463cm" svg:y2="12.784cm" draw:start-shape="id87" draw:start-glue-point="6" draw:end-shape="id89" draw:end-glue-point="10" svg:d="M8224 12783h-380v1h-381" svg:viewBox="0 0 762 2">
          <text:p/>
        </draw:connector>
        <draw:connector draw:style-name="gr41" draw:text-style-name="P1" draw:layer="layout" draw:type="line" svg:x1="7.081cm" svg:y1="15.373cm" svg:x2="7.081cm" svg:y2="14.748cm" draw:start-shape="id90" draw:start-glue-point="4" draw:end-shape="id85" draw:end-glue-point="8" svg:d="M7081 15373v-625" svg:viewBox="0 0 1 626">
          <text:p/>
        </draw:connector>
        <draw:custom-shape draw:style-name="gr40" draw:text-style-name="P20" xml:id="id91" draw:id="id91" draw:layer="layout" svg:width="0.762cm" svg:height="0.762cm" svg:x="8.2cm" svg:y="16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6.7cm" svg:y1="14.367cm" svg:x2="6.701cm" svg:y2="12.784cm" draw:start-shape="id85" draw:start-glue-point="6" draw:end-shape="id89" draw:end-glue-point="6" svg:d="M6700 14367h-501l1-1583h501" svg:viewBox="0 0 503 1584">
          <text:p/>
        </draw:connector>
        <draw:connector draw:style-name="gr42" draw:text-style-name="P1" draw:layer="layout" draw:type="line" svg:x1="7.351cm" svg:y1="16.024cm" svg:x2="8.2cm" svg:y2="16.456cm" draw:start-shape="id90" draw:start-glue-point="9" draw:end-shape="id91" draw:end-glue-point="6" svg:d="M7351 16024l849 432" svg:viewBox="0 0 850 433">
          <text:p/>
        </draw:connector>
        <draw:line draw:style-name="gr34" draw:text-style-name="P1" draw:layer="layout" svg:x1="4.734cm" svg:y1="14.334cm" svg:x2="6.004cm" svg:y2="14.334cm">
          <text:p/>
        </draw:line>
        <draw:custom-shape draw:style-name="gr38" draw:text-style-name="P5" xml:id="id92" draw:id="id92" draw:layer="layout" svg:width="0.762cm" svg:height="0.762cm" svg:x="17.701cm" svg:y="1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8.463cm" svg:y1="14.368cm" svg:x2="19.225cm" svg:y2="14.368cm" draw:start-shape="id92" draw:start-glue-point="10" draw:end-shape="id93" draw:end-glue-point="6" svg:d="M18463 14368h762" svg:viewBox="0 0 763 1">
          <text:p/>
        </draw:connector>
        <draw:custom-shape draw:style-name="gr39" draw:text-style-name="P19" xml:id="id93" draw:id="id93" draw:layer="layout" svg:width="0.762cm" svg:height="0.762cm" svg:x="19.225cm" svg:y="1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94" draw:id="id94" draw:layer="layout" svg:width="0.762cm" svg:height="0.762cm" svg:x="19.225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97" draw:id="id97" draw:layer="layout" svg:width="0.762cm" svg:height="0.762cm" svg:x="17.701cm" svg:y="15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9.606cm" svg:y1="13.987cm" svg:x2="19.606cm" svg:y2="13.165cm" draw:start-shape="id93" draw:start-glue-point="4" draw:end-shape="id94" draw:end-glue-point="8" svg:d="M19606 13987v-822" svg:viewBox="0 0 1 823">
          <text:p/>
        </draw:connector>
        <draw:custom-shape draw:style-name="gr39" draw:text-style-name="P19" xml:id="id95" draw:id="id95" draw:layer="layout" svg:width="0.762cm" svg:height="0.762cm" svg:x="20.615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9.876cm" svg:y1="14.098cm" svg:x2="20.726cm" svg:y2="13.726cm" draw:start-shape="id93" draw:start-glue-point="11" draw:end-shape="id95" draw:end-glue-point="7" svg:d="M19876 14098l850-372" svg:viewBox="0 0 851 373">
          <text:p/>
        </draw:connector>
        <draw:connector draw:style-name="gr37" draw:text-style-name="P1" draw:layer="layout" draw:line-skew="-0.081cm" svg:x1="19.876cm" svg:y1="14.638cm" svg:x2="19.336cm" svg:y2="14.638cm" draw:start-shape="id93" draw:start-glue-point="9" draw:end-shape="id93" draw:end-glue-point="7" svg:d="M19876 14638v532h-540v-532" svg:viewBox="0 0 541 533">
          <text:p/>
        </draw:connector>
        <draw:connector draw:style-name="gr41" draw:text-style-name="P1" draw:layer="layout" draw:type="line" svg:x1="18.352cm" svg:y1="14.098cm" svg:x2="19.336cm" svg:y2="13.054cm" draw:start-shape="id92" draw:start-glue-point="11" draw:end-shape="id94" draw:end-glue-point="7" svg:d="M18352 14098l984-1044" svg:viewBox="0 0 985 1045">
          <text:p/>
        </draw:connector>
        <draw:custom-shape draw:style-name="gr39" draw:text-style-name="P19" xml:id="id96" draw:id="id96" draw:layer="layout" svg:width="0.762cm" svg:height="0.762cm" svg:x="17.70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9.225cm" svg:y1="12.784cm" svg:x2="18.464cm" svg:y2="12.785cm" draw:start-shape="id94" draw:start-glue-point="6" draw:end-shape="id96" draw:end-glue-point="10" svg:d="M19225 12784h-380v1h-381" svg:viewBox="0 0 762 2">
          <text:p/>
        </draw:connector>
        <draw:connector draw:style-name="gr41" draw:text-style-name="P1" draw:layer="layout" draw:type="line" svg:x1="18.082cm" svg:y1="15.374cm" svg:x2="18.082cm" svg:y2="14.749cm" draw:start-shape="id97" draw:start-glue-point="4" draw:end-shape="id92" draw:end-glue-point="8" svg:d="M18082 15374v-625" svg:viewBox="0 0 1 626">
          <text:p/>
        </draw:connector>
        <draw:custom-shape draw:style-name="gr36" draw:text-style-name="P18" xml:id="id98" draw:id="id98" draw:layer="layout" svg:width="0.762cm" svg:height="0.762cm" svg:x="19.201cm" svg:y="16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7.701cm" svg:y1="14.368cm" svg:x2="17.702cm" svg:y2="12.785cm" draw:start-shape="id92" draw:start-glue-point="6" draw:end-shape="id96" draw:end-glue-point="6" svg:d="M17701 14368h-501l1-1583h501" svg:viewBox="0 0 503 1584">
          <text:p/>
        </draw:connector>
        <draw:connector draw:style-name="gr42" draw:text-style-name="P1" draw:layer="layout" draw:type="line" svg:x1="18.352cm" svg:y1="16.025cm" svg:x2="19.201cm" svg:y2="16.457cm" draw:start-shape="id97" draw:start-glue-point="9" draw:end-shape="id98" draw:end-glue-point="6" svg:d="M18352 16025l849 432" svg:viewBox="0 0 850 433">
          <text:p/>
        </draw:connector>
        <draw:line draw:style-name="gr34" draw:text-style-name="P1" draw:layer="layout" svg:x1="15.735cm" svg:y1="14.335cm" svg:x2="17.005cm" svg:y2="14.335cm">
          <text:p/>
        </draw:line>
        <draw:connector draw:style-name="gr42" draw:text-style-name="P1" draw:layer="layout" draw:type="line" svg:x1="19.312cm" svg:y1="16.187cm" svg:x2="18.352cm" svg:y2="14.638cm" draw:start-shape="id98" draw:start-glue-point="5" draw:end-shape="id92" draw:end-glue-point="9" svg:d="M19312 16187l-960-1549" svg:viewBox="0 0 961 1550">
          <text:p/>
        </draw:connector>
        <draw:custom-shape draw:style-name="gr38" draw:text-style-name="P5" xml:id="id99" draw:id="id99" draw:layer="layout" svg:width="0.762cm" svg:height="0.762cm" svg:x="23.702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4.464cm" svg:y1="14.369cm" svg:x2="25.226cm" svg:y2="14.369cm" draw:start-shape="id99" draw:start-glue-point="10" draw:end-shape="id100" draw:end-glue-point="6" svg:d="M24464 14369h762" svg:viewBox="0 0 763 1">
          <text:p/>
        </draw:connector>
        <draw:custom-shape draw:style-name="gr38" draw:text-style-name="P5" xml:id="id100" draw:id="id100" draw:layer="layout" svg:width="0.762cm" svg:height="0.762cm" svg:x="25.226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01" draw:id="id101" draw:layer="layout" svg:width="0.762cm" svg:height="0.762cm" svg:x="25.226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04" draw:id="id104" draw:layer="layout" svg:width="0.762cm" svg:height="0.762cm" svg:x="23.702cm" svg:y="1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5.607cm" svg:y1="13.988cm" svg:x2="25.607cm" svg:y2="13.166cm" draw:start-shape="id100" draw:start-glue-point="4" draw:end-shape="id101" draw:end-glue-point="8" svg:d="M25607 13988v-822" svg:viewBox="0 0 1 823">
          <text:p/>
        </draw:connector>
        <draw:custom-shape draw:style-name="gr39" draw:text-style-name="P19" xml:id="id102" draw:id="id102" draw:layer="layout" svg:width="0.762cm" svg:height="0.762cm" svg:x="26.616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5.877cm" svg:y1="14.099cm" svg:x2="26.727cm" svg:y2="13.727cm" draw:start-shape="id100" draw:start-glue-point="11" draw:end-shape="id102" draw:end-glue-point="7" svg:d="M25877 14099l850-372" svg:viewBox="0 0 851 373">
          <text:p/>
        </draw:connector>
        <draw:connector draw:style-name="gr37" draw:text-style-name="P1" draw:layer="layout" draw:line-skew="-0.081cm" svg:x1="25.877cm" svg:y1="14.639cm" svg:x2="25.337cm" svg:y2="14.639cm" draw:start-shape="id100" draw:start-glue-point="9" draw:end-shape="id100" draw:end-glue-point="7" svg:d="M25877 14639v532h-540v-532" svg:viewBox="0 0 541 533">
          <text:p/>
        </draw:connector>
        <draw:connector draw:style-name="gr41" draw:text-style-name="P1" draw:layer="layout" draw:type="line" svg:x1="24.353cm" svg:y1="14.099cm" svg:x2="25.337cm" svg:y2="13.055cm" draw:start-shape="id99" draw:start-glue-point="11" draw:end-shape="id101" draw:end-glue-point="7" svg:d="M24353 14099l984-1044" svg:viewBox="0 0 985 1045">
          <text:p/>
        </draw:connector>
        <draw:custom-shape draw:style-name="gr39" draw:text-style-name="P19" xml:id="id103" draw:id="id103" draw:layer="layout" svg:width="0.762cm" svg:height="0.762cm" svg:x="23.703cm" svg:y="12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25.226cm" svg:y1="12.785cm" svg:x2="24.465cm" svg:y2="12.786cm" draw:start-shape="id101" draw:start-glue-point="6" draw:end-shape="id103" draw:end-glue-point="10" svg:d="M25226 12785h-380v1h-381" svg:viewBox="0 0 762 2">
          <text:p/>
        </draw:connector>
        <draw:connector draw:style-name="gr41" draw:text-style-name="P1" draw:layer="layout" draw:type="line" svg:x1="24.083cm" svg:y1="15.375cm" svg:x2="24.083cm" svg:y2="14.75cm" draw:start-shape="id104" draw:start-glue-point="4" draw:end-shape="id99" draw:end-glue-point="8" svg:d="M24083 15375v-625" svg:viewBox="0 0 1 626">
          <text:p/>
        </draw:connector>
        <draw:custom-shape draw:style-name="gr36" draw:text-style-name="P18" xml:id="id105" draw:id="id105" draw:layer="layout" svg:width="0.762cm" svg:height="0.762cm" svg:x="25.202cm" svg:y="1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23.702cm" svg:y1="14.369cm" svg:x2="23.703cm" svg:y2="12.786cm" draw:start-shape="id99" draw:start-glue-point="6" draw:end-shape="id103" draw:end-glue-point="6" svg:d="M23702 14369h-501l1-1583h501" svg:viewBox="0 0 503 1584">
          <text:p/>
        </draw:connector>
        <draw:connector draw:style-name="gr42" draw:text-style-name="P1" draw:layer="layout" draw:type="line" svg:x1="24.353cm" svg:y1="16.026cm" svg:x2="25.202cm" svg:y2="16.458cm" draw:start-shape="id104" draw:start-glue-point="9" draw:end-shape="id105" draw:end-glue-point="6" svg:d="M24353 16026l849 432" svg:viewBox="0 0 850 433">
          <text:p/>
        </draw:connector>
        <draw:line draw:style-name="gr34" draw:text-style-name="P1" draw:layer="layout" svg:x1="21.736cm" svg:y1="14.336cm" svg:x2="23.006cm" svg:y2="14.336cm">
          <text:p/>
        </draw:line>
        <draw:connector draw:style-name="gr42" draw:text-style-name="P1" draw:layer="layout" draw:type="line" svg:x1="25.313cm" svg:y1="16.188cm" svg:x2="24.353cm" svg:y2="14.639cm" draw:start-shape="id105" draw:start-glue-point="5" draw:end-shape="id99" draw:end-glue-point="9" svg:d="M25313 16188l-960-1549" svg:viewBox="0 0 961 1550">
          <text:p/>
        </draw:connector>
        <draw:connector draw:style-name="gr42" draw:text-style-name="P1" draw:layer="layout" draw:type="lines" svg:x1="25.964cm" svg:y1="16.458cm" svg:x2="25.988cm" svg:y2="14.369cm" draw:start-shape="id105" draw:start-glue-point="10" draw:end-shape="id100" draw:end-glue-point="10" svg:d="M25964 16458h502l24-2089h-502" svg:viewBox="0 0 527 2090">
          <text:p/>
        </draw:connector>
        <draw:custom-shape draw:style-name="gr40" draw:text-style-name="P20" xml:id="id106" draw:id="id106" draw:layer="layout" svg:width="0.762cm" svg:height="0.762cm" svg:x="1.703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.465cm" svg:y1="19.37cm" svg:x2="3.227cm" svg:y2="19.37cm" draw:start-shape="id106" draw:start-glue-point="10" draw:end-shape="id107" draw:end-glue-point="6" svg:d="M2465 19370h762" svg:viewBox="0 0 763 1">
          <text:p/>
        </draw:connector>
        <draw:custom-shape draw:style-name="gr40" draw:text-style-name="P20" xml:id="id107" draw:id="id107" draw:layer="layout" svg:width="0.762cm" svg:height="0.762cm" svg:x="3.227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08" draw:id="id108" draw:layer="layout" svg:width="0.762cm" svg:height="0.762cm" svg:x="3.227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11" draw:id="id111" draw:layer="layout" svg:width="0.762cm" svg:height="0.762cm" svg:x="1.703cm" svg:y="20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3.608cm" svg:y1="18.989cm" svg:x2="3.608cm" svg:y2="18.167cm" draw:start-shape="id107" draw:start-glue-point="4" draw:end-shape="id108" draw:end-glue-point="8" svg:d="M3608 18989v-822" svg:viewBox="0 0 1 823">
          <text:p/>
        </draw:connector>
        <draw:custom-shape draw:style-name="gr39" draw:text-style-name="P19" xml:id="id109" draw:id="id109" draw:layer="layout" svg:width="0.762cm" svg:height="0.762cm" svg:x="4.617cm" svg:y="1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3.878cm" svg:y1="19.1cm" svg:x2="4.728cm" svg:y2="18.728cm" draw:start-shape="id107" draw:start-glue-point="11" draw:end-shape="id109" draw:end-glue-point="7" svg:d="M3878 19100l850-372" svg:viewBox="0 0 851 373">
          <text:p/>
        </draw:connector>
        <draw:connector draw:style-name="gr37" draw:text-style-name="P1" draw:layer="layout" draw:line-skew="-0.081cm" svg:x1="3.878cm" svg:y1="19.64cm" svg:x2="3.338cm" svg:y2="19.64cm" draw:start-shape="id107" draw:start-glue-point="9" draw:end-shape="id107" draw:end-glue-point="7" svg:d="M3878 19640v532h-540v-532" svg:viewBox="0 0 541 533">
          <text:p/>
        </draw:connector>
        <draw:connector draw:style-name="gr41" draw:text-style-name="P1" draw:layer="layout" draw:type="line" svg:x1="2.354cm" svg:y1="19.1cm" svg:x2="3.338cm" svg:y2="18.056cm" draw:start-shape="id106" draw:start-glue-point="11" draw:end-shape="id108" draw:end-glue-point="7" svg:d="M2354 19100l984-1044" svg:viewBox="0 0 985 1045">
          <text:p/>
        </draw:connector>
        <draw:custom-shape draw:style-name="gr39" draw:text-style-name="P19" xml:id="id110" draw:id="id110" draw:layer="layout" svg:width="0.762cm" svg:height="0.762cm" svg:x="1.704cm" svg:y="1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3.227cm" svg:y1="17.786cm" svg:x2="2.466cm" svg:y2="17.787cm" draw:start-shape="id108" draw:start-glue-point="6" draw:end-shape="id110" draw:end-glue-point="10" svg:d="M3227 17786h-380v1h-381" svg:viewBox="0 0 762 2">
          <text:p/>
        </draw:connector>
        <draw:connector draw:style-name="gr41" draw:text-style-name="P1" draw:layer="layout" draw:type="line" svg:x1="2.084cm" svg:y1="20.376cm" svg:x2="2.084cm" svg:y2="19.751cm" draw:start-shape="id111" draw:start-glue-point="4" draw:end-shape="id106" draw:end-glue-point="8" svg:d="M2084 20376v-625" svg:viewBox="0 0 1 626">
          <text:p/>
        </draw:connector>
        <draw:custom-shape draw:style-name="gr39" draw:text-style-name="P19" xml:id="id112" draw:id="id112" draw:layer="layout" svg:width="0.762cm" svg:height="0.762cm" svg:x="3.203cm" svg:y="21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.703cm" svg:y1="19.37cm" svg:x2="1.704cm" svg:y2="17.787cm" draw:start-shape="id106" draw:start-glue-point="6" draw:end-shape="id110" draw:end-glue-point="6" svg:d="M1703 19370h-501l1-1583h501" svg:viewBox="0 0 503 1584">
          <text:p/>
        </draw:connector>
        <draw:connector draw:style-name="gr42" draw:text-style-name="P1" draw:layer="layout" draw:type="line" svg:x1="2.354cm" svg:y1="21.027cm" svg:x2="3.203cm" svg:y2="21.459cm" draw:start-shape="id111" draw:start-glue-point="9" draw:end-shape="id112" draw:end-glue-point="6" svg:d="M2354 21027l849 432" svg:viewBox="0 0 850 433">
          <text:p/>
        </draw:connector>
        <draw:connector draw:style-name="gr42" draw:text-style-name="P1" draw:layer="layout" draw:type="line" svg:x1="3.314cm" svg:y1="21.189cm" svg:x2="2.354cm" svg:y2="19.64cm" draw:start-shape="id112" draw:start-glue-point="5" draw:end-shape="id106" draw:end-glue-point="9" svg:d="M3314 21189l-960-1549" svg:viewBox="0 0 961 1550">
          <text:p/>
        </draw:connector>
        <draw:connector draw:style-name="gr42" draw:text-style-name="P1" draw:layer="layout" draw:type="lines" svg:x1="3.965cm" svg:y1="21.459cm" svg:x2="3.989cm" svg:y2="19.37cm" draw:start-shape="id112" draw:start-glue-point="10" draw:end-shape="id107" draw:end-glue-point="10" svg:d="M3965 21459h502l24-2089h-502" svg:viewBox="0 0 527 2090">
          <text:p/>
        </draw:connector>
        <draw:custom-shape draw:style-name="gr36" draw:text-style-name="P18" draw:layer="layout" svg:width="0.762cm" svg:height="0.762cm" svg:x="5.618cm" svg:y="21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6.734cm" svg:y1="19.334cm" svg:x2="8.004cm" svg:y2="19.334cm">
          <text:p/>
        </draw:line>
        <draw:custom-shape draw:style-name="gr40" draw:text-style-name="P20" xml:id="id113" draw:id="id113" draw:layer="layout" svg:width="0.762cm" svg:height="0.762cm" svg:x="8.703cm" svg:y="1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9.465cm" svg:y1="19.371cm" svg:x2="10.227cm" svg:y2="19.371cm" draw:start-shape="id113" draw:start-glue-point="10" draw:end-shape="id114" draw:end-glue-point="6" svg:d="M9465 19371h762" svg:viewBox="0 0 763 1">
          <text:p/>
        </draw:connector>
        <draw:custom-shape draw:style-name="gr40" draw:text-style-name="P20" xml:id="id114" draw:id="id114" draw:layer="layout" svg:width="0.762cm" svg:height="0.762cm" svg:x="10.227cm" svg:y="1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15" draw:id="id115" draw:layer="layout" svg:width="0.762cm" svg:height="0.762cm" svg:x="10.227cm" svg:y="1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18" draw:id="id118" draw:layer="layout" svg:width="0.762cm" svg:height="0.762cm" svg:x="8.703cm" svg:y="20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0.608cm" svg:y1="18.99cm" svg:x2="10.608cm" svg:y2="18.168cm" draw:start-shape="id114" draw:start-glue-point="4" draw:end-shape="id115" draw:end-glue-point="8" svg:d="M10608 18990v-822" svg:viewBox="0 0 1 823">
          <text:p/>
        </draw:connector>
        <draw:custom-shape draw:style-name="gr39" draw:text-style-name="P19" xml:id="id116" draw:id="id116" draw:layer="layout" svg:width="0.762cm" svg:height="0.762cm" svg:x="11.617cm" svg:y="18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0.878cm" svg:y1="19.101cm" svg:x2="11.728cm" svg:y2="18.729cm" draw:start-shape="id114" draw:start-glue-point="11" draw:end-shape="id116" draw:end-glue-point="7" svg:d="M10878 19101l850-372" svg:viewBox="0 0 851 373">
          <text:p/>
        </draw:connector>
        <draw:connector draw:style-name="gr37" draw:text-style-name="P1" draw:layer="layout" draw:line-skew="-0.081cm" svg:x1="10.878cm" svg:y1="19.641cm" svg:x2="10.338cm" svg:y2="19.641cm" draw:start-shape="id114" draw:start-glue-point="9" draw:end-shape="id114" draw:end-glue-point="7" svg:d="M10878 19641v532h-540v-532" svg:viewBox="0 0 541 533">
          <text:p/>
        </draw:connector>
        <draw:connector draw:style-name="gr41" draw:text-style-name="P1" draw:layer="layout" draw:type="line" svg:x1="9.354cm" svg:y1="19.101cm" svg:x2="10.338cm" svg:y2="18.057cm" draw:start-shape="id113" draw:start-glue-point="11" draw:end-shape="id115" draw:end-glue-point="7" svg:d="M9354 19101l984-1044" svg:viewBox="0 0 985 1045">
          <text:p/>
        </draw:connector>
        <draw:custom-shape draw:style-name="gr39" draw:text-style-name="P19" xml:id="id117" draw:id="id117" draw:layer="layout" svg:width="0.762cm" svg:height="0.762cm" svg:x="8.704cm" svg:y="1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0.227cm" svg:y1="17.787cm" svg:x2="9.466cm" svg:y2="17.788cm" draw:start-shape="id115" draw:start-glue-point="6" draw:end-shape="id117" draw:end-glue-point="10" svg:d="M10227 17787h-380v1h-381" svg:viewBox="0 0 762 2">
          <text:p/>
        </draw:connector>
        <draw:connector draw:style-name="gr41" draw:text-style-name="P1" draw:layer="layout" draw:type="line" svg:x1="9.084cm" svg:y1="20.377cm" svg:x2="9.084cm" svg:y2="19.752cm" draw:start-shape="id118" draw:start-glue-point="4" draw:end-shape="id113" draw:end-glue-point="8" svg:d="M9084 20377v-625" svg:viewBox="0 0 1 626">
          <text:p/>
        </draw:connector>
        <draw:custom-shape draw:style-name="gr39" draw:text-style-name="P19" xml:id="id119" draw:id="id119" draw:layer="layout" svg:width="0.762cm" svg:height="0.762cm" svg:x="10.203cm" svg:y="21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8.703cm" svg:y1="19.371cm" svg:x2="8.704cm" svg:y2="17.788cm" draw:start-shape="id113" draw:start-glue-point="6" draw:end-shape="id117" draw:end-glue-point="6" svg:d="M8703 19371h-501l1-1583h501" svg:viewBox="0 0 503 1584">
          <text:p/>
        </draw:connector>
        <draw:connector draw:style-name="gr42" draw:text-style-name="P1" draw:layer="layout" draw:type="line" svg:x1="9.354cm" svg:y1="21.028cm" svg:x2="10.203cm" svg:y2="21.46cm" draw:start-shape="id118" draw:start-glue-point="9" draw:end-shape="id119" draw:end-glue-point="6" svg:d="M9354 21028l849 432" svg:viewBox="0 0 850 433">
          <text:p/>
        </draw:connector>
        <draw:connector draw:style-name="gr42" draw:text-style-name="P1" draw:layer="layout" draw:type="line" svg:x1="10.314cm" svg:y1="21.19cm" svg:x2="9.354cm" svg:y2="19.641cm" draw:start-shape="id119" draw:start-glue-point="5" draw:end-shape="id113" draw:end-glue-point="9" svg:d="M10314 21190l-960-1549" svg:viewBox="0 0 961 1550">
          <text:p/>
        </draw:connector>
        <draw:connector draw:style-name="gr42" draw:text-style-name="P1" draw:layer="layout" draw:type="lines" svg:x1="10.965cm" svg:y1="21.46cm" svg:x2="10.989cm" svg:y2="19.371cm" draw:start-shape="id119" draw:start-glue-point="10" draw:end-shape="id114" draw:end-glue-point="10" svg:d="M10965 21460h502l24-2089h-502" svg:viewBox="0 0 527 2090">
          <text:p/>
        </draw:connector>
        <draw:custom-shape draw:style-name="gr36" draw:text-style-name="P18" xml:id="id120" draw:id="id120" draw:layer="layout" svg:width="0.762cm" svg:height="0.762cm" svg:x="12.618cm" svg:y="21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3.734cm" svg:y1="19.335cm" svg:x2="15.004cm" svg:y2="19.335cm">
          <text:p/>
        </draw:line>
        <draw:custom-shape draw:style-name="gr38" draw:text-style-name="P5" xml:id="id121" draw:id="id121" draw:layer="layout" svg:width="0.762cm" svg:height="0.762cm" svg:x="11.618cm" svg:y="2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2.729cm" svg:y1="21.19cm" svg:x2="12.269cm" svg:y2="20.73cm" draw:start-shape="id120" draw:start-glue-point="5" draw:end-shape="id121" draw:end-glue-point="9" svg:d="M12729 21190l-460-460" svg:viewBox="0 0 461 461">
          <text:p/>
        </draw:connector>
        <draw:custom-shape draw:style-name="gr40" draw:text-style-name="P20" xml:id="id122" draw:id="id122" draw:layer="layout" svg:width="0.762cm" svg:height="0.762cm" svg:x="15.703cm" svg:y="1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6.465cm" svg:y1="19.372cm" svg:x2="17.227cm" svg:y2="19.372cm" draw:start-shape="id122" draw:start-glue-point="10" draw:end-shape="id123" draw:end-glue-point="6" svg:d="M16465 19372h762" svg:viewBox="0 0 763 1">
          <text:p/>
        </draw:connector>
        <draw:custom-shape draw:style-name="gr40" draw:text-style-name="P20" xml:id="id123" draw:id="id123" draw:layer="layout" svg:width="0.762cm" svg:height="0.762cm" svg:x="17.227cm" svg:y="1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24" draw:id="id124" draw:layer="layout" svg:width="0.762cm" svg:height="0.762cm" svg:x="17.227cm" svg:y="1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27" draw:id="id127" draw:layer="layout" svg:width="0.762cm" svg:height="0.762cm" svg:x="15.703cm" svg:y="2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7.608cm" svg:y1="18.991cm" svg:x2="17.608cm" svg:y2="18.169cm" draw:start-shape="id123" draw:start-glue-point="4" draw:end-shape="id124" draw:end-glue-point="8" svg:d="M17608 18991v-822" svg:viewBox="0 0 1 823">
          <text:p/>
        </draw:connector>
        <draw:custom-shape draw:style-name="gr39" draw:text-style-name="P19" xml:id="id125" draw:id="id125" draw:layer="layout" svg:width="0.762cm" svg:height="0.762cm" svg:x="18.617cm" svg:y="1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7.878cm" svg:y1="19.102cm" svg:x2="18.728cm" svg:y2="18.73cm" draw:start-shape="id123" draw:start-glue-point="11" draw:end-shape="id125" draw:end-glue-point="7" svg:d="M17878 19102l850-372" svg:viewBox="0 0 851 373">
          <text:p/>
        </draw:connector>
        <draw:connector draw:style-name="gr37" draw:text-style-name="P1" draw:layer="layout" draw:line-skew="-0.081cm" svg:x1="17.878cm" svg:y1="19.642cm" svg:x2="17.338cm" svg:y2="19.642cm" draw:start-shape="id123" draw:start-glue-point="9" draw:end-shape="id123" draw:end-glue-point="7" svg:d="M17878 19642v532h-540v-532" svg:viewBox="0 0 541 533">
          <text:p/>
        </draw:connector>
        <draw:connector draw:style-name="gr41" draw:text-style-name="P1" draw:layer="layout" draw:type="line" svg:x1="16.354cm" svg:y1="19.102cm" svg:x2="17.338cm" svg:y2="18.058cm" draw:start-shape="id122" draw:start-glue-point="11" draw:end-shape="id124" draw:end-glue-point="7" svg:d="M16354 19102l984-1044" svg:viewBox="0 0 985 1045">
          <text:p/>
        </draw:connector>
        <draw:custom-shape draw:style-name="gr39" draw:text-style-name="P19" xml:id="id126" draw:id="id126" draw:layer="layout" svg:width="0.762cm" svg:height="0.762cm" svg:x="15.704cm" svg:y="1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7.227cm" svg:y1="17.788cm" svg:x2="16.466cm" svg:y2="17.789cm" draw:start-shape="id124" draw:start-glue-point="6" draw:end-shape="id126" draw:end-glue-point="10" svg:d="M17227 17788h-380v1h-381" svg:viewBox="0 0 762 2">
          <text:p/>
        </draw:connector>
        <draw:connector draw:style-name="gr41" draw:text-style-name="P1" draw:layer="layout" draw:type="line" svg:x1="16.084cm" svg:y1="20.378cm" svg:x2="16.084cm" svg:y2="19.753cm" draw:start-shape="id127" draw:start-glue-point="4" draw:end-shape="id122" draw:end-glue-point="8" svg:d="M16084 20378v-625" svg:viewBox="0 0 1 626">
          <text:p/>
        </draw:connector>
        <draw:custom-shape draw:style-name="gr39" draw:text-style-name="P19" xml:id="id128" draw:id="id128" draw:layer="layout" svg:width="0.762cm" svg:height="0.762cm" svg:x="17.203cm" svg:y="2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5.703cm" svg:y1="19.372cm" svg:x2="15.704cm" svg:y2="17.789cm" draw:start-shape="id122" draw:start-glue-point="6" draw:end-shape="id126" draw:end-glue-point="6" svg:d="M15703 19372h-501l1-1583h501" svg:viewBox="0 0 503 1584">
          <text:p/>
        </draw:connector>
        <draw:connector draw:style-name="gr42" draw:text-style-name="P1" draw:layer="layout" draw:type="line" svg:x1="16.354cm" svg:y1="21.029cm" svg:x2="17.203cm" svg:y2="21.461cm" draw:start-shape="id127" draw:start-glue-point="9" draw:end-shape="id128" draw:end-glue-point="6" svg:d="M16354 21029l849 432" svg:viewBox="0 0 850 433">
          <text:p/>
        </draw:connector>
        <draw:connector draw:style-name="gr42" draw:text-style-name="P1" draw:layer="layout" draw:type="line" svg:x1="17.314cm" svg:y1="21.191cm" svg:x2="16.354cm" svg:y2="19.642cm" draw:start-shape="id128" draw:start-glue-point="5" draw:end-shape="id122" draw:end-glue-point="9" svg:d="M17314 21191l-960-1549" svg:viewBox="0 0 961 1550">
          <text:p/>
        </draw:connector>
        <draw:connector draw:style-name="gr42" draw:text-style-name="P1" draw:layer="layout" draw:type="lines" svg:x1="17.965cm" svg:y1="21.461cm" svg:x2="17.989cm" svg:y2="19.372cm" draw:start-shape="id128" draw:start-glue-point="10" draw:end-shape="id123" draw:end-glue-point="10" svg:d="M17965 21461h502l24-2089h-502" svg:viewBox="0 0 527 2090">
          <text:p/>
        </draw:connector>
        <draw:custom-shape draw:style-name="gr36" draw:text-style-name="P18" xml:id="id129" draw:id="id129" draw:layer="layout" svg:width="0.762cm" svg:height="0.762cm" svg:x="19.618cm" svg:y="2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0.734cm" svg:y1="19.336cm" svg:x2="22.004cm" svg:y2="19.336cm">
          <text:p/>
        </draw:line>
        <draw:custom-shape draw:style-name="gr38" draw:text-style-name="P5" xml:id="id130" draw:id="id130" draw:layer="layout" svg:width="0.762cm" svg:height="0.762cm" svg:x="18.618cm" svg:y="20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9.729cm" svg:y1="21.191cm" svg:x2="19.269cm" svg:y2="20.731cm" draw:start-shape="id129" draw:start-glue-point="5" draw:end-shape="id130" draw:end-glue-point="9" svg:d="M19729 21191l-460-460" svg:viewBox="0 0 461 461">
          <text:p/>
        </draw:connector>
        <draw:custom-shape draw:style-name="gr38" draw:text-style-name="P5" xml:id="id131" draw:id="id131" draw:layer="layout" svg:width="0.762cm" svg:height="0.762cm" svg:x="19.619cm" svg:y="1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9.999cm" svg:y1="21.08cm" svg:x2="20cm" svg:y2="19.843cm" draw:start-shape="id129" draw:start-glue-point="4" draw:end-shape="id131" draw:end-glue-point="8" svg:d="M19999 21080l1-1237" svg:viewBox="0 0 2 1238">
          <text:p/>
        </draw:connector>
        <draw:custom-shape draw:style-name="gr40" draw:text-style-name="P20" xml:id="id132" draw:id="id132" draw:layer="layout" svg:width="0.762cm" svg:height="0.762cm" svg:x="11.701cm" svg:y="1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2.463cm" svg:y1="14.368cm" svg:x2="13.225cm" svg:y2="14.368cm" draw:start-shape="id132" draw:start-glue-point="10" draw:end-shape="id133" draw:end-glue-point="6" svg:d="M12463 14368h762" svg:viewBox="0 0 763 1">
          <text:p/>
        </draw:connector>
        <draw:custom-shape draw:style-name="gr39" draw:text-style-name="P19" xml:id="id133" draw:id="id133" draw:layer="layout" svg:width="0.762cm" svg:height="0.762cm" svg:x="13.225cm" svg:y="1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34" draw:id="id134" draw:layer="layout" svg:width="0.762cm" svg:height="0.762cm" svg:x="13.225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37" draw:id="id137" draw:layer="layout" svg:width="0.762cm" svg:height="0.762cm" svg:x="11.701cm" svg:y="15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3.606cm" svg:y1="13.987cm" svg:x2="13.606cm" svg:y2="13.165cm" draw:start-shape="id133" draw:start-glue-point="4" draw:end-shape="id134" draw:end-glue-point="8" svg:d="M13606 13987v-822" svg:viewBox="0 0 1 823">
          <text:p/>
        </draw:connector>
        <draw:custom-shape draw:style-name="gr39" draw:text-style-name="P19" xml:id="id135" draw:id="id135" draw:layer="layout" svg:width="0.762cm" svg:height="0.762cm" svg:x="14.615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3.876cm" svg:y1="14.098cm" svg:x2="14.726cm" svg:y2="13.726cm" draw:start-shape="id133" draw:start-glue-point="11" draw:end-shape="id135" draw:end-glue-point="7" svg:d="M13876 14098l850-372" svg:viewBox="0 0 851 373">
          <text:p/>
        </draw:connector>
        <draw:connector draw:style-name="gr37" draw:text-style-name="P1" draw:layer="layout" draw:line-skew="-0.081cm" svg:x1="13.876cm" svg:y1="14.638cm" svg:x2="13.336cm" svg:y2="14.638cm" draw:start-shape="id133" draw:start-glue-point="9" draw:end-shape="id133" draw:end-glue-point="7" svg:d="M13876 14638v532h-540v-532" svg:viewBox="0 0 541 533">
          <text:p/>
        </draw:connector>
        <draw:connector draw:style-name="gr41" draw:text-style-name="P1" draw:layer="layout" draw:type="line" svg:x1="12.352cm" svg:y1="14.098cm" svg:x2="13.336cm" svg:y2="13.054cm" draw:start-shape="id132" draw:start-glue-point="11" draw:end-shape="id134" draw:end-glue-point="7" svg:d="M12352 14098l984-1044" svg:viewBox="0 0 985 1045">
          <text:p/>
        </draw:connector>
        <draw:custom-shape draw:style-name="gr39" draw:text-style-name="P19" xml:id="id136" draw:id="id136" draw:layer="layout" svg:width="0.762cm" svg:height="0.762cm" svg:x="11.70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3.225cm" svg:y1="12.784cm" svg:x2="12.464cm" svg:y2="12.785cm" draw:start-shape="id134" draw:start-glue-point="6" draw:end-shape="id136" draw:end-glue-point="10" svg:d="M13225 12784h-380v1h-381" svg:viewBox="0 0 762 2">
          <text:p/>
        </draw:connector>
        <draw:connector draw:style-name="gr41" draw:text-style-name="P1" draw:layer="layout" draw:type="line" svg:x1="12.082cm" svg:y1="15.374cm" svg:x2="12.082cm" svg:y2="14.749cm" draw:start-shape="id137" draw:start-glue-point="4" draw:end-shape="id132" draw:end-glue-point="8" svg:d="M12082 15374v-625" svg:viewBox="0 0 1 626">
          <text:p/>
        </draw:connector>
        <draw:custom-shape draw:style-name="gr36" draw:text-style-name="P18" xml:id="id138" draw:id="id138" draw:layer="layout" svg:width="0.762cm" svg:height="0.762cm" svg:x="13.201cm" svg:y="16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1.701cm" svg:y1="14.368cm" svg:x2="11.702cm" svg:y2="12.785cm" draw:start-shape="id132" draw:start-glue-point="6" draw:end-shape="id136" draw:end-glue-point="6" svg:d="M11701 14368h-501l1-1583h501" svg:viewBox="0 0 503 1584">
          <text:p/>
        </draw:connector>
        <draw:connector draw:style-name="gr42" draw:text-style-name="P1" draw:layer="layout" draw:type="line" svg:x1="12.352cm" svg:y1="16.025cm" svg:x2="13.201cm" svg:y2="16.457cm" draw:start-shape="id137" draw:start-glue-point="9" draw:end-shape="id138" draw:end-glue-point="6" svg:d="M12352 16025l849 432" svg:viewBox="0 0 850 433">
          <text:p/>
        </draw:connector>
        <draw:line draw:style-name="gr34" draw:text-style-name="P1" draw:layer="layout" svg:x1="9.735cm" svg:y1="14.335cm" svg:x2="11.005cm" svg:y2="14.335cm">
          <text:p/>
        </draw:line>
        <draw:custom-shape draw:style-name="gr40" draw:text-style-name="P20" xml:id="id139" draw:id="id139" draw:layer="layout" svg:width="0.762cm" svg:height="0.762cm" svg:x="1.703cm" svg:y="2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.465cm" svg:y1="24.373cm" svg:x2="3.227cm" svg:y2="24.373cm" draw:start-shape="id139" draw:start-glue-point="10" draw:end-shape="id140" draw:end-glue-point="6" svg:d="M2465 24373h762" svg:viewBox="0 0 763 1">
          <text:p/>
        </draw:connector>
        <draw:custom-shape draw:style-name="gr40" draw:text-style-name="P20" xml:id="id140" draw:id="id140" draw:layer="layout" svg:width="0.762cm" svg:height="0.762cm" svg:x="3.227cm" svg:y="2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41" draw:id="id141" draw:layer="layout" svg:width="0.762cm" svg:height="0.762cm" svg:x="3.227cm" svg:y="22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44" draw:id="id144" draw:layer="layout" svg:width="0.762cm" svg:height="0.762cm" svg:x="1.703cm" svg:y="25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3.608cm" svg:y1="23.992cm" svg:x2="3.608cm" svg:y2="23.17cm" draw:start-shape="id140" draw:start-glue-point="4" draw:end-shape="id141" draw:end-glue-point="8" svg:d="M3608 23992v-822" svg:viewBox="0 0 1 823">
          <text:p/>
        </draw:connector>
        <draw:custom-shape draw:style-name="gr39" draw:text-style-name="P19" xml:id="id142" draw:id="id142" draw:layer="layout" svg:width="0.762cm" svg:height="0.762cm" svg:x="4.617cm" svg:y="23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3.878cm" svg:y1="24.103cm" svg:x2="4.728cm" svg:y2="23.731cm" draw:start-shape="id140" draw:start-glue-point="11" draw:end-shape="id142" draw:end-glue-point="7" svg:d="M3878 24103l850-372" svg:viewBox="0 0 851 373">
          <text:p/>
        </draw:connector>
        <draw:connector draw:style-name="gr37" draw:text-style-name="P1" draw:layer="layout" draw:line-skew="-0.081cm" svg:x1="3.878cm" svg:y1="24.643cm" svg:x2="3.338cm" svg:y2="24.643cm" draw:start-shape="id140" draw:start-glue-point="9" draw:end-shape="id140" draw:end-glue-point="7" svg:d="M3878 24643v532h-540v-532" svg:viewBox="0 0 541 533">
          <text:p/>
        </draw:connector>
        <draw:connector draw:style-name="gr41" draw:text-style-name="P1" draw:layer="layout" draw:type="line" svg:x1="2.354cm" svg:y1="24.103cm" svg:x2="3.338cm" svg:y2="23.059cm" draw:start-shape="id139" draw:start-glue-point="11" draw:end-shape="id141" draw:end-glue-point="7" svg:d="M2354 24103l984-1044" svg:viewBox="0 0 985 1045">
          <text:p/>
        </draw:connector>
        <draw:custom-shape draw:style-name="gr39" draw:text-style-name="P19" xml:id="id143" draw:id="id143" draw:layer="layout" svg:width="0.762cm" svg:height="0.762cm" svg:x="1.704cm" svg:y="2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3.227cm" svg:y1="22.789cm" svg:x2="2.466cm" svg:y2="22.79cm" draw:start-shape="id141" draw:start-glue-point="6" draw:end-shape="id143" draw:end-glue-point="10" svg:d="M3227 22789h-380v1h-381" svg:viewBox="0 0 762 2">
          <text:p/>
        </draw:connector>
        <draw:connector draw:style-name="gr41" draw:text-style-name="P1" draw:layer="layout" draw:type="line" svg:x1="2.084cm" svg:y1="25.379cm" svg:x2="2.084cm" svg:y2="24.754cm" draw:start-shape="id144" draw:start-glue-point="4" draw:end-shape="id139" draw:end-glue-point="8" svg:d="M2084 25379v-625" svg:viewBox="0 0 1 626">
          <text:p/>
        </draw:connector>
        <draw:custom-shape draw:style-name="gr39" draw:text-style-name="P19" xml:id="id145" draw:id="id145" draw:layer="layout" svg:width="0.762cm" svg:height="0.762cm" svg:x="3.203cm" svg:y="26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.703cm" svg:y1="24.373cm" svg:x2="1.704cm" svg:y2="22.79cm" draw:start-shape="id139" draw:start-glue-point="6" draw:end-shape="id143" draw:end-glue-point="6" svg:d="M1703 24373h-501l1-1583h501" svg:viewBox="0 0 503 1584">
          <text:p/>
        </draw:connector>
        <draw:connector draw:style-name="gr42" draw:text-style-name="P1" draw:layer="layout" draw:type="line" svg:x1="2.354cm" svg:y1="26.03cm" svg:x2="3.203cm" svg:y2="26.462cm" draw:start-shape="id144" draw:start-glue-point="9" draw:end-shape="id145" draw:end-glue-point="6" svg:d="M2354 26030l849 432" svg:viewBox="0 0 850 433">
          <text:p/>
        </draw:connector>
        <draw:connector draw:style-name="gr42" draw:text-style-name="P1" draw:layer="layout" draw:type="line" svg:x1="3.314cm" svg:y1="26.192cm" svg:x2="2.354cm" svg:y2="24.643cm" draw:start-shape="id145" draw:start-glue-point="5" draw:end-shape="id139" draw:end-glue-point="9" svg:d="M3314 26192l-960-1549" svg:viewBox="0 0 961 1550">
          <text:p/>
        </draw:connector>
        <draw:connector draw:style-name="gr42" draw:text-style-name="P1" draw:layer="layout" draw:type="lines" svg:x1="3.965cm" svg:y1="26.462cm" svg:x2="3.989cm" svg:y2="24.373cm" draw:start-shape="id145" draw:start-glue-point="10" draw:end-shape="id140" draw:end-glue-point="10" svg:d="M3965 26462h502l24-2089h-502" svg:viewBox="0 0 527 2090">
          <text:p/>
        </draw:connector>
        <draw:custom-shape draw:style-name="gr39" draw:text-style-name="P19" xml:id="id146" draw:id="id146" draw:layer="layout" svg:width="0.762cm" svg:height="0.762cm" svg:x="5.618cm" svg:y="26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6.734cm" svg:y1="24.337cm" svg:x2="8.004cm" svg:y2="24.337cm">
          <text:p/>
        </draw:line>
        <draw:custom-shape draw:style-name="gr40" draw:text-style-name="P20" xml:id="id147" draw:id="id147" draw:layer="layout" svg:width="0.762cm" svg:height="0.762cm" svg:x="4.618cm" svg:y="2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5.729cm" svg:y1="26.192cm" svg:x2="5.269cm" svg:y2="25.732cm" draw:start-shape="id146" draw:start-glue-point="5" draw:end-shape="id147" draw:end-glue-point="9" svg:d="M5729 26192l-460-460" svg:viewBox="0 0 461 461">
          <text:p/>
        </draw:connector>
        <draw:custom-shape draw:style-name="gr36" draw:text-style-name="P18" xml:id="id148" draw:id="id148" draw:layer="layout" svg:width="0.762cm" svg:height="0.762cm" svg:x="5.619cm" svg:y="24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5.999cm" svg:y1="26.081cm" svg:x2="6cm" svg:y2="24.844cm" draw:start-shape="id146" draw:start-glue-point="4" draw:end-shape="id148" draw:end-glue-point="8" svg:d="M5999 26081l1-1237" svg:viewBox="0 0 2 1238">
          <text:p/>
        </draw:connector>
        <draw:custom-shape draw:style-name="gr40" draw:text-style-name="P20" xml:id="id149" draw:id="id149" draw:layer="layout" svg:width="0.762cm" svg:height="0.762cm" svg:x="22.703cm" svg:y="1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3.465cm" svg:y1="19.373cm" svg:x2="24.227cm" svg:y2="19.373cm" draw:start-shape="id149" draw:start-glue-point="10" draw:end-shape="id150" draw:end-glue-point="6" svg:d="M23465 19373h762" svg:viewBox="0 0 763 1">
          <text:p/>
        </draw:connector>
        <draw:custom-shape draw:style-name="gr40" draw:text-style-name="P20" xml:id="id150" draw:id="id150" draw:layer="layout" svg:width="0.762cm" svg:height="0.762cm" svg:x="24.227cm" svg:y="1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51" draw:id="id151" draw:layer="layout" svg:width="0.762cm" svg:height="0.762cm" svg:x="24.227cm" svg:y="1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54" draw:id="id154" draw:layer="layout" svg:width="0.762cm" svg:height="0.762cm" svg:x="22.703cm" svg:y="2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4.608cm" svg:y1="18.992cm" svg:x2="24.608cm" svg:y2="18.17cm" draw:start-shape="id150" draw:start-glue-point="4" draw:end-shape="id151" draw:end-glue-point="8" svg:d="M24608 18992v-822" svg:viewBox="0 0 1 823">
          <text:p/>
        </draw:connector>
        <draw:custom-shape draw:style-name="gr39" draw:text-style-name="P19" xml:id="id152" draw:id="id152" draw:layer="layout" svg:width="0.762cm" svg:height="0.762cm" svg:x="25.617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4.878cm" svg:y1="19.103cm" svg:x2="25.728cm" svg:y2="18.731cm" draw:start-shape="id150" draw:start-glue-point="11" draw:end-shape="id152" draw:end-glue-point="7" svg:d="M24878 19103l850-372" svg:viewBox="0 0 851 373">
          <text:p/>
        </draw:connector>
        <draw:connector draw:style-name="gr37" draw:text-style-name="P1" draw:layer="layout" draw:line-skew="-0.081cm" svg:x1="24.878cm" svg:y1="19.643cm" svg:x2="24.338cm" svg:y2="19.643cm" draw:start-shape="id150" draw:start-glue-point="9" draw:end-shape="id150" draw:end-glue-point="7" svg:d="M24878 19643v532h-540v-532" svg:viewBox="0 0 541 533">
          <text:p/>
        </draw:connector>
        <draw:connector draw:style-name="gr41" draw:text-style-name="P1" draw:layer="layout" draw:type="line" svg:x1="23.354cm" svg:y1="19.103cm" svg:x2="24.338cm" svg:y2="18.059cm" draw:start-shape="id149" draw:start-glue-point="11" draw:end-shape="id151" draw:end-glue-point="7" svg:d="M23354 19103l984-1044" svg:viewBox="0 0 985 1045">
          <text:p/>
        </draw:connector>
        <draw:custom-shape draw:style-name="gr39" draw:text-style-name="P19" xml:id="id153" draw:id="id153" draw:layer="layout" svg:width="0.762cm" svg:height="0.762cm" svg:x="22.704cm" svg:y="1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24.227cm" svg:y1="17.789cm" svg:x2="23.466cm" svg:y2="17.79cm" draw:start-shape="id151" draw:start-glue-point="6" draw:end-shape="id153" draw:end-glue-point="10" svg:d="M24227 17789h-380v1h-381" svg:viewBox="0 0 762 2">
          <text:p/>
        </draw:connector>
        <draw:connector draw:style-name="gr41" draw:text-style-name="P1" draw:layer="layout" draw:type="line" svg:x1="23.084cm" svg:y1="20.379cm" svg:x2="23.084cm" svg:y2="19.754cm" draw:start-shape="id154" draw:start-glue-point="4" draw:end-shape="id149" draw:end-glue-point="8" svg:d="M23084 20379v-625" svg:viewBox="0 0 1 626">
          <text:p/>
        </draw:connector>
        <draw:custom-shape draw:style-name="gr39" draw:text-style-name="P19" xml:id="id155" draw:id="id155" draw:layer="layout" svg:width="0.762cm" svg:height="0.762cm" svg:x="24.203cm" svg:y="21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22.703cm" svg:y1="19.373cm" svg:x2="22.704cm" svg:y2="17.79cm" draw:start-shape="id149" draw:start-glue-point="6" draw:end-shape="id153" draw:end-glue-point="6" svg:d="M22703 19373h-501l1-1583h501" svg:viewBox="0 0 503 1584">
          <text:p/>
        </draw:connector>
        <draw:connector draw:style-name="gr42" draw:text-style-name="P1" draw:layer="layout" draw:type="line" svg:x1="23.354cm" svg:y1="21.03cm" svg:x2="24.203cm" svg:y2="21.462cm" draw:start-shape="id154" draw:start-glue-point="9" draw:end-shape="id155" draw:end-glue-point="6" svg:d="M23354 21030l849 432" svg:viewBox="0 0 850 433">
          <text:p/>
        </draw:connector>
        <draw:connector draw:style-name="gr42" draw:text-style-name="P1" draw:layer="layout" draw:type="line" svg:x1="24.314cm" svg:y1="21.192cm" svg:x2="23.354cm" svg:y2="19.643cm" draw:start-shape="id155" draw:start-glue-point="5" draw:end-shape="id149" draw:end-glue-point="9" svg:d="M24314 21192l-960-1549" svg:viewBox="0 0 961 1550">
          <text:p/>
        </draw:connector>
        <draw:connector draw:style-name="gr42" draw:text-style-name="P1" draw:layer="layout" draw:type="lines" svg:x1="24.965cm" svg:y1="21.462cm" svg:x2="24.989cm" svg:y2="19.373cm" draw:start-shape="id155" draw:start-glue-point="10" draw:end-shape="id150" draw:end-glue-point="10" svg:d="M24965 21462h502l24-2089h-502" svg:viewBox="0 0 527 2090">
          <text:p/>
        </draw:connector>
        <draw:custom-shape draw:style-name="gr39" draw:text-style-name="P19" xml:id="id156" draw:id="id156" draw:layer="layout" svg:width="0.762cm" svg:height="0.762cm" svg:x="26.618cm" svg:y="21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157" draw:id="id157" draw:layer="layout" svg:width="0.762cm" svg:height="0.762cm" svg:x="25.618cm" svg:y="20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26.729cm" svg:y1="21.192cm" svg:x2="26.269cm" svg:y2="20.732cm" draw:start-shape="id156" draw:start-glue-point="5" draw:end-shape="id157" draw:end-glue-point="9" svg:d="M26729 21192l-460-460" svg:viewBox="0 0 461 461">
          <text:p/>
        </draw:connector>
        <draw:custom-shape draw:style-name="gr40" draw:text-style-name="P20" xml:id="id158" draw:id="id158" draw:layer="layout" svg:width="0.762cm" svg:height="0.762cm" svg:x="26.619cm" svg:y="1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26.999cm" svg:y1="21.081cm" svg:x2="27cm" svg:y2="19.844cm" draw:start-shape="id156" draw:start-glue-point="4" draw:end-shape="id158" draw:end-glue-point="8" svg:d="M26999 21081l1-1237" svg:viewBox="0 0 2 1238">
          <text:p/>
        </draw:connector>
        <draw:custom-shape draw:style-name="gr40" draw:text-style-name="P20" xml:id="id159" draw:id="id159" draw:layer="layout" svg:width="0.762cm" svg:height="0.762cm" svg:x="8.703cm" svg:y="2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9.465cm" svg:y1="24.374cm" svg:x2="10.227cm" svg:y2="24.374cm" draw:start-shape="id159" draw:start-glue-point="10" draw:end-shape="id160" draw:end-glue-point="6" svg:d="M9465 24374h762" svg:viewBox="0 0 763 1">
          <text:p/>
        </draw:connector>
        <draw:custom-shape draw:style-name="gr40" draw:text-style-name="P20" xml:id="id160" draw:id="id160" draw:layer="layout" svg:width="0.762cm" svg:height="0.762cm" svg:x="10.227cm" svg:y="2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61" draw:id="id161" draw:layer="layout" svg:width="0.762cm" svg:height="0.762cm" svg:x="10.227cm" svg:y="2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64" draw:id="id164" draw:layer="layout" svg:width="0.762cm" svg:height="0.762cm" svg:x="8.703cm" svg:y="2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0.608cm" svg:y1="23.993cm" svg:x2="10.608cm" svg:y2="23.171cm" draw:start-shape="id160" draw:start-glue-point="4" draw:end-shape="id161" draw:end-glue-point="8" svg:d="M10608 23993v-822" svg:viewBox="0 0 1 823">
          <text:p/>
        </draw:connector>
        <draw:custom-shape draw:style-name="gr39" draw:text-style-name="P19" xml:id="id162" draw:id="id162" draw:layer="layout" svg:width="0.762cm" svg:height="0.762cm" svg:x="11.617cm" svg:y="2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0.878cm" svg:y1="24.104cm" svg:x2="11.728cm" svg:y2="23.732cm" draw:start-shape="id160" draw:start-glue-point="11" draw:end-shape="id162" draw:end-glue-point="7" svg:d="M10878 24104l850-372" svg:viewBox="0 0 851 373">
          <text:p/>
        </draw:connector>
        <draw:connector draw:style-name="gr37" draw:text-style-name="P1" draw:layer="layout" draw:line-skew="-0.081cm" svg:x1="10.878cm" svg:y1="24.644cm" svg:x2="10.338cm" svg:y2="24.644cm" draw:start-shape="id160" draw:start-glue-point="9" draw:end-shape="id160" draw:end-glue-point="7" svg:d="M10878 24644v532h-540v-532" svg:viewBox="0 0 541 533">
          <text:p/>
        </draw:connector>
        <draw:connector draw:style-name="gr41" draw:text-style-name="P1" draw:layer="layout" draw:type="line" svg:x1="9.354cm" svg:y1="24.104cm" svg:x2="10.338cm" svg:y2="23.06cm" draw:start-shape="id159" draw:start-glue-point="11" draw:end-shape="id161" draw:end-glue-point="7" svg:d="M9354 24104l984-1044" svg:viewBox="0 0 985 1045">
          <text:p/>
        </draw:connector>
        <draw:custom-shape draw:style-name="gr39" draw:text-style-name="P19" xml:id="id163" draw:id="id163" draw:layer="layout" svg:width="0.762cm" svg:height="0.762cm" svg:x="8.704cm" svg:y="2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0.227cm" svg:y1="22.79cm" svg:x2="9.466cm" svg:y2="22.791cm" draw:start-shape="id161" draw:start-glue-point="6" draw:end-shape="id163" draw:end-glue-point="10" svg:d="M10227 22790h-380v1h-381" svg:viewBox="0 0 762 2">
          <text:p/>
        </draw:connector>
        <draw:connector draw:style-name="gr41" draw:text-style-name="P1" draw:layer="layout" draw:type="line" svg:x1="9.084cm" svg:y1="25.38cm" svg:x2="9.084cm" svg:y2="24.755cm" draw:start-shape="id164" draw:start-glue-point="4" draw:end-shape="id159" draw:end-glue-point="8" svg:d="M9084 25380v-625" svg:viewBox="0 0 1 626">
          <text:p/>
        </draw:connector>
        <draw:custom-shape draw:style-name="gr39" draw:text-style-name="P19" xml:id="id165" draw:id="id165" draw:layer="layout" svg:width="0.762cm" svg:height="0.762cm" svg:x="10.203cm" svg:y="2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8.703cm" svg:y1="24.374cm" svg:x2="8.704cm" svg:y2="22.791cm" draw:start-shape="id159" draw:start-glue-point="6" draw:end-shape="id163" draw:end-glue-point="6" svg:d="M8703 24374h-501l1-1583h501" svg:viewBox="0 0 503 1584">
          <text:p/>
        </draw:connector>
        <draw:connector draw:style-name="gr42" draw:text-style-name="P1" draw:layer="layout" draw:type="line" svg:x1="9.354cm" svg:y1="26.031cm" svg:x2="10.203cm" svg:y2="26.463cm" draw:start-shape="id164" draw:start-glue-point="9" draw:end-shape="id165" draw:end-glue-point="6" svg:d="M9354 26031l849 432" svg:viewBox="0 0 850 433">
          <text:p/>
        </draw:connector>
        <draw:connector draw:style-name="gr42" draw:text-style-name="P1" draw:layer="layout" draw:type="line" svg:x1="10.314cm" svg:y1="26.193cm" svg:x2="9.354cm" svg:y2="24.644cm" draw:start-shape="id165" draw:start-glue-point="5" draw:end-shape="id159" draw:end-glue-point="9" svg:d="M10314 26193l-960-1549" svg:viewBox="0 0 961 1550">
          <text:p/>
        </draw:connector>
        <draw:connector draw:style-name="gr42" draw:text-style-name="P1" draw:layer="layout" draw:type="lines" svg:x1="10.965cm" svg:y1="26.463cm" svg:x2="10.989cm" svg:y2="24.374cm" draw:start-shape="id165" draw:start-glue-point="10" draw:end-shape="id160" draw:end-glue-point="10" svg:d="M10965 26463h502l24-2089h-502" svg:viewBox="0 0 527 2090">
          <text:p/>
        </draw:connector>
        <draw:custom-shape draw:style-name="gr39" draw:text-style-name="P19" xml:id="id166" draw:id="id166" draw:layer="layout" svg:width="0.762cm" svg:height="0.762cm" svg:x="12.618cm" svg:y="2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3.734cm" svg:y1="24.338cm" svg:x2="15.004cm" svg:y2="24.338cm">
          <text:p/>
        </draw:line>
        <draw:custom-shape draw:style-name="gr38" draw:text-style-name="P5" xml:id="id167" draw:id="id167" draw:layer="layout" svg:width="0.762cm" svg:height="0.762cm" svg:x="11.618cm" svg:y="2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2.729cm" svg:y1="26.193cm" svg:x2="12.269cm" svg:y2="25.733cm" draw:start-shape="id166" draw:start-glue-point="5" draw:end-shape="id167" draw:end-glue-point="9" svg:d="M12729 26193l-460-460" svg:viewBox="0 0 461 461">
          <text:p/>
        </draw:connector>
        <draw:custom-shape draw:style-name="gr36" draw:text-style-name="P18" xml:id="id168" draw:id="id168" draw:layer="layout" svg:width="0.762cm" svg:height="0.762cm" svg:x="12.619cm" svg:y="2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2.999cm" svg:y1="26.082cm" svg:x2="13cm" svg:y2="24.845cm" draw:start-shape="id166" draw:start-glue-point="4" draw:end-shape="id168" draw:end-glue-point="8" svg:d="M12999 26082l1-1237" svg:viewBox="0 0 2 1238">
          <text:p/>
        </draw:connector>
        <draw:custom-shape draw:style-name="gr40" draw:text-style-name="P20" xml:id="id169" draw:id="id169" draw:layer="layout" svg:width="0.762cm" svg:height="0.762cm" svg:x="15.703cm" svg:y="2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6.465cm" svg:y1="24.374cm" svg:x2="17.227cm" svg:y2="24.374cm" draw:start-shape="id169" draw:start-glue-point="10" draw:end-shape="id170" draw:end-glue-point="6" svg:d="M16465 24374h762" svg:viewBox="0 0 763 1">
          <text:p/>
        </draw:connector>
        <draw:custom-shape draw:style-name="gr40" draw:text-style-name="P20" xml:id="id170" draw:id="id170" draw:layer="layout" svg:width="0.762cm" svg:height="0.762cm" svg:x="17.227cm" svg:y="2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71" draw:id="id171" draw:layer="layout" svg:width="0.762cm" svg:height="0.762cm" svg:x="17.227cm" svg:y="2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174" draw:id="id174" draw:layer="layout" svg:width="0.762cm" svg:height="0.762cm" svg:x="15.703cm" svg:y="2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7.608cm" svg:y1="23.993cm" svg:x2="17.608cm" svg:y2="23.171cm" draw:start-shape="id170" draw:start-glue-point="4" draw:end-shape="id171" draw:end-glue-point="8" svg:d="M17608 23993v-822" svg:viewBox="0 0 1 823">
          <text:p/>
        </draw:connector>
        <draw:custom-shape draw:style-name="gr39" draw:text-style-name="P19" xml:id="id172" draw:id="id172" draw:layer="layout" svg:width="0.762cm" svg:height="0.762cm" svg:x="18.617cm" svg:y="2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7.878cm" svg:y1="24.104cm" svg:x2="18.728cm" svg:y2="23.732cm" draw:start-shape="id170" draw:start-glue-point="11" draw:end-shape="id172" draw:end-glue-point="7" svg:d="M17878 24104l850-372" svg:viewBox="0 0 851 373">
          <text:p/>
        </draw:connector>
        <draw:connector draw:style-name="gr37" draw:text-style-name="P1" draw:layer="layout" draw:line-skew="-0.081cm" svg:x1="17.878cm" svg:y1="24.644cm" svg:x2="17.338cm" svg:y2="24.644cm" draw:start-shape="id170" draw:start-glue-point="9" draw:end-shape="id170" draw:end-glue-point="7" svg:d="M17878 24644v532h-540v-532" svg:viewBox="0 0 541 533">
          <text:p/>
        </draw:connector>
        <draw:connector draw:style-name="gr41" draw:text-style-name="P1" draw:layer="layout" draw:type="line" svg:x1="16.354cm" svg:y1="24.104cm" svg:x2="17.338cm" svg:y2="23.06cm" draw:start-shape="id169" draw:start-glue-point="11" draw:end-shape="id171" draw:end-glue-point="7" svg:d="M16354 24104l984-1044" svg:viewBox="0 0 985 1045">
          <text:p/>
        </draw:connector>
        <draw:custom-shape draw:style-name="gr39" draw:text-style-name="P19" xml:id="id173" draw:id="id173" draw:layer="layout" svg:width="0.762cm" svg:height="0.762cm" svg:x="15.704cm" svg:y="2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7.227cm" svg:y1="22.79cm" svg:x2="16.466cm" svg:y2="22.791cm" draw:start-shape="id171" draw:start-glue-point="6" draw:end-shape="id173" draw:end-glue-point="10" svg:d="M17227 22790h-380v1h-381" svg:viewBox="0 0 762 2">
          <text:p/>
        </draw:connector>
        <draw:connector draw:style-name="gr41" draw:text-style-name="P1" draw:layer="layout" draw:type="line" svg:x1="16.084cm" svg:y1="25.38cm" svg:x2="16.084cm" svg:y2="24.755cm" draw:start-shape="id174" draw:start-glue-point="4" draw:end-shape="id169" draw:end-glue-point="8" svg:d="M16084 25380v-625" svg:viewBox="0 0 1 626">
          <text:p/>
        </draw:connector>
        <draw:custom-shape draw:style-name="gr39" draw:text-style-name="P19" xml:id="id175" draw:id="id175" draw:layer="layout" svg:width="0.762cm" svg:height="0.762cm" svg:x="17.203cm" svg:y="2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5.703cm" svg:y1="24.374cm" svg:x2="15.704cm" svg:y2="22.791cm" draw:start-shape="id169" draw:start-glue-point="6" draw:end-shape="id173" draw:end-glue-point="6" svg:d="M15703 24374h-501l1-1583h501" svg:viewBox="0 0 503 1584">
          <text:p/>
        </draw:connector>
        <draw:connector draw:style-name="gr42" draw:text-style-name="P1" draw:layer="layout" draw:type="line" svg:x1="16.354cm" svg:y1="26.031cm" svg:x2="17.203cm" svg:y2="26.463cm" draw:start-shape="id174" draw:start-glue-point="9" draw:end-shape="id175" draw:end-glue-point="6" svg:d="M16354 26031l849 432" svg:viewBox="0 0 850 433">
          <text:p/>
        </draw:connector>
        <draw:connector draw:style-name="gr42" draw:text-style-name="P1" draw:layer="layout" draw:type="line" svg:x1="17.314cm" svg:y1="26.193cm" svg:x2="16.354cm" svg:y2="24.644cm" draw:start-shape="id175" draw:start-glue-point="5" draw:end-shape="id169" draw:end-glue-point="9" svg:d="M17314 26193l-960-1549" svg:viewBox="0 0 961 1550">
          <text:p/>
        </draw:connector>
        <draw:connector draw:style-name="gr42" draw:text-style-name="P1" draw:layer="layout" draw:type="lines" svg:x1="17.965cm" svg:y1="26.463cm" svg:x2="17.989cm" svg:y2="24.374cm" draw:start-shape="id175" draw:start-glue-point="10" draw:end-shape="id170" draw:end-glue-point="10" svg:d="M17965 26463h502l24-2089h-502" svg:viewBox="0 0 527 2090">
          <text:p/>
        </draw:connector>
        <draw:custom-shape draw:style-name="gr39" draw:text-style-name="P19" xml:id="id176" draw:id="id176" draw:layer="layout" svg:width="0.762cm" svg:height="0.762cm" svg:x="19.618cm" svg:y="2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177" draw:id="id177" draw:layer="layout" svg:width="0.762cm" svg:height="0.762cm" svg:x="18.618cm" svg:y="2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9.729cm" svg:y1="26.193cm" svg:x2="19.269cm" svg:y2="25.733cm" draw:start-shape="id176" draw:start-glue-point="5" draw:end-shape="id177" draw:end-glue-point="9" svg:d="M19729 26193l-460-460" svg:viewBox="0 0 461 461">
          <text:p/>
        </draw:connector>
        <draw:custom-shape draw:style-name="gr39" draw:text-style-name="P19" xml:id="id178" draw:id="id178" draw:layer="layout" svg:width="0.762cm" svg:height="0.762cm" svg:x="19.619cm" svg:y="2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9.999cm" svg:y1="26.082cm" svg:x2="20cm" svg:y2="24.845cm" draw:start-shape="id176" draw:start-glue-point="4" draw:end-shape="id178" draw:end-glue-point="8" svg:d="M19999 26082l1-1237" svg:viewBox="0 0 2 1238">
          <text:p/>
        </draw:connector>
        <draw:connector draw:style-name="gr42" draw:text-style-name="P1" draw:layer="layout" draw:type="line" svg:x1="12.73cm" svg:y1="24.734cm" svg:x2="12.269cm" svg:y2="25.193cm" draw:start-shape="id168" draw:start-glue-point="7" draw:end-shape="id167" draw:end-glue-point="11" svg:d="M12730 24734l-461 459" svg:viewBox="0 0 462 460">
          <text:p/>
        </draw:connector>
        <draw:connector draw:style-name="gr42" draw:text-style-name="P1" draw:layer="layout" draw:type="line" svg:x1="19.73cm" svg:y1="24.734cm" svg:x2="19.269cm" svg:y2="25.193cm" draw:start-shape="id178" draw:start-glue-point="7" draw:end-shape="id177" draw:end-glue-point="11" svg:d="M19730 24734l-461 459" svg:viewBox="0 0 462 460">
          <text:p/>
        </draw:connector>
        <draw:g>
          <svg:title>TexMaths</svg:title>
          <svg:desc>12§latex§\text{RNG}(\text{Status}_{C_0})§svg§600§TRUE§</svg:desc>
          <draw:polygon draw:style-name="gr13" draw:text-style-name="P9" draw:layer="layout" svg:width="2.887cm" svg:height="0.421cm" svg:x="0.652cm" svg:y="-1.437cm" svg:viewBox="0 0 2888 422" draw:points="1444,422 0,422 0,0 2888,0 2888,422">
            <text:p/>
          </draw:polygon>
          <draw:path draw:style-name="gr14" draw:text-style-name="P10" draw:layer="layout" svg:width="0.294cm" svg:height="0.297cm" svg:x="0.666cm" svg:y="-1.409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0.976cm" svg:y="-1.409cm" svg:viewBox="0 0 289 289" svg:d="M84 6c-3-6-4-6-12-6h-72v13h12c6 0 15 0 22 1 9 1 9 1 9 10v221c0 11 0 30-43 30v14c14 0 36-1 50-1 13 0 34 1 49 1v-14c-43 0-43-19-43-30v-220c2 2 2 2 4 5l172 253c4 6 4 6 7 6 7 0 7-3 7-11v-234c0-11 0-31 43-31v-13c-15 0-36 1-50 1-13 0-35-1-49-1v13c43 0 43 20 43 31v181z">
            <text:p/>
          </draw:path>
          <draw:path draw:style-name="gr14" draw:text-style-name="P10" draw:layer="layout" svg:width="0.286cm" svg:height="0.306cm" svg:x="1.302cm" svg:y="-1.418cm" svg:viewBox="0 0 287 307" svg:d="M227 272c5 9 23 25 27 25s4-2 4-9v-74c0-16 2-18 29-18v-14c-15 1-38 2-51 2-17 0-54 0-68-2v14h13c38 0 40 5 40 20v27c0 48-54 52-66 52-27 0-112-16-112-141 0-127 84-141 110-141 45 0 83 38 92 100 1 6 1 8 6 8 7 0 7-2 7-11v-99c0-8 0-11-5-11-2 0-2 0-6 5l-21 31c-14-13-37-36-79-36-79 0-147 67-147 154 0 86 68 153 148 153 31 0 65-10 79-35z">
            <text:p/>
          </draw:path>
          <draw:path draw:style-name="gr14" draw:text-style-name="P10" draw:layer="layout" svg:width="0.098cm" svg:height="0.421cm" svg:x="1.651cm" svg:y="-1.437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.797cm" svg:y="-1.418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2.016cm" svg:y="-1.38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2.19cm" svg:y="-1.309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2c0 41-30 55-49 55-21 0-38-15-38-36 0-23 18-59 87-61z">
            <text:p/>
          </draw:path>
          <draw:path draw:style-name="gr14" draw:text-style-name="P10" draw:layer="layout" svg:width="0.131cm" svg:height="0.264cm" svg:x="2.39cm" svg:y="-1.38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2.56cm" svg:y="-1.307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2.794cm" svg:y="-1.309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8 7-15-12-33-12-39-12-52 0-68 29-68 52 0 15 7 27 18 36 14 11 26 14 56 19z">
            <text:p/>
          </draw:path>
          <draw:path draw:style-name="gr14" draw:text-style-name="P10" draw:layer="layout" svg:width="0.228cm" svg:height="0.213cm" svg:x="2.968cm" svg:y="-1.265cm" svg:viewBox="0 0 229 214" svg:d="M229 4c0-2-1-4-3-4s-3 1-6 4l-21 22c-3-3-20-26-56-26-72 0-143 63-143 130 0 49 37 84 91 84 16 0 44-3 75-29 23-20 30-46 30-48 0-4-4-4-5-4-4 0-5 2-6 5-11 40-54 65-89 65-32 0-66-16-66-63 0-9 2-56 36-93 20-23 51-36 80-36 33 0 54 25 54 58 0 8 0 10 0 12 0 3 3 3 4 3 5 0 5-1 7-5z">
            <text:p/>
          </draw:path>
          <draw:path draw:style-name="gr14" draw:text-style-name="P10" draw:layer="layout" svg:width="0.11cm" svg:height="0.145cm" svg:x="3.206cm" svg:y="-1.156cm" svg:viewBox="0 0 111 146" svg:d="M111 74c0-15 0-74-55-74-56 0-56 59-56 74s0 72 56 72c55 0 55-57 55-72zM56 139c-8 0-26-3-32-24-3-11-3-27-3-44 0-16 0-31 4-42 5-18 21-22 31-22 15 0 27 8 30 23 4 10 4 29 4 41 0 14 0 32-4 44-5 21-22 24-30 24z">
            <text:p/>
          </draw:path>
          <draw:path draw:style-name="gr14" draw:text-style-name="P10" draw:layer="layout" svg:width="0.098cm" svg:height="0.421cm" svg:x="3.399cm" svg:y="-1.437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C_1})§svg§600§TRUE§</svg:desc>
          <draw:polygon draw:style-name="gr13" draw:text-style-name="P9" draw:layer="layout" svg:width="2.887cm" svg:height="0.421cm" svg:x="-1.778cm" svg:y="1.017cm" svg:viewBox="0 0 2888 422" draw:points="1444,422 0,422 0,0 2888,0 2888,422">
            <text:p/>
          </draw:polygon>
          <draw:path draw:style-name="gr14" draw:text-style-name="P10" draw:layer="layout" svg:width="0.294cm" svg:height="0.297cm" svg:x="-1.764cm" svg:y="1.045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14" draw:text-style-name="P10" draw:layer="layout" svg:width="0.288cm" svg:height="0.288cm" svg:x="-1.454cm" svg:y="1.045cm" svg:viewBox="0 0 289 289" svg:d="M84 6c-3-6-4-6-12-6h-72v13h12c6 0 15 0 22 1 9 1 9 1 9 10v221c0 11 0 30-43 30v14c14 0 36-1 50-1 13 0 34 1 49 1v-14c-43 0-43-19-43-30v-220c2 2 2 2 4 5l172 253c4 6 4 6 7 6 7 0 7-3 7-11v-234c0-11 0-31 43-31v-13c-15 0-36 1-50 1-13 0-35-1-49-1v13c43 0 43 20 43 31v181z">
            <text:p/>
          </draw:path>
          <draw:path draw:style-name="gr14" draw:text-style-name="P10" draw:layer="layout" svg:width="0.286cm" svg:height="0.306cm" svg:x="-1.128cm" svg:y="1.036cm" svg:viewBox="0 0 287 307" svg:d="M227 271c5 10 23 26 27 26s4-3 4-9v-74c0-16 2-18 29-18v-14c-15 1-38 2-51 2-17 0-54 0-68-2v14h13c38 0 40 4 40 20v27c0 48-54 51-66 51-27 0-112-15-112-141s84-140 110-140c45 0 83 38 92 100 1 6 1 8 6 8 7 0 7-2 7-11v-99c0-8 0-11-5-11-2 0-2 0-6 5l-21 31c-14-13-37-36-79-36-79 0-147 67-147 153 0 87 68 154 148 154 31 0 65-11 79-36z">
            <text:p/>
          </draw:path>
          <draw:path draw:style-name="gr14" draw:text-style-name="P10" draw:layer="layout" svg:width="0.098cm" svg:height="0.421cm" svg:x="-0.779cm" svg:y="1.017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-0.633cm" svg:y="1.036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-0.414cm" svg:y="1.074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-0.24cm" svg:y="1.145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1cm" svg:height="0.264cm" svg:x="-0.04cm" svg:y="1.074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0.13cm" svg:y="1.146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0.364cm" svg:y="1.145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8 7-15-12-33-12-39-12-52 0-68 29-68 52 0 15 7 27 18 36 14 11 26 14 56 19z">
            <text:p/>
          </draw:path>
          <draw:path draw:style-name="gr14" draw:text-style-name="P10" draw:layer="layout" svg:width="0.228cm" svg:height="0.213cm" svg:x="0.538cm" svg:y="1.189cm" svg:viewBox="0 0 229 214" svg:d="M229 4c0-2-1-4-3-4s-3 1-6 4l-21 22c-3-3-20-26-56-26-72 0-143 63-143 130 0 49 37 84 91 84 16 0 44-3 75-29 23-20 30-46 30-48 0-4-4-4-5-4-4 0-5 2-6 5-11 40-54 65-89 65-32 0-66-16-66-63 0-9 2-56 36-93 20-23 51-36 80-36 33 0 54 24 54 58 0 8 0 10 0 12 0 3 3 3 4 3 5 0 5-1 7-5z">
            <text:p/>
          </draw:path>
          <draw:path draw:style-name="gr14" draw:text-style-name="P10" draw:layer="layout" svg:width="0.086cm" svg:height="0.14cm" svg:x="0.789cm" svg:y="1.298cm" svg:viewBox="0 0 87 141" svg:d="M55 7c0-7-1-7-8-7-15 13-39 13-43 13h-4v10h4c5 0 18-1 31-6v106c0 6 0 9-23 9h-10v9c11-1 31-1 42-1 13 0 32 0 43 1v-9h-10c-22 0-22-3-22-9z">
            <text:p/>
          </draw:path>
          <draw:path draw:style-name="gr14" draw:text-style-name="P10" draw:layer="layout" svg:width="0.098cm" svg:height="0.421cm" svg:x="0.969cm" svg:y="1.017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0+1})§svg§600§TRUE§</svg:desc>
          <draw:polygon draw:style-name="gr13" draw:text-style-name="P9" draw:layer="layout" svg:width="3.313cm" svg:height="0.421cm" svg:x="4.064cm" svg:y="-1.523cm" svg:viewBox="0 0 3314 422" draw:points="1657,422 0,422 0,0 3314,0 3314,422">
            <text:p/>
          </draw:polygon>
          <draw:path draw:style-name="gr14" draw:text-style-name="P10" draw:layer="layout" svg:width="0.294cm" svg:height="0.297cm" svg:x="4.078cm" svg:y="-1.495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30-61l-5-34c-8-27-28-40-52-49z">
            <text:p/>
          </draw:path>
          <draw:path draw:style-name="gr14" draw:text-style-name="P10" draw:layer="layout" svg:width="0.288cm" svg:height="0.288cm" svg:x="4.388cm" svg:y="-1.495cm" svg:viewBox="0 0 289 289" svg:d="M84 6c-3-6-4-6-12-6h-72v13h12c6 0 15 0 22 1 9 1 9 1 9 10v221c0 11 0 30-43 30v14c14 0 36-1 50-1 13 0 34 1 49 1v-14c-43 0-43-19-43-30v-220c2 2 2 2 4 5l172 253c4 6 4 6 7 6 7 0 7-3 7-11v-234c0-11 0-31 43-31v-13c-15 0-36 1-50 1-13 0-35-1-49-1v13c43 0 43 20 43 31v181z">
            <text:p/>
          </draw:path>
          <draw:path draw:style-name="gr14" draw:text-style-name="P10" draw:layer="layout" svg:width="0.286cm" svg:height="0.306cm" svg:x="4.714cm" svg:y="-1.504cm" svg:viewBox="0 0 287 307" svg:d="M227 272c5 9 23 25 27 25s4-2 4-9v-74c0-16 2-18 29-18v-14c-15 1-38 2-51 2-17 0-54 0-68-2v14h13c38 0 40 5 40 20v27c0 48-54 52-66 52-27 0-112-16-112-141 0-127 84-141 110-141 45 0 83 38 92 100 1 6 1 8 6 8 7 0 7-2 7-11v-99c0-8 0-11-5-11-2 0-3 0-6 5l-21 31c-14-13-37-36-79-36-79 0-147 67-147 154 0 86 68 153 148 153 31 0 65-10 79-35z">
            <text:p/>
          </draw:path>
          <draw:path draw:style-name="gr14" draw:text-style-name="P10" draw:layer="layout" svg:width="0.098cm" svg:height="0.421cm" svg:x="5.063cm" svg:y="-1.523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5.209cm" svg:y="-1.504cm" svg:viewBox="0 0 188 307" svg:d="M124 134l-54-13c-27-7-43-29-43-54 0-30 23-55 56-55 71 0 80 70 83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5.428cm" svg:y="-1.466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5.602cm" svg:y="-1.395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2c0 41-30 55-49 55-21 0-38-15-38-36 0-23 18-59 87-61z">
            <text:p/>
          </draw:path>
          <draw:path draw:style-name="gr14" draw:text-style-name="P10" draw:layer="layout" svg:width="0.131cm" svg:height="0.264cm" svg:x="5.802cm" svg:y="-1.466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5.972cm" svg:y="-1.393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6.206cm" svg:y="-1.395cm" svg:viewBox="0 0 139 195" svg:d="M74 107c9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8 7-15-12-33-12-39-12-52 0-68 29-68 52 0 15 7 27 18 36 14 11 26 14 56 19z">
            <text:p/>
          </draw:path>
          <draw:path draw:style-name="gr14" draw:text-style-name="P10" draw:layer="layout" svg:width="0.228cm" svg:height="0.213cm" svg:x="6.38cm" svg:y="-1.351cm" svg:viewBox="0 0 229 214" svg:d="M229 4c0-2-1-4-3-4s-3 1-6 4l-21 22c-3-3-20-26-56-26-72 0-143 63-143 130 0 49 37 84 91 84 16 0 44-3 75-29 23-20 30-46 30-48 0-4-4-4-5-4-4 0-5 2-6 5-11 40-54 65-89 65-32 0-66-16-66-63 0-9 2-56 36-93 20-23 51-36 80-36 33 0 54 25 54 58 0 8 0 10 0 12 0 3 3 3 4 3 5 0 5-1 7-5z">
            <text:p/>
          </draw:path>
          <draw:path draw:style-name="gr14" draw:text-style-name="P10" draw:layer="layout" svg:width="0.11cm" svg:height="0.145cm" svg:x="6.618cm" svg:y="-1.242cm" svg:viewBox="0 0 111 146" svg:d="M111 74c0-15 0-74-55-74-56 0-56 59-56 74s0 72 56 72c55 0 55-57 55-72zM56 139c-8 0-26-3-32-24-3-11-3-27-3-44 0-16 0-31 4-42 5-18 21-22 31-22 15 0 27 8 30 23 4 10 4 29 4 41 0 14 0 32-4 44-5 21-22 24-30 24z">
            <text:p/>
          </draw:path>
          <draw:path draw:style-name="gr14" draw:text-style-name="P10" draw:layer="layout" svg:width="0.217cm" svg:height="0.218cm" svg:x="6.786cm" svg:y="-1.326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07cm" svg:height="0.196cm" svg:x="7.056cm" svg:y="-1.34cm" svg:viewBox="0 0 108 197" svg:d="M67 9c0-9-1-9-8-9-20 18-47 19-59 19v11c7 0 27 0 43-9v152c0 9 0 13-30 13h-11v11c6 0 42-1 53-1 9 0 47 1 53 1v-11h-11c-30 0-30-4-30-13z">
            <text:p/>
          </draw:path>
          <draw:path draw:style-name="gr14" draw:text-style-name="P10" draw:layer="layout" svg:width="0.098cm" svg:height="0.421cm" svg:x="7.238cm" svg:y="-1.523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C_0+2})§svg§600§TRUE§</svg:desc>
          <draw:polygon draw:style-name="gr13" draw:text-style-name="P9" draw:layer="layout" svg:width="3.313cm" svg:height="0.421cm" svg:x="7.874cm" svg:y="-1.523cm" svg:viewBox="0 0 3314 422" draw:points="1657,422 0,422 0,0 3314,0 3314,422">
            <text:p/>
          </draw:polygon>
          <draw:path draw:style-name="gr14" draw:text-style-name="P10" draw:layer="layout" svg:width="0.294cm" svg:height="0.297cm" svg:x="7.888cm" svg:y="-1.495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30-61l-5-34c-8-27-28-40-52-49z">
            <text:p/>
          </draw:path>
          <draw:path draw:style-name="gr14" draw:text-style-name="P10" draw:layer="layout" svg:width="0.288cm" svg:height="0.288cm" svg:x="8.198cm" svg:y="-1.495cm" svg:viewBox="0 0 289 289" svg:d="M84 6c-3-6-4-6-12-6h-72v13h12c6 0 15 0 22 1 9 1 9 1 9 10v221c0 11 0 30-43 30v14c14 0 36-1 50-1 13 0 34 1 49 1v-14c-43 0-43-19-43-30v-220c2 2 2 2 4 5l172 253c4 6 4 6 7 6 7 0 7-3 7-11v-234c0-11 0-31 43-31v-13c-15 0-36 1-50 1-13 0-35-1-49-1v13c43 0 43 20 43 31v181z">
            <text:p/>
          </draw:path>
          <draw:path draw:style-name="gr14" draw:text-style-name="P10" draw:layer="layout" svg:width="0.286cm" svg:height="0.306cm" svg:x="8.524cm" svg:y="-1.504cm" svg:viewBox="0 0 287 307" svg:d="M227 272c5 9 23 25 27 25s4-2 4-9v-74c0-16 2-18 29-18v-14c-15 1-38 2-51 2-17 0-54 0-68-2v14h13c38 0 40 5 40 20v27c0 48-54 52-66 52-27 0-112-16-112-141 0-127 84-141 110-141 45 0 83 38 92 100 1 6 1 8 6 8 7 0 7-2 7-11v-99c0-8 0-11-5-11-2 0-3 0-6 5l-21 31c-14-13-37-36-79-36-79 0-147 67-147 154 0 86 68 153 148 153 31 0 65-10 79-35z">
            <text:p/>
          </draw:path>
          <draw:path draw:style-name="gr14" draw:text-style-name="P10" draw:layer="layout" svg:width="0.098cm" svg:height="0.421cm" svg:x="8.873cm" svg:y="-1.523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9.019cm" svg:y="-1.504cm" svg:viewBox="0 0 188 307" svg:d="M124 134l-54-13c-27-7-43-29-43-54 0-30 23-55 56-55 71 0 80 70 83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9.238cm" svg:y="-1.466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9.412cm" svg:y="-1.395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2c0 41-30 55-49 55-21 0-38-15-38-36 0-23 18-59 87-61z">
            <text:p/>
          </draw:path>
          <draw:path draw:style-name="gr14" draw:text-style-name="P10" draw:layer="layout" svg:width="0.131cm" svg:height="0.264cm" svg:x="9.612cm" svg:y="-1.466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9.782cm" svg:y="-1.393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0.016cm" svg:y="-1.395cm" svg:viewBox="0 0 139 195" svg:d="M74 107c9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8 7-15-12-33-12-39-12-52 0-68 29-68 52 0 15 7 27 18 36 14 11 26 14 56 19z">
            <text:p/>
          </draw:path>
          <draw:path draw:style-name="gr14" draw:text-style-name="P10" draw:layer="layout" svg:width="0.228cm" svg:height="0.213cm" svg:x="10.19cm" svg:y="-1.351cm" svg:viewBox="0 0 229 214" svg:d="M229 4c0-2-1-4-3-4s-3 1-6 4l-21 22c-3-3-20-26-56-26-72 0-143 63-143 130 0 49 37 84 91 84 16 0 44-3 75-29 23-20 30-46 30-48 0-4-4-4-5-4-4 0-5 2-6 5-11 40-54 65-89 65-32 0-66-16-66-63 0-9 2-56 36-93 20-23 51-36 80-36 33 0 54 25 54 58 0 8 0 10 0 12 0 3 3 3 4 3 5 0 5-1 7-5z">
            <text:p/>
          </draw:path>
          <draw:path draw:style-name="gr14" draw:text-style-name="P10" draw:layer="layout" svg:width="0.11cm" svg:height="0.145cm" svg:x="10.428cm" svg:y="-1.242cm" svg:viewBox="0 0 111 146" svg:d="M111 74c0-15 0-74-55-74-56 0-56 59-56 74s0 72 56 72c55 0 55-57 55-72zM56 139c-8 0-26-3-32-24-3-11-3-27-3-44 0-16 0-31 4-42 5-18 21-22 31-22 15 0 27 8 30 23 4 10 4 29 4 41 0 14 0 32-4 44-5 21-22 24-30 24z">
            <text:p/>
          </draw:path>
          <draw:path draw:style-name="gr14" draw:text-style-name="P10" draw:layer="layout" svg:width="0.217cm" svg:height="0.218cm" svg:x="10.596cm" svg:y="-1.326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3cm" svg:height="0.196cm" svg:x="10.853cm" svg:y="-1.34cm" svg:viewBox="0 0 131 197" svg:d="M131 143h-10c-1 7-4 24-8 27-2 2-25 2-29 2h-54c30-28 41-36 59-50 22-17 42-36 42-64 0-36-31-58-70-58-36 0-61 26-61 53 0 15 12 17 15 17 8 0 17-6 17-16 0-5-2-16-18-16 9-21 29-27 44-27 29 0 45 23 45 47 0 25-19 46-28 57l-72 70c-3 3-3 4-3 12h123z">
            <text:p/>
          </draw:path>
          <draw:path draw:style-name="gr14" draw:text-style-name="P10" draw:layer="layout" svg:width="0.098cm" svg:height="0.421cm" svg:x="11.048cm" svg:y="-1.523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C_0+C_1})§svg§600§TRUE§</svg:desc>
          <draw:polygon draw:style-name="gr13" draw:text-style-name="P9" draw:layer="layout" svg:width="3.553cm" svg:height="0.421cm" svg:x="12.592cm" svg:y="-1.523cm" svg:viewBox="0 0 3554 422" draw:points="1777,422 0,422 0,0 3554,0 3554,422">
            <text:p/>
          </draw:polygon>
          <draw:path draw:style-name="gr14" draw:text-style-name="P10" draw:layer="layout" svg:width="0.294cm" svg:height="0.297cm" svg:x="12.606cm" svg:y="-1.495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2.916cm" svg:y="-1.495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3.242cm" svg:y="-1.504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3.591cm" svg:y="-1.523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3.737cm" svg:y="-1.504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3.956cm" svg:y="-1.466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4.13cm" svg:y="-1.395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2c0 41-30 55-49 55-21 0-38-15-38-36 0-23 18-59 87-61z">
            <text:p/>
          </draw:path>
          <draw:path draw:style-name="gr14" draw:text-style-name="P10" draw:layer="layout" svg:width="0.131cm" svg:height="0.264cm" svg:x="14.331cm" svg:y="-1.466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4.501cm" svg:y="-1.393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4.735cm" svg:y="-1.395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228cm" svg:height="0.213cm" svg:x="14.909cm" svg:y="-1.351cm" svg:viewBox="0 0 229 214" svg:d="M229 4c0-2-1-4-3-4s-3 1-6 4l-21 22c-3-3-19-26-56-26-72 0-143 63-143 130 0 49 37 84 91 84 16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cm" svg:height="0.145cm" svg:x="15.147cm" svg:y="-1.242cm" svg:viewBox="0 0 111 146" svg:d="M111 74c0-15 0-74-55-74-56 0-56 59-56 74s0 72 56 72c55 0 55-57 55-72zM56 139c-8 0-26-3-32-24-3-11-3-27-3-44 0-16 0-31 4-42 5-18 21-22 31-22 15 0 27 8 30 23 4 10 4 29 4 41 0 14 0 32-4 44-5 21-22 24-30 24z">
            <text:p/>
          </draw:path>
          <draw:path draw:style-name="gr14" draw:text-style-name="P10" draw:layer="layout" svg:width="0.217cm" svg:height="0.218cm" svg:x="15.315cm" svg:y="-1.326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228cm" svg:height="0.213cm" svg:x="15.574cm" svg:y="-1.351cm" svg:viewBox="0 0 229 214" svg:d="M229 4c0-2-1-4-3-4s-3 1-6 4l-21 22c-3-3-19-26-56-26-72 0-143 63-143 130 0 49 38 84 91 84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086cm" svg:height="0.14cm" svg:x="15.825cm" svg:y="-1.242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098cm" svg:height="0.421cm" svg:x="16.005cm" svg:y="-1.523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C_1+2})§svg§600§TRUE§</svg:desc>
          <draw:polygon draw:style-name="gr13" draw:text-style-name="P9" draw:layer="layout" svg:width="3.313cm" svg:height="0.421cm" svg:x="5.004cm" svg:y="3.135cm" svg:viewBox="0 0 3314 422" draw:points="1657,422 0,422 0,0 3314,0 3314,422">
            <text:p/>
          </draw:polygon>
          <draw:path draw:style-name="gr14" draw:text-style-name="P10" draw:layer="layout" svg:width="0.294cm" svg:height="0.297cm" svg:x="5.018cm" svg:y="3.163cm" svg:viewBox="0 0 295 298" svg:d="M80 139v-109c0-10 0-15 9-16 4-1 17-1 25-1 39 0 86 1 86 63 0 30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30-61l-5-34c-8-27-28-41-52-49z">
            <text:p/>
          </draw:path>
          <draw:path draw:style-name="gr14" draw:text-style-name="P10" draw:layer="layout" svg:width="0.288cm" svg:height="0.288cm" svg:x="5.328cm" svg:y="3.163cm" svg:viewBox="0 0 289 289" svg:d="M84 6c-3-6-4-6-12-6h-72v13h12c6 0 15 0 22 1 9 1 9 1 9 10v221c0 11 0 30-43 30v14c14 0 36-1 50-1 13 0 34 1 49 1v-14c-43 0-43-19-43-30v-220c2 2 2 2 4 5l172 253c4 6 4 6 7 6 7 0 7-3 7-11v-234c0-11 0-31 43-31v-13c-15 0-36 1-50 1-13 0-35-1-49-1v13c43 0 43 20 43 31v181z">
            <text:p/>
          </draw:path>
          <draw:path draw:style-name="gr14" draw:text-style-name="P10" draw:layer="layout" svg:width="0.286cm" svg:height="0.306cm" svg:x="5.654cm" svg:y="3.154cm" svg:viewBox="0 0 287 307" svg:d="M227 271c5 10 23 26 27 26s4-3 4-9v-74c0-16 2-18 29-18v-14c-15 1-38 2-51 2-17 0-54 0-68-2v14h13c38 0 40 4 40 20v27c0 48-54 51-66 51-27 0-112-15-112-141s84-140 110-140c45 0 83 38 92 100 1 6 1 8 6 8 7 0 7-2 7-11v-99c0-8 0-11-5-11-2 0-3 0-6 5l-21 31c-14-13-37-36-79-36-79 0-147 67-147 153 0 87 68 154 148 154 31 0 65-11 79-36z">
            <text:p/>
          </draw:path>
          <draw:path draw:style-name="gr14" draw:text-style-name="P10" draw:layer="layout" svg:width="0.098cm" svg:height="0.421cm" svg:x="6.003cm" svg:y="3.135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6.149cm" svg:y="3.154cm" svg:viewBox="0 0 188 307" svg:d="M124 134l-54-13c-27-7-43-29-43-54 0-30 23-55 56-55 71 0 80 70 83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6.368cm" svg:y="3.192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6.542cm" svg:y="3.263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1cm" svg:height="0.264cm" svg:x="6.742cm" svg:y="3.192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6.912cm" svg:y="3.264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7.146cm" svg:y="3.263cm" svg:viewBox="0 0 139 195" svg:d="M74 107c9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8 7-15-12-33-12-39-12-52 0-68 29-68 52 0 15 7 27 18 36 14 11 26 14 56 19z">
            <text:p/>
          </draw:path>
          <draw:path draw:style-name="gr14" draw:text-style-name="P10" draw:layer="layout" svg:width="0.228cm" svg:height="0.213cm" svg:x="7.32cm" svg:y="3.307cm" svg:viewBox="0 0 229 214" svg:d="M229 4c0-2-1-4-3-4s-3 1-6 4l-21 22c-3-3-20-26-56-26-72 0-143 63-143 130 0 49 37 84 91 84 16 0 44-3 75-29 23-20 30-46 30-48 0-4-4-4-5-4-4 0-5 2-6 5-11 40-54 65-89 65-32 0-66-16-66-63 0-9 2-56 36-93 20-23 51-36 80-36 33 0 54 24 54 58 0 8 0 10 0 12 0 3 3 3 4 3 5 0 5-1 7-5z">
            <text:p/>
          </draw:path>
          <draw:path draw:style-name="gr14" draw:text-style-name="P10" draw:layer="layout" svg:width="0.086cm" svg:height="0.14cm" svg:x="7.571cm" svg:y="3.416cm" svg:viewBox="0 0 87 141" svg:d="M55 7c0-7-1-7-8-7-15 13-39 13-43 13h-4v10h4c5 0 18-1 31-6v106c0 6 0 9-23 9h-10v9c11-1 31-1 42-1 13 0 32 0 43 1v-9h-10c-22 0-22-3-22-9z">
            <text:p/>
          </draw:path>
          <draw:path draw:style-name="gr14" draw:text-style-name="P10" draw:layer="layout" svg:width="0.217cm" svg:height="0.218cm" svg:x="7.726cm" svg:y="3.332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3cm" svg:height="0.196cm" svg:x="7.983cm" svg:y="3.318cm" svg:viewBox="0 0 131 197" svg:d="M131 143h-10c-1 7-4 24-8 27-2 2-25 2-29 2h-54c30-28 41-36 59-50 22-17 42-36 42-64 0-36-31-58-70-58-36 0-61 26-61 53 0 15 12 17 15 17 8 0 17-6 17-16 0-5-2-16-18-16 9-21 29-27 44-27 29 0 45 23 45 47 0 25-19 46-28 57l-72 70c-3 3-3 4-3 12h123z">
            <text:p/>
          </draw:path>
          <draw:path draw:style-name="gr14" draw:text-style-name="P10" draw:layer="layout" svg:width="0.098cm" svg:height="0.421cm" svg:x="8.178cm" svg:y="3.135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1+3})§svg§600§TRUE§</svg:desc>
          <draw:polygon draw:style-name="gr13" draw:text-style-name="P9" draw:layer="layout" svg:width="3.313cm" svg:height="0.421cm" svg:x="9.652cm" svg:y="3.303cm" svg:viewBox="0 0 3314 422" draw:points="1657,422 0,422 0,0 3314,0 3314,422">
            <text:p/>
          </draw:polygon>
          <draw:path draw:style-name="gr14" draw:text-style-name="P10" draw:layer="layout" svg:width="0.294cm" svg:height="0.297cm" svg:x="9.666cm" svg:y="3.331cm" svg:viewBox="0 0 295 298" svg:d="M80 139v-109c0-10 0-15 9-16 4-1 17-1 25-1 39 0 86 1 86 63 0 30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30-61l-5-34c-8-27-28-41-52-49z">
            <text:p/>
          </draw:path>
          <draw:path draw:style-name="gr14" draw:text-style-name="P10" draw:layer="layout" svg:width="0.288cm" svg:height="0.288cm" svg:x="9.976cm" svg:y="3.331cm" svg:viewBox="0 0 289 289" svg:d="M84 6c-3-6-4-6-12-6h-72v13h12c6 0 15 0 22 1 9 1 9 1 9 10v221c0 11 0 30-43 30v14c14 0 36-1 50-1 13 0 34 1 49 1v-14c-43 0-43-19-43-30v-220c2 2 2 2 4 5l172 253c4 6 4 6 7 6 7 0 7-3 7-11v-234c0-11 0-31 43-31v-13c-15 0-36 1-50 1-13 0-35-1-49-1v13c43 0 43 20 43 31v181z">
            <text:p/>
          </draw:path>
          <draw:path draw:style-name="gr14" draw:text-style-name="P10" draw:layer="layout" svg:width="0.286cm" svg:height="0.306cm" svg:x="10.302cm" svg:y="3.322cm" svg:viewBox="0 0 287 307" svg:d="M227 271c5 10 23 26 27 26s4-3 4-9v-74c0-16 2-18 29-18v-14c-15 1-38 2-51 2-17 0-54 0-68-2v14h13c38 0 40 4 40 20v27c0 48-54 51-66 51-27 0-112-15-112-141s84-140 110-140c45 0 83 38 92 100 1 6 1 8 6 8 7 0 7-2 7-11v-99c0-8 0-11-5-11-2 0-3 0-6 5l-21 31c-14-13-37-36-79-36-79 0-147 67-147 153 0 87 68 154 148 154 31 0 65-11 79-36z">
            <text:p/>
          </draw:path>
          <draw:path draw:style-name="gr14" draw:text-style-name="P10" draw:layer="layout" svg:width="0.098cm" svg:height="0.421cm" svg:x="10.651cm" svg:y="3.303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10.797cm" svg:y="3.322cm" svg:viewBox="0 0 188 307" svg:d="M124 134l-54-13c-27-7-43-29-43-54 0-30 23-55 56-55 71 0 80 70 83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11.016cm" svg:y="3.36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1.19cm" svg:y="3.431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1cm" svg:height="0.264cm" svg:x="11.39cm" svg:y="3.36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1.56cm" svg:y="3.432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11.794cm" svg:y="3.431cm" svg:viewBox="0 0 139 195" svg:d="M74 107c9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8 7-15-12-33-12-39-12-52 0-68 29-68 52 0 15 7 27 18 36 14 11 26 14 56 19z">
            <text:p/>
          </draw:path>
          <draw:path draw:style-name="gr14" draw:text-style-name="P10" draw:layer="layout" svg:width="0.228cm" svg:height="0.213cm" svg:x="11.968cm" svg:y="3.475cm" svg:viewBox="0 0 229 214" svg:d="M229 4c0-2-1-4-3-4s-3 1-6 4l-21 22c-3-3-20-26-56-26-72 0-143 63-143 130 0 49 37 84 91 84 16 0 44-3 75-29 23-20 30-46 30-48 0-4-4-4-5-4-4 0-5 2-6 5-11 40-54 65-89 65-32 0-66-16-66-63 0-9 2-56 36-93 20-23 51-36 80-36 33 0 54 24 54 58 0 8 0 10 0 12 0 3 3 3 4 3 5 0 5-1 7-5z">
            <text:p/>
          </draw:path>
          <draw:path draw:style-name="gr14" draw:text-style-name="P10" draw:layer="layout" svg:width="0.086cm" svg:height="0.14cm" svg:x="12.219cm" svg:y="3.584cm" svg:viewBox="0 0 87 141" svg:d="M55 7c0-7-1-7-8-7-15 13-39 13-43 13h-4v10h4c5 0 18-1 31-6v106c0 6 0 9-23 9h-10v9c11-1 31-1 42-1 13 0 32 0 43 1v-9h-10c-22 0-22-3-22-9z">
            <text:p/>
          </draw:path>
          <draw:path draw:style-name="gr14" draw:text-style-name="P10" draw:layer="layout" svg:width="0.217cm" svg:height="0.218cm" svg:x="12.374cm" svg:y="3.5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35cm" svg:height="0.201cm" svg:x="12.628cm" svg:y="3.486cm" svg:viewBox="0 0 136 202" svg:d="M65 98c23 0 40 16 40 48 0 36-22 47-39 47-11 0-38-3-51-20 15-1 18-11 18-17 0-9-7-16-17-16-7 0-16 5-16 16 0 29 31 46 67 46 41 0 69-26 69-56 0-23-18-46-51-54 31-10 43-33 43-51 0-24-27-41-61-41-32 0-57 16-57 39 0 11 5 17 15 17 9 0 14-7 14-16 0-8-5-14-14-15 11-13 31-16 41-16 14 0 33 6 33 32 0 13-5 26-13 35-9 11-17 12-32 13-8 0-8 0-10 1 0 0-3 0-3 4s3 4 8 4z">
            <text:p/>
          </draw:path>
          <draw:path draw:style-name="gr14" draw:text-style-name="P10" draw:layer="layout" svg:width="0.098cm" svg:height="0.421cm" svg:x="12.826cm" svg:y="3.303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1+C_2})§svg§600§TRUE§</svg:desc>
          <draw:polygon draw:style-name="gr13" draw:text-style-name="P9" draw:layer="layout" svg:width="3.553cm" svg:height="0.421cm" svg:x="14.732cm" svg:y="2.374cm" svg:viewBox="0 0 3554 422" draw:points="1777,422 0,422 0,0 3554,0 3554,422">
            <text:p/>
          </draw:polygon>
          <draw:path draw:style-name="gr14" draw:text-style-name="P10" draw:layer="layout" svg:width="0.294cm" svg:height="0.297cm" svg:x="14.746cm" svg:y="2.402cm" svg:viewBox="0 0 295 298" svg:d="M80 139v-109c0-10 0-15 9-16 4-1 17-1 25-1 39 0 86 1 86 63 0 30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14" draw:text-style-name="P10" draw:layer="layout" svg:width="0.288cm" svg:height="0.288cm" svg:x="15.056cm" svg:y="2.40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5.382cm" svg:y="2.393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14" draw:text-style-name="P10" draw:layer="layout" svg:width="0.098cm" svg:height="0.421cm" svg:x="15.731cm" svg:y="2.374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15.877cm" svg:y="2.393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16.096cm" svg:y="2.431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6.27cm" svg:y="2.502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1cm" svg:height="0.264cm" svg:x="16.471cm" svg:y="2.431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6.641cm" svg:y="2.503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16.875cm" svg:y="2.502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228cm" svg:height="0.213cm" svg:x="17.049cm" svg:y="2.546cm" svg:viewBox="0 0 229 214" svg:d="M229 4c0-2-1-4-3-4s-3 1-6 4l-21 22c-3-3-19-26-56-26-72 0-143 63-143 130 0 49 37 84 91 84 16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086cm" svg:height="0.14cm" svg:x="17.3cm" svg:y="2.655cm" svg:viewBox="0 0 87 141" svg:d="M55 7c0-7-1-7-8-7-15 13-39 13-43 13h-4v10h4c5 0 18-1 31-6v106c0 6 0 9-23 9h-10v9c11-1 31-1 42-1 13 0 32 0 43 1v-9h-10c-22 0-22-3-22-9z">
            <text:p/>
          </draw:path>
          <draw:path draw:style-name="gr14" draw:text-style-name="P10" draw:layer="layout" svg:width="0.217cm" svg:height="0.218cm" svg:x="17.455cm" svg:y="2.571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228cm" svg:height="0.213cm" svg:x="17.714cm" svg:y="2.546cm" svg:viewBox="0 0 229 214" svg:d="M229 4c0-2-1-4-3-4s-3 1-6 4l-21 22c-3-3-19-26-56-26-72 0-143 63-143 130 0 49 38 84 91 84 17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105cm" svg:height="0.14cm" svg:x="17.954cm" svg:y="2.655cm" svg:viewBox="0 0 106 141" svg:d="M106 101h-9c-1 4-3 17-6 19-2 1-20 1-23 1h-42c14-11 31-22 43-31 19-13 37-26 37-48 0-27-25-42-56-42-29 0-50 16-50 37 0 11 10 13 12 13 6 0 13-4 13-13 0-7-6-11-13-12 6-10 19-15 33-15 21 0 39 12 39 32 0 18-13 32-29 45l-52 44c-3 2-3 2-3 4v6h99z">
            <text:p/>
          </draw:path>
          <draw:path draw:style-name="gr14" draw:text-style-name="P10" draw:layer="layout" svg:width="0.098cm" svg:height="0.421cm" svg:x="18.145cm" svg:y="2.374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1+C_2})§svg§600§TRUE§</svg:desc>
          <draw:polygon draw:style-name="gr13" draw:text-style-name="P9" draw:layer="layout" svg:width="3.553cm" svg:height="0.421cm" svg:x="-2.03cm" svg:y="5.08cm" svg:viewBox="0 0 3554 422" draw:points="1777,422 0,422 0,0 3554,0 3554,422">
            <text:p/>
          </draw:polygon>
          <draw:path draw:style-name="gr14" draw:text-style-name="P10" draw:layer="layout" svg:width="0.294cm" svg:height="0.297cm" svg:x="-2.016cm" svg:y="5.108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14" draw:text-style-name="P10" draw:layer="layout" svg:width="0.288cm" svg:height="0.288cm" svg:x="-1.706cm" svg:y="5.10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-1.38cm" svg:y="5.099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14" draw:text-style-name="P10" draw:layer="layout" svg:width="0.098cm" svg:height="0.421cm" svg:x="-1.031cm" svg:y="5.08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-0.885cm" svg:y="5.099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-0.666cm" svg:y="5.137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-0.492cm" svg:y="5.208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1cm" svg:height="0.264cm" svg:x="-0.291cm" svg:y="5.137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-0.121cm" svg:y="5.209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0.113cm" svg:y="5.208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228cm" svg:height="0.213cm" svg:x="0.287cm" svg:y="5.252cm" svg:viewBox="0 0 229 214" svg:d="M229 4c0-2-1-4-3-4s-3 1-6 4l-21 22c-3-3-19-26-56-26-72 0-143 63-143 130 0 49 37 84 91 84 16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086cm" svg:height="0.14cm" svg:x="0.538cm" svg:y="5.361cm" svg:viewBox="0 0 87 141" svg:d="M55 7c0-7-1-7-8-7-15 13-39 13-43 13h-4v10h4c5 0 18-1 31-6v106c0 6 0 9-23 9h-10v9c11-1 31-1 42-1 13 0 32 0 43 1v-9h-10c-22 0-22-3-22-9z">
            <text:p/>
          </draw:path>
          <draw:path draw:style-name="gr14" draw:text-style-name="P10" draw:layer="layout" svg:width="0.217cm" svg:height="0.218cm" svg:x="0.693cm" svg:y="5.277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228cm" svg:height="0.213cm" svg:x="0.952cm" svg:y="5.252cm" svg:viewBox="0 0 229 214" svg:d="M229 4c0-2-1-4-3-4s-3 1-6 4l-21 22c-3-3-19-26-56-26-72 0-143 63-143 130 0 49 38 84 91 84 17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105cm" svg:height="0.14cm" svg:x="1.192cm" svg:y="5.361cm" svg:viewBox="0 0 106 141" svg:d="M106 101h-9c-1 4-3 17-6 19-2 1-20 1-23 1h-42c14-11 31-22 43-31 19-13 37-26 37-48 0-27-25-42-56-42-29 0-50 16-50 37 0 11 10 13 12 13 6 0 13-4 13-13 0-7-6-11-13-12 6-10 19-15 33-15 21 0 39 12 39 32 0 18-13 32-29 45l-52 44c-3 2-3 2-3 4v6h99z">
            <text:p/>
          </draw:path>
          <draw:path draw:style-name="gr14" draw:text-style-name="P10" draw:layer="layout" svg:width="0.098cm" svg:height="0.421cm" svg:x="1.383cm" svg:y="5.08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1+C_2+1})§svg§600§TRUE§</svg:desc>
          <draw:polygon draw:style-name="gr13" draw:text-style-name="P9" draw:layer="layout" svg:width="3.979cm" svg:height="0.421cm" svg:x="8.129cm" svg:y="6.351cm" svg:viewBox="0 0 3980 422" draw:points="1990,422 0,422 0,0 3980,0 3980,422">
            <text:p/>
          </draw:polygon>
          <draw:path draw:style-name="gr14" draw:text-style-name="P10" draw:layer="layout" svg:width="0.294cm" svg:height="0.297cm" svg:x="8.143cm" svg:y="6.379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14" draw:text-style-name="P10" draw:layer="layout" svg:width="0.288cm" svg:height="0.288cm" svg:x="8.453cm" svg:y="6.379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8.779cm" svg:y="6.37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14" draw:text-style-name="P10" draw:layer="layout" svg:width="0.098cm" svg:height="0.421cm" svg:x="9.128cm" svg:y="6.351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9.274cm" svg:y="6.37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9.493cm" svg:y="6.408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9.667cm" svg:y="6.479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1cm" svg:height="0.264cm" svg:x="9.867cm" svg:y="6.408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0.037cm" svg:y="6.48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10.272cm" svg:y="6.479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228cm" svg:height="0.213cm" svg:x="10.445cm" svg:y="6.523cm" svg:viewBox="0 0 229 214" svg:d="M229 4c0-2-1-4-3-4s-3 1-6 4l-21 22c-3-3-19-26-56-26-72 0-143 63-143 130 0 49 37 84 91 84 16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086cm" svg:height="0.14cm" svg:x="10.697cm" svg:y="6.632cm" svg:viewBox="0 0 87 141" svg:d="M55 7c0-7-1-7-8-7-15 13-39 13-43 13h-4v10h4c5 0 18-1 31-6v106c0 6 0 9-23 9h-10v9c11-1 31-1 42-1 13 0 32 0 43 1v-9h-10c-22 0-22-3-22-9z">
            <text:p/>
          </draw:path>
          <draw:path draw:style-name="gr14" draw:text-style-name="P10" draw:layer="layout" svg:width="0.217cm" svg:height="0.218cm" svg:x="10.851cm" svg:y="6.548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228cm" svg:height="0.213cm" svg:x="11.111cm" svg:y="6.523cm" svg:viewBox="0 0 229 214" svg:d="M229 4c0-2-1-4-3-4s-3 1-6 4l-21 22c-3-3-19-26-56-26-72 0-143 63-143 130 0 49 38 84 91 84 17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105cm" svg:height="0.14cm" svg:x="11.351cm" svg:y="6.632cm" svg:viewBox="0 0 106 141" svg:d="M106 101h-9c-1 4-3 17-6 19-2 1-20 1-23 1h-42c14-11 31-22 43-31 19-13 37-26 37-48 0-27-25-42-56-42-29 0-50 16-50 37 0 11 10 13 12 13 6 0 13-4 13-13 0-7-6-11-13-12 6-10 19-15 33-15 21 0 39 12 39 32 0 18-13 32-29 45l-52 44c-3 2-3 2-3 4v6h99z">
            <text:p/>
          </draw:path>
          <draw:path draw:style-name="gr14" draw:text-style-name="P10" draw:layer="layout" svg:width="0.217cm" svg:height="0.218cm" svg:x="11.517cm" svg:y="6.548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07cm" svg:height="0.196cm" svg:x="11.787cm" svg:y="6.534cm" svg:viewBox="0 0 108 197" svg:d="M67 9c0-9-1-9-8-9-20 18-47 19-59 19v11c7 0 27 0 43-9v152c0 9 0 13-30 13h-11v11c6 0 42-1 53-1 9 0 47 1 53 1v-11h-11c-30 0-30-4-30-13z">
            <text:p/>
          </draw:path>
          <draw:path draw:style-name="gr14" draw:text-style-name="P10" draw:layer="layout" svg:width="0.098cm" svg:height="0.421cm" svg:x="11.969cm" svg:y="6.351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\sum_{k=1}^3C_k})§svg§600§TRUE§</svg:desc>
          <draw:polygon draw:style-name="gr13" draw:text-style-name="P9" draw:layer="layout" svg:width="3.864cm" svg:height="0.519cm" svg:x="18.799cm" svg:y="6.35cm" svg:viewBox="0 0 3865 520" draw:points="1933,520 0,520 0,0 3865,0 3865,520">
            <text:p/>
          </draw:polygon>
          <draw:path draw:style-name="gr14" draw:text-style-name="P10" draw:layer="layout" svg:width="0.294cm" svg:height="0.297cm" svg:x="18.813cm" svg:y="6.37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9.123cm" svg:y="6.37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9.449cm" svg:y="6.36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9.798cm" svg:y="6.35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9.944cm" svg:y="6.36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20.163cm" svg:y="6.407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20.337cm" svg:y="6.47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20.538cm" svg:y="6.407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20.707cm" svg:y="6.48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20.942cm" svg:y="6.47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21.117cm" svg:y="6.55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21.466cm" svg:y="6.516cm" svg:viewBox="0 0 110 146" svg:d="M53 71c20 0 32 12 32 34 0 21-13 32-31 32-3 0-28 0-40-10 10-2 12-9 12-14 0-7-6-12-13-12-6 0-13 4-13 13 0 22 25 32 54 32 35 0 56-21 56-41 0-18-15-33-39-39 25-7 32-24 32-35 0-19-21-31-48-31-26 0-47 11-47 30 0 10 7 12 11 12 7 0 13-4 13-11 0-5-3-11-11-13 10-9 29-10 33-10 15 0 27 8 27 23 0 11-8 31-31 32-6 0-7 0-13 1-1 0-3 0-3 3 0 4 2 4 5 4z">
            <text:p/>
          </draw:path>
          <draw:path draw:style-name="gr14" draw:text-style-name="P10" draw:layer="layout" svg:width="0.114cm" svg:height="0.149cm" svg:x="21.476cm" svg:y="6.72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21.633cm" svg:y="6.785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21.86cm" svg:y="6.728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22.072cm" svg:y="6.56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22.319cm" svg:y="6.67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22.523cm" svg:y="6.35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C_1+C_2+2})§svg§600§TRUE§</svg:desc>
          <draw:polygon draw:style-name="gr13" draw:text-style-name="P9" draw:layer="layout" svg:width="3.979cm" svg:height="0.421cm" svg:x="13.21cm" svg:y="6.436cm" svg:viewBox="0 0 3980 422" draw:points="1990,422 0,422 0,0 3980,0 3980,422">
            <text:p/>
          </draw:polygon>
          <draw:path draw:style-name="gr14" draw:text-style-name="P10" draw:layer="layout" svg:width="0.294cm" svg:height="0.297cm" svg:x="13.224cm" svg:y="6.464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14" draw:text-style-name="P10" draw:layer="layout" svg:width="0.288cm" svg:height="0.288cm" svg:x="13.534cm" svg:y="6.464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3.86cm" svg:y="6.455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14" draw:text-style-name="P10" draw:layer="layout" svg:width="0.098cm" svg:height="0.421cm" svg:x="14.209cm" svg:y="6.436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14.355cm" svg:y="6.455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14.574cm" svg:y="6.493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4.748cm" svg:y="6.564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1cm" svg:height="0.264cm" svg:x="14.948cm" svg:y="6.493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5.118cm" svg:y="6.565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15.353cm" svg:y="6.564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228cm" svg:height="0.213cm" svg:x="15.526cm" svg:y="6.608cm" svg:viewBox="0 0 229 214" svg:d="M229 4c0-2-1-4-3-4s-3 1-6 4l-21 22c-3-3-19-26-56-26-72 0-143 63-143 130 0 49 37 84 91 84 16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086cm" svg:height="0.14cm" svg:x="15.778cm" svg:y="6.717cm" svg:viewBox="0 0 87 141" svg:d="M55 7c0-7-1-7-8-7-15 13-39 13-43 13h-4v10h4c5 0 18-1 31-6v106c0 6 0 9-23 9h-10v9c11-1 31-1 42-1 13 0 32 0 43 1v-9h-10c-22 0-22-3-22-9z">
            <text:p/>
          </draw:path>
          <draw:path draw:style-name="gr14" draw:text-style-name="P10" draw:layer="layout" svg:width="0.217cm" svg:height="0.218cm" svg:x="15.932cm" svg:y="6.633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228cm" svg:height="0.213cm" svg:x="16.192cm" svg:y="6.608cm" svg:viewBox="0 0 229 214" svg:d="M229 4c0-2-1-4-3-4s-3 1-6 4l-21 22c-3-3-19-26-56-26-72 0-143 63-143 130 0 49 38 84 91 84 17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105cm" svg:height="0.14cm" svg:x="16.432cm" svg:y="6.717cm" svg:viewBox="0 0 106 141" svg:d="M106 101h-9c-1 4-3 17-6 19-2 1-20 1-23 1h-42c14-11 31-22 43-31 19-13 37-26 37-48 0-27-25-42-56-42-29 0-50 16-50 37 0 11 10 13 12 13 6 0 13-4 13-13 0-7-6-11-13-12 6-10 19-15 33-15 21 0 39 12 39 32 0 18-13 32-29 45l-52 44c-3 2-3 2-3 4v6h99z">
            <text:p/>
          </draw:path>
          <draw:path draw:style-name="gr14" draw:text-style-name="P10" draw:layer="layout" svg:width="0.217cm" svg:height="0.218cm" svg:x="16.598cm" svg:y="6.633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31cm" svg:height="0.196cm" svg:x="16.855cm" svg:y="6.619cm" svg:viewBox="0 0 132 197" svg:d="M132 143h-11c-1 7-4 24-8 27-2 2-25 2-29 2h-54c30-28 41-36 59-50 22-17 43-36 43-64 0-36-32-58-71-58-36 0-61 26-61 53 0 15 12 17 15 17 8 0 17-6 17-16 0-5-2-16-18-16 9-21 29-27 44-27 29 0 45 23 45 47 0 25-19 46-28 57l-72 70c-3 3-3 4-3 12h123z">
            <text:p/>
          </draw:path>
          <draw:path draw:style-name="gr14" draw:text-style-name="P10" draw:layer="layout" svg:width="0.098cm" svg:height="0.421cm" svg:x="17.05cm" svg:y="6.436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\sum_{k=1}^3C_k})§svg§600§TRUE§</svg:desc>
          <draw:polygon draw:style-name="gr13" draw:text-style-name="P9" draw:layer="layout" svg:width="3.864cm" svg:height="0.519cm" svg:x="-2.595cm" svg:y="9.13cm" svg:viewBox="0 0 3865 520" draw:points="1933,520 0,520 0,0 3865,0 3865,520">
            <text:p/>
          </draw:polygon>
          <draw:path draw:style-name="gr14" draw:text-style-name="P10" draw:layer="layout" svg:width="0.294cm" svg:height="0.297cm" svg:x="-2.581cm" svg:y="9.15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-2.271cm" svg:y="9.15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-1.945cm" svg:y="9.14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-1.596cm" svg:y="9.13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-1.45cm" svg:y="9.14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-1.231cm" svg:y="9.187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-1.057cm" svg:y="9.25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-0.856cm" svg:y="9.187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-0.687cm" svg:y="9.26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-0.452cm" svg:y="9.25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-0.277cm" svg:y="9.33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0.072cm" svg:y="9.296cm" svg:viewBox="0 0 110 146" svg:d="M53 71c20 0 32 12 32 34 0 21-13 32-31 32-3 0-28 0-40-10 10-2 12-9 12-14 0-7-6-12-13-12-6 0-13 4-13 13 0 22 25 32 54 32 35 0 56-21 56-41 0-18-15-33-39-39 25-7 32-24 32-35 0-19-21-31-48-31-26 0-47 11-47 30 0 10 7 12 11 12 7 0 13-4 13-11 0-5-3-11-11-13 10-9 29-10 33-10 15 0 27 8 27 23 0 11-8 31-31 32-6 0-7 0-13 1-1 0-3 0-3 3 0 4 2 4 5 4z">
            <text:p/>
          </draw:path>
          <draw:path draw:style-name="gr14" draw:text-style-name="P10" draw:layer="layout" svg:width="0.114cm" svg:height="0.149cm" svg:x="0.082cm" svg:y="9.50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0.239cm" svg:y="9.565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0.466cm" svg:y="9.508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0.678cm" svg:y="9.34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0.925cm" svg:y="9.45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1.129cm" svg:y="9.13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3C_k+1})§svg§600§TRUE§</svg:desc>
          <draw:polygon draw:style-name="gr13" draw:text-style-name="P9" draw:layer="layout" svg:width="4.29cm" svg:height="0.519cm" svg:x="8.695cm" svg:y="10.414cm" svg:viewBox="0 0 4291 520" draw:points="2146,520 0,520 0,0 4291,0 4291,520">
            <text:p/>
          </draw:polygon>
          <draw:path draw:style-name="gr14" draw:text-style-name="P10" draw:layer="layout" svg:width="0.294cm" svg:height="0.297cm" svg:x="8.709cm" svg:y="10.442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9.019cm" svg:y="10.44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9.345cm" svg:y="10.433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9.694cm" svg:y="10.41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9.84cm" svg:y="10.433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0.059cm" svg:y="10.471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0.233cm" svg:y="10.542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0.433cm" svg:y="10.471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0.603cm" svg:y="10.544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0.838cm" svg:y="10.542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1.013cm" svg:y="10.616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11.362cm" svg:y="10.58cm" svg:viewBox="0 0 110 146" svg:d="M53 71c20 0 32 12 32 34 0 21-13 32-31 32-3 0-28 0-40-10 10-2 12-9 12-14 0-7-6-12-13-12-6 0-13 4-13 13 0 22 25 32 54 32 35 0 56-21 56-41 0-18-15-33-39-39 25-7 32-24 32-35 0-19-21-31-48-31-26 0-47 11-47 30 0 10 7 12 11 12 7 0 13-4 13-11 0-5-3-11-11-13 10-9 29-10 33-10 15 0 27 8 27 23 0 11-8 31-31 32-6 0-7 0-13 1-1 0-3 0-3 3 0 4 2 4 5 4z">
            <text:p/>
          </draw:path>
          <draw:path draw:style-name="gr14" draw:text-style-name="P10" draw:layer="layout" svg:width="0.114cm" svg:height="0.149cm" svg:x="11.371cm" svg:y="10.78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1.529cm" svg:y="10.849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1.755cm" svg:y="10.792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1.967cm" svg:y="10.631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2.215cm" svg:y="10.73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217cm" svg:height="0.218cm" svg:x="12.394cm" svg:y="10.655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07cm" svg:height="0.196cm" svg:x="12.664cm" svg:y="10.642cm" svg:viewBox="0 0 108 197" svg:d="M67 9c0-9 0-9-8-9-20 18-47 19-59 19v11c7 0 27 0 43-9v152c0 9 0 13-30 13h-11v11c6 0 42-1 53-1 9 0 47 1 53 1v-11h-11c-30 0-30-4-30-13z">
            <text:p/>
          </draw:path>
          <draw:path draw:style-name="gr14" draw:text-style-name="P10" draw:layer="layout" svg:width="0.098cm" svg:height="0.421cm" svg:x="12.846cm" svg:y="10.414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3C_k+2})§svg§600§TRUE§</svg:desc>
          <draw:polygon draw:style-name="gr13" draw:text-style-name="P9" draw:layer="layout" svg:width="4.29cm" svg:height="0.519cm" svg:x="14.46cm" svg:y="10.37cm" svg:viewBox="0 0 4291 520" draw:points="2146,520 0,520 0,0 4291,0 4291,520">
            <text:p/>
          </draw:polygon>
          <draw:path draw:style-name="gr14" draw:text-style-name="P10" draw:layer="layout" svg:width="0.294cm" svg:height="0.297cm" svg:x="14.474cm" svg:y="10.39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4.784cm" svg:y="10.39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5.11cm" svg:y="10.38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5.459cm" svg:y="10.37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5.605cm" svg:y="10.38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5.824cm" svg:y="10.427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5.998cm" svg:y="10.49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6.198cm" svg:y="10.427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6.368cm" svg:y="10.5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6.603cm" svg:y="10.49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6.778cm" svg:y="10.57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17.127cm" svg:y="10.536cm" svg:viewBox="0 0 110 146" svg:d="M53 71c20 0 32 12 32 34 0 21-13 32-31 32-3 0-28 0-40-10 10-2 12-9 12-14 0-7-6-12-13-12-6 0-13 4-13 13 0 22 25 32 54 32 35 0 56-21 56-41 0-18-15-33-39-39 25-7 32-24 32-35 0-19-21-31-48-31-26 0-47 11-47 30 0 10 7 12 11 12 7 0 13-4 13-11 0-5-3-11-11-13 10-9 29-10 33-10 15 0 27 8 27 23 0 11-8 31-31 32-6 0-7 0-13 1-1 0-3 0-3 3 0 4 2 4 5 4z">
            <text:p/>
          </draw:path>
          <draw:path draw:style-name="gr14" draw:text-style-name="P10" draw:layer="layout" svg:width="0.114cm" svg:height="0.149cm" svg:x="17.136cm" svg:y="10.74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7.294cm" svg:y="10.805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7.52cm" svg:y="10.748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7.732cm" svg:y="10.58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7.98cm" svg:y="10.69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217cm" svg:height="0.218cm" svg:x="18.159cm" svg:y="10.611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31cm" svg:height="0.196cm" svg:x="18.416cm" svg:y="10.598cm" svg:viewBox="0 0 132 197" svg:d="M132 143h-11c-1 7-4 24-8 27-2 2-25 2-29 2h-54c30-28 41-36 59-50 22-17 43-36 43-64 0-36-32-58-71-58-36 0-61 26-61 53 0 15 12 17 15 17 8 0 17-6 17-16 0-5-2-16-18-16 9-21 29-27 44-27 29 0 45 23 45 47 0 25-19 46-28 57l-72 70c-3 3-3 4-3 12h123z">
            <text:p/>
          </draw:path>
          <draw:path draw:style-name="gr14" draw:text-style-name="P10" draw:layer="layout" svg:width="0.098cm" svg:height="0.421cm" svg:x="18.611cm" svg:y="10.37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4C_k})§svg§600§TRUE§</svg:desc>
          <draw:polygon draw:style-name="gr13" draw:text-style-name="P9" draw:layer="layout" svg:width="3.864cm" svg:height="0.519cm" svg:x="21.11cm" svg:y="10.4cm" svg:viewBox="0 0 3865 520" draw:points="1933,520 0,520 0,0 3865,0 3865,520">
            <text:p/>
          </draw:polygon>
          <draw:path draw:style-name="gr14" draw:text-style-name="P10" draw:layer="layout" svg:width="0.294cm" svg:height="0.297cm" svg:x="21.124cm" svg:y="10.42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21.434cm" svg:y="10.42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21.76cm" svg:y="10.41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22.109cm" svg:y="10.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22.255cm" svg:y="10.41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22.474cm" svg:y="10.457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22.648cm" svg:y="10.52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22.849cm" svg:y="10.457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23.018cm" svg:y="10.53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23.253cm" svg:y="10.52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23.428cm" svg:y="10.60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17cm" svg:height="0.143cm" svg:x="23.773cm" svg:y="10.564cm" svg:viewBox="0 0 118 144" svg:d="M118 109v-9h-27v-93c0-6 0-7-6-7-3 0-4 0-6 3l-79 97v9h71v17c0 6 0 8-19 8h-7v10c10-1 24-1 36-1s26 0 36 1v-10h-8c-18 0-18-2-18-8v-17zM73 23v77h-63z">
            <text:p/>
          </draw:path>
          <draw:path draw:style-name="gr14" draw:text-style-name="P10" draw:layer="layout" svg:width="0.114cm" svg:height="0.149cm" svg:x="23.787cm" svg:y="10.77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23.944cm" svg:y="10.835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24.171cm" svg:y="10.778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24.383cm" svg:y="10.61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24.63cm" svg:y="10.72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24.834cm" svg:y="10.4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4C_k})§svg§600§TRUE§</svg:desc>
          <draw:polygon draw:style-name="gr13" draw:text-style-name="P9" draw:layer="layout" svg:width="3.864cm" svg:height="0.519cm" svg:x="-2.667cm" svg:y="13.716cm" svg:viewBox="0 0 3865 520" draw:points="1933,520 0,520 0,0 3865,0 3865,520">
            <text:p/>
          </draw:polygon>
          <draw:path draw:style-name="gr14" draw:text-style-name="P10" draw:layer="layout" svg:width="0.294cm" svg:height="0.297cm" svg:x="-2.653cm" svg:y="13.744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-2.343cm" svg:y="13.744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-2.017cm" svg:y="13.735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-1.668cm" svg:y="13.716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-1.522cm" svg:y="13.735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-1.303cm" svg:y="13.773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-1.129cm" svg:y="13.844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-0.928cm" svg:y="13.773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-0.759cm" svg:y="13.846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-0.524cm" svg:y="13.844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-0.349cm" svg:y="13.918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17cm" svg:height="0.143cm" svg:x="-0.004cm" svg:y="13.88cm" svg:viewBox="0 0 118 144" svg:d="M118 109v-9h-27v-93c0-6 0-7-6-7-3 0-4 0-6 3l-79 97v9h71v17c0 6 0 8-19 8h-7v10c10-1 24-1 36-1s26 0 36 1v-10h-8c-18 0-18-2-18-8v-17zM73 23v77h-63z">
            <text:p/>
          </draw:path>
          <draw:path draw:style-name="gr14" draw:text-style-name="P10" draw:layer="layout" svg:width="0.114cm" svg:height="0.149cm" svg:x="0.01cm" svg:y="14.088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0.167cm" svg:y="14.151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0.394cm" svg:y="14.094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0.606cm" svg:y="13.933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0.853cm" svg:y="14.038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1.057cm" svg:y="13.716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4C_k})§svg§600§TRUE§</svg:desc>
          <draw:polygon draw:style-name="gr13" draw:text-style-name="P9" draw:layer="layout" svg:width="3.864cm" svg:height="0.519cm" svg:x="7.462cm" svg:y="15.373cm" svg:viewBox="0 0 3865 520" draw:points="1933,520 0,520 0,0 3865,0 3865,520">
            <text:p/>
          </draw:polygon>
          <draw:path draw:style-name="gr14" draw:text-style-name="P10" draw:layer="layout" svg:width="0.294cm" svg:height="0.297cm" svg:x="7.476cm" svg:y="15.401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7.786cm" svg:y="15.401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8.112cm" svg:y="15.392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8.461cm" svg:y="15.373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8.607cm" svg:y="15.392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8.826cm" svg:y="15.43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9cm" svg:y="15.501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9.201cm" svg:y="15.43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9.37cm" svg:y="15.503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9.605cm" svg:y="15.501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9.78cm" svg:y="15.575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17cm" svg:height="0.143cm" svg:x="10.125cm" svg:y="15.537cm" svg:viewBox="0 0 118 144" svg:d="M118 109v-9h-27v-93c0-6 0-7-6-7-3 0-4 0-6 3l-79 97v9h71v17c0 6 0 8-19 8h-7v10c10-1 24-1 36-1s26 0 36 1v-10h-8c-18 0-18-2-18-8v-17zM73 23v77h-63z">
            <text:p/>
          </draw:path>
          <draw:path draw:style-name="gr14" draw:text-style-name="P10" draw:layer="layout" svg:width="0.114cm" svg:height="0.149cm" svg:x="10.139cm" svg:y="15.745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0.296cm" svg:y="15.808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0.523cm" svg:y="15.751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0.735cm" svg:y="15.59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0.982cm" svg:y="15.695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11.186cm" svg:y="15.373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4C_k})§svg§600§TRUE§</svg:desc>
          <draw:polygon draw:style-name="gr13" draw:text-style-name="P9" draw:layer="layout" svg:width="3.864cm" svg:height="0.519cm" svg:x="12.7cm" svg:y="15.48cm" svg:viewBox="0 0 3865 520" draw:points="1933,520 0,520 0,0 3865,0 3865,520">
            <text:p/>
          </draw:polygon>
          <draw:path draw:style-name="gr14" draw:text-style-name="P10" draw:layer="layout" svg:width="0.294cm" svg:height="0.297cm" svg:x="12.714cm" svg:y="15.50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3.024cm" svg:y="15.50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3.35cm" svg:y="15.49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3.699cm" svg:y="15.48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3.845cm" svg:y="15.49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4.064cm" svg:y="15.537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4.238cm" svg:y="15.60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4.439cm" svg:y="15.537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4.608cm" svg:y="15.61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4.843cm" svg:y="15.60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5.018cm" svg:y="15.68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17cm" svg:height="0.143cm" svg:x="15.363cm" svg:y="15.644cm" svg:viewBox="0 0 118 144" svg:d="M118 109v-9h-27v-93c0-6 0-7-6-7-3 0-4 0-6 3l-79 97v9h71v17c0 6 0 8-19 8h-7v10c10-1 24-1 36-1s26 0 36 1v-10h-8c-18 0-18-2-18-8v-17zM73 23v77h-63z">
            <text:p/>
          </draw:path>
          <draw:path draw:style-name="gr14" draw:text-style-name="P10" draw:layer="layout" svg:width="0.114cm" svg:height="0.149cm" svg:x="15.377cm" svg:y="15.85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5.534cm" svg:y="15.915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5.761cm" svg:y="15.858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5.973cm" svg:y="15.69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6.22cm" svg:y="15.80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16.424cm" svg:y="15.48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4C_k+1})§svg§600§TRUE§</svg:desc>
          <draw:polygon draw:style-name="gr13" draw:text-style-name="P9" draw:layer="layout" svg:width="4.29cm" svg:height="0.519cm" svg:x="19.051cm" svg:y="15.24cm" svg:viewBox="0 0 4291 520" draw:points="2146,520 0,520 0,0 4291,0 4291,520">
            <text:p/>
          </draw:polygon>
          <draw:path draw:style-name="gr14" draw:text-style-name="P10" draw:layer="layout" svg:width="0.294cm" svg:height="0.297cm" svg:x="19.065cm" svg:y="15.26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9.375cm" svg:y="15.26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9.701cm" svg:y="15.25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20.05cm" svg:y="15.2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20.196cm" svg:y="15.25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20.415cm" svg:y="15.297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20.589cm" svg:y="15.36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20.789cm" svg:y="15.297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20.959cm" svg:y="15.37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21.194cm" svg:y="15.36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21.369cm" svg:y="15.44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17cm" svg:height="0.143cm" svg:x="21.714cm" svg:y="15.404cm" svg:viewBox="0 0 118 144" svg:d="M118 109v-9h-27v-93c0-6 0-7-6-7-3 0-4 0-6 3l-79 97v9h71v17c0 6 0 8-19 8h-7v10c10-1 24-1 36-1s26 0 36 1v-10h-8c-18 0-18-2-18-8v-17zM73 23v77h-63z">
            <text:p/>
          </draw:path>
          <draw:path draw:style-name="gr14" draw:text-style-name="P10" draw:layer="layout" svg:width="0.114cm" svg:height="0.149cm" svg:x="21.727cm" svg:y="15.61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21.885cm" svg:y="15.675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22.111cm" svg:y="15.618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22.323cm" svg:y="15.45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22.571cm" svg:y="15.56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217cm" svg:height="0.218cm" svg:x="22.75cm" svg:y="15.481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07cm" svg:height="0.196cm" svg:x="23.02cm" svg:y="15.468cm" svg:viewBox="0 0 108 197" svg:d="M67 9c0-9 0-9-8-9-20 18-47 19-59 19v11c7 0 27 0 43-9v152c0 9 0 13-30 13h-11v11c6 0 42-1 53-1 9 0 47 1 53 1v-11h-11c-30 0-30-4-30-13z">
            <text:p/>
          </draw:path>
          <draw:path draw:style-name="gr14" draw:text-style-name="P10" draw:layer="layout" svg:width="0.098cm" svg:height="0.421cm" svg:x="23.202cm" svg:y="15.24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5C_k})§svg§600§TRUE§</svg:desc>
          <draw:polygon draw:style-name="gr13" draw:text-style-name="P9" draw:layer="layout" svg:width="3.864cm" svg:height="0.519cm" svg:x="23.876cm" svg:y="17.004cm" svg:viewBox="0 0 3865 520" draw:points="1933,520 0,520 0,0 3865,0 3865,520">
            <text:p/>
          </draw:polygon>
          <draw:path draw:style-name="gr14" draw:text-style-name="P10" draw:layer="layout" svg:width="0.294cm" svg:height="0.297cm" svg:x="23.89cm" svg:y="17.032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24.2cm" svg:y="17.03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24.526cm" svg:y="17.023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24.875cm" svg:y="17.00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25.021cm" svg:y="17.023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25.24cm" svg:y="17.061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25.414cm" svg:y="17.132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25.615cm" svg:y="17.061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25.784cm" svg:y="17.134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26.019cm" svg:y="17.132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26.194cm" svg:y="17.206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5cm" svg:height="0.145cm" svg:x="26.545cm" svg:y="17.17cm" svg:viewBox="0 0 106 146" svg:d="M22 24c12 3 21 3 23 3 15 0 26-4 31-7 6-3 20-11 20-16 0-4-3-4-3-4-1 0-1 0-4 1-7 3-21 6-34 6s-24-2-36-6c-2-1-3-1-3-1-3 0-3 3-3 6v64c0 3 0 6 4 6 2 0 2 0 4-3 9-9 20-14 35-14 11 0 19 7 22 12 5 7 6 16 6 27 0 9-1 21-10 29-10 9-21 10-26 10-14 0-30-6-36-18 9-1 12-7 12-12 0-7-5-12-12-12-4 0-12 3-12 12 0 22 20 39 48 39 32 0 58-21 58-47 0-24-21-47-50-47-14 0-24 4-34 10z">
            <text:p/>
          </draw:path>
          <draw:path draw:style-name="gr14" draw:text-style-name="P10" draw:layer="layout" svg:width="0.114cm" svg:height="0.149cm" svg:x="26.553cm" svg:y="17.37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26.71cm" svg:y="17.439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26.937cm" svg:y="17.382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27.149cm" svg:y="17.221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27.396cm" svg:y="17.32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27.6cm" svg:y="17.004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5C_k})§svg§600§TRUE§</svg:desc>
          <draw:polygon draw:style-name="gr13" draw:text-style-name="P9" draw:layer="layout" svg:width="3.864cm" svg:height="0.519cm" svg:x="-3.103cm" svg:y="18.542cm" svg:viewBox="0 0 3865 520" draw:points="1933,520 0,520 0,0 3865,0 3865,520">
            <text:p/>
          </draw:polygon>
          <draw:path draw:style-name="gr14" draw:text-style-name="P10" draw:layer="layout" svg:width="0.294cm" svg:height="0.297cm" svg:x="-3.089cm" svg:y="18.57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-2.779cm" svg:y="18.57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-2.453cm" svg:y="18.561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-2.104cm" svg:y="18.542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-1.958cm" svg:y="18.561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-1.739cm" svg:y="18.599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-1.565cm" svg:y="18.67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-1.364cm" svg:y="18.599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-1.195cm" svg:y="18.672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-0.96cm" svg:y="18.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-0.785cm" svg:y="18.744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5cm" svg:height="0.145cm" svg:x="-0.434cm" svg:y="18.708cm" svg:viewBox="0 0 106 146" svg:d="M22 24c12 3 21 3 23 3 15 0 26-4 31-7 6-3 20-11 20-16 0-4-3-4-3-4-1 0-1 0-4 1-7 3-21 6-34 6s-24-2-36-6c-2-1-3-1-3-1-3 0-3 3-3 6v64c0 3 0 6 4 6 2 0 2 0 4-3 9-9 20-14 35-14 11 0 19 7 22 12 5 7 6 16 6 27 0 9-1 21-10 29-10 9-21 10-26 10-14 0-30-6-36-18 9-1 12-7 12-12 0-7-5-12-12-12-4 0-12 3-12 12 0 22 20 39 48 39 32 0 58-21 58-47 0-24-21-47-50-47-14 0-24 4-34 10z">
            <text:p/>
          </draw:path>
          <draw:path draw:style-name="gr14" draw:text-style-name="P10" draw:layer="layout" svg:width="0.114cm" svg:height="0.149cm" svg:x="-0.426cm" svg:y="18.91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-0.269cm" svg:y="18.977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-0.042cm" svg:y="18.92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0.17cm" svg:y="18.759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0.417cm" svg:y="18.86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0.621cm" svg:y="18.542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6C_k})§svg§600§TRUE§</svg:desc>
          <draw:polygon draw:style-name="gr13" draw:text-style-name="P9" draw:layer="layout" svg:width="3.864cm" svg:height="0.519cm" svg:x="-3.102cm" svg:y="23.368cm" svg:viewBox="0 0 3865 520" draw:points="1932,520 0,520 0,0 3865,0 3865,520">
            <text:p/>
          </draw:polygon>
          <draw:path draw:style-name="gr14" draw:text-style-name="P10" draw:layer="layout" svg:width="0.294cm" svg:height="0.297cm" svg:x="-3.088cm" svg:y="23.396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-2.778cm" svg:y="23.396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-2.452cm" svg:y="23.387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-2.103cm" svg:y="23.368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-1.957cm" svg:y="23.387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-1.738cm" svg:y="23.425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-1.564cm" svg:y="23.496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-1.363cm" svg:y="23.425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-1.194cm" svg:y="23.498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-0.959cm" svg:y="23.496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-0.784cm" svg:y="23.57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-0.435cm" svg:y="23.534cm" svg:viewBox="0 0 110 146" svg:d="M22 72c1-10 1-27 9-40 5-12 20-24 39-24 5 0 14 1 20 5-3 1-8 4-8 12 0 7 4 11 11 11 3 0 11-1 11-12 0-12-8-24-34-24-36 0-70 30-70 74 0 51 25 72 56 72 21 0 31-8 38-14 14-11 16-24 16-34 0-14-3-23-15-34-9-7-19-13-37-13-13 0-26 6-36 21zM56 137c-33 0-33-35-33-44 0-16 12-35 35-35 10 0 17 2 24 11 6 8 6 16 6 29 0 12 0 20-6 29-7 6-14 10-26 10z">
            <text:p/>
          </draw:path>
          <draw:path draw:style-name="gr14" draw:text-style-name="P10" draw:layer="layout" svg:width="0.114cm" svg:height="0.149cm" svg:x="-0.425cm" svg:y="23.7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-0.268cm" svg:y="23.803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-0.041cm" svg:y="23.746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0.171cm" svg:y="23.585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0.418cm" svg:y="23.69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0.622cm" svg:y="23.368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6C_k+1})§svg§600§TRUE§</svg:desc>
          <draw:polygon draw:style-name="gr13" draw:text-style-name="P9" draw:layer="layout" svg:width="4.29cm" svg:height="0.519cm" svg:x="8.582cm" svg:y="21.844cm" svg:viewBox="0 0 4291 520" draw:points="2146,520 0,520 0,0 4291,0 4291,520">
            <text:p/>
          </draw:polygon>
          <draw:path draw:style-name="gr14" draw:text-style-name="P10" draw:layer="layout" svg:width="0.294cm" svg:height="0.297cm" svg:x="8.596cm" svg:y="21.872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8.906cm" svg:y="21.87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9.232cm" svg:y="21.863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9.581cm" svg:y="21.84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9.727cm" svg:y="21.863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9.946cm" svg:y="21.901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0.12cm" svg:y="21.972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0.32cm" svg:y="21.901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0.49cm" svg:y="21.974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0.725cm" svg:y="21.972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0.9cm" svg:y="22.046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11.249cm" svg:y="22.01cm" svg:viewBox="0 0 110 146" svg:d="M22 72c1-10 1-27 9-40 5-12 20-24 39-24 5 0 14 1 20 5-3 1-8 4-8 12 0 7 4 11 11 11 3 0 11-1 11-12 0-12-8-24-34-24-36 0-70 30-70 74 0 51 25 72 56 72 21 0 31-8 38-14 14-11 16-24 16-34 0-14-3-23-15-34-9-7-19-13-37-13-13 0-26 6-36 21zM56 137c-33 0-33-35-33-44 0-16 12-35 35-35 10 0 17 2 24 11 6 8 6 16 6 29 0 12 0 20-6 29-7 6-14 10-26 10z">
            <text:p/>
          </draw:path>
          <draw:path draw:style-name="gr14" draw:text-style-name="P10" draw:layer="layout" svg:width="0.114cm" svg:height="0.149cm" svg:x="11.258cm" svg:y="22.21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1.416cm" svg:y="22.279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1.642cm" svg:y="22.222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1.854cm" svg:y="22.061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2.102cm" svg:y="22.16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217cm" svg:height="0.218cm" svg:x="12.281cm" svg:y="22.085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07cm" svg:height="0.196cm" svg:x="12.551cm" svg:y="22.072cm" svg:viewBox="0 0 108 197" svg:d="M67 9c0-9 0-9-8-9-20 18-47 19-59 19v11c7 0 27 0 43-9v152c0 9 0 13-30 13h-11v11c6 0 42-1 53-1 9 0 47 1 53 1v-11h-11c-30 0-30-4-30-13z">
            <text:p/>
          </draw:path>
          <draw:path draw:style-name="gr14" draw:text-style-name="P10" draw:layer="layout" svg:width="0.098cm" svg:height="0.421cm" svg:x="12.733cm" svg:y="21.844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6C_k})§svg§600§TRUE§</svg:desc>
          <draw:polygon draw:style-name="gr13" draw:text-style-name="P9" draw:layer="layout" svg:width="3.864cm" svg:height="0.519cm" svg:x="16.203cm" svg:y="21.888cm" svg:viewBox="0 0 3865 520" draw:points="1933,520 0,520 0,0 3865,0 3865,520">
            <text:p/>
          </draw:polygon>
          <draw:path draw:style-name="gr14" draw:text-style-name="P10" draw:layer="layout" svg:width="0.294cm" svg:height="0.297cm" svg:x="16.217cm" svg:y="21.916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6.527cm" svg:y="21.916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6.853cm" svg:y="21.907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7.202cm" svg:y="21.888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7.348cm" svg:y="21.907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7.567cm" svg:y="21.945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7.741cm" svg:y="22.016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7.942cm" svg:y="21.945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8.111cm" svg:y="22.018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8.346cm" svg:y="22.016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8.521cm" svg:y="22.09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18.87cm" svg:y="22.054cm" svg:viewBox="0 0 110 146" svg:d="M22 72c1-10 1-27 9-40 5-12 20-24 39-24 5 0 14 1 20 5-3 1-8 4-8 12 0 7 4 11 11 11 3 0 11-1 11-12 0-12-8-24-34-24-36 0-70 30-70 74 0 51 25 72 56 72 21 0 31-8 38-14 14-11 16-24 16-34 0-14-3-23-15-34-9-7-19-13-37-13-13 0-26 6-36 21zM56 137c-33 0-33-35-33-44 0-16 12-35 35-35 10 0 17 2 24 11 6 8 6 16 6 29 0 12 0 20-6 29-7 6-14 10-26 10z">
            <text:p/>
          </draw:path>
          <draw:path draw:style-name="gr14" draw:text-style-name="P10" draw:layer="layout" svg:width="0.114cm" svg:height="0.149cm" svg:x="18.88cm" svg:y="22.2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9.037cm" svg:y="22.323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9.264cm" svg:y="22.266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9.476cm" svg:y="22.105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9.723cm" svg:y="22.21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19.927cm" svg:y="21.888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6C_k})§svg§600§TRUE§</svg:desc>
          <draw:polygon draw:style-name="gr13" draw:text-style-name="P9" draw:layer="layout" svg:width="3.864cm" svg:height="0.519cm" svg:x="22.805cm" svg:y="21.844cm" svg:viewBox="0 0 3865 520" draw:points="1933,520 0,520 0,0 3865,0 3865,520">
            <text:p/>
          </draw:polygon>
          <draw:path draw:style-name="gr14" draw:text-style-name="P10" draw:layer="layout" svg:width="0.294cm" svg:height="0.297cm" svg:x="22.819cm" svg:y="21.872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23.129cm" svg:y="21.87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23.455cm" svg:y="21.863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23.804cm" svg:y="21.84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23.95cm" svg:y="21.863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24.169cm" svg:y="21.901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24.343cm" svg:y="21.972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24.544cm" svg:y="21.901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24.713cm" svg:y="21.974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24.948cm" svg:y="21.972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25.123cm" svg:y="22.046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25.472cm" svg:y="22.01cm" svg:viewBox="0 0 110 146" svg:d="M22 72c1-10 1-27 9-40 5-12 20-24 39-24 5 0 14 1 20 5-3 1-8 4-8 12 0 7 4 11 11 11 3 0 11-1 11-12 0-12-8-24-34-24-36 0-70 30-70 74 0 51 25 72 56 72 21 0 31-8 38-14 14-11 16-24 16-34 0-14-3-23-15-34-9-7-19-13-37-13-13 0-26 6-36 21zM56 137c-33 0-33-35-33-44 0-16 12-35 35-35 10 0 17 2 24 11 6 8 6 16 6 29 0 12 0 20-6 29-7 6-14 10-26 10z">
            <text:p/>
          </draw:path>
          <draw:path draw:style-name="gr14" draw:text-style-name="P10" draw:layer="layout" svg:width="0.114cm" svg:height="0.149cm" svg:x="25.482cm" svg:y="22.21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25.639cm" svg:y="22.279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25.866cm" svg:y="22.222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26.078cm" svg:y="22.061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26.325cm" svg:y="22.16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26.529cm" svg:y="21.844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7C_k})§svg§600§TRUE§</svg:desc>
          <draw:polygon draw:style-name="gr13" draw:text-style-name="P9" draw:layer="layout" svg:width="3.864cm" svg:height="0.519cm" svg:x="8.891cm" svg:y="26.924cm" svg:viewBox="0 0 3865 520" draw:points="1933,520 0,520 0,0 3865,0 3865,520">
            <text:p/>
          </draw:polygon>
          <draw:path draw:style-name="gr14" draw:text-style-name="P10" draw:layer="layout" svg:width="0.294cm" svg:height="0.297cm" svg:x="8.905cm" svg:y="26.952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9.215cm" svg:y="26.95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9.541cm" svg:y="26.943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9.89cm" svg:y="26.92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0.036cm" svg:y="26.943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0.255cm" svg:y="26.981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0.429cm" svg:y="27.052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0.63cm" svg:y="26.981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0.799cm" svg:y="27.054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1.034cm" svg:y="27.052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1.209cm" svg:y="27.126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13cm" svg:height="0.147cm" svg:x="11.562cm" svg:y="27.088cm" svg:viewBox="0 0 114 148" svg:d="M112 16c2-2 2-3 2-4v-5h-51c-5 0-37-1-41-1-5-2-5-4-5-6h-9l-8 48h9c1-4 3-17 6-19 1-1 21-2 24-2h51c-8 10-20 22-29 32-25 33-27 63-27 76 0 12 6 13 10 13 12 0 12-11 12-14v-3c0-38 7-62 21-75z">
            <text:p/>
          </draw:path>
          <draw:path draw:style-name="gr14" draw:text-style-name="P10" draw:layer="layout" svg:width="0.114cm" svg:height="0.149cm" svg:x="11.568cm" svg:y="27.29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1.725cm" svg:y="27.359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1.952cm" svg:y="27.302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2.164cm" svg:y="27.141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2.411cm" svg:y="27.24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12.615cm" svg:y="26.924cm" svg:viewBox="0 0 99 422" svg:d="M99 211c0-33-5-83-28-131-26-52-62-80-67-80-2 0-4 2-4 4s0 3 8 10c42 42 66 109 66 197 0 72-15 147-68 200-6 5-6 6-6 7 0 3 2 4 4 4 5 0 43-29 68-82 22-46 27-93 27-129z">
            <text:p/>
          </draw:path>
        </draw:g>
        <presentation:notes draw:style-name="dp2">
          <draw:page-thumbnail draw:style-name="gr35" draw:layer="layout" svg:width="13.968cm" svg:height="10.476cm" svg:x="3.81cm" svg:y="2.123cm" draw:page-number="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6" draw:text-style-name="P18" draw:layer="layout" svg:width="0.762cm" svg:height="0.762cm" svg:x="12.658cm" svg:y="1.8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3" draw:text-style-name="P1" draw:layer="layout" svg:x1="17.37cm" svg:y1="2.286cm" svg:x2="23.212cm" svg:y2="2.286cm">
          <text:p/>
        </draw:line>
        <draw:custom-shape draw:style-name="gr36" draw:text-style-name="P18" xml:id="id179" draw:id="id179" draw:layer="layout" svg:width="0.762cm" svg:height="0.762cm" svg:x="24.844cm" svg:y="1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svg:x1="25.606cm" svg:y1="2.224cm" svg:x2="26.368cm" svg:y2="2.224cm" draw:start-shape="id179" draw:start-glue-point="10" draw:end-shape="id180" draw:end-glue-point="6" svg:d="M25606 2224h762" svg:viewBox="0 0 763 1">
          <text:p/>
        </draw:connector>
        <draw:custom-shape draw:style-name="gr45" draw:text-style-name="P21" xml:id="id180" draw:id="id180" draw:layer="layout" svg:width="0.762cm" svg:height="0.762cm" svg:x="26.368cm" svg:y="1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181" draw:id="id181" draw:layer="layout" svg:width="0.762cm" svg:height="0.762cm" svg:x="47.064cm" svg:y="1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47.826cm" svg:y1="2.224cm" svg:x2="48.588cm" svg:y2="2.224cm" draw:start-shape="id181" draw:start-glue-point="10" draw:end-shape="id182" draw:end-glue-point="6" svg:d="M47826 2224h762" svg:viewBox="0 0 763 1">
          <text:p/>
        </draw:connector>
        <draw:custom-shape draw:style-name="gr40" draw:text-style-name="P20" xml:id="id182" draw:id="id182" draw:layer="layout" svg:width="0.762cm" svg:height="0.762cm" svg:x="48.588cm" svg:y="1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183" draw:id="id183" draw:layer="layout" svg:width="0.762cm" svg:height="0.762cm" svg:x="48.588cm" svg:y="0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47.715cm" svg:y1="1.954cm" svg:x2="48.699cm" svg:y2="0.878cm" draw:start-shape="id181" draw:start-glue-point="11" draw:end-shape="id183" draw:end-glue-point="7" svg:d="M47715 1954l984-1076" svg:viewBox="0 0 985 1077">
          <text:p/>
        </draw:connector>
        <draw:custom-shape draw:style-name="gr36" draw:text-style-name="P18" xml:id="id184" draw:id="id184" draw:layer="layout" svg:width="0.762cm" svg:height="0.762cm" svg:x="35.972cm" svg:y="1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36.734cm" svg:y1="2.225cm" svg:x2="37.496cm" svg:y2="2.225cm" draw:start-shape="id184" draw:start-glue-point="10" draw:end-shape="id185" draw:end-glue-point="6" svg:d="M36734 2225h762" svg:viewBox="0 0 763 1">
          <text:p/>
        </draw:connector>
        <draw:custom-shape draw:style-name="gr40" draw:text-style-name="P20" xml:id="id185" draw:id="id185" draw:layer="layout" svg:width="0.762cm" svg:height="0.762cm" svg:x="37.496cm" svg:y="1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186" draw:id="id186" draw:layer="layout" svg:width="0.762cm" svg:height="0.762cm" svg:x="37.496cm" svg:y="0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draw:type="line" svg:x1="36.623cm" svg:y1="1.955cm" svg:x2="37.607cm" svg:y2="0.879cm" draw:start-shape="id184" draw:start-glue-point="11" draw:end-shape="id186" draw:end-glue-point="7" svg:d="M36623 1955l984-1076" svg:viewBox="0 0 985 1077">
          <text:p/>
        </draw:connector>
        <draw:custom-shape draw:style-name="gr45" draw:text-style-name="P21" xml:id="id187" draw:id="id187" draw:layer="layout" svg:width="0.762cm" svg:height="0.762cm" svg:x="47.064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svg:x1="47.445cm" svg:y1="2.605cm" svg:x2="47.445cm" svg:y2="3.23cm" draw:start-shape="id181" draw:start-glue-point="8" draw:end-shape="id187" svg:d="M47445 2605v625" svg:viewBox="0 0 1 626">
          <text:p/>
        </draw:connector>
        <draw:custom-shape draw:style-name="gr39" draw:text-style-name="P19" xml:id="id188" draw:id="id188" draw:layer="layout" svg:width="0.762cm" svg:height="0.762cm" svg:x="12.686cm" svg:y="7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3.448cm" svg:y1="8.038cm" svg:x2="14.21cm" svg:y2="8.038cm" draw:start-shape="id188" draw:start-glue-point="10" draw:end-shape="id189" draw:end-glue-point="6" svg:d="M13448 8038h762" svg:viewBox="0 0 763 1">
          <text:p/>
        </draw:connector>
        <draw:custom-shape draw:style-name="gr36" draw:text-style-name="P18" xml:id="id189" draw:id="id189" draw:layer="layout" svg:width="0.762cm" svg:height="0.762cm" svg:x="14.21cm" svg:y="7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190" draw:id="id190" draw:layer="layout" svg:width="0.762cm" svg:height="0.762cm" svg:x="14.21cm" svg:y="6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3.337cm" svg:y1="7.768cm" svg:x2="14.321cm" svg:y2="6.692cm" draw:start-shape="id188" draw:start-glue-point="11" draw:end-shape="id190" draw:end-glue-point="7" svg:d="M13337 7768l984-1076" svg:viewBox="0 0 985 1077">
          <text:p/>
        </draw:connector>
        <draw:custom-shape draw:style-name="gr40" draw:text-style-name="P20" xml:id="id191" draw:id="id191" draw:layer="layout" svg:width="0.762cm" svg:height="0.762cm" svg:x="12.686cm" svg:y="9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3.067cm" svg:y1="8.419cm" svg:x2="13.067cm" svg:y2="9.044cm" draw:start-shape="id188" draw:start-glue-point="8" draw:end-shape="id191" svg:d="M13067 8419v625" svg:viewBox="0 0 1 626">
          <text:p/>
        </draw:connector>
        <draw:custom-shape draw:style-name="gr39" draw:text-style-name="P19" xml:id="id192" draw:id="id192" draw:layer="layout" svg:width="0.762cm" svg:height="0.762cm" svg:x="35.687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36.449cm" svg:y1="8.039cm" svg:x2="37.211cm" svg:y2="8.039cm" draw:start-shape="id192" draw:start-glue-point="10" draw:end-shape="id193" draw:end-glue-point="6" svg:d="M36449 8039h762" svg:viewBox="0 0 763 1">
          <text:p/>
        </draw:connector>
        <draw:custom-shape draw:style-name="gr36" draw:text-style-name="P18" xml:id="id193" draw:id="id193" draw:layer="layout" svg:width="0.762cm" svg:height="0.762cm" svg:x="37.211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194" draw:id="id194" draw:layer="layout" svg:width="0.762cm" svg:height="0.762cm" svg:x="37.211cm" svg:y="6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36.338cm" svg:y1="7.769cm" svg:x2="37.322cm" svg:y2="6.725cm" draw:start-shape="id192" draw:start-glue-point="11" draw:end-shape="id194" draw:end-glue-point="7" svg:d="M36338 7769l984-1044" svg:viewBox="0 0 985 1045">
          <text:p/>
        </draw:connector>
        <draw:custom-shape draw:style-name="gr40" draw:text-style-name="P20" xml:id="id195" draw:id="id195" draw:layer="layout" svg:width="0.762cm" svg:height="0.762cm" svg:x="35.687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36.068cm" svg:y1="8.42cm" svg:x2="36.068cm" svg:y2="9.045cm" draw:start-shape="id192" draw:start-glue-point="8" draw:end-shape="id195" svg:d="M36068 8420v625" svg:viewBox="0 0 1 626">
          <text:p/>
        </draw:connector>
        <draw:connector draw:style-name="gr44" draw:text-style-name="P1" draw:layer="layout" svg:x1="37.592cm" svg:y1="7.658cm" svg:x2="37.592cm" svg:y2="6.836cm" draw:start-shape="id193" draw:start-glue-point="4" draw:end-shape="id194" draw:end-glue-point="8" svg:d="M37592 7658v-822" svg:viewBox="0 0 1 823">
          <text:p/>
        </draw:connector>
        <draw:custom-shape draw:style-name="gr39" draw:text-style-name="P19" xml:id="id196" draw:id="id196" draw:layer="layout" svg:width="0.762cm" svg:height="0.762cm" svg:x="46.688cm" svg:y="7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47.45cm" svg:y1="8.04cm" svg:x2="48.212cm" svg:y2="8.04cm" draw:start-shape="id196" draw:start-glue-point="10" draw:end-shape="id197" draw:end-glue-point="6" svg:d="M47450 8040h762" svg:viewBox="0 0 763 1">
          <text:p/>
        </draw:connector>
        <draw:custom-shape draw:style-name="gr36" draw:text-style-name="P18" xml:id="id197" draw:id="id197" draw:layer="layout" svg:width="0.762cm" svg:height="0.762cm" svg:x="48.212cm" svg:y="7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198" draw:id="id198" draw:layer="layout" svg:width="0.762cm" svg:height="0.762cm" svg:x="48.212cm" svg:y="6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47.339cm" svg:y1="7.77cm" svg:x2="48.323cm" svg:y2="6.726cm" draw:start-shape="id196" draw:start-glue-point="11" draw:end-shape="id198" draw:end-glue-point="7" svg:d="M47339 7770l984-1044" svg:viewBox="0 0 985 1045">
          <text:p/>
        </draw:connector>
        <draw:custom-shape draw:style-name="gr40" draw:text-style-name="P20" xml:id="id199" draw:id="id199" draw:layer="layout" svg:width="0.762cm" svg:height="0.762cm" svg:x="46.688cm" svg:y="9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47.069cm" svg:y1="8.421cm" svg:x2="47.069cm" svg:y2="9.046cm" draw:start-shape="id196" draw:start-glue-point="8" draw:end-shape="id199" svg:d="M47069 8421v625" svg:viewBox="0 0 1 626">
          <text:p/>
        </draw:connector>
        <draw:connector draw:style-name="gr37" draw:text-style-name="P1" draw:layer="layout" svg:x1="48.593cm" svg:y1="7.659cm" svg:x2="48.593cm" svg:y2="6.837cm" draw:start-shape="id197" draw:start-glue-point="4" draw:end-shape="id198" draw:end-glue-point="8" svg:d="M48593 7659v-822" svg:viewBox="0 0 1 823">
          <text:p/>
        </draw:connector>
        <draw:custom-shape draw:style-name="gr45" draw:text-style-name="P21" xml:id="id200" draw:id="id200" draw:layer="layout" svg:width="0.762cm" svg:height="0.762cm" svg:x="49.602cm" svg:y="6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draw:type="line" svg:x1="48.863cm" svg:y1="7.77cm" svg:x2="49.713cm" svg:y2="7.398cm" draw:start-shape="id197" draw:start-glue-point="11" draw:end-shape="id200" draw:end-glue-point="7" svg:d="M48863 7770l850-372" svg:viewBox="0 0 851 373">
          <text:p/>
        </draw:connector>
        <draw:custom-shape draw:style-name="gr39" draw:text-style-name="P19" xml:id="id201" draw:id="id201" draw:layer="layout" svg:width="0.762cm" svg:height="0.762cm" svg:x="24.487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5.249cm" svg:y1="8.039cm" svg:x2="26.011cm" svg:y2="8.039cm" draw:start-shape="id201" draw:start-glue-point="10" draw:end-shape="id202" draw:end-glue-point="6" svg:d="M25249 8039h762" svg:viewBox="0 0 763 1">
          <text:p/>
        </draw:connector>
        <draw:custom-shape draw:style-name="gr36" draw:text-style-name="P18" xml:id="id202" draw:id="id202" draw:layer="layout" svg:width="0.762cm" svg:height="0.762cm" svg:x="26.011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203" draw:id="id203" draw:layer="layout" svg:width="0.762cm" svg:height="0.762cm" svg:x="26.011cm" svg:y="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5.138cm" svg:y1="7.769cm" svg:x2="26.122cm" svg:y2="6.693cm" draw:start-shape="id201" draw:start-glue-point="11" draw:end-shape="id203" draw:end-glue-point="7" svg:d="M25138 7769l984-1076" svg:viewBox="0 0 985 1077">
          <text:p/>
        </draw:connector>
        <draw:custom-shape draw:style-name="gr40" draw:text-style-name="P20" xml:id="id204" draw:id="id204" draw:layer="layout" svg:width="0.762cm" svg:height="0.762cm" svg:x="24.487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4.868cm" svg:y1="8.42cm" svg:x2="24.868cm" svg:y2="9.045cm" draw:start-shape="id201" draw:start-glue-point="8" draw:end-shape="id204" svg:d="M24868 8420v625" svg:viewBox="0 0 1 626">
          <text:p/>
        </draw:connector>
        <draw:connector draw:style-name="gr44" draw:text-style-name="P1" draw:layer="layout" draw:line-skew="-0.143cm" svg:x1="26.662cm" svg:y1="8.309cm" svg:x2="26.122cm" svg:y2="8.309cm" draw:start-shape="id202" draw:start-glue-point="9" draw:end-shape="id202" draw:end-glue-point="7" svg:d="M26662 8309v470h-540v-470" svg:viewBox="0 0 541 471">
          <text:p/>
        </draw:connector>
        <draw:connector draw:style-name="gr37" draw:text-style-name="P1" draw:layer="layout" draw:line-skew="-0.143cm" svg:x1="37.862cm" svg:y1="8.309cm" svg:x2="37.322cm" svg:y2="8.309cm" draw:start-shape="id193" draw:start-glue-point="9" draw:end-shape="id193" draw:end-glue-point="7" svg:d="M37862 8309v470h-540v-470" svg:viewBox="0 0 541 471">
          <text:p/>
        </draw:connector>
        <draw:connector draw:style-name="gr37" draw:text-style-name="P1" draw:layer="layout" draw:line-skew="-0.144cm" svg:x1="48.863cm" svg:y1="8.31cm" svg:x2="48.323cm" svg:y2="8.31cm" draw:start-shape="id197" draw:start-glue-point="9" draw:end-shape="id197" draw:end-glue-point="7" svg:d="M48863 8310v469h-540v-469" svg:viewBox="0 0 541 470">
          <text:p/>
        </draw:connector>
        <draw:g>
          <svg:title>TexMaths</svg:title>
          <svg:desc>20§latex§\text{RNG}(\text{Status}_0)§svg§600§TRUE§</svg:desc>
          <draw:polygon draw:style-name="gr13" draw:text-style-name="P9" draw:layer="layout" svg:width="4.415cm" svg:height="0.703cm" svg:x="17.678cm" svg:y="2.59cm" svg:viewBox="0 0 4416 704" draw:points="2208,704 0,704 0,0 4416,0 4416,704">
            <text:p/>
          </draw:polygon>
          <draw:path draw:style-name="gr14" draw:text-style-name="P10" draw:layer="layout" svg:width="0.49cm" svg:height="0.497cm" svg:x="17.702cm" svg:y="2.636cm" svg:viewBox="0 0 491 498" svg:d="M133 232v-182c0-16 0-24 16-26 6-2 27-2 41-2 64 0 143 2 143 104 0 50-18 106-122 106zM282 242c68-16 123-60 123-116 0-67-80-126-184-126h-221v22h18c54 0 54 8 54 32v373c0 26 0 32-54 32h-18v23c26-2 75-2 102-2 29 0 79 0 104 2v-23h-17c-55 0-56-6-56-32v-179h81c12 0 42 0 66 24 27 26 27 48 27 94 0 47 0 74 29 101 29 26 67 31 88 31 56 0 67-58 67-79 0-3 0-11-9-11-7 0-7 6-8 11-4 50-29 63-47 63-33 0-40-36-49-101l-10-58c-13-45-46-67-86-81z">
            <text:p/>
          </draw:path>
          <draw:path draw:style-name="gr14" draw:text-style-name="P10" draw:layer="layout" svg:width="0.481cm" svg:height="0.481cm" svg:x="18.219cm" svg:y="2.636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14" draw:text-style-name="P10" draw:layer="layout" svg:width="0.477cm" svg:height="0.511cm" svg:x="18.761cm" svg:y="2.622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19.344cm" svg:y="2.5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4" draw:text-style-name="P10" draw:layer="layout" svg:width="0.313cm" svg:height="0.511cm" svg:x="19.587cm" svg:y="2.622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19.952cm" svg:y="2.684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20.241cm" svg:y="2.80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20.576cm" svg:y="2.684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20.859cm" svg:y="2.806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21.249cm" svg:y="2.80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229cm" svg:height="0.337cm" svg:x="21.529cm" svg:y="2.896cm" svg:viewBox="0 0 230 338" svg:d="M230 171c0-54-6-94-30-128-14-24-45-43-85-43-115 0-115 134-115 171 0 35 0 167 115 167s115-132 115-167zM115 325c-22 0-53-15-62-55-8-28-8-70-8-105 0-37 0-74 8-101 9-40 41-50 62-50 27 0 53 16 61 45 8 26 10 63 10 106 0 35 0 72-7 104-11 45-45 56-64 56z">
            <text:p/>
          </draw:path>
          <draw:path draw:style-name="gr14" draw:text-style-name="P10" draw:layer="layout" svg:width="0.164cm" svg:height="0.703cm" svg:x="21.859cm" svg:y="2.59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>
          <svg:title>TexMaths</svg:title>
          <svg:desc>20§latex§\text{RNG}(\text{Status}_{C_1})§svg§600§TRUE§</svg:desc>
          <draw:polygon draw:style-name="gr13" draw:text-style-name="P9" draw:layer="layout" svg:width="4.813cm" svg:height="0.703cm" svg:x="17.956cm" svg:y="8.382cm" svg:viewBox="0 0 4814 704" draw:points="2406,704 0,704 0,0 4814,0 4814,704">
            <text:p/>
          </draw:polygon>
          <draw:path draw:style-name="gr14" draw:text-style-name="P10" draw:layer="layout" svg:width="0.49cm" svg:height="0.497cm" svg:x="17.98cm" svg:y="8.428cm" svg:viewBox="0 0 491 498" svg:d="M133 232v-182c0-16 0-24 16-26 6-2 27-2 41-2 64 0 143 2 143 104 0 50-18 106-122 106zM282 242c68-16 123-60 123-116 0-67-80-126-184-126h-221v22h18c54 0 54 8 54 32v373c0 26 0 32-54 32h-18v23c26-2 75-2 102-2 29 0 79 0 104 2v-23h-17c-55 0-56-6-56-32v-179h81c12 0 42 0 66 24 27 26 27 48 27 94 0 47 0 74 29 101 29 26 67 31 88 31 56 0 67-58 67-79 0-3 0-11-9-11-7 0-7 6-8 11-4 50-29 63-47 63-33 0-40-36-49-101l-10-58c-13-45-46-67-86-81z">
            <text:p/>
          </draw:path>
          <draw:path draw:style-name="gr14" draw:text-style-name="P10" draw:layer="layout" svg:width="0.481cm" svg:height="0.481cm" svg:x="18.497cm" svg:y="8.428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14" draw:text-style-name="P10" draw:layer="layout" svg:width="0.477cm" svg:height="0.511cm" svg:x="19.039cm" svg:y="8.414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19.621cm" svg:y="8.38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4" draw:text-style-name="P10" draw:layer="layout" svg:width="0.313cm" svg:height="0.511cm" svg:x="19.865cm" svg:y="8.414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20.229cm" svg:y="8.476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20.519cm" svg:y="8.595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20.853cm" svg:y="8.476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21.137cm" svg:y="8.598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21.527cm" svg:y="8.59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381cm" svg:height="0.356cm" svg:x="21.816cm" svg:y="8.668cm" svg:viewBox="0 0 382 357" svg:d="M382 6c0-3-1-6-6-6-3 0-5 2-10 6l-35 37c-5-5-32-43-93-43-120 0-238 106-238 218 0 81 62 139 152 139 26 0 74-5 125-48 38-34 49-77 49-80 0-7-6-7-8-7-6 0-8 4-9 8-19 68-90 109-149 109-53 0-110-27-110-105 0-15 3-93 60-156 34-38 85-60 133-60 56 0 90 41 90 97 0 13 0 16 0 19 0 7 6 7 8 7 8 0 8-2 11-10z">
            <text:p/>
          </draw:path>
          <draw:path draw:style-name="gr14" draw:text-style-name="P10" draw:layer="layout" svg:width="0.145cm" svg:height="0.234cm" svg:x="22.236cm" svg:y="8.851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164cm" svg:height="0.703cm" svg:x="22.535cm" svg:y="8.382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>
          <svg:title>TexMaths</svg:title>
          <svg:desc>20§latex§\text{RNG}(\text{Status}_1)§svg§600§TRUE§</svg:desc>
          <draw:polygon draw:style-name="gr13" draw:text-style-name="P9" draw:layer="layout" svg:width="4.415cm" svg:height="0.703cm" svg:x="28.584cm" svg:y="2.59cm" svg:viewBox="0 0 4416 704" draw:points="2208,704 0,704 0,0 4416,0 4416,704">
            <text:p/>
          </draw:polygon>
          <draw:path draw:style-name="gr14" draw:text-style-name="P10" draw:layer="layout" svg:width="0.49cm" svg:height="0.497cm" svg:x="28.608cm" svg:y="2.636cm" svg:viewBox="0 0 491 498" svg:d="M133 232v-182c0-16 0-24 16-26 6-2 27-2 41-2 64 0 143 2 143 104 0 50-18 106-122 106zM282 242c68-16 123-60 123-116 0-67-80-126-184-126h-221v22h18c54 0 54 8 54 32v373c0 26 0 32-54 32h-18v23c26-2 75-2 102-2 29 0 79 0 104 2v-23h-17c-55 0-56-6-56-32v-179h81c12 0 42 0 66 24 27 26 27 48 27 94 0 47 0 74 29 101 29 26 67 31 88 31 56 0 67-58 67-79 0-3 0-11-9-11-7 0-7 6-8 11-4 50-29 63-47 63-33 0-40-36-49-101l-10-58c-13-45-46-67-86-81z">
            <text:p/>
          </draw:path>
          <draw:path draw:style-name="gr14" draw:text-style-name="P10" draw:layer="layout" svg:width="0.481cm" svg:height="0.481cm" svg:x="29.125cm" svg:y="2.636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14" draw:text-style-name="P10" draw:layer="layout" svg:width="0.477cm" svg:height="0.511cm" svg:x="29.667cm" svg:y="2.622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30.25cm" svg:y="2.5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4" draw:text-style-name="P10" draw:layer="layout" svg:width="0.313cm" svg:height="0.511cm" svg:x="30.493cm" svg:y="2.622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30.858cm" svg:y="2.684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31.147cm" svg:y="2.80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31.482cm" svg:y="2.684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31.765cm" svg:y="2.806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32.155cm" svg:y="2.80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18cm" svg:height="0.327cm" svg:x="32.464cm" svg:y="2.896cm" svg:viewBox="0 0 181 328" svg:d="M112 14c0-14-2-14-14-14-32 30-77 32-98 32v18c11 0 45 0 72-15v253c0 16 0 22-50 22h-19v18c10 0 71-2 88-2 16 0 79 2 90 2v-18h-19c-50 0-50-6-50-22z">
            <text:p/>
          </draw:path>
          <draw:path draw:style-name="gr14" draw:text-style-name="P10" draw:layer="layout" svg:width="0.164cm" svg:height="0.703cm" svg:x="32.765cm" svg:y="2.59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>
          <svg:title>TexMaths</svg:title>
          <svg:desc>20§latex§\text{RNG}(\text{Status_2})§svg§600§TRUE§</svg:desc>
          <draw:polygon draw:style-name="gr13" draw:text-style-name="P9" draw:layer="layout" svg:width="4.415cm" svg:height="0.703cm" svg:x="41.146cm" svg:y="2.59cm" svg:viewBox="0 0 4416 704" draw:points="2208,704 0,704 0,0 4416,0 4416,704">
            <text:p/>
          </draw:polygon>
          <draw:path draw:style-name="gr14" draw:text-style-name="P10" draw:layer="layout" svg:width="0.49cm" svg:height="0.497cm" svg:x="41.17cm" svg:y="2.636cm" svg:viewBox="0 0 491 498" svg:d="M133 232v-182c0-16 0-24 16-26 6-2 27-2 41-2 64 0 143 2 143 104 0 50-18 106-122 106zM282 242c68-16 123-60 123-116 0-67-80-126-184-126h-221v22h18c54 0 54 8 54 32v373c0 26 0 32-54 32h-18v23c26-2 75-2 102-2 29 0 79 0 104 2v-23h-17c-55 0-56-6-56-32v-179h81c12 0 42 0 66 24 27 26 27 48 27 94 0 47 0 74 29 101 29 26 67 31 88 31 56 0 67-58 67-79 0-3 0-11-9-11-7 0-7 6-8 11-4 50-29 63-47 63-33 0-40-36-49-101l-10-58c-13-45-46-67-86-81z">
            <text:p/>
          </draw:path>
          <draw:path draw:style-name="gr14" draw:text-style-name="P10" draw:layer="layout" svg:width="0.481cm" svg:height="0.481cm" svg:x="41.687cm" svg:y="2.636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14" draw:text-style-name="P10" draw:layer="layout" svg:width="0.477cm" svg:height="0.511cm" svg:x="42.229cm" svg:y="2.622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42.812cm" svg:y="2.5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4" draw:text-style-name="P10" draw:layer="layout" svg:width="0.313cm" svg:height="0.511cm" svg:x="43.055cm" svg:y="2.622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43.42cm" svg:y="2.684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43.709cm" svg:y="2.80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44.044cm" svg:y="2.684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44.327cm" svg:y="2.806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44.717cm" svg:y="2.80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218cm" svg:height="0.327cm" svg:x="45.004cm" svg:y="2.89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4" draw:text-style-name="P10" draw:layer="layout" svg:width="0.164cm" svg:height="0.703cm" svg:x="45.327cm" svg:y="2.59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>
          <svg:title>TexMaths</svg:title>
          <svg:desc>20§latex§\text{RNG}(\text{Status}_{C_1+1})§svg§600§TRUE§</svg:desc>
          <draw:polygon draw:style-name="gr13" draw:text-style-name="P9" draw:layer="layout" svg:width="5.523cm" svg:height="0.703cm" svg:x="28.424cm" svg:y="8.433cm" svg:viewBox="0 0 5524 704" draw:points="2763,704 0,704 0,0 5524,0 5524,704">
            <text:p/>
          </draw:polygon>
          <draw:path draw:style-name="gr14" draw:text-style-name="P10" draw:layer="layout" svg:width="0.49cm" svg:height="0.497cm" svg:x="28.448cm" svg:y="8.479cm" svg:viewBox="0 0 491 498" svg:d="M133 232v-182c0-16 0-24 16-26 6-2 27-2 41-2 64 0 143 2 143 104 0 50-18 106-122 106zM282 242c68-16 123-60 123-116 0-67-80-126-184-126h-221v22h18c54 0 54 8 54 32v373c0 26 0 32-54 32h-18v23c26-2 75-2 102-2 29 0 79 0 104 2v-23h-17c-55 0-56-6-56-32v-179h81c12 0 42 0 66 24 27 26 27 48 27 94 0 47 0 74 29 101 29 26 67 31 88 31 56 0 67-58 67-79 0-3 0-11-9-11-7 0-7 6-8 11-4 50-29 63-47 63-33 0-40-36-49-101l-10-58c-13-45-46-67-86-81z">
            <text:p/>
          </draw:path>
          <draw:path draw:style-name="gr14" draw:text-style-name="P10" draw:layer="layout" svg:width="0.481cm" svg:height="0.481cm" svg:x="28.965cm" svg:y="8.479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14" draw:text-style-name="P10" draw:layer="layout" svg:width="0.477cm" svg:height="0.511cm" svg:x="29.507cm" svg:y="8.465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30.089cm" svg:y="8.4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4" draw:text-style-name="P10" draw:layer="layout" svg:width="0.313cm" svg:height="0.511cm" svg:x="30.333cm" svg:y="8.465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30.697cm" svg:y="8.527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30.987cm" svg:y="8.6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31.321cm" svg:y="8.527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31.604cm" svg:y="8.649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31.995cm" svg:y="8.6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381cm" svg:height="0.356cm" svg:x="32.284cm" svg:y="8.719cm" svg:viewBox="0 0 382 357" svg:d="M382 6c0-3-1-6-6-6-3 0-5 2-10 6l-35 37c-5-5-32-43-93-43-120 0-238 106-238 218 0 81 62 139 152 139 26 0 74-5 125-48 38-34 49-77 49-80 0-7-6-7-8-7-6 0-8 4-9 8-19 68-90 109-149 109-53 0-110-27-110-105 0-15 3-93 60-156 34-38 85-60 133-60 56 0 90 41 90 97 0 13 0 16 0 19 0 7 6 7 8 7 8 0 8-2 11-10z">
            <text:p/>
          </draw:path>
          <draw:path draw:style-name="gr14" draw:text-style-name="P10" draw:layer="layout" svg:width="0.145cm" svg:height="0.234cm" svg:x="32.703cm" svg:y="8.902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362cm" svg:height="0.364cm" svg:x="32.961cm" svg:y="8.761cm" svg:viewBox="0 0 363 365" svg:d="M194 194h152c6 0 17 0 17-12s-11-12-17-12h-152v-152c0-7 0-18-12-18s-12 11-12 18v152h-152c-7 0-18 0-18 12s11 12 18 12h152v152c0 6 0 19 12 19s12-11 12-19z">
            <text:p/>
          </draw:path>
          <draw:path draw:style-name="gr14" draw:text-style-name="P10" draw:layer="layout" svg:width="0.18cm" svg:height="0.327cm" svg:x="33.412cm" svg:y="8.739cm" svg:viewBox="0 0 181 328" svg:d="M112 14c0-14-2-14-14-14-32 30-77 32-98 32v18c11 0 45 0 72-15v253c0 16 0 22-50 22h-19v18c10 0 71-2 88-2 16 0 79 2 90 2v-18h-19c-50 0-50-6-50-22z">
            <text:p/>
          </draw:path>
          <draw:path draw:style-name="gr14" draw:text-style-name="P10" draw:layer="layout" svg:width="0.164cm" svg:height="0.703cm" svg:x="33.714cm" svg:y="8.4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>
          <svg:title>TexMaths</svg:title>
          <svg:desc>20§latex§\text{RNG}(\text{Status}_{C_1+2})§svg§600§TRUE§</svg:desc>
          <draw:polygon draw:style-name="gr13" draw:text-style-name="P9" draw:layer="layout" svg:width="5.523cm" svg:height="0.703cm" svg:x="40.478cm" svg:y="8.422cm" svg:viewBox="0 0 5524 704" draw:points="2763,704 0,704 0,0 5524,0 5524,704">
            <text:p/>
          </draw:polygon>
          <draw:path draw:style-name="gr14" draw:text-style-name="P10" draw:layer="layout" svg:width="0.49cm" svg:height="0.497cm" svg:x="40.502cm" svg:y="8.468cm" svg:viewBox="0 0 491 498" svg:d="M133 232v-182c0-16 0-24 16-26 6-2 27-2 41-2 64 0 143 2 143 104 0 50-18 106-122 106zM282 242c68-16 123-60 123-116 0-67-80-126-184-126h-221v22h18c54 0 54 8 54 32v373c0 26 0 32-54 32h-18v23c26-2 75-2 102-2 29 0 79 0 104 2v-23h-17c-55 0-56-6-56-32v-179h81c12 0 42 0 66 24 27 26 27 48 27 94 0 47 0 74 29 101 29 26 67 31 88 31 56 0 67-58 67-79 0-3 0-11-9-11-7 0-7 6-8 11-4 50-29 63-47 63-33 0-40-36-49-101l-10-58c-13-45-46-67-86-81z">
            <text:p/>
          </draw:path>
          <draw:path draw:style-name="gr14" draw:text-style-name="P10" draw:layer="layout" svg:width="0.481cm" svg:height="0.481cm" svg:x="41.019cm" svg:y="8.468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14" draw:text-style-name="P10" draw:layer="layout" svg:width="0.477cm" svg:height="0.511cm" svg:x="41.561cm" svg:y="8.454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42.143cm" svg:y="8.42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4" draw:text-style-name="P10" draw:layer="layout" svg:width="0.313cm" svg:height="0.511cm" svg:x="42.387cm" svg:y="8.454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42.751cm" svg:y="8.516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43.041cm" svg:y="8.635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43.375cm" svg:y="8.516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43.658cm" svg:y="8.638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44.049cm" svg:y="8.63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381cm" svg:height="0.356cm" svg:x="44.338cm" svg:y="8.708cm" svg:viewBox="0 0 382 357" svg:d="M382 6c0-3-1-6-6-6-3 0-5 2-10 6l-35 37c-5-5-32-43-93-43-120 0-238 106-238 218 0 81 62 139 152 139 26 0 74-5 125-48 38-34 49-77 49-80 0-7-6-7-8-7-6 0-8 4-9 8-19 68-90 109-149 109-53 0-110-27-110-105 0-15 3-93 60-156 34-38 85-60 133-60 56 0 90 41 90 97 0 13 0 16 0 19 0 7 6 7 8 7 8 0 8-2 11-10z">
            <text:p/>
          </draw:path>
          <draw:path draw:style-name="gr14" draw:text-style-name="P10" draw:layer="layout" svg:width="0.145cm" svg:height="0.234cm" svg:x="44.757cm" svg:y="8.891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362cm" svg:height="0.364cm" svg:x="45.015cm" svg:y="8.75cm" svg:viewBox="0 0 363 365" svg:d="M194 194h152c6 0 17 0 17-12s-11-12-17-12h-152v-152c0-7 0-18-12-18s-12 11-12 18v152h-152c-7 0-18 0-18 12s11 12 18 12h152v152c0 6 0 19 12 19s12-11 12-19z">
            <text:p/>
          </draw:path>
          <draw:path draw:style-name="gr14" draw:text-style-name="P10" draw:layer="layout" svg:width="0.218cm" svg:height="0.327cm" svg:x="45.444cm" svg:y="8.72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4" draw:text-style-name="P10" draw:layer="layout" svg:width="0.164cm" svg:height="0.703cm" svg:x="45.768cm" svg:y="8.422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>
          <svg:title>TexMaths</svg:title>
          <svg:desc>20§inline§\begin{tabular}{rc}
  Status_0,&amp;C_1\\
  Status_{C_1},&amp;C_2\\
  \vdots,&amp;\vdots\\
  Status_{\sum_{k=1}^{i-1}},&amp;C_i\\
  \vdots,&amp;\vdots\\
  Status_{\sum_{k=1}^{N-1}},&amp;C_N
\end{tabular}§svg§600§TRUE§</svg:desc>
          <draw:polygon draw:style-name="gr13" draw:text-style-name="P9" draw:layer="layout" svg:width="5.699cm" svg:height="6.166cm" svg:x="1.1cm" svg:y="2.1cm" svg:viewBox="0 0 5700 6167" draw:points="2850,6167 0,6167 0,0 5700,0 5700,6167">
            <text:p/>
          </draw:polygon>
          <draw:path draw:style-name="gr14" draw:text-style-name="P10" draw:layer="layout" svg:width="0.313cm" svg:height="0.511cm" svg:x="2.521cm" svg:y="2.084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2.886cm" svg:y="2.148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3.175cm" svg:y="2.265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1cm" svg:height="0.441cm" svg:x="3.512cm" svg:y="2.148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54cm" svg:height="0.319cm" svg:x="3.793cm" svg:y="2.27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4.185cm" svg:y="2.26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229cm" svg:height="0.337cm" svg:x="4.464cm" svg:y="2.359cm" svg:viewBox="0 0 230 338" svg:d="M230 171c0-54-6-94-30-128-14-24-45-43-85-43-115 0-115 134-115 171 0 35 0 167 115 167s115-132 115-167zM115 325c-22 0-53-15-62-55-8-28-8-70-8-105 0-37 0-74 8-101 9-40 41-50 62-50 27 0 53 16 61 45 8 26 10 63 10 106 0 35 0 72-7 104-11 45-45 56-64 56z">
            <text:p/>
          </draw:path>
          <draw:path draw:style-name="gr14" draw:text-style-name="P10" draw:layer="layout" svg:width="0.082cm" svg:height="0.21cm" svg:x="4.814cm" svg:y="2.506cm" svg:viewBox="0 0 83 211" svg:d="M83 74c0-47-17-74-45-74-24 0-38 18-38 37s14 38 38 38c8 0 18-3 24-9 4-2 4-2 5-2 0 0 2 0 2 10 0 52-26 96-50 118-8 8-8 10-8 11 0 7 3 8 8 8 8 0 64-54 64-137z">
            <text:p/>
          </draw:path>
          <draw:path draw:style-name="gr14" draw:text-style-name="P10" draw:layer="layout" svg:width="0.429cm" svg:height="0.511cm" svg:x="5.941cm" svg:y="2.084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14" draw:text-style-name="P10" draw:layer="layout" svg:width="0.18cm" svg:height="0.327cm" svg:x="6.464cm" svg:y="2.359cm" svg:viewBox="0 0 181 328" svg:d="M112 14c0-14-2-14-14-14-32 30-77 32-98 32v18c11 0 45 0 72-15v253c0 16 0 22-50 22h-19v18c10 0 71-2 88-2 16 0 79 2 90 2v-18h-19c-50 0-50-6-50-22z">
            <text:p/>
          </draw:path>
          <draw:path draw:style-name="gr14" draw:text-style-name="P10" draw:layer="layout" svg:width="0.313cm" svg:height="0.511cm" svg:x="2.124cm" svg:y="2.929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cm" svg:height="0.441cm" svg:x="2.489cm" svg:y="2.991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17cm" svg:height="0.324cm" svg:x="2.779cm" svg:y="3.109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3.113cm" svg:y="2.991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3.396cm" svg:y="3.113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3.787cm" svg:y="3.109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381cm" svg:height="0.356cm" svg:x="4.076cm" svg:y="3.183cm" svg:viewBox="0 0 382 357" svg:d="M382 6c0-3-1-6-6-6-3 0-5 2-10 6l-35 37c-5-5-32-43-93-43-121 0-238 106-238 218 0 81 62 139 152 139 26 0 74-5 125-48 38-34 49-77 49-80 0-7-6-7-8-7-6 0-8 4-9 8-19 68-90 109-149 109-53 0-110-27-110-105 0-15 3-93 60-156 34-38 85-60 133-60 56 0 90 41 90 97 0 13 0 16 0 19 0 7 6 7 8 7 8 0 8-2 11-10z">
            <text:p/>
          </draw:path>
          <draw:path draw:style-name="gr14" draw:text-style-name="P10" draw:layer="layout" svg:width="0.145cm" svg:height="0.234cm" svg:x="4.496cm" svg:y="3.365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082cm" svg:height="0.21cm" svg:x="4.814cm" svg:y="3.349cm" svg:viewBox="0 0 83 211" svg:d="M83 74c0-47-17-74-45-74-24 0-38 18-38 37s14 38 38 38c8 0 18-3 24-9 4-2 4-2 5-2 0 0 2 0 2 10 0 52-26 96-50 118-8 8-8 10-8 11 0 7 3 8 8 8 8 0 64-54 64-137z">
            <text:p/>
          </draw:path>
          <draw:path draw:style-name="gr14" draw:text-style-name="P10" draw:layer="layout" svg:width="0.429cm" svg:height="0.511cm" svg:x="5.941cm" svg:y="2.929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14" draw:text-style-name="P10" draw:layer="layout" svg:width="0.218cm" svg:height="0.327cm" svg:x="6.442cm" svg:y="3.2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4" draw:text-style-name="P10" draw:layer="layout" svg:width="0.076cm" svg:height="0.076cm" svg:x="4.619cm" svg:y="4.098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4.619cm" svg:y="4.38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4.619cm" svg:y="4.66cm" svg:viewBox="0 0 77 77" svg:d="M77 38c0-20-18-38-39-38-20 0-38 18-38 38 0 21 18 39 38 39 21 0 39-18 39-39z">
            <text:p/>
          </draw:path>
          <draw:path draw:style-name="gr14" draw:text-style-name="P10" draw:layer="layout" svg:width="0.082cm" svg:height="0.21cm" svg:x="4.814cm" svg:y="4.66cm" svg:viewBox="0 0 83 211" svg:d="M83 74c0-45-16-74-45-74-25 0-38 19-38 37 0 19 13 38 38 38 12 0 20-5 28-9l1-2c0 0 2 0 2 10 0 46-21 89-53 123-3 3-5 5-5 6 0 7 3 8 8 8 8 0 64-56 64-137z">
            <text:p/>
          </draw:path>
          <draw:path draw:style-name="gr14" draw:text-style-name="P10" draw:layer="layout" svg:width="0.076cm" svg:height="0.076cm" svg:x="6.277cm" svg:y="4.098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6.277cm" svg:y="4.38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6.277cm" svg:y="4.66cm" svg:viewBox="0 0 77 77" svg:d="M77 38c0-20-18-38-39-38-20 0-38 18-38 38 0 21 18 39 38 39 21 0 39-18 39-39z">
            <text:p/>
          </draw:path>
          <draw:path draw:style-name="gr14" draw:text-style-name="P10" draw:layer="layout" svg:width="0.313cm" svg:height="0.511cm" svg:x="1.303cm" svg:y="5.082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1.668cm" svg:y="5.146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1.958cm" svg:y="5.26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4-64-61 0-38 31-96 146-101z">
            <text:p/>
          </draw:path>
          <draw:path draw:style-name="gr14" draw:text-style-name="P10" draw:layer="layout" svg:width="0.221cm" svg:height="0.441cm" svg:x="2.292cm" svg:y="5.146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54cm" svg:height="0.319cm" svg:x="2.575cm" svg:y="5.268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2.966cm" svg:y="5.26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514cm" svg:height="0.493cm" svg:x="3.259cm" svg:y="5.429cm" svg:viewBox="0 0 515 494" svg:d="M235 256c7-6 7-6 7-10 0-1 0-1-5-6l-175-216h213c74 0 112 11 120 13 43 11 87 40 104 83h16l-46-120h-453c-11 0-13 0-14 3-2 2-2 2-2 16l198 243-192 216c-6 5-6 7-6 8 0 8 6 8 16 8h453l46-128h-16c-17 45-61 72-96 82-9 3-46 14-123 14h-229z">
            <text:p/>
          </draw:path>
          <draw:path draw:style-name="gr14" draw:text-style-name="P10" draw:layer="layout" svg:width="0.124cm" svg:height="0.239cm" svg:x="3.843cm" svg:y="5.336cm" svg:viewBox="0 0 125 240" svg:d="M109 16c0-10-7-16-16-16-10 0-23 10-23 21 0 9 8 16 16 16 12 0 23-11 23-21zM125 186c0-5-5-5-7-5-6 0-6 0-9 8-5 19-21 38-40 38-8 0-10-5-10-13s2-11 5-17c2-8 5-15 6-19 2-4 16-37 21-50 3-6 5-11 5-18 0-16-16-30-38-30-39 0-58 45-58 54 0 5 6 5 8 5 5 0 6-1 8-6 8-26 24-42 40-42 6 0 11 5 11 15 0 1 0 4-3 12-2 7-18 44-22 56-4 7-4 7-8 18-2 6-5 11-5 16 0 19 17 32 40 32 37 0 56-46 56-54z">
            <text:p/>
          </draw:path>
          <draw:path draw:style-name="gr14" draw:text-style-name="P10" draw:layer="layout" svg:width="0.269cm" svg:height="0.02cm" svg:x="4.056cm" svg:y="5.472cm" svg:viewBox="0 0 270 21" svg:d="M254 21c7 0 16 0 16-10 0-11-9-11-16-11h-240c-4 0-14 0-14 11 0 10 10 10 14 10z">
            <text:p/>
          </draw:path>
          <draw:path draw:style-name="gr14" draw:text-style-name="P10" draw:layer="layout" svg:width="0.145cm" svg:height="0.234cm" svg:x="4.43cm" svg:y="5.336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191cm" svg:height="0.249cm" svg:x="3.856cm" svg:y="5.725cm" svg:viewBox="0 0 192 250" svg:d="M86 13c2-5 2-5 2-7 0-6-5-6-11-6l-43 3c-7 0-7 2-10 2 0 3-2 6-2 9 0 5 5 5 12 5 0 0 6 0 11 2 6 0 8 1 8 5 0 0 0 1-3 8l-48 195c-2 5-2 5-2 8 0 8 6 13 13 13 14 0 17-13 19-20l16-64c10 0 53 4 53 28 0 3 0 4 0 8-2 4-2 8-2 9 0 26 23 39 43 39 37 0 50-52 50-56 0-5-5-5-6-5-7 0-7 1-8 8-5 13-15 40-34 40-13 0-14-13-14-21 0 0 0-5 1-11 0-5 2-10 2-11 0-32-40-37-63-39 10-6 24-17 31-22 19-16 38-32 59-32 8 0 11 1 13 5 0 0-2 0-3 0-16 6-16 20-16 22 0 5 4 14 16 14 6 0 22-6 22-25 0-18-14-27-30-27-26 0-45 16-72 36-12 10-24 20-37 24z">
            <text:p/>
          </draw:path>
          <draw:path draw:style-name="gr14" draw:text-style-name="P10" draw:layer="layout" svg:width="0.293cm" svg:height="0.105cm" svg:x="4.118cm" svg:y="5.829cm" svg:viewBox="0 0 294 106" svg:d="M280 19c5 0 14 0 14-9 0-10-9-10-16-10h-262c-6 0-16 0-16 10 0 9 10 9 14 9zM278 106c7 0 16 0 16-12 0-9-9-9-14-9h-266c-4 0-14 0-14 9 0 12 10 12 16 12z">
            <text:p/>
          </draw:path>
          <draw:path draw:style-name="gr14" draw:text-style-name="P10" draw:layer="layout" svg:width="0.145cm" svg:height="0.234cm" svg:x="4.496cm" svg:y="5.735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082cm" svg:height="0.21cm" svg:x="4.814cm" svg:y="5.504cm" svg:viewBox="0 0 83 211" svg:d="M83 74c0-47-17-74-45-74-24 0-38 18-38 37s14 38 38 38c8 0 18-3 24-9 4-2 4-2 5-2 0 0 2 0 2 10 0 52-26 96-50 118-8 8-8 10-8 11 0 7 3 8 8 8 8 0 64-54 64-137z">
            <text:p/>
          </draw:path>
          <draw:path draw:style-name="gr14" draw:text-style-name="P10" draw:layer="layout" svg:width="0.429cm" svg:height="0.511cm" svg:x="5.982cm" svg:y="5.082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14" draw:text-style-name="P10" draw:layer="layout" svg:width="0.149cm" svg:height="0.332cm" svg:x="6.474cm" svg:y="5.357cm" svg:viewBox="0 0 150 333" svg:d="M138 19c0-8-7-19-20-19-14 0-28 13-28 27 0 8 6 19 20 19 15 0 28-14 28-27zM37 270c-3 7-5 12-5 21 0 23 19 42 46 42 50 0 72-69 72-75 0-7-6-7-8-7-6 0-6 2-9 8-11 40-34 59-53 59-10 0-11-6-11-17s3-19 8-31c5-14 9-27 14-40 5-11 23-57 26-62 1-5 3-11 3-16 0-24-21-42-48-42-50 0-72 68-72 76 0 6 6 6 8 6 8 0 8-3 10-8 12-43 35-61 52-61 8 0 13 5 13 18 0 11-3 19-16 49z">
            <text:p/>
          </draw:path>
          <draw:path draw:style-name="gr14" draw:text-style-name="P10" draw:layer="layout" svg:width="0.076cm" svg:height="0.076cm" svg:x="4.619cm" svg:y="6.391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4.619cm" svg:y="6.671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4.619cm" svg:y="6.952cm" svg:viewBox="0 0 77 77" svg:d="M77 38c0-20-18-38-39-38-20 0-38 18-38 38 0 21 18 39 38 39 21 0 39-18 39-39z">
            <text:p/>
          </draw:path>
          <draw:path draw:style-name="gr14" draw:text-style-name="P10" draw:layer="layout" svg:width="0.082cm" svg:height="0.21cm" svg:x="4.814cm" svg:y="6.952cm" svg:viewBox="0 0 83 211" svg:d="M83 74c0-45-16-74-45-74-25 0-38 19-38 37 0 19 13 38 38 38 12 0 20-5 28-9l1-2c0 0 2 0 2 10 0 46-21 89-53 123-3 3-5 5-5 6 0 7 3 8 8 8 8 0 64-56 64-137z">
            <text:p/>
          </draw:path>
          <draw:path draw:style-name="gr14" draw:text-style-name="P10" draw:layer="layout" svg:width="0.076cm" svg:height="0.076cm" svg:x="6.277cm" svg:y="6.391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6.277cm" svg:y="6.671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6.277cm" svg:y="6.952cm" svg:viewBox="0 0 77 77" svg:d="M77 38c0-20-18-38-39-38-20 0-38 18-38 38 0 21 18 39 38 39 21 0 39-18 39-39z">
            <text:p/>
          </draw:path>
          <draw:path draw:style-name="gr14" draw:text-style-name="P10" draw:layer="layout" svg:width="0.313cm" svg:height="0.511cm" svg:x="1.14cm" svg:y="7.375cm" svg:viewBox="0 0 314 512" svg:d="M206 224l-89-22c-45-12-72-48-72-90 0-50 38-93 94-93 117 0 133 117 138 147 0 5 0 10 8 10 9 0 9-3 9-18v-140c0-13 0-18-8-18-4 0-6 0-11 10l-24 40c-21-21-51-50-113-50-79 0-138 62-138 138 0 57 37 108 93 128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1.503cm" svg:y="7.439cm" svg:viewBox="0 0 222 442" svg:d="M109 152h101v-22h-101v-130h-18c0 58-22 133-91 136v16h61v195c0 87 65 95 91 95 50 0 70-50 70-95v-41h-19v40c0 51-21 78-46 78-48 0-48-64-48-77z">
            <text:p/>
          </draw:path>
          <draw:path draw:style-name="gr14" draw:text-style-name="P10" draw:layer="layout" svg:width="0.317cm" svg:height="0.324cm" svg:x="1.793cm" svg:y="7.555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1cm" svg:height="0.441cm" svg:x="2.129cm" svg:y="7.439cm" svg:viewBox="0 0 222 442" svg:d="M109 152h101v-22h-101v-130h-18c0 58-22 133-91 136v16h61v195c0 87 65 95 91 95 50 0 70-50 70-95v-41h-19v40c0 51-21 78-46 78-48 0-48-64-48-77z">
            <text:p/>
          </draw:path>
          <draw:path draw:style-name="gr14" draw:text-style-name="P10" draw:layer="layout" svg:width="0.354cm" svg:height="0.319cm" svg:x="2.412cm" svg:y="7.56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2.803cm" svg:y="7.555cm" svg:viewBox="0 0 232 325" svg:d="M123 179c16 3 74 15 74 66 0 35-24 64-80 64-59 0-85-40-98-101-1-10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514cm" svg:height="0.493cm" svg:x="3.094cm" svg:y="7.726cm" svg:viewBox="0 0 515 494" svg:d="M235 256c7-6 7-6 7-10 0-1 0-1-5-6l-175-216h213c74 0 112 11 120 13 43 11 87 40 104 83h16l-46-120h-453c-11 0-13 0-14 3-2 2-2 2-2 16l198 243-192 216c-6 5-6 7-6 8 0 8 6 8 16 8h453l46-128h-16c-17 45-61 72-96 82-9 3-46 14-123 14h-229z">
            <text:p/>
          </draw:path>
          <draw:path draw:style-name="gr14" draw:text-style-name="P10" draw:layer="layout" svg:width="0.341cm" svg:height="0.241cm" svg:x="3.689cm" svg:y="7.629cm" svg:viewBox="0 0 342 242" svg:d="M296 40c2-10 6-22 38-24 4 0 8 0 8-10 0-1 0-6-4-6-7 0-15 2-21 2-7 0-13 0-19 0-8 0-15 0-21 0-7 0-15-2-21-2-2 0-8 0-8 10 0 6 5 6 8 6 24 0 26 8 26 14 0 2-2 4-2 7l-38 152-106-183c-3-6-3-6-13-6h-54c-7 0-13 0-13 10 0 6 5 6 13 6 1 0 16 0 24 2l-45 184c-3 9-6 24-40 24-2 0-8 0-8 9 0 3 3 7 6 7 7 0 13-2 20-2 8 0 14 0 20 0 7 0 13 0 21 0 7 0 15 2 19 2 5 0 10-4 10-10s-6-6-10-6c-17 0-24-5-24-13 0-3 0-5 2-8l43-178 122 208c3 7 6 7 9 7 8 0 8-2 10-10z">
            <text:p/>
          </draw:path>
          <draw:path draw:style-name="gr14" draw:text-style-name="P10" draw:layer="layout" svg:width="0.269cm" svg:height="0.02cm" svg:x="4.12cm" svg:y="7.77cm" svg:viewBox="0 0 270 21" svg:d="M254 21c7 0 16 0 16-10 0-11-9-11-16-11h-238c-6 0-16 0-16 11 0 10 10 10 16 10z">
            <text:p/>
          </draw:path>
          <draw:path draw:style-name="gr14" draw:text-style-name="P10" draw:layer="layout" svg:width="0.145cm" svg:height="0.234cm" svg:x="4.496cm" svg:y="7.634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191cm" svg:height="0.249cm" svg:x="3.691cm" svg:y="8.022cm" svg:viewBox="0 0 192 250" svg:d="M86 13c2-5 2-5 2-7 0-6-5-6-11-6l-43 3c-7 0-7 0-8 2-2 1-4 6-4 8 0 6 7 6 12 6 0 0 6 0 11 2 6 0 8 1 8 5 0 0 0 1-3 8l-48 195c-2 5-2 5-2 8 0 8 6 13 13 13 14 0 17-13 19-20l16-64c10 0 53 4 53 28 0 3 0 4 0 8-2 4-2 8-2 9 0 26 23 39 43 39 37 0 50-52 50-56 0-5-5-5-6-5-7 0-7 1-8 8-5 13-15 40-34 40-13 0-14-13-14-21 0 0 0-5 1-11 0-5 2-10 2-11 0-32-40-37-63-39 10-6 24-17 31-22 19-16 40-32 59-32 8 0 11 1 13 5 0 0-2 0-3 0-16 6-16 20-16 22 0 5 4 14 16 14 6 0 22-6 22-25 0-18-14-27-30-27-24 0-45 16-71 36-13 10-25 18-38 24z">
            <text:p/>
          </draw:path>
          <draw:path draw:style-name="gr14" draw:text-style-name="P10" draw:layer="layout" svg:width="0.293cm" svg:height="0.105cm" svg:x="3.953cm" svg:y="8.126cm" svg:viewBox="0 0 294 106" svg:d="M280 19c5 0 14 0 14-9 0-10-9-10-16-10h-262c-6 0-16 0-16 10 0 11 10 9 14 9zM278 106c7 0 16 0 16-12 0-9-9-9-14-9h-266c-4 0-14 0-14 9 0 12 10 12 16 12z">
            <text:p/>
          </draw:path>
          <draw:path draw:style-name="gr14" draw:text-style-name="P10" draw:layer="layout" svg:width="0.145cm" svg:height="0.234cm" svg:x="4.331cm" svg:y="8.032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082cm" svg:height="0.21cm" svg:x="4.814cm" svg:y="7.795cm" svg:viewBox="0 0 83 211" svg:d="M83 74c0-47-17-74-45-74-24 0-38 18-38 37s14 38 38 38c8 0 18-3 24-9 4-2 4-2 5-2 0 0 2 0 2 10 0 52-26 96-50 118-8 8-8 10-8 11 0 7 3 8 8 8 8 0 64-54 64-137z">
            <text:p/>
          </draw:path>
          <draw:path draw:style-name="gr14" draw:text-style-name="P10" draw:layer="layout" svg:width="0.429cm" svg:height="0.511cm" svg:x="5.832cm" svg:y="7.375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14" draw:text-style-name="P10" draw:layer="layout" svg:width="0.439cm" svg:height="0.337cm" svg:x="6.334cm" svg:y="7.64cm" svg:viewBox="0 0 440 338" svg:d="M378 54c4-19 12-35 52-36 2 0 10 0 10-12 0-3-3-6-8-6-16 0-34 2-51 2-11 0-40-2-51-2-4 0-12 0-12 11 0 7 7 7 12 7 24 0 32 8 32 20 0 4 0 7-2 12l-54 216-125-258c-5-8-5-8-18-8h-67c-10 0-16 0-16 11 0 7 6 7 16 7 11 0 21 0 32 3l-66 264c-4 19-12 33-51 35-5 0-11 0-11 10 0 6 3 8 8 8 16 0 34-2 51-2 11 0 40 2 51 2 7 0 12-4 12-10 0-8-7-8-12-8-32-2-32-14-32-21 0-1 0-5 2-13l64-252 144 296c3 8 6 8 11 8 8 0 8-2 10-10z">
            <text:p/>
          </draw:path>
        </draw:g>
        <draw:custom-shape draw:style-name="gr40" draw:text-style-name="P20" xml:id="id205" draw:id="id205" draw:layer="layout" svg:width="0.762cm" svg:height="0.762cm" svg:x="12.597cm" svg:y="25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3.359cm" svg:y1="25.404cm" svg:x2="14.121cm" svg:y2="25.404cm" draw:start-shape="id205" draw:start-glue-point="10" draw:end-shape="id206" draw:end-glue-point="6" svg:d="M13359 25404h762" svg:viewBox="0 0 763 1">
          <text:p/>
        </draw:connector>
        <draw:custom-shape draw:style-name="gr40" draw:text-style-name="P20" xml:id="id206" draw:id="id206" draw:layer="layout" svg:width="0.762cm" svg:height="0.762cm" svg:x="14.121cm" svg:y="25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207" draw:id="id207" draw:layer="layout" svg:width="0.762cm" svg:height="0.762cm" svg:x="14.121cm" svg:y="2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210" draw:id="id210" draw:layer="layout" svg:width="0.762cm" svg:height="0.762cm" svg:x="12.597cm" svg:y="26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4.502cm" svg:y1="25.023cm" svg:x2="14.502cm" svg:y2="24.201cm" draw:start-shape="id206" draw:start-glue-point="4" draw:end-shape="id207" draw:end-glue-point="8" svg:d="M14502 25023v-822" svg:viewBox="0 0 1 823">
          <text:p/>
        </draw:connector>
        <draw:custom-shape draw:style-name="gr39" draw:text-style-name="P19" xml:id="id208" draw:id="id208" draw:layer="layout" svg:width="0.762cm" svg:height="0.762cm" svg:x="15.511cm" svg:y="2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772cm" svg:y1="25.134cm" svg:x2="15.622cm" svg:y2="24.762cm" draw:start-shape="id206" draw:start-glue-point="11" draw:end-shape="id208" draw:end-glue-point="7" svg:d="M14772 25134l850-372" svg:viewBox="0 0 851 373">
          <text:p/>
        </draw:connector>
        <draw:connector draw:style-name="gr37" draw:text-style-name="P1" draw:layer="layout" draw:line-skew="-0.081cm" svg:x1="14.772cm" svg:y1="25.674cm" svg:x2="14.232cm" svg:y2="25.674cm" draw:start-shape="id206" draw:start-glue-point="9" draw:end-shape="id206" draw:end-glue-point="7" svg:d="M14772 25674v532h-540v-532" svg:viewBox="0 0 541 533">
          <text:p/>
        </draw:connector>
        <draw:connector draw:style-name="gr41" draw:text-style-name="P1" draw:layer="layout" draw:type="line" svg:x1="13.248cm" svg:y1="25.134cm" svg:x2="14.232cm" svg:y2="24.09cm" draw:start-shape="id205" draw:start-glue-point="11" draw:end-shape="id207" draw:end-glue-point="7" svg:d="M13248 25134l984-1044" svg:viewBox="0 0 985 1045">
          <text:p/>
        </draw:connector>
        <draw:custom-shape draw:style-name="gr39" draw:text-style-name="P19" xml:id="id209" draw:id="id209" draw:layer="layout" svg:width="0.762cm" svg:height="0.762cm" svg:x="12.598cm" svg:y="2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4.121cm" svg:y1="23.82cm" svg:x2="13.36cm" svg:y2="23.821cm" draw:start-shape="id207" draw:start-glue-point="6" draw:end-shape="id209" draw:end-glue-point="10" svg:d="M14121 23820h-380v1h-381" svg:viewBox="0 0 762 2">
          <text:p/>
        </draw:connector>
        <draw:connector draw:style-name="gr41" draw:text-style-name="P1" draw:layer="layout" draw:type="line" svg:x1="12.978cm" svg:y1="26.41cm" svg:x2="12.978cm" svg:y2="25.785cm" draw:start-shape="id210" draw:start-glue-point="4" draw:end-shape="id205" draw:end-glue-point="8" svg:d="M12978 26410v-625" svg:viewBox="0 0 1 626">
          <text:p/>
        </draw:connector>
        <draw:custom-shape draw:style-name="gr39" draw:text-style-name="P19" xml:id="id211" draw:id="id211" draw:layer="layout" svg:width="0.762cm" svg:height="0.762cm" svg:x="14.097cm" svg:y="2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3.248cm" svg:y1="27.061cm" svg:x2="14.097cm" svg:y2="27.493cm" draw:start-shape="id210" draw:start-glue-point="9" draw:end-shape="id211" draw:end-glue-point="6" svg:d="M13248 27061l849 432" svg:viewBox="0 0 850 433">
          <text:p/>
        </draw:connector>
        <draw:connector draw:style-name="gr42" draw:text-style-name="P1" draw:layer="layout" draw:type="line" svg:x1="14.208cm" svg:y1="27.223cm" svg:x2="13.248cm" svg:y2="25.674cm" draw:start-shape="id211" draw:start-glue-point="5" draw:end-shape="id205" draw:end-glue-point="9" svg:d="M14208 27223l-960-1549" svg:viewBox="0 0 961 1550">
          <text:p/>
        </draw:connector>
        <draw:connector draw:style-name="gr42" draw:text-style-name="P1" draw:layer="layout" draw:type="lines" svg:x1="14.859cm" svg:y1="27.493cm" svg:x2="14.883cm" svg:y2="25.404cm" draw:start-shape="id211" draw:start-glue-point="10" draw:end-shape="id206" draw:end-glue-point="10" svg:d="M14859 27493h502l24-2089h-502" svg:viewBox="0 0 527 2090">
          <text:p/>
        </draw:connector>
        <draw:custom-shape draw:style-name="gr39" draw:text-style-name="P19" xml:id="id212" draw:id="id212" draw:layer="layout" svg:width="0.762cm" svg:height="0.762cm" svg:x="16.512cm" svg:y="2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213" draw:id="id213" draw:layer="layout" svg:width="0.762cm" svg:height="0.762cm" svg:x="15.512cm" svg:y="26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6.623cm" svg:y1="27.223cm" svg:x2="16.163cm" svg:y2="26.763cm" draw:start-shape="id212" draw:start-glue-point="5" draw:end-shape="id213" draw:end-glue-point="9" svg:d="M16623 27223l-460-460" svg:viewBox="0 0 461 461">
          <text:p/>
        </draw:connector>
        <draw:custom-shape draw:style-name="gr36" draw:text-style-name="P18" xml:id="id214" draw:id="id214" draw:layer="layout" svg:width="0.762cm" svg:height="0.762cm" svg:x="16.513cm" svg:y="2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6.893cm" svg:y1="27.112cm" svg:x2="16.894cm" svg:y2="25.875cm" draw:start-shape="id212" draw:start-glue-point="4" draw:end-shape="id214" draw:end-glue-point="8" svg:d="M16893 27112l1-1237" svg:viewBox="0 0 2 1238">
          <text:p/>
        </draw:connector>
        <draw:custom-shape draw:style-name="gr40" draw:text-style-name="P20" xml:id="id215" draw:id="id215" draw:layer="layout" svg:width="0.762cm" svg:height="0.762cm" svg:x="24.497cm" svg:y="25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5.259cm" svg:y1="25.405cm" svg:x2="26.021cm" svg:y2="25.405cm" draw:start-shape="id215" draw:start-glue-point="10" draw:end-shape="id216" draw:end-glue-point="6" svg:d="M25259 25405h762" svg:viewBox="0 0 763 1">
          <text:p/>
        </draw:connector>
        <draw:custom-shape draw:style-name="gr40" draw:text-style-name="P20" xml:id="id216" draw:id="id216" draw:layer="layout" svg:width="0.762cm" svg:height="0.762cm" svg:x="26.021cm" svg:y="25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217" draw:id="id217" draw:layer="layout" svg:width="0.762cm" svg:height="0.762cm" svg:x="26.021cm" svg:y="2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220" draw:id="id220" draw:layer="layout" svg:width="0.762cm" svg:height="0.762cm" svg:x="24.497cm" svg:y="26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6.402cm" svg:y1="25.024cm" svg:x2="26.402cm" svg:y2="24.202cm" draw:start-shape="id216" draw:start-glue-point="4" draw:end-shape="id217" draw:end-glue-point="8" svg:d="M26402 25024v-822" svg:viewBox="0 0 1 823">
          <text:p/>
        </draw:connector>
        <draw:custom-shape draw:style-name="gr39" draw:text-style-name="P19" xml:id="id218" draw:id="id218" draw:layer="layout" svg:width="0.762cm" svg:height="0.762cm" svg:x="27.411cm" svg:y="2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6.672cm" svg:y1="25.135cm" svg:x2="27.522cm" svg:y2="24.763cm" draw:start-shape="id216" draw:start-glue-point="11" draw:end-shape="id218" draw:end-glue-point="7" svg:d="M26672 25135l850-372" svg:viewBox="0 0 851 373">
          <text:p/>
        </draw:connector>
        <draw:connector draw:style-name="gr37" draw:text-style-name="P1" draw:layer="layout" draw:line-skew="-0.081cm" svg:x1="26.672cm" svg:y1="25.675cm" svg:x2="26.132cm" svg:y2="25.675cm" draw:start-shape="id216" draw:start-glue-point="9" draw:end-shape="id216" draw:end-glue-point="7" svg:d="M26672 25675v532h-540v-532" svg:viewBox="0 0 541 533">
          <text:p/>
        </draw:connector>
        <draw:connector draw:style-name="gr41" draw:text-style-name="P1" draw:layer="layout" draw:type="line" svg:x1="25.148cm" svg:y1="25.135cm" svg:x2="26.132cm" svg:y2="24.091cm" draw:start-shape="id215" draw:start-glue-point="11" draw:end-shape="id217" draw:end-glue-point="7" svg:d="M25148 25135l984-1044" svg:viewBox="0 0 985 1045">
          <text:p/>
        </draw:connector>
        <draw:custom-shape draw:style-name="gr39" draw:text-style-name="P19" xml:id="id219" draw:id="id219" draw:layer="layout" svg:width="0.762cm" svg:height="0.762cm" svg:x="24.498cm" svg:y="2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26.021cm" svg:y1="23.821cm" svg:x2="25.26cm" svg:y2="23.822cm" draw:start-shape="id217" draw:start-glue-point="6" draw:end-shape="id219" draw:end-glue-point="10" svg:d="M26021 23821h-380v1h-381" svg:viewBox="0 0 762 2">
          <text:p/>
        </draw:connector>
        <draw:connector draw:style-name="gr41" draw:text-style-name="P1" draw:layer="layout" draw:type="line" svg:x1="24.878cm" svg:y1="26.411cm" svg:x2="24.878cm" svg:y2="25.786cm" draw:start-shape="id220" draw:start-glue-point="4" draw:end-shape="id215" draw:end-glue-point="8" svg:d="M24878 26411v-625" svg:viewBox="0 0 1 626">
          <text:p/>
        </draw:connector>
        <draw:custom-shape draw:style-name="gr39" draw:text-style-name="P19" xml:id="id221" draw:id="id221" draw:layer="layout" svg:width="0.762cm" svg:height="0.762cm" svg:x="25.997cm" svg:y="2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25.148cm" svg:y1="27.062cm" svg:x2="25.997cm" svg:y2="27.494cm" draw:start-shape="id220" draw:start-glue-point="9" draw:end-shape="id221" draw:end-glue-point="6" svg:d="M25148 27062l849 432" svg:viewBox="0 0 850 433">
          <text:p/>
        </draw:connector>
        <draw:connector draw:style-name="gr42" draw:text-style-name="P1" draw:layer="layout" draw:type="line" svg:x1="26.108cm" svg:y1="27.224cm" svg:x2="25.148cm" svg:y2="25.675cm" draw:start-shape="id221" draw:start-glue-point="5" draw:end-shape="id215" draw:end-glue-point="9" svg:d="M26108 27224l-960-1549" svg:viewBox="0 0 961 1550">
          <text:p/>
        </draw:connector>
        <draw:connector draw:style-name="gr42" draw:text-style-name="P1" draw:layer="layout" draw:type="lines" svg:x1="26.759cm" svg:y1="27.494cm" svg:x2="26.783cm" svg:y2="25.405cm" draw:start-shape="id221" draw:start-glue-point="10" draw:end-shape="id216" draw:end-glue-point="10" svg:d="M26759 27494h502l24-2089h-502" svg:viewBox="0 0 527 2090">
          <text:p/>
        </draw:connector>
        <draw:custom-shape draw:style-name="gr39" draw:text-style-name="P19" xml:id="id222" draw:id="id222" draw:layer="layout" svg:width="0.762cm" svg:height="0.762cm" svg:x="28.412cm" svg:y="2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223" draw:id="id223" draw:layer="layout" svg:width="0.762cm" svg:height="0.762cm" svg:x="27.412cm" svg:y="2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28.523cm" svg:y1="27.224cm" svg:x2="28.063cm" svg:y2="26.764cm" draw:start-shape="id222" draw:start-glue-point="5" draw:end-shape="id223" draw:end-glue-point="9" svg:d="M28523 27224l-460-460" svg:viewBox="0 0 461 461">
          <text:p/>
        </draw:connector>
        <draw:custom-shape draw:style-name="gr36" draw:text-style-name="P18" xml:id="id224" draw:id="id224" draw:layer="layout" svg:width="0.762cm" svg:height="0.762cm" svg:x="28.413cm" svg:y="25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28.793cm" svg:y1="27.113cm" svg:x2="28.794cm" svg:y2="25.876cm" draw:start-shape="id222" draw:start-glue-point="4" draw:end-shape="id224" draw:end-glue-point="8" svg:d="M28793 27113l1-1237" svg:viewBox="0 0 2 1238">
          <text:p/>
        </draw:connector>
        <draw:connector draw:style-name="gr46" draw:text-style-name="P1" draw:layer="layout" draw:type="line" svg:x1="28.524cm" svg:y1="25.765cm" svg:x2="28.063cm" svg:y2="26.224cm" draw:start-shape="id224" draw:start-glue-point="7" draw:end-shape="id223" draw:end-glue-point="11" svg:d="M28524 25765l-461 459" svg:viewBox="0 0 462 460">
          <text:p/>
        </draw:connector>
        <draw:g>
          <svg:title>TexMaths</svg:title>
          <svg:desc>20§latex§\text{RNG}(\text{Status}_{\sum_{k=1}^6C_k})§svg§600§TRUE§</svg:desc>
          <draw:polygon draw:style-name="gr13" draw:text-style-name="P9" draw:layer="layout" svg:width="6.441cm" svg:height="0.866cm" svg:x="17.526cm" svg:y="25.808cm" svg:viewBox="0 0 6442 867" draw:points="3221,867 0,867 0,0 6442,0 6442,867">
            <text:p/>
          </draw:polygon>
          <draw:path draw:style-name="gr14" draw:text-style-name="P10" draw:layer="layout" svg:width="0.49cm" svg:height="0.496cm" svg:x="17.55cm" svg:y="25.854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14" draw:text-style-name="P10" draw:layer="layout" svg:width="0.481cm" svg:height="0.48cm" svg:x="18.067cm" svg:y="25.854cm" svg:viewBox="0 0 482 481" svg:d="M141 10c-7-10-8-10-21-10h-120v22h21c9 0 24 0 35 2 16 2 16 2 16 16v368c0 19 0 51-72 51v22c24 0 59-1 83-1 23 0 58 1 82 1v-22c-72 0-72-32-72-51v-366c3 3 3 3 6 8l288 422c7 9 7 9 11 9 12 0 12-4 12-17v-390c0-20 0-52 72-52v-22c-24 0-60 2-84 2-22 0-57-2-81-2v22c72 0 72 32 72 52v302z">
            <text:p/>
          </draw:path>
          <draw:path draw:style-name="gr14" draw:text-style-name="P10" draw:layer="layout" svg:width="0.477cm" svg:height="0.511cm" svg:x="18.609cm" svg:y="25.84cm" svg:viewBox="0 0 478 512" svg:d="M379 453c8 16 37 43 45 43 6 0 6-5 6-16v-123c0-28 4-31 48-31v-22c-25 1-64 3-84 3-29 0-90 0-114-3v22h22c63 0 66 8 66 34v45c0 80-90 86-110 86-45 0-186-26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19.192cm" svg:y="25.80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14" draw:text-style-name="P10" draw:layer="layout" svg:width="0.313cm" svg:height="0.511cm" svg:x="19.435cm" svg:y="25.84cm" svg:viewBox="0 0 314 512" svg:d="M206 224l-89-22c-45-12-72-48-72-90 0-50 38-93 94-93 117 0 133 117 138 147 0 5 0 10 8 10 9 0 9-3 9-18v-140c0-13 0-18-8-18-4 0-6 0-11 10l-24 40c-21-21-51-50-113-50-79 0-138 62-138 136 0 59 37 110 93 129 8 4 43 12 93 24 19 5 40 10 60 36 15 19 21 41 21 65 0 50-35 101-94 101-21 0-74-3-112-38-40-39-43-84-43-109 0-7-7-7-8-7-10 0-10 5-10 18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cm" svg:x="19.8cm" svg:y="25.902cm" svg:viewBox="0 0 222 441" svg:d="M109 152h101v-22h-101v-130h-18c0 58-22 133-91 136v16h61v193c0 88 65 96 91 96 50 0 70-49 70-96v-40h-19v40c0 52-21 79-46 79-48 0-48-64-48-77z">
            <text:p/>
          </draw:path>
          <draw:path draw:style-name="gr14" draw:text-style-name="P10" draw:layer="layout" svg:width="0.317cm" svg:height="0.324cm" svg:x="20.089cm" svg:y="26.02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2 0 58 69 76 114 76 46 0 78-29 91-63zM200 147v71c0 67-50 91-82 91-35 0-64-26-64-61 0-38 31-98 146-101z">
            <text:p/>
          </draw:path>
          <draw:path draw:style-name="gr14" draw:text-style-name="P10" draw:layer="layout" svg:width="0.22cm" svg:height="0.44cm" svg:x="20.424cm" svg:y="25.902cm" svg:viewBox="0 0 221 441" svg:d="M109 152h101v-22h-101v-130h-18c0 58-22 133-91 136v16h61v193c0 88 65 96 91 96 50 0 69-49 69-96v-40h-18v40c0 52-21 79-46 79-48 0-48-64-48-77z">
            <text:p/>
          </draw:path>
          <draw:path draw:style-name="gr14" draw:text-style-name="P10" draw:layer="layout" svg:width="0.354cm" svg:height="0.319cm" svg:x="20.707cm" svg:y="26.024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21.097cm" svg:y="26.021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514cm" svg:height="0.493cm" svg:x="21.39cm" svg:y="26.145cm" svg:viewBox="0 0 515 494" svg:d="M235 256c7-7 7-8 7-10 0-1 0-1-5-6l-175-216h213c74 0 112 11 120 13 43 11 87 40 104 83h16l-46-120h-453c-11 0-13 0-14 3-2 2-2 2-2 16l198 243-192 216c-6 5-6 7-6 8 0 8 6 8 16 8h453l46-128h-16c-17 45-61 72-96 82-9 3-46 14-123 14h-229z">
            <text:p/>
          </draw:path>
          <draw:path draw:style-name="gr14" draw:text-style-name="P10" draw:layer="layout" svg:width="0.183cm" svg:height="0.242cm" svg:x="21.971cm" svg:y="26.085cm" svg:viewBox="0 0 184 243" svg:d="M37 120c1-16 1-45 14-67 10-19 34-40 66-40 8 0 24 1 33 9-4 2-14 7-14 20 0 11 8 19 19 19 5 0 18-3 18-21 0-19-13-40-56-40-61 0-117 50-117 123 0 85 42 120 93 120 35 0 53-13 64-22 22-19 27-40 27-58 0-22-6-38-26-56-14-13-32-22-62-22-21 0-43 9-59 35zM93 229c-55 0-55-59-55-74 0-27 20-59 58-59 18 0 29 5 40 19 11 13 11 27 11 48s0 34-11 48c-11 11-22 18-43 18z">
            <text:p/>
          </draw:path>
          <draw:path draw:style-name="gr14" draw:text-style-name="P10" draw:layer="layout" svg:width="0.191cm" svg:height="0.248cm" svg:x="21.987cm" svg:y="26.429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293cm" svg:height="0.105cm" svg:x="22.249cm" svg:y="26.532cm" svg:viewBox="0 0 294 106" svg:d="M280 19c5 0 14 0 14-9 0-10-9-10-16-10h-262c-6 0-16 0-16 10 0 9 10 9 14 9zM278 106c7 0 16 0 16-12 0-9-9-9-14-9h-266c-4 0-14 0-14 9 0 12 10 12 16 12z">
            <text:p/>
          </draw:path>
          <draw:path draw:style-name="gr14" draw:text-style-name="P10" draw:layer="layout" svg:width="0.145cm" svg:height="0.234cm" svg:x="22.627cm" svg:y="26.438cm" svg:viewBox="0 0 146 235" svg:d="M91 11c0-11-1-11-13-11-25 22-65 22-72 22h-6v16h6c8 0 31-1 52-9v176c0 11 0 16-37 16h-18v14c19-2 51-2 71-2s52 0 72 2v-14h-18c-37 0-37-5-37-16z">
            <text:p/>
          </draw:path>
          <draw:path draw:style-name="gr14" draw:text-style-name="P10" draw:layer="layout" svg:width="0.381cm" svg:height="0.356cm" svg:x="22.981cm" svg:y="26.169cm" svg:viewBox="0 0 382 357" svg:d="M382 6c0-3-1-6-6-6-3 0-5 2-10 6l-35 37c-5-5-32-43-93-43-120 0-238 106-238 218 0 81 64 139 152 139 27 0 74-5 125-48 38-34 49-77 49-80 0-7-6-7-8-7-6 0-8 3-9 8-19 67-90 109-149 109-53 0-110-27-110-106 0-14 3-92 60-155 34-38 85-60 133-60 56 0 90 41 90 97 0 13 0 16 0 19 0 7 6 7 8 7 8 0 8-2 11-10z">
            <text:p/>
          </draw:path>
          <draw:path draw:style-name="gr14" draw:text-style-name="P10" draw:layer="layout" svg:width="0.191cm" svg:height="0.248cm" svg:x="23.394cm" svg:y="26.345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164cm" svg:height="0.703cm" svg:x="23.733cm" svg:y="25.808cm" svg:viewBox="0 0 165 704" svg:d="M165 352c0-55-8-139-47-219-43-87-104-133-112-133-3 0-6 3-6 6 0 4 0 5 13 18 70 69 110 181 110 328 0 120-25 245-113 332-10 10-10 12-10 13 0 5 3 7 6 7 8 0 72-48 114-138 37-77 45-155 45-214z">
            <text:p/>
          </draw:path>
        </draw:g>
        <draw:custom-shape draw:style-name="gr47" draw:text-style-name="P1" xml:id="id251" draw:id="id251" draw:layer="layout" svg:width="6.576cm" svg:height="1.016cm" svg:x="0.762cm" svg:y="1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xml:id="id253" draw:id="id253" draw:layer="layout" svg:width="6.576cm" svg:height="1.016cm" svg:x="0.762cm" svg:y="2.82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xml:id="id257" draw:id="id257" draw:layer="layout" svg:width="6.576cm" svg:height="1.016cm" svg:x="0.762cm" svg:y="7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xml:id="id256" draw:id="id256" draw:layer="layout" svg:width="39.878cm" svg:height="5.842cm" svg:x="11.938cm" svg:y="23.11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xml:id="id250" draw:id="id250" draw:layer="layout" svg:width="39.878cm" svg:height="5.842cm" svg:x="11.938cm" svg:y="-0.61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xml:id="id252" draw:id="id252" draw:layer="layout" svg:width="39.878cm" svg:height="6.722cm" svg:x="11.938cm" svg:y="5.2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vdots§svg§600§TRUE§</svg:desc>
          <draw:polygon draw:style-name="gr13" draw:text-style-name="P9" draw:layer="layout" svg:width="0.583cm" svg:height="2.233cm" svg:x="31.612cm" svg:y="12.176cm" svg:viewBox="0 0 584 2234" draw:points="294,2234 0,2234 0,0 584,0 584,2234">
            <text:p/>
          </draw:polygon>
          <draw:path draw:style-name="gr14" draw:text-style-name="P10" draw:layer="layout" svg:width="0.227cm" svg:height="0.268cm" svg:x="31.792cm" svg:y="12.176cm" svg:viewBox="0 0 228 269" svg:d="M228 134c0-72-52-134-114-134s-114 62-114 134c0 73 52 135 114 135s114-62 114-135z">
            <text:p/>
          </draw:path>
          <draw:path draw:style-name="gr14" draw:text-style-name="P10" draw:layer="layout" svg:width="0.227cm" svg:height="0.268cm" svg:x="31.792cm" svg:y="13.161cm" svg:viewBox="0 0 228 269" svg:d="M228 134c0-72-52-134-114-134s-114 62-114 134c0 73 52 135 114 135s114-62 114-135z">
            <text:p/>
          </draw:path>
          <draw:path draw:style-name="gr14" draw:text-style-name="P10" draw:layer="layout" svg:width="0.227cm" svg:height="0.268cm" svg:x="31.792cm" svg:y="14.141cm" svg:viewBox="0 0 228 269" svg:d="M228 134c0-72-52-134-114-134s-114 62-114 134c0 73 52 135 114 135s114-62 114-135z">
            <text:p/>
          </draw:path>
        </draw:g>
        <draw:custom-shape draw:style-name="gr40" draw:text-style-name="P20" xml:id="id225" draw:id="id225" draw:layer="layout" svg:width="0.762cm" svg:height="0.762cm" svg:x="12.291cm" svg:y="1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3.053cm" svg:y1="17.307cm" svg:x2="13.815cm" svg:y2="17.307cm" draw:start-shape="id225" draw:start-glue-point="10" draw:end-shape="id226" draw:end-glue-point="6" svg:d="M13053 17307h762" svg:viewBox="0 0 763 1">
          <text:p/>
        </draw:connector>
        <draw:custom-shape draw:style-name="gr39" draw:text-style-name="P19" xml:id="id226" draw:id="id226" draw:layer="layout" svg:width="0.762cm" svg:height="0.762cm" svg:x="13.815cm" svg:y="1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228" draw:id="id228" draw:layer="layout" svg:width="0.762cm" svg:height="0.762cm" svg:x="13.815cm" svg:y="15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227" draw:id="id227" draw:layer="layout" svg:width="0.762cm" svg:height="0.762cm" svg:x="12.291cm" svg:y="1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2.672cm" svg:y1="17.688cm" svg:x2="12.672cm" svg:y2="18.313cm" draw:start-shape="id225" draw:start-glue-point="8" draw:end-shape="id227" svg:d="M12672 17688v625" svg:viewBox="0 0 1 626">
          <text:p/>
        </draw:connector>
        <draw:connector draw:style-name="gr37" draw:text-style-name="P1" draw:layer="layout" svg:x1="14.196cm" svg:y1="16.926cm" svg:x2="14.196cm" svg:y2="16.104cm" draw:start-shape="id226" draw:start-glue-point="4" draw:end-shape="id228" draw:end-glue-point="8" svg:d="M14196 16926v-822" svg:viewBox="0 0 1 823">
          <text:p/>
        </draw:connector>
        <draw:custom-shape draw:style-name="gr40" draw:text-style-name="P20" xml:id="id229" draw:id="id229" draw:layer="layout" svg:width="0.762cm" svg:height="0.762cm" svg:x="15.205cm" svg:y="16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466cm" svg:y1="17.037cm" svg:x2="15.316cm" svg:y2="16.665cm" draw:start-shape="id226" draw:start-glue-point="11" draw:end-shape="id229" draw:end-glue-point="7" svg:d="M14466 17037l850-372" svg:viewBox="0 0 851 373">
          <text:p/>
        </draw:connector>
        <draw:connector draw:style-name="gr37" draw:text-style-name="P1" draw:layer="layout" draw:line-skew="-0.081cm" svg:x1="14.466cm" svg:y1="17.577cm" svg:x2="13.926cm" svg:y2="17.577cm" draw:start-shape="id226" draw:start-glue-point="9" draw:end-shape="id226" draw:end-glue-point="7" svg:d="M14466 17577v532h-540v-532" svg:viewBox="0 0 541 533">
          <text:p/>
        </draw:connector>
        <draw:connector draw:style-name="gr41" draw:text-style-name="P1" draw:layer="layout" draw:type="line" svg:x1="12.942cm" svg:y1="17.037cm" svg:x2="13.926cm" svg:y2="15.993cm" draw:start-shape="id225" draw:start-glue-point="11" draw:end-shape="id228" draw:end-glue-point="7" svg:d="M12942 17037l984-1044" svg:viewBox="0 0 985 1045">
          <text:p/>
        </draw:connector>
        <draw:custom-shape draw:style-name="gr40" draw:text-style-name="P20" xml:id="id230" draw:id="id230" draw:layer="layout" svg:width="0.762cm" svg:height="0.762cm" svg:x="12.292cm" svg:y="15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3.815cm" svg:y1="15.723cm" svg:x2="13.054cm" svg:y2="15.724cm" draw:start-shape="id228" draw:start-glue-point="6" draw:end-shape="id230" draw:end-glue-point="10" svg:d="M13815 15723h-380v1h-381" svg:viewBox="0 0 762 2">
          <text:p/>
        </draw:connector>
        <draw:custom-shape draw:style-name="gr45" draw:text-style-name="P21" xml:id="id231" draw:id="id231" draw:layer="layout" svg:width="0.762cm" svg:height="0.762cm" svg:x="24.492cm" svg:y="1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5.254cm" svg:y1="17.308cm" svg:x2="26.016cm" svg:y2="17.308cm" draw:start-shape="id231" draw:start-glue-point="10" draw:end-shape="id232" draw:end-glue-point="6" svg:d="M25254 17308h762" svg:viewBox="0 0 763 1">
          <text:p/>
        </draw:connector>
        <draw:custom-shape draw:style-name="gr39" draw:text-style-name="P19" xml:id="id232" draw:id="id232" draw:layer="layout" svg:width="0.762cm" svg:height="0.762cm" svg:x="26.016cm" svg:y="1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233" draw:id="id233" draw:layer="layout" svg:width="0.762cm" svg:height="0.762cm" svg:x="26.016cm" svg:y="15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236" draw:id="id236" draw:layer="layout" svg:width="0.762cm" svg:height="0.762cm" svg:x="24.492cm" svg:y="1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6.397cm" svg:y1="16.927cm" svg:x2="26.397cm" svg:y2="16.105cm" draw:start-shape="id232" draw:start-glue-point="4" draw:end-shape="id233" draw:end-glue-point="8" svg:d="M26397 16927v-822" svg:viewBox="0 0 1 823">
          <text:p/>
        </draw:connector>
        <draw:custom-shape draw:style-name="gr40" draw:text-style-name="P20" xml:id="id234" draw:id="id234" draw:layer="layout" svg:width="0.762cm" svg:height="0.762cm" svg:x="27.406cm" svg:y="1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6.667cm" svg:y1="17.038cm" svg:x2="27.517cm" svg:y2="16.666cm" draw:start-shape="id232" draw:start-glue-point="11" draw:end-shape="id234" draw:end-glue-point="7" svg:d="M26667 17038l850-372" svg:viewBox="0 0 851 373">
          <text:p/>
        </draw:connector>
        <draw:connector draw:style-name="gr37" draw:text-style-name="P1" draw:layer="layout" draw:line-skew="-0.081cm" svg:x1="26.667cm" svg:y1="17.578cm" svg:x2="26.127cm" svg:y2="17.578cm" draw:start-shape="id232" draw:start-glue-point="9" draw:end-shape="id232" draw:end-glue-point="7" svg:d="M26667 17578v532h-540v-532" svg:viewBox="0 0 541 533">
          <text:p/>
        </draw:connector>
        <draw:connector draw:style-name="gr41" draw:text-style-name="P1" draw:layer="layout" draw:type="line" svg:x1="25.143cm" svg:y1="17.038cm" svg:x2="26.127cm" svg:y2="15.994cm" draw:start-shape="id231" draw:start-glue-point="11" draw:end-shape="id233" draw:end-glue-point="7" svg:d="M25143 17038l984-1044" svg:viewBox="0 0 985 1045">
          <text:p/>
        </draw:connector>
        <draw:custom-shape draw:style-name="gr40" draw:text-style-name="P20" xml:id="id235" draw:id="id235" draw:layer="layout" svg:width="0.762cm" svg:height="0.762cm" svg:x="24.493cm" svg:y="15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26.016cm" svg:y1="15.724cm" svg:x2="25.255cm" svg:y2="15.725cm" draw:start-shape="id233" draw:start-glue-point="6" draw:end-shape="id235" draw:end-glue-point="10" svg:d="M26016 15724h-380v1h-381" svg:viewBox="0 0 762 2">
          <text:p/>
        </draw:connector>
        <draw:connector draw:style-name="gr50" draw:text-style-name="P1" draw:layer="layout" draw:type="line" svg:x1="24.873cm" svg:y1="18.314cm" svg:x2="24.873cm" svg:y2="17.689cm" draw:start-shape="id236" draw:start-glue-point="4" draw:end-shape="id231" draw:end-glue-point="8" svg:d="M24873 18314v-625" svg:viewBox="0 0 1 626">
          <text:p/>
        </draw:connector>
        <draw:custom-shape draw:style-name="gr40" draw:text-style-name="P20" xml:id="id237" draw:id="id237" draw:layer="layout" svg:width="0.762cm" svg:height="0.762cm" svg:x="35.693cm" svg:y="1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36.455cm" svg:y1="17.309cm" svg:x2="37.217cm" svg:y2="17.309cm" draw:start-shape="id237" draw:start-glue-point="10" draw:end-shape="id238" draw:end-glue-point="6" svg:d="M36455 17309h762" svg:viewBox="0 0 763 1">
          <text:p/>
        </draw:connector>
        <draw:custom-shape draw:style-name="gr39" draw:text-style-name="P19" xml:id="id238" draw:id="id238" draw:layer="layout" svg:width="0.762cm" svg:height="0.762cm" svg:x="37.217cm" svg:y="1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239" draw:id="id239" draw:layer="layout" svg:width="0.762cm" svg:height="0.762cm" svg:x="37.217cm" svg:y="15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242" draw:id="id242" draw:layer="layout" svg:width="0.762cm" svg:height="0.762cm" svg:x="35.693cm" svg:y="18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37.598cm" svg:y1="16.928cm" svg:x2="37.598cm" svg:y2="16.106cm" draw:start-shape="id238" draw:start-glue-point="4" draw:end-shape="id239" draw:end-glue-point="8" svg:d="M37598 16928v-822" svg:viewBox="0 0 1 823">
          <text:p/>
        </draw:connector>
        <draw:custom-shape draw:style-name="gr40" draw:text-style-name="P20" xml:id="id240" draw:id="id240" draw:layer="layout" svg:width="0.762cm" svg:height="0.762cm" svg:x="38.607cm" svg:y="16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37.868cm" svg:y1="17.039cm" svg:x2="38.718cm" svg:y2="16.667cm" draw:start-shape="id238" draw:start-glue-point="11" draw:end-shape="id240" draw:end-glue-point="7" svg:d="M37868 17039l850-372" svg:viewBox="0 0 851 373">
          <text:p/>
        </draw:connector>
        <draw:connector draw:style-name="gr37" draw:text-style-name="P1" draw:layer="layout" draw:line-skew="-0.081cm" svg:x1="37.868cm" svg:y1="17.579cm" svg:x2="37.328cm" svg:y2="17.579cm" draw:start-shape="id238" draw:start-glue-point="9" draw:end-shape="id238" draw:end-glue-point="7" svg:d="M37868 17579v532h-540v-532" svg:viewBox="0 0 541 533">
          <text:p/>
        </draw:connector>
        <draw:connector draw:style-name="gr41" draw:text-style-name="P1" draw:layer="layout" draw:type="line" svg:x1="36.344cm" svg:y1="17.039cm" svg:x2="37.328cm" svg:y2="15.995cm" draw:start-shape="id237" draw:start-glue-point="11" draw:end-shape="id239" draw:end-glue-point="7" svg:d="M36344 17039l984-1044" svg:viewBox="0 0 985 1045">
          <text:p/>
        </draw:connector>
        <draw:custom-shape draw:style-name="gr45" draw:text-style-name="P21" xml:id="id241" draw:id="id241" draw:layer="layout" svg:width="0.762cm" svg:height="0.762cm" svg:x="35.694cm" svg:y="1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37.217cm" svg:y1="15.725cm" svg:x2="36.456cm" svg:y2="15.726cm" draw:start-shape="id239" draw:start-glue-point="6" draw:end-shape="id241" draw:end-glue-point="10" svg:d="M37217 15725h-380v1h-381" svg:viewBox="0 0 762 2">
          <text:p/>
        </draw:connector>
        <draw:connector draw:style-name="gr41" draw:text-style-name="P1" draw:layer="layout" draw:type="line" svg:x1="36.074cm" svg:y1="18.315cm" svg:x2="36.074cm" svg:y2="17.69cm" draw:start-shape="id242" draw:start-glue-point="4" draw:end-shape="id237" draw:end-glue-point="8" svg:d="M36074 18315v-625" svg:viewBox="0 0 1 626">
          <text:p/>
        </draw:connector>
        <draw:custom-shape draw:style-name="gr40" draw:text-style-name="P20" xml:id="id243" draw:id="id243" draw:layer="layout" svg:width="0.762cm" svg:height="0.762cm" svg:x="47.494cm" svg:y="16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48.256cm" svg:y1="17.31cm" svg:x2="49.018cm" svg:y2="17.31cm" draw:start-shape="id243" draw:start-glue-point="10" draw:end-shape="id244" draw:end-glue-point="6" svg:d="M48256 17310h762" svg:viewBox="0 0 763 1">
          <text:p/>
        </draw:connector>
        <draw:custom-shape draw:style-name="gr39" draw:text-style-name="P19" xml:id="id244" draw:id="id244" draw:layer="layout" svg:width="0.762cm" svg:height="0.762cm" svg:x="49.018cm" svg:y="16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245" draw:id="id245" draw:layer="layout" svg:width="0.762cm" svg:height="0.762cm" svg:x="49.018cm" svg:y="1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248" draw:id="id248" draw:layer="layout" svg:width="0.762cm" svg:height="0.762cm" svg:x="47.494cm" svg:y="18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49.399cm" svg:y1="16.929cm" svg:x2="49.399cm" svg:y2="16.107cm" draw:start-shape="id244" draw:start-glue-point="4" draw:end-shape="id245" draw:end-glue-point="8" svg:d="M49399 16929v-822" svg:viewBox="0 0 1 823">
          <text:p/>
        </draw:connector>
        <draw:custom-shape draw:style-name="gr40" draw:text-style-name="P20" xml:id="id246" draw:id="id246" draw:layer="layout" svg:width="0.762cm" svg:height="0.762cm" svg:x="50.408cm" svg:y="1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49.669cm" svg:y1="17.04cm" svg:x2="50.519cm" svg:y2="16.668cm" draw:start-shape="id244" draw:start-glue-point="11" draw:end-shape="id246" draw:end-glue-point="7" svg:d="M49669 17040l850-372" svg:viewBox="0 0 851 373">
          <text:p/>
        </draw:connector>
        <draw:connector draw:style-name="gr37" draw:text-style-name="P1" draw:layer="layout" draw:line-skew="-0.081cm" svg:x1="49.669cm" svg:y1="17.58cm" svg:x2="49.129cm" svg:y2="17.58cm" draw:start-shape="id244" draw:start-glue-point="9" draw:end-shape="id244" draw:end-glue-point="7" svg:d="M49669 17580v532h-540v-532" svg:viewBox="0 0 541 533">
          <text:p/>
        </draw:connector>
        <draw:connector draw:style-name="gr41" draw:text-style-name="P1" draw:layer="layout" draw:type="line" svg:x1="48.145cm" svg:y1="17.04cm" svg:x2="49.129cm" svg:y2="15.996cm" draw:start-shape="id243" draw:start-glue-point="11" draw:end-shape="id245" draw:end-glue-point="7" svg:d="M48145 17040l984-1044" svg:viewBox="0 0 985 1045">
          <text:p/>
        </draw:connector>
        <draw:custom-shape draw:style-name="gr40" draw:text-style-name="P20" xml:id="id247" draw:id="id247" draw:layer="layout" svg:width="0.762cm" svg:height="0.762cm" svg:x="47.495cm" svg:y="15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49.018cm" svg:y1="15.726cm" svg:x2="48.257cm" svg:y2="15.727cm" draw:start-shape="id245" draw:start-glue-point="6" draw:end-shape="id247" draw:end-glue-point="10" svg:d="M49018 15726h-380v1h-381" svg:viewBox="0 0 762 2">
          <text:p/>
        </draw:connector>
        <draw:connector draw:style-name="gr41" draw:text-style-name="P1" draw:layer="layout" draw:type="line" svg:x1="47.875cm" svg:y1="18.316cm" svg:x2="47.875cm" svg:y2="17.691cm" draw:start-shape="id248" draw:start-glue-point="4" draw:end-shape="id243" draw:end-glue-point="8" svg:d="M47875 18316v-625" svg:viewBox="0 0 1 626">
          <text:p/>
        </draw:connector>
        <draw:custom-shape draw:style-name="gr45" draw:text-style-name="P21" xml:id="id249" draw:id="id249" draw:layer="layout" svg:width="0.762cm" svg:height="0.762cm" svg:x="48.994cm" svg:y="19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" draw:layer="layout" draw:type="line" svg:x1="48.145cm" svg:y1="18.967cm" svg:x2="48.994cm" svg:y2="19.399cm" draw:start-shape="id248" draw:start-glue-point="9" draw:end-shape="id249" draw:end-glue-point="6" svg:d="M48145 18967l849 432" svg:viewBox="0 0 850 433">
          <text:p/>
        </draw:connector>
        <draw:g>
          <svg:title>TexMaths</svg:title>
          <svg:desc>20§latex§\text{RNG}(\text{Status}_{\sum_{k=1}^iC_k})§svg§600§TRUE§</svg:desc>
          <draw:polygon draw:style-name="gr13" draw:text-style-name="P9" draw:layer="layout" svg:width="6.441cm" svg:height="0.872cm" svg:x="16.872cm" svg:y="17.66cm" svg:viewBox="0 0 6442 873" draw:points="3221,873 0,873 0,0 6442,0 6442,873">
            <text:p/>
          </draw:polygon>
          <draw:path draw:style-name="gr14" draw:text-style-name="P10" draw:layer="layout" svg:width="0.49cm" svg:height="0.496cm" svg:x="16.896cm" svg:y="17.70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14" draw:text-style-name="P10" draw:layer="layout" svg:width="0.481cm" svg:height="0.48cm" svg:x="17.413cm" svg:y="17.706cm" svg:viewBox="0 0 482 481" svg:d="M141 10c-7-10-8-10-21-10h-120v22h21c9 0 24 0 35 2 16 2 16 2 16 16v368c0 19 0 51-72 51v22c24 0 59-1 83-1 23 0 58 1 82 1v-22c-72 0-72-32-72-51v-366c3 3 3 3 6 8l288 422c7 9 7 9 11 9 12 0 12-4 12-17v-390c0-20 0-52 72-52v-22c-24 0-60 2-84 2-22 0-57-2-81-2v22c72 0 72 32 72 52v302z">
            <text:p/>
          </draw:path>
          <draw:path draw:style-name="gr14" draw:text-style-name="P10" draw:layer="layout" svg:width="0.477cm" svg:height="0.511cm" svg:x="17.955cm" svg:y="17.692cm" svg:viewBox="0 0 478 512" svg:d="M379 453c8 16 37 43 45 43 6 0 6-5 6-16v-123c0-28 4-31 48-31v-22c-25 1-64 3-84 3-29 0-90 0-114-3v22h22c63 0 66 8 66 34v45c0 80-90 86-110 86-45 0-186-26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18.538cm" svg:y="17.6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14" draw:text-style-name="P10" draw:layer="layout" svg:width="0.313cm" svg:height="0.511cm" svg:x="18.781cm" svg:y="17.692cm" svg:viewBox="0 0 314 512" svg:d="M206 224l-89-22c-45-12-72-48-72-90 0-50 38-93 94-93 117 0 133 117 138 147 0 5 0 10 8 10 9 0 9-3 9-18v-140c0-13 0-18-8-18-4 0-6 0-11 10l-24 40c-21-21-51-50-113-50-79 0-138 62-138 136 0 59 37 110 93 129 8 4 43 12 93 24 19 5 40 10 60 36 15 19 21 41 21 65 0 50-35 101-94 101-21 0-74-3-112-38-40-39-43-84-43-109 0-7-7-7-8-7-10 0-10 5-10 18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cm" svg:x="19.146cm" svg:y="17.754cm" svg:viewBox="0 0 222 441" svg:d="M109 152h101v-22h-101v-130h-18c0 58-22 133-91 136v16h61v193c0 88 65 96 91 96 50 0 70-49 70-96v-40h-19v40c0 52-21 79-46 79-48 0-48-64-48-77z">
            <text:p/>
          </draw:path>
          <draw:path draw:style-name="gr14" draw:text-style-name="P10" draw:layer="layout" svg:width="0.317cm" svg:height="0.324cm" svg:x="19.435cm" svg:y="17.8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2 0 58 69 76 114 76 46 0 78-29 91-63zM200 147v71c0 67-50 91-82 91-35 0-64-26-64-61 0-38 31-98 146-101z">
            <text:p/>
          </draw:path>
          <draw:path draw:style-name="gr14" draw:text-style-name="P10" draw:layer="layout" svg:width="0.22cm" svg:height="0.44cm" svg:x="19.77cm" svg:y="17.754cm" svg:viewBox="0 0 221 441" svg:d="M109 152h101v-22h-101v-130h-18c0 58-22 133-91 136v16h61v193c0 88 65 96 91 96 50 0 69-49 69-96v-40h-18v40c0 52-21 79-46 79-48 0-48-64-48-77z">
            <text:p/>
          </draw:path>
          <draw:path draw:style-name="gr14" draw:text-style-name="P10" draw:layer="layout" svg:width="0.354cm" svg:height="0.319cm" svg:x="20.053cm" svg:y="17.876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20.443cm" svg:y="17.873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514cm" svg:height="0.493cm" svg:x="20.736cm" svg:y="18.005cm" svg:viewBox="0 0 515 494" svg:d="M235 256c7-7 7-8 7-10 0-1 0-1-5-6l-175-216h213c74 0 112 11 120 13 43 11 87 40 104 83h16l-46-120h-453c-11 0-13 0-14 3-2 2-2 2-2 16l198 243-192 216c-6 5-6 7-6 8 0 8 6 8 16 8h453l46-128h-16c-17 45-61 72-96 82-9 3-46 14-123 14h-229z">
            <text:p/>
          </draw:path>
          <draw:path draw:style-name="gr14" draw:text-style-name="P10" draw:layer="layout" svg:width="0.124cm" svg:height="0.239cm" svg:x="21.32cm" svg:y="17.945cm" svg:viewBox="0 0 125 240" svg:d="M109 16c0-10-7-16-16-16-10 0-21 10-21 21 0 9 6 16 14 16 12 0 23-11 23-21zM125 186c0-5-5-5-7-5-6 0-6 0-9 8-5 19-21 38-40 38-8 0-10-5-10-13s2-11 5-17c2-8 5-15 6-19 2-4 16-37 21-50 3-6 5-11 5-18 0-16-16-30-38-30-39 0-58 45-58 54 0 5 6 5 8 5 5 0 6-1 8-6 8-26 24-42 40-42 6 0 11 5 11 15 0 1 0 4-3 12-2 7-18 44-22 56-4 7-4 7-8 20-2 4-5 9-5 14 0 19 17 32 40 32 37 0 56-46 56-54z">
            <text:p/>
          </draw:path>
          <draw:path draw:style-name="gr14" draw:text-style-name="P10" draw:layer="layout" svg:width="0.191cm" svg:height="0.248cm" svg:x="21.333cm" svg:y="18.289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293cm" svg:height="0.105cm" svg:x="21.595cm" svg:y="18.392cm" svg:viewBox="0 0 294 106" svg:d="M280 19c5 0 14 0 14-9 0-10-9-10-16-10h-262c-6 0-16 0-16 10 0 9 10 9 14 9zM278 106c7 0 16 0 16-12 0-9-9-9-14-9h-266c-4 0-14 0-14 9 0 12 10 12 16 12z">
            <text:p/>
          </draw:path>
          <draw:path draw:style-name="gr14" draw:text-style-name="P10" draw:layer="layout" svg:width="0.145cm" svg:height="0.234cm" svg:x="21.973cm" svg:y="18.298cm" svg:viewBox="0 0 146 235" svg:d="M91 11c0-11-1-11-13-11-25 22-65 22-72 22h-6v16h6c8 0 31-1 52-9v176c0 11 0 16-37 16h-18v14c19-2 51-2 71-2s52 0 72 2v-14h-18c-37 0-37-5-37-16z">
            <text:p/>
          </draw:path>
          <draw:path draw:style-name="gr14" draw:text-style-name="P10" draw:layer="layout" svg:width="0.381cm" svg:height="0.356cm" svg:x="22.327cm" svg:y="18.028cm" svg:viewBox="0 0 382 357" svg:d="M382 6c0-3-1-6-6-6-3 0-5 2-10 6l-35 37c-5-5-32-43-93-43-120 0-238 106-238 218 0 81 64 139 152 139 27 0 74-5 125-48 38-34 49-77 49-80 0-7-6-7-8-7-6 0-8 3-9 8-19 67-90 109-149 109-53 0-110-27-110-106 0-14 3-92 60-155 34-38 85-60 133-60 56 0 90 41 90 97 0 13 0 16 0 19 0 7 6 7 8 7 8 0 8-2 11-10z">
            <text:p/>
          </draw:path>
          <draw:path draw:style-name="gr14" draw:text-style-name="P10" draw:layer="layout" svg:width="0.191cm" svg:height="0.248cm" svg:x="22.74cm" svg:y="18.205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164cm" svg:height="0.703cm" svg:x="23.079cm" svg:y="17.66cm" svg:viewBox="0 0 165 704" svg:d="M165 352c0-55-8-139-47-219-43-87-104-133-112-133-3 0-6 3-6 6 0 4 0 5 13 18 70 69 110 181 110 328 0 120-25 245-113 332-10 10-10 12-10 13 0 5 3 7 6 7 8 0 72-48 114-138 37-77 45-155 45-214z">
            <text:p/>
          </draw:path>
        </draw:g>
        <draw:g>
          <svg:title>TexMaths</svg:title>
          <svg:desc>20§latex§\text{RNG}(\text{Status}_{\sum_{k=1}^iC_k+1})§svg§600§TRUE§</svg:desc>
          <draw:polygon draw:style-name="gr13" draw:text-style-name="P9" draw:layer="layout" svg:width="7.151cm" svg:height="0.872cm" svg:x="27.968cm" svg:y="17.624cm" svg:viewBox="0 0 7152 873" draw:points="3576,873 0,873 0,0 7152,0 7152,873">
            <text:p/>
          </draw:polygon>
          <draw:path draw:style-name="gr14" draw:text-style-name="P10" draw:layer="layout" svg:width="0.49cm" svg:height="0.496cm" svg:x="27.992cm" svg:y="17.67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14" draw:text-style-name="P10" draw:layer="layout" svg:width="0.481cm" svg:height="0.48cm" svg:x="28.509cm" svg:y="17.67cm" svg:viewBox="0 0 482 481" svg:d="M141 10c-7-10-8-10-21-10h-120v22h21c9 0 24 0 35 2 16 2 16 2 16 16v368c0 19 0 51-72 51v22c24 0 59-1 83-1 23 0 58 1 82 1v-22c-72 0-72-32-72-51v-366c3 3 3 3 6 8l288 422c7 9 7 9 11 9 12 0 12-4 12-17v-390c0-20 0-52 72-52v-22c-24 0-60 2-84 2-22 0-57-2-81-2v22c72 0 72 32 72 52v302z">
            <text:p/>
          </draw:path>
          <draw:path draw:style-name="gr14" draw:text-style-name="P10" draw:layer="layout" svg:width="0.477cm" svg:height="0.511cm" svg:x="29.051cm" svg:y="17.656cm" svg:viewBox="0 0 478 512" svg:d="M379 453c8 16 37 43 45 43 6 0 6-5 6-16v-123c0-28 4-31 48-31v-22c-25 1-64 3-84 3-29 0-90 0-114-3v22h22c63 0 66 8 66 34v45c0 80-90 86-110 86-45 0-186-26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29.634cm" svg:y="17.62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14" draw:text-style-name="P10" draw:layer="layout" svg:width="0.313cm" svg:height="0.511cm" svg:x="29.877cm" svg:y="17.656cm" svg:viewBox="0 0 314 512" svg:d="M206 224l-89-22c-45-12-72-48-72-90 0-50 38-93 94-93 117 0 133 117 138 147 0 5 0 10 8 10 9 0 9-3 9-18v-140c0-13 0-18-8-18-4 0-6 0-11 10l-24 40c-21-21-51-50-113-50-79 0-138 62-138 136 0 59 37 110 93 129 8 4 43 12 93 24 19 5 40 10 60 36 15 19 21 41 21 65 0 50-35 101-94 101-21 0-74-3-112-38-40-39-43-84-43-109 0-7-7-7-8-7-10 0-10 5-10 18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cm" svg:x="30.242cm" svg:y="17.718cm" svg:viewBox="0 0 222 441" svg:d="M109 152h101v-22h-101v-130h-18c0 58-22 133-91 136v16h61v193c0 88 65 96 91 96 50 0 70-49 70-96v-40h-19v40c0 52-21 79-46 79-48 0-48-64-48-77z">
            <text:p/>
          </draw:path>
          <draw:path draw:style-name="gr14" draw:text-style-name="P10" draw:layer="layout" svg:width="0.317cm" svg:height="0.324cm" svg:x="30.531cm" svg:y="17.83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2 0 58 69 76 114 76 46 0 78-29 91-63zM200 147v71c0 67-50 91-82 91-35 0-64-26-64-61 0-38 31-98 146-101z">
            <text:p/>
          </draw:path>
          <draw:path draw:style-name="gr14" draw:text-style-name="P10" draw:layer="layout" svg:width="0.22cm" svg:height="0.44cm" svg:x="30.866cm" svg:y="17.718cm" svg:viewBox="0 0 221 441" svg:d="M109 152h101v-22h-101v-130h-18c0 58-22 133-91 136v16h61v193c0 88 65 96 91 96 50 0 69-49 69-96v-40h-18v40c0 52-21 79-46 79-48 0-48-64-48-77z">
            <text:p/>
          </draw:path>
          <draw:path draw:style-name="gr14" draw:text-style-name="P10" draw:layer="layout" svg:width="0.354cm" svg:height="0.319cm" svg:x="31.149cm" svg:y="17.84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31.539cm" svg:y="17.837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514cm" svg:height="0.493cm" svg:x="31.832cm" svg:y="17.969cm" svg:viewBox="0 0 515 494" svg:d="M235 256c7-7 7-8 7-10 0-1 0-1-5-6l-175-216h213c74 0 112 11 120 13 43 11 87 40 104 83h16l-46-120h-453c-11 0-13 0-14 3-2 2-2 2-2 16l198 243-192 216c-6 5-6 7-6 8 0 8 6 8 16 8h453l46-128h-16c-17 45-61 72-96 82-9 3-46 14-123 14h-229z">
            <text:p/>
          </draw:path>
          <draw:path draw:style-name="gr14" draw:text-style-name="P10" draw:layer="layout" svg:width="0.124cm" svg:height="0.239cm" svg:x="32.416cm" svg:y="17.909cm" svg:viewBox="0 0 125 240" svg:d="M109 16c0-10-7-16-16-16-10 0-21 10-21 21 0 9 6 16 14 16 12 0 23-11 23-21zM125 186c0-5-5-5-7-5-6 0-6 0-9 8-5 19-21 38-40 38-8 0-10-5-10-13s2-11 5-17c2-8 5-15 6-19 2-4 16-37 21-50 3-6 5-11 5-18 0-16-16-30-38-30-39 0-58 45-58 54 0 5 6 5 8 5 5 0 6-1 8-6 8-26 24-42 40-42 6 0 11 5 11 15 0 1 0 4-3 12-2 7-18 44-22 56-4 7-4 7-8 20-2 4-5 9-5 14 0 19 17 32 40 32 37 0 56-46 56-54z">
            <text:p/>
          </draw:path>
          <draw:path draw:style-name="gr14" draw:text-style-name="P10" draw:layer="layout" svg:width="0.191cm" svg:height="0.248cm" svg:x="32.429cm" svg:y="18.253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293cm" svg:height="0.105cm" svg:x="32.691cm" svg:y="18.356cm" svg:viewBox="0 0 294 106" svg:d="M280 19c5 0 14 0 14-9 0-10-9-10-16-10h-262c-6 0-16 0-16 10 0 9 10 9 14 9zM278 106c7 0 16 0 16-12 0-9-9-9-14-9h-266c-4 0-14 0-14 9 0 12 10 12 16 12z">
            <text:p/>
          </draw:path>
          <draw:path draw:style-name="gr14" draw:text-style-name="P10" draw:layer="layout" svg:width="0.145cm" svg:height="0.234cm" svg:x="33.069cm" svg:y="18.262cm" svg:viewBox="0 0 146 235" svg:d="M91 11c0-11-1-11-13-11-25 22-65 22-72 22h-6v16h6c8 0 31-1 52-9v176c0 11 0 16-37 16h-18v14c19-2 51-2 71-2s52 0 72 2v-14h-18c-37 0-37-5-37-16z">
            <text:p/>
          </draw:path>
          <draw:path draw:style-name="gr14" draw:text-style-name="P10" draw:layer="layout" svg:width="0.381cm" svg:height="0.356cm" svg:x="33.422cm" svg:y="17.992cm" svg:viewBox="0 0 382 357" svg:d="M382 6c0-3-1-6-6-6-3 0-5 2-10 6l-35 37c-5-5-32-43-93-43-120 0-238 106-238 218 0 81 64 139 152 139 27 0 74-5 125-48 38-34 49-77 49-80 0-7-6-7-8-7-6 0-8 3-9 8-19 67-90 109-149 109-53 0-110-27-110-106 0-14 3-92 60-155 34-38 85-60 133-60 56 0 90 41 90 97 0 13 0 16 0 19 0 7 6 7 8 7 8 0 8-2 11-10z">
            <text:p/>
          </draw:path>
          <draw:path draw:style-name="gr14" draw:text-style-name="P10" draw:layer="layout" svg:width="0.191cm" svg:height="0.248cm" svg:x="33.835cm" svg:y="18.169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362cm" svg:height="0.364cm" svg:x="34.133cm" svg:y="18.033cm" svg:viewBox="0 0 363 365" svg:d="M194 194h152c6 0 17 0 17-12s-11-12-17-12h-152v-152c0-7 0-18-12-18s-12 11-12 18v152h-152c-7 0-18 0-18 12s11 12 18 12h152v151c0 7 0 20 12 20s12-12 12-20z">
            <text:p/>
          </draw:path>
          <draw:path draw:style-name="gr14" draw:text-style-name="P10" draw:layer="layout" svg:width="0.18cm" svg:height="0.327cm" svg:x="34.584cm" svg:y="18.011cm" svg:viewBox="0 0 181 328" svg:d="M112 14c0-14 0-14-14-14-32 30-77 32-98 32v18c11 0 45 0 72-15v253c0 16 0 22-50 22h-19v18c10 0 71-2 88-2 16 0 79 2 90 2v-18h-19c-50 0-50-6-50-22z">
            <text:p/>
          </draw:path>
          <draw:path draw:style-name="gr14" draw:text-style-name="P10" draw:layer="layout" svg:width="0.164cm" svg:height="0.703cm" svg:x="34.886cm" svg:y="17.624cm" svg:viewBox="0 0 165 704" svg:d="M165 352c0-55-8-139-47-219-43-87-104-133-112-133-3 0-6 3-6 6 0 4 0 5 13 18 70 69 110 181 110 328 0 120-25 245-113 332-10 10-10 12-10 13 0 5 3 7 6 7 8 0 72-48 114-138 37-77 45-155 45-214z">
            <text:p/>
          </draw:path>
        </draw:g>
        <draw:g>
          <svg:title>TexMaths</svg:title>
          <svg:desc>20§latex§\text{RNG}(\text{Status}_{\sum_{k=1}^iC_k+2})§svg§600§TRUE§</svg:desc>
          <draw:polygon draw:style-name="gr13" draw:text-style-name="P9" draw:layer="layout" svg:width="7.151cm" svg:height="0.872cm" svg:x="39.843cm" svg:y="17.534cm" svg:viewBox="0 0 7152 873" draw:points="3576,873 0,873 0,0 7152,0 7152,873">
            <text:p/>
          </draw:polygon>
          <draw:path draw:style-name="gr14" draw:text-style-name="P10" draw:layer="layout" svg:width="0.49cm" svg:height="0.496cm" svg:x="39.867cm" svg:y="17.58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14" draw:text-style-name="P10" draw:layer="layout" svg:width="0.481cm" svg:height="0.48cm" svg:x="40.384cm" svg:y="17.58cm" svg:viewBox="0 0 482 481" svg:d="M141 10c-7-10-8-10-21-10h-120v22h21c9 0 24 0 35 2 16 2 16 2 16 16v368c0 19 0 51-72 51v22c24 0 59-1 83-1 23 0 58 1 82 1v-22c-72 0-72-32-72-51v-366c3 3 3 3 6 8l288 422c7 9 7 9 11 9 12 0 12-4 12-17v-390c0-20 0-52 72-52v-22c-24 0-60 2-84 2-22 0-57-2-81-2v22c72 0 72 32 72 52v302z">
            <text:p/>
          </draw:path>
          <draw:path draw:style-name="gr14" draw:text-style-name="P10" draw:layer="layout" svg:width="0.477cm" svg:height="0.511cm" svg:x="40.926cm" svg:y="17.566cm" svg:viewBox="0 0 478 512" svg:d="M379 453c8 16 37 43 45 43 6 0 6-5 6-16v-123c0-28 4-31 48-31v-22c-25 1-64 3-84 3-29 0-90 0-114-3v22h22c63 0 66 8 66 34v45c0 80-90 86-110 86-45 0-186-26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41.509cm" svg:y="17.53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14" draw:text-style-name="P10" draw:layer="layout" svg:width="0.313cm" svg:height="0.511cm" svg:x="41.752cm" svg:y="17.566cm" svg:viewBox="0 0 314 512" svg:d="M206 224l-89-22c-45-12-72-48-72-90 0-50 38-93 94-93 117 0 133 117 138 147 0 5 0 10 8 10 9 0 9-3 9-18v-140c0-13 0-18-8-18-4 0-6 0-11 10l-24 40c-21-21-51-50-113-50-79 0-138 62-138 136 0 59 37 110 93 129 8 4 43 12 93 24 19 5 40 10 60 36 15 19 21 41 21 65 0 50-35 101-94 101-21 0-74-3-112-38-40-39-43-84-43-109 0-7-7-7-8-7-10 0-10 5-10 18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cm" svg:x="42.117cm" svg:y="17.628cm" svg:viewBox="0 0 222 441" svg:d="M109 152h101v-22h-101v-130h-18c0 58-22 133-91 136v16h61v193c0 88 65 96 91 96 50 0 70-49 70-96v-40h-19v40c0 52-21 79-46 79-48 0-48-64-48-77z">
            <text:p/>
          </draw:path>
          <draw:path draw:style-name="gr14" draw:text-style-name="P10" draw:layer="layout" svg:width="0.317cm" svg:height="0.324cm" svg:x="42.406cm" svg:y="17.74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2 0 58 69 76 114 76 46 0 78-29 91-63zM200 147v71c0 67-50 91-82 91-35 0-64-26-64-61 0-38 31-98 146-101z">
            <text:p/>
          </draw:path>
          <draw:path draw:style-name="gr14" draw:text-style-name="P10" draw:layer="layout" svg:width="0.22cm" svg:height="0.44cm" svg:x="42.741cm" svg:y="17.628cm" svg:viewBox="0 0 221 441" svg:d="M109 152h101v-22h-101v-130h-18c0 58-22 133-91 136v16h61v193c0 88 65 96 91 96 50 0 69-49 69-96v-40h-18v40c0 52-21 79-46 79-48 0-48-64-48-77z">
            <text:p/>
          </draw:path>
          <draw:path draw:style-name="gr14" draw:text-style-name="P10" draw:layer="layout" svg:width="0.354cm" svg:height="0.319cm" svg:x="43.024cm" svg:y="17.7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43.414cm" svg:y="17.747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514cm" svg:height="0.493cm" svg:x="43.707cm" svg:y="17.879cm" svg:viewBox="0 0 515 494" svg:d="M235 256c7-7 7-8 7-10 0-1 0-1-5-6l-175-216h213c74 0 112 11 120 13 43 11 87 40 104 83h16l-46-120h-453c-11 0-13 0-14 3-2 2-2 2-2 16l198 243-192 216c-6 5-6 7-6 8 0 8 6 8 16 8h453l46-128h-16c-17 45-61 72-96 82-9 3-46 14-123 14h-229z">
            <text:p/>
          </draw:path>
          <draw:path draw:style-name="gr14" draw:text-style-name="P10" draw:layer="layout" svg:width="0.124cm" svg:height="0.239cm" svg:x="44.291cm" svg:y="17.819cm" svg:viewBox="0 0 125 240" svg:d="M109 16c0-10-7-16-16-16-10 0-21 10-21 21 0 9 6 16 14 16 12 0 23-11 23-21zM125 186c0-5-5-5-7-5-6 0-6 0-9 8-5 19-21 38-40 38-8 0-10-5-10-13s2-11 5-17c2-8 5-15 6-19 2-4 16-37 21-50 3-6 5-11 5-18 0-16-16-30-38-30-39 0-58 45-58 54 0 5 6 5 8 5 5 0 6-1 8-6 8-26 24-42 40-42 6 0 11 5 11 15 0 1 0 4-3 12-2 7-18 44-22 56-4 7-4 7-8 20-2 4-5 9-5 14 0 19 17 32 40 32 37 0 56-46 56-54z">
            <text:p/>
          </draw:path>
          <draw:path draw:style-name="gr14" draw:text-style-name="P10" draw:layer="layout" svg:width="0.191cm" svg:height="0.248cm" svg:x="44.304cm" svg:y="18.163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293cm" svg:height="0.105cm" svg:x="44.566cm" svg:y="18.266cm" svg:viewBox="0 0 294 106" svg:d="M280 19c5 0 14 0 14-9 0-10-9-10-16-10h-262c-6 0-16 0-16 10 0 9 10 9 14 9zM278 106c7 0 16 0 16-12 0-9-9-9-14-9h-266c-4 0-14 0-14 9 0 12 10 12 16 12z">
            <text:p/>
          </draw:path>
          <draw:path draw:style-name="gr14" draw:text-style-name="P10" draw:layer="layout" svg:width="0.145cm" svg:height="0.234cm" svg:x="44.944cm" svg:y="18.172cm" svg:viewBox="0 0 146 235" svg:d="M91 11c0-11-1-11-13-11-25 22-65 22-72 22h-6v16h6c8 0 31-1 52-9v176c0 11 0 16-37 16h-18v14c19-2 51-2 71-2s52 0 72 2v-14h-18c-37 0-37-5-37-16z">
            <text:p/>
          </draw:path>
          <draw:path draw:style-name="gr14" draw:text-style-name="P10" draw:layer="layout" svg:width="0.381cm" svg:height="0.356cm" svg:x="45.297cm" svg:y="17.902cm" svg:viewBox="0 0 382 357" svg:d="M382 6c0-3-1-6-6-6-3 0-5 2-10 6l-35 37c-5-5-32-43-93-43-120 0-238 106-238 218 0 81 64 139 152 139 27 0 74-5 125-48 38-34 49-77 49-80 0-7-6-7-8-7-6 0-8 3-9 8-19 67-90 109-149 109-53 0-110-27-110-106 0-14 3-92 60-155 34-38 85-60 133-60 56 0 90 41 90 97 0 13 0 16 0 19 0 7 6 7 8 7 8 0 8-2 11-10z">
            <text:p/>
          </draw:path>
          <draw:path draw:style-name="gr14" draw:text-style-name="P10" draw:layer="layout" svg:width="0.191cm" svg:height="0.248cm" svg:x="45.71cm" svg:y="18.079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362cm" svg:height="0.364cm" svg:x="46.008cm" svg:y="17.943cm" svg:viewBox="0 0 363 365" svg:d="M194 194h152c6 0 17 0 17-12s-11-12-17-12h-152v-152c0-7 0-18-12-18s-12 11-12 18v152h-152c-7 0-18 0-18 12s11 12 18 12h152v151c0 7 0 20 12 20s12-12 12-20z">
            <text:p/>
          </draw:path>
          <draw:path draw:style-name="gr14" draw:text-style-name="P10" draw:layer="layout" svg:width="0.218cm" svg:height="0.327cm" svg:x="46.437cm" svg:y="17.921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14" draw:text-style-name="P10" draw:layer="layout" svg:width="0.164cm" svg:height="0.703cm" svg:x="46.761cm" svg:y="17.534cm" svg:viewBox="0 0 165 704" svg:d="M165 352c0-55-8-139-47-219-43-87-104-133-112-133-3 0-6 3-6 6 0 4 0 5 13 18 70 69 110 181 110 328 0 120-25 245-113 332-10 10-10 12-10 13 0 5 3 7 6 7 8 0 72-48 114-138 37-77 45-155 45-214z">
            <text:p/>
          </draw:path>
        </draw:g>
        <draw:custom-shape draw:style-name="gr51" draw:text-style-name="P1" xml:id="id254" draw:id="id254" draw:layer="layout" svg:width="39.877cm" svg:height="6.073cm" svg:x="11.939cm" svg:y="14.4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vdots§svg§600§TRUE§</svg:desc>
          <draw:polygon draw:style-name="gr13" draw:text-style-name="P9" draw:layer="layout" svg:width="0.583cm" svg:height="2.233cm" svg:x="31.611cm" svg:y="20.776cm" svg:viewBox="0 0 584 2234" draw:points="294,2234 0,2234 0,0 584,0 584,2234">
            <text:p/>
          </draw:polygon>
          <draw:path draw:style-name="gr14" draw:text-style-name="P10" draw:layer="layout" svg:width="0.227cm" svg:height="0.268cm" svg:x="31.791cm" svg:y="20.776cm" svg:viewBox="0 0 228 269" svg:d="M228 134c0-72-52-134-114-134s-114 62-114 134c0 73 52 135 114 135s114-62 114-135z">
            <text:p/>
          </draw:path>
          <draw:path draw:style-name="gr14" draw:text-style-name="P10" draw:layer="layout" svg:width="0.227cm" svg:height="0.268cm" svg:x="31.791cm" svg:y="21.761cm" svg:viewBox="0 0 228 269" svg:d="M228 134c0-72-52-134-114-134s-114 62-114 134c0 73 52 135 114 135s114-62 114-135z">
            <text:p/>
          </draw:path>
          <draw:path draw:style-name="gr14" draw:text-style-name="P10" draw:layer="layout" svg:width="0.227cm" svg:height="0.268cm" svg:x="31.791cm" svg:y="22.741cm" svg:viewBox="0 0 228 269" svg:d="M228 134c0-72-52-134-114-134s-114 62-114 134c0 73 52 135 114 135s114-62 114-135z">
            <text:p/>
          </draw:path>
        </draw:g>
        <draw:custom-shape draw:style-name="gr47" draw:text-style-name="P1" xml:id="id255" draw:id="id255" draw:layer="layout" svg:width="6.576cm" svg:height="1.016cm" svg:x="0.762cm" svg:y="5cm">
          <text:p/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28.37cm" svg:y1="2.286cm" svg:x2="34.212cm" svg:y2="2.286cm">
          <text:p/>
        </draw:line>
        <draw:line draw:style-name="gr52" draw:text-style-name="P1" draw:layer="layout" svg:x1="40.67cm" svg:y1="2.286cm" svg:x2="46.512cm" svg:y2="2.286cm">
          <text:p text:style-name="P6"/>
        </draw:line>
        <draw:line draw:style-name="gr52" draw:text-style-name="P1" draw:layer="layout" svg:x1="40.27cm" svg:y1="8.086cm" svg:x2="46.112cm" svg:y2="8.086cm">
          <text:p/>
        </draw:line>
        <draw:line draw:style-name="gr43" draw:text-style-name="P1" draw:layer="layout" svg:x1="17.57cm" svg:y1="8.086cm" svg:x2="23.412cm" svg:y2="8.086cm">
          <text:p/>
        </draw:line>
        <draw:line draw:style-name="gr43" draw:text-style-name="P1" draw:layer="layout" svg:x1="28.37cm" svg:y1="8.086cm" svg:x2="34.212cm" svg:y2="8.086cm">
          <text:p/>
        </draw:line>
        <draw:line draw:style-name="gr43" draw:text-style-name="P1" draw:layer="layout" svg:x1="17.57cm" svg:y1="17.286cm" svg:x2="23.412cm" svg:y2="17.286cm">
          <text:p/>
        </draw:line>
        <draw:line draw:style-name="gr43" draw:text-style-name="P1" draw:layer="layout" svg:x1="28.57cm" svg:y1="17.286cm" svg:x2="34.412cm" svg:y2="17.286cm">
          <text:p/>
        </draw:line>
        <draw:line draw:style-name="gr43" draw:text-style-name="P1" draw:layer="layout" svg:x1="40.57cm" svg:y1="17.286cm" svg:x2="46.412cm" svg:y2="17.286cm">
          <text:p/>
        </draw:line>
        <draw:line draw:style-name="gr43" draw:text-style-name="P1" draw:layer="layout" svg:x1="17.57cm" svg:y1="25.286cm" svg:x2="23.412cm" svg:y2="25.286cm">
          <text:p/>
        </draw:line>
        <draw:connector draw:style-name="gr34" draw:text-style-name="P1" draw:layer="layout" svg:x1="11.938cm" svg:y1="2.308cm" svg:x2="7.338cm" svg:y2="2.308cm" draw:start-shape="id250" draw:start-glue-point="3" draw:end-shape="id251" draw:end-glue-point="1" svg:d="M11938 2308h-4600" svg:viewBox="0 0 4601 1">
          <text:p/>
        </draw:connector>
        <draw:connector draw:style-name="gr34" draw:text-style-name="P1" draw:layer="layout" draw:line-skew="1.538cm" svg:x1="11.938cm" svg:y1="8.577cm" svg:x2="7.338cm" svg:y2="3.337cm" draw:start-shape="id252" draw:start-glue-point="3" draw:end-shape="id253" draw:end-glue-point="1" svg:d="M11938 8577h-762v-5240h-3838" svg:viewBox="0 0 4601 5241">
          <text:p/>
        </draw:connector>
        <draw:connector draw:style-name="gr34" draw:text-style-name="P1" draw:layer="layout" svg:x1="11.939cm" svg:y1="17.522cm" svg:x2="7.338cm" svg:y2="5.508cm" draw:start-shape="id254" draw:start-glue-point="3" draw:end-shape="id255" draw:end-glue-point="1" svg:d="M11939 17522h-2301v-12014h-2300" svg:viewBox="0 0 4602 12015">
          <text:p/>
        </draw:connector>
        <draw:connector draw:style-name="gr34" draw:text-style-name="P1" draw:layer="layout" draw:line-skew="-1.51cm" svg:x1="11.938cm" svg:y1="26.037cm" svg:x2="7.338cm" svg:y2="7.808cm" draw:start-shape="id256" draw:start-glue-point="3" draw:end-shape="id257" svg:d="M11938 26037h-3810v-18229h-790" svg:viewBox="0 0 4601 18230">
          <text:p/>
        </draw:connector>
        <draw:connector draw:style-name="gr46" draw:text-style-name="P1" draw:layer="layout" svg:x1="35.693cm" svg:y1="18.696cm" svg:x2="35.694cm" svg:y2="15.726cm" draw:start-shape="id242" draw:start-glue-point="6" draw:end-shape="id241" draw:end-glue-point="6" svg:d="M35693 18696h-501v-2970h502" svg:viewBox="0 0 503 2971">
          <text:p/>
        </draw:connector>
        <draw:connector draw:style-name="gr42" draw:text-style-name="P1" draw:layer="layout" svg:x1="47.494cm" svg:y1="18.697cm" svg:x2="47.495cm" svg:y2="15.727cm" draw:start-shape="id248" draw:start-glue-point="6" draw:end-shape="id247" draw:end-glue-point="6" svg:d="M47494 18697h-501v-2970h502" svg:viewBox="0 0 503 2971">
          <text:p/>
        </draw:connector>
        <draw:connector draw:style-name="gr42" draw:text-style-name="P1" draw:layer="layout" svg:x1="12.597cm" svg:y1="26.791cm" svg:x2="12.598cm" svg:y2="23.821cm" draw:start-shape="id210" draw:start-glue-point="6" draw:end-shape="id209" draw:end-glue-point="6" svg:d="M12597 26791h-501v-2970h502" svg:viewBox="0 0 503 2971">
          <text:p/>
        </draw:connector>
        <draw:connector draw:style-name="gr42" draw:text-style-name="P1" draw:layer="layout" svg:x1="24.497cm" svg:y1="26.792cm" svg:x2="24.498cm" svg:y2="23.822cm" draw:start-shape="id220" draw:start-glue-point="6" draw:end-shape="id219" draw:end-glue-point="6" svg:d="M24497 26792h-501v-2970h502" svg:viewBox="0 0 503 2971">
          <text:p/>
        </draw:connector>
        <presentation:notes draw:style-name="dp2">
          <draw:page-thumbnail draw:style-name="gr35" draw:layer="layout" svg:width="13.968cm" svg:height="10.476cm" svg:x="3.81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6" draw:text-style-name="P18" draw:layer="layout" svg:width="0.762cm" svg:height="0.762cm" svg:x="12.659cm" svg:y="1.8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3" draw:text-style-name="P1" draw:layer="layout" svg:x1="17.371cm" svg:y1="2.287cm" svg:x2="23.213cm" svg:y2="2.287cm">
          <text:p/>
        </draw:line>
        <draw:custom-shape draw:style-name="gr36" draw:text-style-name="P18" xml:id="id258" draw:id="id258" draw:layer="layout" svg:width="0.762cm" svg:height="0.762cm" svg:x="24.845cm" svg:y="1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5.607cm" svg:y1="2.225cm" svg:x2="26.369cm" svg:y2="2.225cm" draw:start-shape="id258" draw:start-glue-point="10" draw:end-shape="id259" draw:end-glue-point="6" svg:d="M25607 2225h762" svg:viewBox="0 0 763 1">
          <text:p/>
        </draw:connector>
        <draw:custom-shape draw:style-name="gr38" draw:text-style-name="P5" xml:id="id259" draw:id="id259" draw:layer="layout" svg:width="0.762cm" svg:height="0.762cm" svg:x="26.369cm" svg:y="1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260" draw:id="id260" draw:layer="layout" svg:width="0.762cm" svg:height="0.762cm" svg:x="47.065cm" svg:y="1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47.827cm" svg:y1="2.225cm" svg:x2="48.589cm" svg:y2="2.225cm" draw:start-shape="id260" draw:start-glue-point="10" draw:end-shape="id261" draw:end-glue-point="6" svg:d="M47827 2225h762" svg:viewBox="0 0 763 1">
          <text:p/>
        </draw:connector>
        <draw:custom-shape draw:style-name="gr38" draw:text-style-name="P5" xml:id="id261" draw:id="id261" draw:layer="layout" svg:width="0.762cm" svg:height="0.762cm" svg:x="48.589cm" svg:y="1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262" draw:id="id262" draw:layer="layout" svg:width="0.762cm" svg:height="0.762cm" svg:x="48.589cm" svg:y="0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47.716cm" svg:y1="1.955cm" svg:x2="48.7cm" svg:y2="1.479cm" draw:start-shape="id260" draw:start-glue-point="11" draw:end-shape="id262" draw:end-glue-point="7" svg:d="M47716 1955l984-476" svg:viewBox="0 0 985 477">
          <text:p/>
        </draw:connector>
        <draw:custom-shape draw:style-name="gr36" draw:text-style-name="P18" xml:id="id263" draw:id="id263" draw:layer="layout" svg:width="0.762cm" svg:height="0.762cm" svg:x="35.973cm" svg:y="1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36.735cm" svg:y1="2.226cm" svg:x2="37.497cm" svg:y2="2.226cm" draw:start-shape="id263" draw:start-glue-point="10" draw:end-shape="id264" draw:end-glue-point="6" svg:d="M36735 2226h762" svg:viewBox="0 0 763 1">
          <text:p/>
        </draw:connector>
        <draw:custom-shape draw:style-name="gr38" draw:text-style-name="P5" xml:id="id264" draw:id="id264" draw:layer="layout" svg:width="0.762cm" svg:height="0.762cm" svg:x="37.497cm" svg:y="1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265" draw:id="id265" draw:layer="layout" svg:width="0.762cm" svg:height="0.762cm" svg:x="37.497cm" svg:y="0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36.624cm" svg:y1="1.956cm" svg:x2="37.608cm" svg:y2="1.48cm" draw:start-shape="id263" draw:start-glue-point="11" draw:end-shape="id265" draw:end-glue-point="7" svg:d="M36624 1956l984-476" svg:viewBox="0 0 985 477">
          <text:p/>
        </draw:connector>
        <draw:custom-shape draw:style-name="gr38" draw:text-style-name="P5" xml:id="id266" draw:id="id266" draw:layer="layout" svg:width="0.762cm" svg:height="0.762cm" svg:x="47.065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47.446cm" svg:y1="2.606cm" svg:x2="47.446cm" svg:y2="3.231cm" draw:start-shape="id260" draw:start-glue-point="8" draw:end-shape="id266" svg:d="M47446 2606v625" svg:viewBox="0 0 1 626">
          <text:p/>
        </draw:connector>
        <draw:custom-shape draw:style-name="gr36" draw:text-style-name="P18" draw:layer="layout" svg:width="0.762cm" svg:height="0.762cm" svg:x="14.211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267" draw:id="id267" draw:layer="layout" svg:width="0.762cm" svg:height="0.762cm" svg:x="37.212cm" svg:y="7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268" draw:id="id268" draw:layer="layout" svg:width="0.762cm" svg:height="0.762cm" svg:x="37.212cm" svg:y="6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37.593cm" svg:y1="7.659cm" svg:x2="37.593cm" svg:y2="6.837cm" draw:start-shape="id267" draw:start-glue-point="4" draw:end-shape="id268" draw:end-glue-point="8" svg:d="M37593 7659v-822" svg:viewBox="0 0 1 823">
          <text:p/>
        </draw:connector>
        <draw:custom-shape draw:style-name="gr36" draw:text-style-name="P18" xml:id="id269" draw:id="id269" draw:layer="layout" svg:width="0.762cm" svg:height="0.762cm" svg:x="48.213cm" svg:y="7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270" draw:id="id270" draw:layer="layout" svg:width="0.762cm" svg:height="0.762cm" svg:x="48.213cm" svg:y="6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48.594cm" svg:y1="7.66cm" svg:x2="48.594cm" svg:y2="6.838cm" draw:start-shape="id269" draw:start-glue-point="4" draw:end-shape="id270" draw:end-glue-point="8" svg:d="M48594 7660v-822" svg:viewBox="0 0 1 823">
          <text:p/>
        </draw:connector>
        <draw:custom-shape draw:style-name="gr38" draw:text-style-name="P5" xml:id="id271" draw:id="id271" draw:layer="layout" svg:width="0.762cm" svg:height="0.762cm" svg:x="49.603cm" svg:y="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48.864cm" svg:y1="7.771cm" svg:x2="49.714cm" svg:y2="7.399cm" draw:start-shape="id269" draw:start-glue-point="11" draw:end-shape="id271" draw:end-glue-point="7" svg:d="M48864 7771l850-372" svg:viewBox="0 0 851 373">
          <text:p/>
        </draw:connector>
        <draw:custom-shape draw:style-name="gr36" draw:text-style-name="P18" xml:id="id272" draw:id="id272" draw:layer="layout" svg:width="0.762cm" svg:height="0.762cm" svg:x="26.012cm" svg:y="7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line-skew="-0.143cm" svg:x1="26.663cm" svg:y1="8.31cm" svg:x2="26.123cm" svg:y2="8.31cm" draw:start-shape="id272" draw:start-glue-point="9" draw:end-shape="id272" draw:end-glue-point="7" svg:d="M26663 8310v470h-540v-470" svg:viewBox="0 0 541 471">
          <text:p/>
        </draw:connector>
        <draw:connector draw:style-name="gr37" draw:text-style-name="P1" draw:layer="layout" draw:line-skew="-0.143cm" svg:x1="37.863cm" svg:y1="8.31cm" svg:x2="37.323cm" svg:y2="8.31cm" draw:start-shape="id267" draw:start-glue-point="9" draw:end-shape="id267" draw:end-glue-point="7" svg:d="M37863 8310v470h-540v-470" svg:viewBox="0 0 541 471">
          <text:p/>
        </draw:connector>
        <draw:connector draw:style-name="gr37" draw:text-style-name="P1" draw:layer="layout" draw:line-skew="-0.144cm" svg:x1="48.864cm" svg:y1="8.311cm" svg:x2="48.324cm" svg:y2="8.311cm" draw:start-shape="id269" draw:start-glue-point="9" draw:end-shape="id269" draw:end-glue-point="7" svg:d="M48864 8311v469h-540v-469" svg:viewBox="0 0 541 470">
          <text:p/>
        </draw:connector>
        <draw:g>
          <svg:title>TexMaths</svg:title>
          <svg:desc>20§latex§\text{RNG}(\text{Status}_0)§svg§600§TRUE§</svg:desc>
          <draw:polygon draw:style-name="gr13" draw:text-style-name="P9" draw:layer="layout" svg:width="4.415cm" svg:height="0.703cm" svg:x="17.679cm" svg:y="2.591cm" svg:viewBox="0 0 4416 704" draw:points="2208,704 0,704 0,0 4416,0 4416,704">
            <text:p/>
          </draw:polygon>
          <draw:path draw:style-name="gr14" draw:text-style-name="P10" draw:layer="layout" svg:width="0.49cm" svg:height="0.497cm" svg:x="17.703cm" svg:y="2.637cm" svg:viewBox="0 0 491 498" svg:d="M133 232v-182c0-16 0-24 16-26 6-2 27-2 41-2 64 0 143 2 143 104 0 50-18 106-122 106zM282 242c68-16 123-60 123-116 0-67-80-126-184-126h-221v22h18c54 0 54 8 54 32v373c0 26 0 32-54 32h-18v23c26-2 75-2 102-2 29 0 79 0 104 2v-23h-17c-55 0-56-6-56-32v-179h81c12 0 42 0 66 24 27 26 27 48 27 94 0 47 0 74 29 101 29 26 67 31 88 31 56 0 67-58 67-79 0-3 0-11-9-11-7 0-7 6-8 11-4 50-29 63-47 63-33 0-40-36-49-101l-10-58c-13-45-46-67-86-81z">
            <text:p/>
          </draw:path>
          <draw:path draw:style-name="gr14" draw:text-style-name="P10" draw:layer="layout" svg:width="0.481cm" svg:height="0.481cm" svg:x="18.22cm" svg:y="2.637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14" draw:text-style-name="P10" draw:layer="layout" svg:width="0.477cm" svg:height="0.511cm" svg:x="18.762cm" svg:y="2.623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19.345cm" svg:y="2.59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4" draw:text-style-name="P10" draw:layer="layout" svg:width="0.313cm" svg:height="0.511cm" svg:x="19.588cm" svg:y="2.623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19.953cm" svg:y="2.685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20.242cm" svg:y="2.8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20.577cm" svg:y="2.685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20.86cm" svg:y="2.807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21.25cm" svg:y="2.80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229cm" svg:height="0.337cm" svg:x="21.53cm" svg:y="2.897cm" svg:viewBox="0 0 230 338" svg:d="M230 171c0-54-6-94-30-128-14-24-45-43-85-43-115 0-115 134-115 171 0 35 0 167 115 167s115-132 115-167zM115 325c-22 0-53-15-62-55-8-28-8-70-8-105 0-37 0-74 8-101 9-40 41-50 62-50 27 0 53 16 61 45 8 26 10 63 10 106 0 35 0 72-7 104-11 45-45 56-64 56z">
            <text:p/>
          </draw:path>
          <draw:path draw:style-name="gr14" draw:text-style-name="P10" draw:layer="layout" svg:width="0.164cm" svg:height="0.703cm" svg:x="21.86cm" svg:y="2.59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>
          <svg:title>TexMaths</svg:title>
          <svg:desc>20§latex§\text{RNG}(\text{Status}_{C_1})§svg§600§TRUE§</svg:desc>
          <draw:polygon draw:style-name="gr13" draw:text-style-name="P9" draw:layer="layout" svg:width="4.813cm" svg:height="0.703cm" svg:x="17.957cm" svg:y="8.383cm" svg:viewBox="0 0 4814 704" draw:points="2406,704 0,704 0,0 4814,0 4814,704">
            <text:p/>
          </draw:polygon>
          <draw:path draw:style-name="gr14" draw:text-style-name="P10" draw:layer="layout" svg:width="0.49cm" svg:height="0.497cm" svg:x="17.981cm" svg:y="8.429cm" svg:viewBox="0 0 491 498" svg:d="M133 232v-182c0-16 0-24 16-26 6-2 27-2 41-2 64 0 143 2 143 104 0 50-18 106-122 106zM282 242c68-16 123-60 123-116 0-67-80-126-184-126h-221v22h18c54 0 54 8 54 32v373c0 26 0 32-54 32h-18v23c26-2 75-2 102-2 29 0 79 0 104 2v-23h-17c-55 0-56-6-56-32v-179h81c12 0 42 0 66 24 27 26 27 48 27 94 0 47 0 74 29 101 29 26 67 31 88 31 56 0 67-58 67-79 0-3 0-11-9-11-7 0-7 6-8 11-4 50-29 63-47 63-33 0-40-36-49-101l-10-58c-13-45-46-67-86-81z">
            <text:p/>
          </draw:path>
          <draw:path draw:style-name="gr14" draw:text-style-name="P10" draw:layer="layout" svg:width="0.481cm" svg:height="0.481cm" svg:x="18.498cm" svg:y="8.429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14" draw:text-style-name="P10" draw:layer="layout" svg:width="0.477cm" svg:height="0.511cm" svg:x="19.04cm" svg:y="8.415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19.622cm" svg:y="8.38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4" draw:text-style-name="P10" draw:layer="layout" svg:width="0.313cm" svg:height="0.511cm" svg:x="19.866cm" svg:y="8.415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20.23cm" svg:y="8.477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20.52cm" svg:y="8.59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20.854cm" svg:y="8.477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21.138cm" svg:y="8.599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21.528cm" svg:y="8.59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381cm" svg:height="0.356cm" svg:x="21.817cm" svg:y="8.669cm" svg:viewBox="0 0 382 357" svg:d="M382 6c0-3-1-6-6-6-3 0-5 2-10 6l-35 37c-5-5-32-43-93-43-120 0-238 106-238 218 0 81 62 139 152 139 26 0 74-5 125-48 38-34 49-77 49-80 0-7-6-7-8-7-6 0-8 4-9 8-19 68-90 109-149 109-53 0-110-27-110-105 0-15 3-93 60-156 34-38 85-60 133-60 56 0 90 41 90 97 0 13 0 16 0 19 0 7 6 7 8 7 8 0 8-2 11-10z">
            <text:p/>
          </draw:path>
          <draw:path draw:style-name="gr14" draw:text-style-name="P10" draw:layer="layout" svg:width="0.145cm" svg:height="0.234cm" svg:x="22.237cm" svg:y="8.852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164cm" svg:height="0.703cm" svg:x="22.536cm" svg:y="8.383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>
          <svg:title>TexMaths</svg:title>
          <svg:desc>20§latex§\text{RNG}(\text{Status}_1)§svg§600§TRUE§</svg:desc>
          <draw:polygon draw:style-name="gr13" draw:text-style-name="P9" draw:layer="layout" svg:width="4.415cm" svg:height="0.703cm" svg:x="28.585cm" svg:y="2.591cm" svg:viewBox="0 0 4416 704" draw:points="2208,704 0,704 0,0 4416,0 4416,704">
            <text:p/>
          </draw:polygon>
          <draw:path draw:style-name="gr14" draw:text-style-name="P10" draw:layer="layout" svg:width="0.49cm" svg:height="0.497cm" svg:x="28.609cm" svg:y="2.637cm" svg:viewBox="0 0 491 498" svg:d="M133 232v-182c0-16 0-24 16-26 6-2 27-2 41-2 64 0 143 2 143 104 0 50-18 106-122 106zM282 242c68-16 123-60 123-116 0-67-80-126-184-126h-221v22h18c54 0 54 8 54 32v373c0 26 0 32-54 32h-18v23c26-2 75-2 102-2 29 0 79 0 104 2v-23h-17c-55 0-56-6-56-32v-179h81c12 0 42 0 66 24 27 26 27 48 27 94 0 47 0 74 29 101 29 26 67 31 88 31 56 0 67-58 67-79 0-3 0-11-9-11-7 0-7 6-8 11-4 50-29 63-47 63-33 0-40-36-49-101l-10-58c-13-45-46-67-86-81z">
            <text:p/>
          </draw:path>
          <draw:path draw:style-name="gr14" draw:text-style-name="P10" draw:layer="layout" svg:width="0.481cm" svg:height="0.481cm" svg:x="29.126cm" svg:y="2.637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14" draw:text-style-name="P10" draw:layer="layout" svg:width="0.477cm" svg:height="0.511cm" svg:x="29.668cm" svg:y="2.623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30.251cm" svg:y="2.59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4" draw:text-style-name="P10" draw:layer="layout" svg:width="0.313cm" svg:height="0.511cm" svg:x="30.494cm" svg:y="2.623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30.859cm" svg:y="2.685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31.148cm" svg:y="2.8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31.483cm" svg:y="2.685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31.766cm" svg:y="2.807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32.156cm" svg:y="2.80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18cm" svg:height="0.327cm" svg:x="32.465cm" svg:y="2.897cm" svg:viewBox="0 0 181 328" svg:d="M112 14c0-14-2-14-14-14-32 30-77 32-98 32v18c11 0 45 0 72-15v253c0 16 0 22-50 22h-19v18c10 0 71-2 88-2 16 0 79 2 90 2v-18h-19c-50 0-50-6-50-22z">
            <text:p/>
          </draw:path>
          <draw:path draw:style-name="gr14" draw:text-style-name="P10" draw:layer="layout" svg:width="0.164cm" svg:height="0.703cm" svg:x="32.766cm" svg:y="2.59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>
          <svg:title>TexMaths</svg:title>
          <svg:desc>20§latex§\text{RNG}(\text{Status_2})§svg§600§TRUE§</svg:desc>
          <draw:polygon draw:style-name="gr13" draw:text-style-name="P9" draw:layer="layout" svg:width="4.415cm" svg:height="0.703cm" svg:x="41.147cm" svg:y="2.591cm" svg:viewBox="0 0 4416 704" draw:points="2208,704 0,704 0,0 4416,0 4416,704">
            <text:p/>
          </draw:polygon>
          <draw:path draw:style-name="gr14" draw:text-style-name="P10" draw:layer="layout" svg:width="0.49cm" svg:height="0.497cm" svg:x="41.171cm" svg:y="2.637cm" svg:viewBox="0 0 491 498" svg:d="M133 232v-182c0-16 0-24 16-26 6-2 27-2 41-2 64 0 143 2 143 104 0 50-18 106-122 106zM282 242c68-16 123-60 123-116 0-67-80-126-184-126h-221v22h18c54 0 54 8 54 32v373c0 26 0 32-54 32h-18v23c26-2 75-2 102-2 29 0 79 0 104 2v-23h-17c-55 0-56-6-56-32v-179h81c12 0 42 0 66 24 27 26 27 48 27 94 0 47 0 74 29 101 29 26 67 31 88 31 56 0 67-58 67-79 0-3 0-11-9-11-7 0-7 6-8 11-4 50-29 63-47 63-33 0-40-36-49-101l-10-58c-13-45-46-67-86-81z">
            <text:p/>
          </draw:path>
          <draw:path draw:style-name="gr14" draw:text-style-name="P10" draw:layer="layout" svg:width="0.481cm" svg:height="0.481cm" svg:x="41.688cm" svg:y="2.637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14" draw:text-style-name="P10" draw:layer="layout" svg:width="0.477cm" svg:height="0.511cm" svg:x="42.23cm" svg:y="2.623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42.813cm" svg:y="2.59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4" draw:text-style-name="P10" draw:layer="layout" svg:width="0.313cm" svg:height="0.511cm" svg:x="43.056cm" svg:y="2.623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43.421cm" svg:y="2.685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43.71cm" svg:y="2.8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44.045cm" svg:y="2.685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44.328cm" svg:y="2.807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44.718cm" svg:y="2.80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218cm" svg:height="0.327cm" svg:x="45.005cm" svg:y="2.89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4" draw:text-style-name="P10" draw:layer="layout" svg:width="0.164cm" svg:height="0.703cm" svg:x="45.328cm" svg:y="2.59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>
          <svg:title>TexMaths</svg:title>
          <svg:desc>20§latex§\text{RNG}(\text{Status}_{C_1+1})§svg§600§TRUE§</svg:desc>
          <draw:polygon draw:style-name="gr13" draw:text-style-name="P9" draw:layer="layout" svg:width="5.523cm" svg:height="0.703cm" svg:x="28.425cm" svg:y="8.434cm" svg:viewBox="0 0 5524 704" draw:points="2763,704 0,704 0,0 5524,0 5524,704">
            <text:p/>
          </draw:polygon>
          <draw:path draw:style-name="gr14" draw:text-style-name="P10" draw:layer="layout" svg:width="0.49cm" svg:height="0.497cm" svg:x="28.449cm" svg:y="8.48cm" svg:viewBox="0 0 491 498" svg:d="M133 232v-182c0-16 0-24 16-26 6-2 27-2 41-2 64 0 143 2 143 104 0 50-18 106-122 106zM282 242c68-16 123-60 123-116 0-67-80-126-184-126h-221v22h18c54 0 54 8 54 32v373c0 26 0 32-54 32h-18v23c26-2 75-2 102-2 29 0 79 0 104 2v-23h-17c-55 0-56-6-56-32v-179h81c12 0 42 0 66 24 27 26 27 48 27 94 0 47 0 74 29 101 29 26 67 31 88 31 56 0 67-58 67-79 0-3 0-11-9-11-7 0-7 6-8 11-4 50-29 63-47 63-33 0-40-36-49-101l-10-58c-13-45-46-67-86-81z">
            <text:p/>
          </draw:path>
          <draw:path draw:style-name="gr14" draw:text-style-name="P10" draw:layer="layout" svg:width="0.481cm" svg:height="0.481cm" svg:x="28.966cm" svg:y="8.48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14" draw:text-style-name="P10" draw:layer="layout" svg:width="0.477cm" svg:height="0.511cm" svg:x="29.508cm" svg:y="8.466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30.09cm" svg:y="8.43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4" draw:text-style-name="P10" draw:layer="layout" svg:width="0.313cm" svg:height="0.511cm" svg:x="30.334cm" svg:y="8.466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30.698cm" svg:y="8.528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30.988cm" svg:y="8.64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31.322cm" svg:y="8.528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31.605cm" svg:y="8.65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31.996cm" svg:y="8.64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381cm" svg:height="0.356cm" svg:x="32.285cm" svg:y="8.72cm" svg:viewBox="0 0 382 357" svg:d="M382 6c0-3-1-6-6-6-3 0-5 2-10 6l-35 37c-5-5-32-43-93-43-120 0-238 106-238 218 0 81 62 139 152 139 26 0 74-5 125-48 38-34 49-77 49-80 0-7-6-7-8-7-6 0-8 4-9 8-19 68-90 109-149 109-53 0-110-27-110-105 0-15 3-93 60-156 34-38 85-60 133-60 56 0 90 41 90 97 0 13 0 16 0 19 0 7 6 7 8 7 8 0 8-2 11-10z">
            <text:p/>
          </draw:path>
          <draw:path draw:style-name="gr14" draw:text-style-name="P10" draw:layer="layout" svg:width="0.145cm" svg:height="0.234cm" svg:x="32.704cm" svg:y="8.903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362cm" svg:height="0.364cm" svg:x="32.962cm" svg:y="8.762cm" svg:viewBox="0 0 363 365" svg:d="M194 194h152c6 0 17 0 17-12s-11-12-17-12h-152v-152c0-7 0-18-12-18s-12 11-12 18v152h-152c-7 0-18 0-18 12s11 12 18 12h152v152c0 6 0 19 12 19s12-11 12-19z">
            <text:p/>
          </draw:path>
          <draw:path draw:style-name="gr14" draw:text-style-name="P10" draw:layer="layout" svg:width="0.18cm" svg:height="0.327cm" svg:x="33.413cm" svg:y="8.74cm" svg:viewBox="0 0 181 328" svg:d="M112 14c0-14-2-14-14-14-32 30-77 32-98 32v18c11 0 45 0 72-15v253c0 16 0 22-50 22h-19v18c10 0 71-2 88-2 16 0 79 2 90 2v-18h-19c-50 0-50-6-50-22z">
            <text:p/>
          </draw:path>
          <draw:path draw:style-name="gr14" draw:text-style-name="P10" draw:layer="layout" svg:width="0.164cm" svg:height="0.703cm" svg:x="33.715cm" svg:y="8.434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>
          <svg:title>TexMaths</svg:title>
          <svg:desc>20§latex§\text{RNG}(\text{Status}_{C_1+2})§svg§600§TRUE§</svg:desc>
          <draw:polygon draw:style-name="gr13" draw:text-style-name="P9" draw:layer="layout" svg:width="5.523cm" svg:height="0.703cm" svg:x="40.479cm" svg:y="8.423cm" svg:viewBox="0 0 5524 704" draw:points="2763,704 0,704 0,0 5524,0 5524,704">
            <text:p/>
          </draw:polygon>
          <draw:path draw:style-name="gr14" draw:text-style-name="P10" draw:layer="layout" svg:width="0.49cm" svg:height="0.497cm" svg:x="40.503cm" svg:y="8.469cm" svg:viewBox="0 0 491 498" svg:d="M133 232v-182c0-16 0-24 16-26 6-2 27-2 41-2 64 0 143 2 143 104 0 50-18 106-122 106zM282 242c68-16 123-60 123-116 0-67-80-126-184-126h-221v22h18c54 0 54 8 54 32v373c0 26 0 32-54 32h-18v23c26-2 75-2 102-2 29 0 79 0 104 2v-23h-17c-55 0-56-6-56-32v-179h81c12 0 42 0 66 24 27 26 27 48 27 94 0 47 0 74 29 101 29 26 67 31 88 31 56 0 67-58 67-79 0-3 0-11-9-11-7 0-7 6-8 11-4 50-29 63-47 63-33 0-40-36-49-101l-10-58c-13-45-46-67-86-81z">
            <text:p/>
          </draw:path>
          <draw:path draw:style-name="gr14" draw:text-style-name="P10" draw:layer="layout" svg:width="0.481cm" svg:height="0.481cm" svg:x="41.02cm" svg:y="8.469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14" draw:text-style-name="P10" draw:layer="layout" svg:width="0.477cm" svg:height="0.511cm" svg:x="41.562cm" svg:y="8.455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42.144cm" svg:y="8.42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4" draw:text-style-name="P10" draw:layer="layout" svg:width="0.313cm" svg:height="0.511cm" svg:x="42.388cm" svg:y="8.455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42.752cm" svg:y="8.517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43.042cm" svg:y="8.63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43.376cm" svg:y="8.517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43.659cm" svg:y="8.639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44.05cm" svg:y="8.6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381cm" svg:height="0.356cm" svg:x="44.339cm" svg:y="8.709cm" svg:viewBox="0 0 382 357" svg:d="M382 6c0-3-1-6-6-6-3 0-5 2-10 6l-35 37c-5-5-32-43-93-43-120 0-238 106-238 218 0 81 62 139 152 139 26 0 74-5 125-48 38-34 49-77 49-80 0-7-6-7-8-7-6 0-8 4-9 8-19 68-90 109-149 109-53 0-110-27-110-105 0-15 3-93 60-156 34-38 85-60 133-60 56 0 90 41 90 97 0 13 0 16 0 19 0 7 6 7 8 7 8 0 8-2 11-10z">
            <text:p/>
          </draw:path>
          <draw:path draw:style-name="gr14" draw:text-style-name="P10" draw:layer="layout" svg:width="0.145cm" svg:height="0.234cm" svg:x="44.758cm" svg:y="8.892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362cm" svg:height="0.364cm" svg:x="45.016cm" svg:y="8.751cm" svg:viewBox="0 0 363 365" svg:d="M194 194h152c6 0 17 0 17-12s-11-12-17-12h-152v-152c0-7 0-18-12-18s-12 11-12 18v152h-152c-7 0-18 0-18 12s11 12 18 12h152v152c0 6 0 19 12 19s12-11 12-19z">
            <text:p/>
          </draw:path>
          <draw:path draw:style-name="gr14" draw:text-style-name="P10" draw:layer="layout" svg:width="0.218cm" svg:height="0.327cm" svg:x="45.445cm" svg:y="8.7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4" draw:text-style-name="P10" draw:layer="layout" svg:width="0.164cm" svg:height="0.703cm" svg:x="45.769cm" svg:y="8.423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>
          <svg:title>TexMaths</svg:title>
          <svg:desc>20§inline§\left\{\begin{tabular}{rc}
  Status_{C_0},&amp;C_1\\
  Status_{C_0+C_1},&amp;C_2\\
  \vdots,&amp;\vdots\\
  Status_{\sum_{k=0}^{i-1}},&amp;C_i\\
  \vdots,&amp;\vdots\\
  Status_{\sum_{k=0}^{N-1}},&amp;C_N
\end{tabular}§svg§600§TRUE§</svg:desc>
          <draw:polygon draw:style-name="gr13" draw:text-style-name="P9" draw:layer="layout" svg:width="6.869cm" svg:height="6.327cm" svg:x="0.001cm" svg:y="1.985cm" svg:viewBox="0 0 6870 6328" draw:points="3435,6328 0,6328 0,0 6870,0 6870,6328">
            <text:p/>
          </draw:polygon>
          <draw:path draw:style-name="gr14" draw:text-style-name="P10" draw:layer="layout" svg:width="0.236cm" svg:height="0.639cm" svg:x="0.271cm" svg:y="1.985cm" svg:viewBox="0 0 237 640" svg:d="M85 318c0-57 16-192 142-281 8-7 10-8 10-19 0-18-2-18-19-18h-12c-152 82-206 214-206 318v303c0 19 0 19 19 19h47c19 0 19 0 19-19z">
            <text:p/>
          </draw:path>
          <draw:path draw:style-name="gr14" draw:text-style-name="P10" draw:layer="layout" svg:width="0.085cm" svg:height="0.226cm" svg:x="0.271cm" svg:y="2.611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2.822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3.033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3.243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3.454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3.665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3.876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4.087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4.297cm" svg:viewBox="0 0 86 227" svg:d="M86 19c0-19-1-19-20-19h-45c-21 0-21 0-21 19v189c0 18 0 19 21 19h45c19 0 20-1 20-19z">
            <text:p/>
          </draw:path>
          <draw:path draw:style-name="gr14" draw:text-style-name="P10" draw:layer="layout" svg:width="0.236cm" svg:height="1.281cm" svg:x="0.121cm" svg:y="4.508cm" svg:viewBox="0 0 237 1282" svg:d="M152 1262c0 18 0 20 19 20h45c19 0 21-2 21-20v-297c0-85-37-229-195-325 160-96 195-242 195-323v-298c0-19-2-19-21-19h-45c-19 0-19 0-19 19v298c0 59-13 205-144 304-8 6-8 6-8 19s0 14 8 21c19 13 67 51 102 121 28 56 42 119 42 183z">
            <text:p/>
          </draw:path>
          <draw:path draw:style-name="gr14" draw:text-style-name="P10" draw:layer="layout" svg:width="0.085cm" svg:height="0.226cm" svg:x="0.271cm" svg:y="5.774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5.985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6.196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6.406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6.617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6.828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7.039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7.251cm" svg:viewBox="0 0 86 227" svg:d="M86 19c0-19-1-19-20-19h-45c-21 0-21 0-21 19v189c0 18 0 19 21 19h45c19 0 20-1 20-19z">
            <text:p/>
          </draw:path>
          <draw:path draw:style-name="gr14" draw:text-style-name="P10" draw:layer="layout" svg:width="0.085cm" svg:height="0.226cm" svg:x="0.271cm" svg:y="7.46cm" svg:viewBox="0 0 86 227" svg:d="M86 19c0-19-1-19-20-19h-45c-21 0-21 0-21 19v189c0 18 0 19 21 19h45c19 0 20-1 20-19z">
            <text:p/>
          </draw:path>
          <draw:path draw:style-name="gr14" draw:text-style-name="P10" draw:layer="layout" svg:width="0.236cm" svg:height="0.639cm" svg:x="0.271cm" svg:y="7.671cm" svg:viewBox="0 0 237 640" svg:d="M218 640c17 0 19 0 19-16 0-13-2-14-3-16-23-16-74-53-108-117-27-54-41-107-41-169v-303c0-19 0-19-19-19h-47c-19 0-19 0-19 19v303c0 104 54 238 206 318z">
            <text:p/>
          </draw:path>
          <draw:path draw:style-name="gr14" draw:text-style-name="P10" draw:layer="layout" svg:width="0.313cm" svg:height="0.511cm" svg:x="2.196cm" svg:y="2.105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2.561cm" svg:y="2.167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2.85cm" svg:y="2.28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3.185cm" svg:y="2.167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3.468cm" svg:y="2.289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3.858cm" svg:y="2.28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381cm" svg:height="0.356cm" svg:x="4.148cm" svg:y="2.359cm" svg:viewBox="0 0 382 357" svg:d="M382 6c0-3-1-6-6-6-3 0-5 2-10 6l-35 37c-5-5-32-43-93-43-120 0-238 106-238 218 0 81 62 139 152 139 26 0 74-5 125-48 38-34 49-77 49-80 0-7-6-7-8-7-6 0-8 4-9 8-19 68-90 109-149 109-53 0-110-27-110-105 0-15 3-93 60-156 34-38 85-60 133-60 56 0 90 41 90 97 0 13 0 16 0 19 0 7 6 7 8 7 8 0 8-2 11-10z">
            <text:p/>
          </draw:path>
          <draw:path draw:style-name="gr14" draw:text-style-name="P10" draw:layer="layout" svg:width="0.185cm" svg:height="0.242cm" svg:x="4.543cm" svg:y="2.542cm" svg:viewBox="0 0 186 243" svg:d="M186 123c0-25 0-123-93-123s-93 98-93 123c0 26 0 120 93 120s93-94 93-120zM93 232c-13 0-43-5-53-40-5-19-5-45-5-74 0-27 0-51 7-70 8-30 35-37 51-37 25 0 45 15 51 39 6 17 6 48 6 68 0 24 0 53-6 74-10 35-37 40-51 40z">
            <text:p/>
          </draw:path>
          <draw:path draw:style-name="gr14" draw:text-style-name="P10" draw:layer="layout" svg:width="0.082cm" svg:height="0.21cm" svg:x="4.886cm" svg:y="2.526cm" svg:viewBox="0 0 83 211" svg:d="M83 74c0-47-17-74-45-74-24 0-38 18-38 37s14 38 38 38c8 0 18-3 24-9 4-2 4-2 5-2 0 0 2 0 2 10 0 52-26 96-50 118-8 8-8 10-8 11 0 7 3 8 8 8 8 0 64-54 64-137z">
            <text:p/>
          </draw:path>
          <draw:path draw:style-name="gr14" draw:text-style-name="P10" draw:layer="layout" svg:width="0.429cm" svg:height="0.511cm" svg:x="6.012cm" svg:y="2.105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14" draw:text-style-name="P10" draw:layer="layout" svg:width="0.18cm" svg:height="0.327cm" svg:x="6.535cm" svg:y="2.379cm" svg:viewBox="0 0 181 328" svg:d="M112 14c0-14-2-14-14-14-32 30-77 32-98 32v18c11 0 45 0 72-15v253c0 16 0 22-50 22h-19v18c10 0 71-2 88-2 16 0 79 2 90 2v-18h-19c-50 0-50-6-50-22z">
            <text:p/>
          </draw:path>
          <draw:path draw:style-name="gr14" draw:text-style-name="P10" draw:layer="layout" svg:width="0.313cm" svg:height="0.511cm" svg:x="1.087cm" svg:y="2.948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1.452cm" svg:y="3.011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1.74cm" svg:y="3.129cm" svg:viewBox="0 0 318 325" svg:d="M205 262c3 29 22 58 56 58 14 0 57-10 57-67v-39h-17v39c0 41-18 46-26 46-22 0-25-32-25-35v-142c0-29 0-56-26-84-27-27-62-38-96-38-59 0-107 34-107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1cm" svg:height="0.441cm" svg:x="2.076cm" svg:y="3.011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54cm" svg:height="0.319cm" svg:x="2.359cm" svg:y="3.132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14" draw:text-style-name="P10" draw:layer="layout" svg:width="0.231cm" svg:height="0.324cm" svg:x="2.75cm" svg:y="3.129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381cm" svg:height="0.356cm" svg:x="3.038cm" svg:y="3.203cm" svg:viewBox="0 0 382 357" svg:d="M382 6c0-3-1-6-6-6-3 0-5 2-10 6l-35 37c-5-5-32-43-93-43-120 0-238 106-238 218 0 81 64 139 152 139 27 0 74-5 125-48 38-34 49-77 49-80 0-7-6-7-8-7-6 0-8 4-9 8-19 68-90 109-149 109-53 0-110-27-110-105 0-15 3-93 60-156 34-38 85-60 133-60 56 0 90 41 90 97 0 13 0 16 0 19 0 7 6 7 8 7 8 0 8-2 11-10z">
            <text:p/>
          </draw:path>
          <draw:path draw:style-name="gr14" draw:text-style-name="P10" draw:layer="layout" svg:width="0.185cm" svg:height="0.242cm" svg:x="3.434cm" svg:y="3.385cm" svg:viewBox="0 0 186 243" svg:d="M186 123c0-25 0-123-93-123s-93 98-93 123c0 26 0 120 93 120s93-94 93-120zM93 232c-13 0-43-5-53-40-5-19-5-45-5-74 0-27 0-51 7-70 8-30 35-37 51-37 25 0 45 15 51 39 5 17 5 48 5 68 0 24 0 53-5 74-10 35-37 40-51 40z">
            <text:p/>
          </draw:path>
          <draw:path draw:style-name="gr14" draw:text-style-name="P10" draw:layer="layout" svg:width="0.362cm" svg:height="0.364cm" svg:x="3.716cm" svg:y="3.244cm" svg:viewBox="0 0 363 365" svg:d="M194 194h152c6 0 17 0 17-12s-11-12-17-12h-152v-152c0-7 0-18-12-18s-12 11-12 18v152h-152c-7 0-18 0-18 12s11 12 18 12h152v152c0 6 0 19 12 19s12-11 12-19z">
            <text:p/>
          </draw:path>
          <draw:path draw:style-name="gr14" draw:text-style-name="P10" draw:layer="layout" svg:width="0.381cm" svg:height="0.356cm" svg:x="4.148cm" svg:y="3.203cm" svg:viewBox="0 0 382 357" svg:d="M382 6c0-3-1-6-6-6-3 0-5 2-10 6l-35 37c-5-5-32-43-93-43-120 0-238 106-238 218 0 81 62 139 152 139 26 0 74-5 125-48 38-34 49-77 49-80 0-7-6-7-8-7-6 0-8 4-9 8-19 68-90 109-149 109-53 0-110-27-110-105 0-15 3-93 60-156 34-38 85-60 133-60 56 0 90 41 90 97 0 13 0 16 0 19 0 7 6 7 8 7 8 0 8-2 11-10z">
            <text:p/>
          </draw:path>
          <draw:path draw:style-name="gr14" draw:text-style-name="P10" draw:layer="layout" svg:width="0.145cm" svg:height="0.234cm" svg:x="4.566cm" svg:y="3.385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082cm" svg:height="0.21cm" svg:x="4.886cm" svg:y="3.369cm" svg:viewBox="0 0 83 211" svg:d="M83 74c0-47-17-74-45-74-24 0-38 18-38 37s14 38 38 38c8 0 18-3 24-9 4-2 4-2 5-2 0 0 2 0 2 10 0 52-26 96-50 118-8 8-8 10-8 11 0 7 3 8 8 8 8 0 64-54 64-137z">
            <text:p/>
          </draw:path>
          <draw:path draw:style-name="gr14" draw:text-style-name="P10" draw:layer="layout" svg:width="0.429cm" svg:height="0.511cm" svg:x="6.012cm" svg:y="2.948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14" draw:text-style-name="P10" draw:layer="layout" svg:width="0.218cm" svg:height="0.327cm" svg:x="6.511cm" svg:y="3.2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4" draw:text-style-name="P10" draw:layer="layout" svg:width="0.076cm" svg:height="0.076cm" svg:x="4.69cm" svg:y="4.118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4.69cm" svg:y="4.399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4.69cm" svg:y="4.681cm" svg:viewBox="0 0 77 77" svg:d="M77 38c0-20-18-38-39-38-20 0-38 18-38 38 0 21 18 39 38 39 21 0 39-18 39-39z">
            <text:p/>
          </draw:path>
          <draw:path draw:style-name="gr14" draw:text-style-name="P10" draw:layer="layout" svg:width="0.082cm" svg:height="0.21cm" svg:x="4.886cm" svg:y="4.681cm" svg:viewBox="0 0 83 211" svg:d="M83 74c0-45-16-74-45-74-25 0-38 19-38 37 0 19 13 38 38 38 12 0 20-5 28-9l1-2c0 0 2 0 2 10 0 46-21 89-53 123-3 3-5 5-5 6 0 7 3 8 8 8 8 0 64-56 64-137z">
            <text:p/>
          </draw:path>
          <draw:path draw:style-name="gr14" draw:text-style-name="P10" draw:layer="layout" svg:width="0.076cm" svg:height="0.076cm" svg:x="6.348cm" svg:y="4.118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6.348cm" svg:y="4.399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6.348cm" svg:y="4.681cm" svg:viewBox="0 0 77 77" svg:d="M77 38c0-20-18-38-39-38-20 0-38 18-38 38 0 21 18 39 38 39 21 0 39-18 39-39z">
            <text:p/>
          </draw:path>
          <draw:path draw:style-name="gr14" draw:text-style-name="P10" draw:layer="layout" svg:width="0.313cm" svg:height="0.511cm" svg:x="1.375cm" svg:y="5.103cm" svg:viewBox="0 0 314 512" svg:d="M206 224l-89-22c-45-12-72-48-72-90 0-50 38-93 94-93 117 0 133 117 138 147 0 5 0 10 8 10 9 0 9-3 9-18v-140c0-13 0-18-8-18-4 0-6 0-11 10l-24 40c-21-21-51-50-113-50-79 0-138 62-138 136 0 59 37 110 93 130 8 3 43 11 93 24 19 4 40 9 60 35 15 19 21 41 21 65 0 50-35 101-94 101-21 0-74-3-112-38-40-39-43-83-43-109 0-6-7-6-8-6-10 0-10 4-10 17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1cm" svg:x="1.74cm" svg:y="5.166cm" svg:viewBox="0 0 222 442" svg:d="M109 152h101v-22h-101v-130h-18c0 58-22 133-91 136v16h61v194c0 88 65 96 91 96 50 0 70-50 70-96v-40h-19v40c0 51-21 78-46 78-48 0-48-64-48-77z">
            <text:p/>
          </draw:path>
          <draw:path draw:style-name="gr14" draw:text-style-name="P10" draw:layer="layout" svg:width="0.317cm" svg:height="0.324cm" svg:x="2.03cm" svg:y="5.284cm" svg:viewBox="0 0 318 325" svg:d="M205 262c3 29 22 58 56 58 14 0 57-10 57-66v-40h-17v40c0 40-18 45-26 45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2.364cm" svg:y="5.166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354cm" svg:height="0.319cm" svg:x="2.647cm" svg:y="5.287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3.038cm" svg:y="5.28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514cm" svg:height="0.492cm" svg:x="3.33cm" svg:y="5.449cm" svg:viewBox="0 0 515 493" svg:d="M235 256c7-6 7-8 7-10 0-1 0-1-5-6l-175-216h213c74 0 112 11 120 13 43 11 87 40 104 83h16l-46-120h-453c-11 0-13 0-14 3-2 2-2 2-2 16l198 243-192 216c-6 5-6 7-6 8 0 7 6 7 16 7h453l46-127h-16c-17 45-61 72-96 82-9 3-46 14-123 14h-229z">
            <text:p/>
          </draw:path>
          <draw:path draw:style-name="gr14" draw:text-style-name="P10" draw:layer="layout" svg:width="0.124cm" svg:height="0.239cm" svg:x="3.914cm" svg:y="5.356cm" svg:viewBox="0 0 125 240" svg:d="M109 16c0-10-7-16-16-16-10 0-21 10-21 21 0 9 6 16 14 16 12 0 23-11 23-21zM125 186c0-5-5-5-7-5-6 0-6 0-9 8-5 19-21 38-40 38-8 0-10-5-10-13s2-11 5-17c2-8 5-15 6-19 2-4 16-37 21-50 3-6 5-11 5-18 0-16-16-30-38-30-39 0-58 45-58 54 0 5 6 5 8 5 5 0 6-1 8-6 8-26 24-42 40-42 6 0 11 5 11 15 0 1 0 4-3 12-2 7-18 44-22 56-4 7-4 7-8 20-2 4-5 9-5 14 0 19 17 32 40 32 37 0 56-46 56-54z">
            <text:p/>
          </draw:path>
          <draw:path draw:style-name="gr14" draw:text-style-name="P10" draw:layer="layout" svg:width="0.269cm" svg:height="0.02cm" svg:x="4.127cm" svg:y="5.492cm" svg:viewBox="0 0 270 21" svg:d="M254 21c7 0 16 0 16-10 0-11-9-11-16-11h-240c-4 0-14 0-14 11 0 10 10 10 14 10z">
            <text:p/>
          </draw:path>
          <draw:path draw:style-name="gr14" draw:text-style-name="P10" draw:layer="layout" svg:width="0.145cm" svg:height="0.234cm" svg:x="4.502cm" svg:y="5.356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191cm" svg:height="0.249cm" svg:x="3.926cm" svg:y="5.745cm" svg:viewBox="0 0 192 250" svg:d="M86 13c2-5 2-5 2-7 0-6-5-6-11-6l-43 3c-7 0-7 2-10 2 0 3-2 6-2 8 0 6 5 6 12 6 0 0 6 0 11 2 6 0 8 1 8 5 0 0 0 1-3 8l-48 195c-2 5-2 5-2 8 0 8 6 13 13 13 14 0 17-13 19-20l16-64c10 0 53 4 53 28 0 3 0 4 0 8-2 4-2 8-2 9 0 26 23 39 43 39 37 0 50-52 50-56 0-5-5-5-6-5-7 0-7 1-10 8-3 13-13 40-32 40-13 0-14-13-14-21 0 0 0-5 1-11 0-5 2-10 2-11 0-32-40-37-63-39 10-6 24-17 31-22 19-16 38-32 59-32 8 0 11 1 13 5 0 0-2 0-3 0-16 6-16 20-16 22 0 5 4 14 16 14 6 0 22-6 22-25 0-18-14-27-30-27-26 0-45 16-72 36-12 10-24 18-37 24z">
            <text:p/>
          </draw:path>
          <draw:path draw:style-name="gr14" draw:text-style-name="P10" draw:layer="layout" svg:width="0.293cm" svg:height="0.105cm" svg:x="4.19cm" svg:y="5.849cm" svg:viewBox="0 0 294 106" svg:d="M280 19c5 0 14 0 14-9 0-10-9-10-16-10h-262c-6 0-16 0-16 10 0 11 10 9 14 9zM278 106c7 0 16 0 16-12 0-9-9-9-14-9h-266c-4 0-14 0-14 9 0 12 10 12 16 12z">
            <text:p/>
          </draw:path>
          <draw:path draw:style-name="gr14" draw:text-style-name="P10" draw:layer="layout" svg:width="0.185cm" svg:height="0.242cm" svg:x="4.543cm" svg:y="5.755cm" svg:viewBox="0 0 186 243" svg:d="M186 123c0-25 0-123-93-123s-93 98-93 123c0 26 0 120 93 120s93-94 93-120zM93 232c-13 0-43-5-53-40-5-19-5-45-5-74 0-25 0-51 7-70 8-30 35-37 51-37 25 0 45 15 51 39 6 17 6 48 6 68 0 24 0 53-6 74-10 35-37 40-51 40z">
            <text:p/>
          </draw:path>
          <draw:path draw:style-name="gr14" draw:text-style-name="P10" draw:layer="layout" svg:width="0.082cm" svg:height="0.21cm" svg:x="4.886cm" svg:y="5.524cm" svg:viewBox="0 0 83 211" svg:d="M83 74c0-47-17-74-45-74-24 0-38 18-38 37s14 38 38 38c8 0 18-3 24-9 4-2 4-2 5-2 0 0 2 0 2 10 0 52-26 96-50 118-8 8-8 10-8 13 0 5 3 6 8 6 8 0 64-54 64-137z">
            <text:p/>
          </draw:path>
          <draw:path draw:style-name="gr14" draw:text-style-name="P10" draw:layer="layout" svg:width="0.429cm" svg:height="0.511cm" svg:x="6.053cm" svg:y="5.103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14" draw:text-style-name="P10" draw:layer="layout" svg:width="0.149cm" svg:height="0.332cm" svg:x="6.545cm" svg:y="5.377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ath draw:style-name="gr14" draw:text-style-name="P10" draw:layer="layout" svg:width="0.076cm" svg:height="0.076cm" svg:x="4.69cm" svg:y="6.411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4.69cm" svg:y="6.691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4.69cm" svg:y="6.972cm" svg:viewBox="0 0 77 77" svg:d="M77 38c0-20-18-38-39-38-20 0-38 18-38 38 0 21 18 39 38 39 21 0 39-18 39-39z">
            <text:p/>
          </draw:path>
          <draw:path draw:style-name="gr14" draw:text-style-name="P10" draw:layer="layout" svg:width="0.082cm" svg:height="0.21cm" svg:x="4.886cm" svg:y="6.972cm" svg:viewBox="0 0 83 211" svg:d="M83 74c0-45-16-74-45-74-25 0-38 19-38 37 0 19 13 38 38 38 12 0 20-5 28-9l1-2c0 0 2 0 2 10 0 46-21 89-53 123-3 3-5 5-5 6 0 7 3 8 8 8 8 0 64-56 64-137z">
            <text:p/>
          </draw:path>
          <draw:path draw:style-name="gr14" draw:text-style-name="P10" draw:layer="layout" svg:width="0.076cm" svg:height="0.076cm" svg:x="6.348cm" svg:y="6.411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6.348cm" svg:y="6.691cm" svg:viewBox="0 0 77 77" svg:d="M77 38c0-20-18-38-39-38-20 0-38 18-38 38 0 21 18 39 38 39 21 0 39-18 39-39z">
            <text:p/>
          </draw:path>
          <draw:path draw:style-name="gr14" draw:text-style-name="P10" draw:layer="layout" svg:width="0.076cm" svg:height="0.076cm" svg:x="6.348cm" svg:y="6.972cm" svg:viewBox="0 0 77 77" svg:d="M77 38c0-20-18-38-39-38-20 0-38 18-38 38 0 21 18 39 38 39 21 0 39-18 39-39z">
            <text:p/>
          </draw:path>
          <draw:path draw:style-name="gr14" draw:text-style-name="P10" draw:layer="layout" svg:width="0.313cm" svg:height="0.511cm" svg:x="1.211cm" svg:y="7.395cm" svg:viewBox="0 0 314 512" svg:d="M206 224l-89-22c-45-12-72-48-72-90 0-50 38-93 94-93 117 0 133 117 138 147 0 5 0 10 8 10 9 0 9-3 9-18v-140c0-13 0-18-8-18-4 0-6 0-11 10l-24 40c-21-21-51-50-113-50-79 0-138 62-138 138 0 57 37 108 93 128 8 3 43 11 93 24 19 4 40 9 60 35 15 19 21 41 21 65 0 50-35 101-94 101-21 0-74-3-112-38-40-39-43-83-43-109 0-6-7-6-8-6-10 0-10 4-10 17v141c0 11 0 16 8 16 5 0 5 0 10-8 0-2 3-3 25-40 23 24 67 48 131 48 82 0 140-69 140-146 0-70-48-129-108-142z">
            <text:p/>
          </draw:path>
          <draw:path draw:style-name="gr14" draw:text-style-name="P10" draw:layer="layout" svg:width="0.22cm" svg:height="0.441cm" svg:x="1.575cm" svg:y="7.459cm" svg:viewBox="0 0 221 442" svg:d="M109 152h101v-22h-101v-130h-18c0 58-22 133-91 136v16h61v195c0 87 65 95 91 95 50 0 69-50 69-95v-41h-18v40c0 51-21 78-46 78-48 0-48-64-48-77z">
            <text:p/>
          </draw:path>
          <draw:path draw:style-name="gr14" draw:text-style-name="P10" draw:layer="layout" svg:width="0.317cm" svg:height="0.324cm" svg:x="1.865cm" svg:y="7.575cm" svg:viewBox="0 0 318 325" svg:d="M205 262c3 29 22 58 56 58 14 0 57-10 57-66v-40h-17v40c0 40-18 45-26 45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14" draw:text-style-name="P10" draw:layer="layout" svg:width="0.22cm" svg:height="0.441cm" svg:x="2.201cm" svg:y="7.459cm" svg:viewBox="0 0 221 442" svg:d="M109 152h101v-22h-101v-130h-18c0 58-22 133-91 136v16h61v195c0 87 65 95 91 95 50 0 69-50 69-95v-41h-18v40c0 51-21 78-46 78-48 0-48-64-48-77z">
            <text:p/>
          </draw:path>
          <draw:path draw:style-name="gr14" draw:text-style-name="P10" draw:layer="layout" svg:width="0.354cm" svg:height="0.319cm" svg:x="2.482cm" svg:y="7.58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2.874cm" svg:y="7.575cm" svg:viewBox="0 0 232 325" svg:d="M123 179c16 3 74 15 74 66 0 35-24 64-80 64-59 0-85-40-98-101-1-8-3-11-9-11-10 0-10 5-10 17v93c0 13 0 18 8 18 3 0 5-2 18-15 1-1 1-3 14-16 30 29 62 31 77 31 81 0 115-48 115-99 0-37-22-58-30-68-24-22-52-27-80-33-40-8-88-16-88-58 0-24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514cm" svg:height="0.493cm" svg:x="3.166cm" svg:y="7.748cm" svg:viewBox="0 0 515 494" svg:d="M235 256c7-6 7-6 7-10 0-1 0-1-5-6l-175-216h213c74 0 112 11 120 13 43 11 87 40 104 83h16l-46-120h-453c-11 0-13 0-14 3-2 2-2 2-2 16l198 243-192 216c-6 5-6 7-6 8 0 8 6 8 16 8h453l46-128h-16c-17 45-61 72-96 82-9 3-46 14-123 14h-229z">
            <text:p/>
          </draw:path>
          <draw:path draw:style-name="gr14" draw:text-style-name="P10" draw:layer="layout" svg:width="0.343cm" svg:height="0.241cm" svg:x="3.761cm" svg:y="7.649cm" svg:viewBox="0 0 344 242" svg:d="M296 40c2-10 6-22 38-24 4 0 10 0 10-10 0-1-2-6-6-6-7 0-15 2-21 2-7 0-13 0-19 0-8 0-15 0-21 0-7 0-15-2-21-2-2 0-8 0-8 10 0 6 5 6 8 6 24 0 26 8 26 14 0 2-2 4-2 7l-38 152-106-183c-3-6-3-6-13-6h-54c-7 0-13 0-13 10 0 6 5 6 13 6 1 0 16 0 24 2l-45 184c-3 9-6 24-40 24-2 0-8 0-8 9 0 3 3 7 6 7 7 0 13-2 20-2 8 0 14 0 20 0 7 0 13 0 21 0 7 0 15 2 19 2 5 0 10-4 10-10s-6-6-10-6c-17 0-24-5-24-13 0-3 0-5 2-8l43-178 122 208c3 7 6 7 9 7 8 0 8-2 10-10z">
            <text:p/>
          </draw:path>
          <draw:path draw:style-name="gr14" draw:text-style-name="P10" draw:layer="layout" svg:width="0.269cm" svg:height="0.02cm" svg:x="4.191cm" svg:y="7.791cm" svg:viewBox="0 0 270 21" svg:d="M254 21c7 0 16 0 16-10 0-11-9-11-16-11h-238c-6 0-16 0-16 11 0 10 10 10 16 10z">
            <text:p/>
          </draw:path>
          <draw:path draw:style-name="gr14" draw:text-style-name="P10" draw:layer="layout" svg:width="0.145cm" svg:height="0.234cm" svg:x="4.566cm" svg:y="7.654cm" svg:viewBox="0 0 146 235" svg:d="M91 11c0-11-1-11-13-11-25 22-65 22-72 22h-6v16h6c8 0 31-1 52-9v176c0 11 0 16-37 16h-18v14c19-1 51-1 71-1s52 0 72 1v-14h-18c-37 0-37-5-37-16z">
            <text:p/>
          </draw:path>
          <draw:path draw:style-name="gr14" draw:text-style-name="P10" draw:layer="layout" svg:width="0.191cm" svg:height="0.249cm" svg:x="3.762cm" svg:y="8.043cm" svg:viewBox="0 0 192 250" svg:d="M86 13c2-5 2-5 2-7 0-6-5-6-11-6l-43 3c-7 0-7 2-10 2 0 3-2 6-2 8 0 6 5 6 12 6 0 0 6 0 11 2 6 0 8 1 8 5 0 0 0 1-3 8l-48 195c-2 5-2 5-2 8 0 8 6 13 13 13 14 0 17-13 19-20l16-64c10 0 53 4 53 28 0 3 0 4 0 8-2 4-2 8-2 9 0 26 23 39 43 39 37 0 50-52 50-56 0-5-5-5-6-5-7 0-7 1-8 8-5 13-15 40-34 40-13 0-14-13-14-21 0 0 0-5 1-11 0-5 2-10 2-11 0-32-40-37-63-39 10-6 24-17 31-22 19-16 38-32 59-32 8 0 11 1 13 5 0 0-2 0-3 0-16 6-16 20-16 22 0 5 4 14 16 14 6 0 22-6 22-25 0-18-14-27-30-27-26 0-45 16-72 36-12 10-24 18-37 24z">
            <text:p/>
          </draw:path>
          <draw:path draw:style-name="gr14" draw:text-style-name="P10" draw:layer="layout" svg:width="0.293cm" svg:height="0.105cm" svg:x="4.025cm" svg:y="8.147cm" svg:viewBox="0 0 294 106" svg:d="M280 19c5 0 14 0 14-9 0-10-9-10-16-10h-262c-6 0-16 0-16 10 0 9 10 9 14 9zM278 106c7 0 16 0 16-12 0-9-9-9-14-9h-266c-4 0-14 0-14 9 0 12 10 12 16 12z">
            <text:p/>
          </draw:path>
          <draw:path draw:style-name="gr14" draw:text-style-name="P10" draw:layer="layout" svg:width="0.185cm" svg:height="0.242cm" svg:x="4.38cm" svg:y="8.052cm" svg:viewBox="0 0 186 243" svg:d="M186 122c0-24 0-122-93-122s-93 98-93 122c0 27 0 121 93 121s93-94 93-121zM93 232c-13 0-43-5-53-40-5-19-5-45-5-74 0-27 0-51 7-70 8-30 35-37 51-37 25 0 45 15 51 39 5 17 5 48 5 68 0 24 0 53-5 74-10 35-37 40-51 40z">
            <text:p/>
          </draw:path>
          <draw:path draw:style-name="gr14" draw:text-style-name="P10" draw:layer="layout" svg:width="0.082cm" svg:height="0.21cm" svg:x="4.886cm" svg:y="7.815cm" svg:viewBox="0 0 83 211" svg:d="M83 74c0-47-17-74-45-74-24 0-38 18-38 37s14 38 38 38c8 0 18-3 24-9 4-2 4-2 5-2 0 0 2 0 2 10 0 52-26 96-50 118-8 8-8 10-8 13 0 5 3 6 8 6 8 0 64-54 64-137z">
            <text:p/>
          </draw:path>
          <draw:path draw:style-name="gr14" draw:text-style-name="P10" draw:layer="layout" svg:width="0.429cm" svg:height="0.511cm" svg:x="5.903cm" svg:y="7.395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14" draw:text-style-name="P10" draw:layer="layout" svg:width="0.439cm" svg:height="0.337cm" svg:x="6.405cm" svg:y="7.66cm" svg:viewBox="0 0 440 338" svg:d="M378 54c4-19 12-35 52-36 2 0 10 0 10-12 0-3-3-6-8-6-16 0-34 2-51 2-11 0-40-2-51-2-4 0-12 0-12 11 0 7 7 7 12 7 24 0 32 8 32 20 0 4 0 7-2 12l-54 216-125-258c-5-8-5-8-18-8h-67c-10 0-16 0-16 11 0 7 6 7 16 7 11 0 21 0 32 3l-66 264c-4 19-12 33-51 35-5 0-11 0-11 10 0 6 3 8 8 8 16 0 34-2 51-2 11 0 40 2 51 2 7 0 12-4 12-10 0-8-7-8-12-8-32-2-32-14-32-21 0-1 0-5 2-13l64-252 144 296c3 8 6 8 11 8 8 0 8-2 10-10z">
            <text:p/>
          </draw:path>
        </draw:g>
        <draw:custom-shape draw:style-name="gr36" draw:text-style-name="P18" draw:layer="layout" svg:width="0.762cm" svg:height="0.762cm" svg:x="16.514cm" svg:y="25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274" draw:id="id274" draw:layer="layout" svg:width="0.762cm" svg:height="0.762cm" svg:x="27.413cm" svg:y="26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273" draw:id="id273" draw:layer="layout" svg:width="0.762cm" svg:height="0.762cm" svg:x="28.414cm" svg:y="2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28.525cm" svg:y1="25.766cm" svg:x2="28.064cm" svg:y2="26.225cm" draw:start-shape="id273" draw:start-glue-point="7" draw:end-shape="id274" draw:end-glue-point="11" svg:d="M28525 25766l-461 459" svg:viewBox="0 0 462 460">
          <text:p/>
        </draw:connector>
        <draw:g>
          <svg:title>TexMaths</svg:title>
          <svg:desc>20§latex§\text{RNG}(\text{Status}_{\sum_{k=1}^6C_k})§svg§600§TRUE§</svg:desc>
          <draw:polygon draw:style-name="gr13" draw:text-style-name="P9" draw:layer="layout" svg:width="6.441cm" svg:height="0.866cm" svg:x="17.527cm" svg:y="25.809cm" svg:viewBox="0 0 6442 867" draw:points="3221,867 0,867 0,0 6442,0 6442,867">
            <text:p/>
          </draw:polygon>
          <draw:path draw:style-name="gr14" draw:text-style-name="P10" draw:layer="layout" svg:width="0.49cm" svg:height="0.496cm" svg:x="17.551cm" svg:y="25.855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14" draw:text-style-name="P10" draw:layer="layout" svg:width="0.481cm" svg:height="0.48cm" svg:x="18.068cm" svg:y="25.855cm" svg:viewBox="0 0 482 481" svg:d="M141 10c-7-10-8-10-21-10h-120v22h21c9 0 24 0 35 2 16 2 16 2 16 16v368c0 19 0 51-72 51v22c24 0 59-1 83-1 23 0 58 1 82 1v-22c-72 0-72-32-72-51v-366c3 3 3 3 6 8l288 422c7 9 7 9 11 9 12 0 12-4 12-17v-390c0-20 0-52 72-52v-22c-24 0-60 2-84 2-22 0-57-2-81-2v22c72 0 72 32 72 52v302z">
            <text:p/>
          </draw:path>
          <draw:path draw:style-name="gr14" draw:text-style-name="P10" draw:layer="layout" svg:width="0.477cm" svg:height="0.511cm" svg:x="18.61cm" svg:y="25.841cm" svg:viewBox="0 0 478 512" svg:d="M379 453c8 16 37 43 45 43 6 0 6-5 6-16v-123c0-28 4-31 48-31v-22c-25 1-64 3-84 3-29 0-90 0-114-3v22h22c63 0 66 8 66 34v45c0 80-90 86-110 86-45 0-186-26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19.193cm" svg:y="25.80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14" draw:text-style-name="P10" draw:layer="layout" svg:width="0.313cm" svg:height="0.511cm" svg:x="19.436cm" svg:y="25.841cm" svg:viewBox="0 0 314 512" svg:d="M206 224l-89-22c-45-12-72-48-72-90 0-50 38-93 94-93 117 0 133 117 138 147 0 5 0 10 8 10 9 0 9-3 9-18v-140c0-13 0-18-8-18-4 0-6 0-11 10l-24 40c-21-21-51-50-113-50-79 0-138 62-138 136 0 59 37 110 93 129 8 4 43 12 93 24 19 5 40 10 60 36 15 19 21 41 21 65 0 50-35 101-94 101-21 0-74-3-112-38-40-39-43-84-43-109 0-7-7-7-8-7-10 0-10 5-10 18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cm" svg:x="19.801cm" svg:y="25.903cm" svg:viewBox="0 0 222 441" svg:d="M109 152h101v-22h-101v-130h-18c0 58-22 133-91 136v16h61v193c0 88 65 96 91 96 50 0 70-49 70-96v-40h-19v40c0 52-21 79-46 79-48 0-48-64-48-77z">
            <text:p/>
          </draw:path>
          <draw:path draw:style-name="gr14" draw:text-style-name="P10" draw:layer="layout" svg:width="0.317cm" svg:height="0.324cm" svg:x="20.09cm" svg:y="26.02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2 0 58 69 76 114 76 46 0 78-29 91-63zM200 147v71c0 67-50 91-82 91-35 0-64-26-64-61 0-38 31-98 146-101z">
            <text:p/>
          </draw:path>
          <draw:path draw:style-name="gr14" draw:text-style-name="P10" draw:layer="layout" svg:width="0.22cm" svg:height="0.44cm" svg:x="20.425cm" svg:y="25.903cm" svg:viewBox="0 0 221 441" svg:d="M109 152h101v-22h-101v-130h-18c0 58-22 133-91 136v16h61v193c0 88 65 96 91 96 50 0 69-49 69-96v-40h-18v40c0 52-21 79-46 79-48 0-48-64-48-77z">
            <text:p/>
          </draw:path>
          <draw:path draw:style-name="gr14" draw:text-style-name="P10" draw:layer="layout" svg:width="0.354cm" svg:height="0.319cm" svg:x="20.708cm" svg:y="26.0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21.098cm" svg:y="26.022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514cm" svg:height="0.493cm" svg:x="21.391cm" svg:y="26.146cm" svg:viewBox="0 0 515 494" svg:d="M235 256c7-7 7-8 7-10 0-1 0-1-5-6l-175-216h213c74 0 112 11 120 13 43 11 87 40 104 83h16l-46-120h-453c-11 0-13 0-14 3-2 2-2 2-2 16l198 243-192 216c-6 5-6 7-6 8 0 8 6 8 16 8h453l46-128h-16c-17 45-61 72-96 82-9 3-46 14-123 14h-229z">
            <text:p/>
          </draw:path>
          <draw:path draw:style-name="gr14" draw:text-style-name="P10" draw:layer="layout" svg:width="0.183cm" svg:height="0.242cm" svg:x="21.972cm" svg:y="26.086cm" svg:viewBox="0 0 184 243" svg:d="M37 120c1-16 1-45 14-67 10-19 34-40 66-40 8 0 24 1 33 9-4 2-14 7-14 20 0 11 8 19 19 19 5 0 18-3 18-21 0-19-13-40-56-40-61 0-117 50-117 123 0 85 42 120 93 120 35 0 53-13 64-22 22-19 27-40 27-58 0-22-6-38-26-56-14-13-32-22-62-22-21 0-43 9-59 35zM93 229c-55 0-55-59-55-74 0-27 20-59 58-59 18 0 29 5 40 19 11 13 11 27 11 48s0 34-11 48c-11 11-22 18-43 18z">
            <text:p/>
          </draw:path>
          <draw:path draw:style-name="gr14" draw:text-style-name="P10" draw:layer="layout" svg:width="0.191cm" svg:height="0.248cm" svg:x="21.988cm" svg:y="26.43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293cm" svg:height="0.105cm" svg:x="22.25cm" svg:y="26.533cm" svg:viewBox="0 0 294 106" svg:d="M280 19c5 0 14 0 14-9 0-10-9-10-16-10h-262c-6 0-16 0-16 10 0 9 10 9 14 9zM278 106c7 0 16 0 16-12 0-9-9-9-14-9h-266c-4 0-14 0-14 9 0 12 10 12 16 12z">
            <text:p/>
          </draw:path>
          <draw:path draw:style-name="gr14" draw:text-style-name="P10" draw:layer="layout" svg:width="0.145cm" svg:height="0.234cm" svg:x="22.628cm" svg:y="26.439cm" svg:viewBox="0 0 146 235" svg:d="M91 11c0-11-1-11-13-11-25 22-65 22-72 22h-6v16h6c8 0 31-1 52-9v176c0 11 0 16-37 16h-18v14c19-2 51-2 71-2s52 0 72 2v-14h-18c-37 0-37-5-37-16z">
            <text:p/>
          </draw:path>
          <draw:path draw:style-name="gr14" draw:text-style-name="P10" draw:layer="layout" svg:width="0.381cm" svg:height="0.356cm" svg:x="22.982cm" svg:y="26.17cm" svg:viewBox="0 0 382 357" svg:d="M382 6c0-3-1-6-6-6-3 0-5 2-10 6l-35 37c-5-5-32-43-93-43-120 0-238 106-238 218 0 81 64 139 152 139 27 0 74-5 125-48 38-34 49-77 49-80 0-7-6-7-8-7-6 0-8 3-9 8-19 67-90 109-149 109-53 0-110-27-110-106 0-14 3-92 60-155 34-38 85-60 133-60 56 0 90 41 90 97 0 13 0 16 0 19 0 7 6 7 8 7 8 0 8-2 11-10z">
            <text:p/>
          </draw:path>
          <draw:path draw:style-name="gr14" draw:text-style-name="P10" draw:layer="layout" svg:width="0.191cm" svg:height="0.248cm" svg:x="23.395cm" svg:y="26.346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164cm" svg:height="0.703cm" svg:x="23.734cm" svg:y="25.809cm" svg:viewBox="0 0 165 704" svg:d="M165 352c0-55-8-139-47-219-43-87-104-133-112-133-3 0-6 3-6 6 0 4 0 5 13 18 70 69 110 181 110 328 0 120-25 245-113 332-10 10-10 12-10 13 0 5 3 7 6 7 8 0 72-48 114-138 37-77 45-155 45-214z">
            <text:p/>
          </draw:path>
        </draw:g>
        <draw:custom-shape draw:style-name="gr53" draw:text-style-name="P1" xml:id="id290" draw:id="id290" draw:layer="layout" svg:width="6.576cm" svg:height="1.016cm" svg:x="0.763cm" svg:y="1.80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xml:id="id286" draw:id="id286" draw:layer="layout" svg:width="6.576cm" svg:height="1.016cm" svg:x="0.763cm" svg:y="2.8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xml:id="id284" draw:id="id284" draw:layer="layout" svg:width="6.576cm" svg:height="1.016cm" svg:x="0.763cm" svg:y="7.30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xml:id="id285" draw:id="id285" draw:layer="layout" svg:width="39.877cm" svg:height="5.842cm" svg:x="11.939cm" svg:y="23.11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xml:id="id291" draw:id="id291" draw:layer="layout" svg:width="39.878cm" svg:height="5.842cm" svg:x="11.939cm" svg:y="-0.61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xml:id="id287" draw:id="id287" draw:layer="layout" svg:width="39.878cm" svg:height="6.722cm" svg:x="11.939cm" svg:y="5.21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vdots§svg§600§TRUE§</svg:desc>
          <draw:polygon draw:style-name="gr13" draw:text-style-name="P9" draw:layer="layout" svg:width="0.583cm" svg:height="2.233cm" svg:x="31.613cm" svg:y="12.177cm" svg:viewBox="0 0 584 2234" draw:points="294,2234 0,2234 0,0 584,0 584,2234">
            <text:p/>
          </draw:polygon>
          <draw:path draw:style-name="gr14" draw:text-style-name="P10" draw:layer="layout" svg:width="0.227cm" svg:height="0.268cm" svg:x="31.793cm" svg:y="12.177cm" svg:viewBox="0 0 228 269" svg:d="M228 134c0-72-52-134-114-134s-114 62-114 134c0 73 52 135 114 135s114-62 114-135z">
            <text:p/>
          </draw:path>
          <draw:path draw:style-name="gr14" draw:text-style-name="P10" draw:layer="layout" svg:width="0.227cm" svg:height="0.268cm" svg:x="31.793cm" svg:y="13.162cm" svg:viewBox="0 0 228 269" svg:d="M228 134c0-72-52-134-114-134s-114 62-114 134c0 73 52 135 114 135s114-62 114-135z">
            <text:p/>
          </draw:path>
          <draw:path draw:style-name="gr14" draw:text-style-name="P10" draw:layer="layout" svg:width="0.227cm" svg:height="0.268cm" svg:x="31.793cm" svg:y="14.142cm" svg:viewBox="0 0 228 269" svg:d="M228 134c0-72-52-134-114-134s-114 62-114 134c0 73 52 135 114 135s114-62 114-135z">
            <text:p/>
          </draw:path>
        </draw:g>
        <draw:custom-shape draw:style-name="gr36" draw:text-style-name="P18" draw:layer="layout" svg:width="0.762cm" svg:height="0.762cm" svg:x="12.292cm" svg:y="1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276" draw:id="id276" draw:layer="layout" svg:width="0.762cm" svg:height="0.762cm" svg:x="24.493cm" svg:y="1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275" draw:id="id275" draw:layer="layout" svg:width="0.762cm" svg:height="0.762cm" svg:x="24.493cm" svg:y="18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24.874cm" svg:y1="18.315cm" svg:x2="24.874cm" svg:y2="17.69cm" draw:start-shape="id275" draw:start-glue-point="4" draw:end-shape="id276" draw:end-glue-point="8" svg:d="M24874 18315v-625" svg:viewBox="0 0 1 626">
          <text:p/>
        </draw:connector>
        <draw:custom-shape draw:style-name="gr38" draw:text-style-name="P5" xml:id="id278" draw:id="id278" draw:layer="layout" svg:width="0.762cm" svg:height="0.762cm" svg:x="35.694cm" svg:y="16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277" draw:id="id277" draw:layer="layout" svg:width="0.762cm" svg:height="0.762cm" svg:x="35.694cm" svg:y="18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281" draw:id="id281" draw:layer="layout" svg:width="0.762cm" svg:height="0.762cm" svg:x="35.695cm" svg:y="15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36.075cm" svg:y1="18.316cm" svg:x2="36.075cm" svg:y2="17.691cm" draw:start-shape="id277" draw:start-glue-point="4" draw:end-shape="id278" draw:end-glue-point="8" svg:d="M36075 18316v-625" svg:viewBox="0 0 1 626">
          <text:p/>
        </draw:connector>
        <draw:custom-shape draw:style-name="gr38" draw:text-style-name="P5" xml:id="id280" draw:id="id280" draw:layer="layout" svg:width="0.762cm" svg:height="0.762cm" svg:x="47.495cm" svg:y="1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279" draw:id="id279" draw:layer="layout" svg:width="0.762cm" svg:height="0.762cm" svg:x="47.495cm" svg:y="18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282" draw:id="id282" draw:layer="layout" svg:width="0.762cm" svg:height="0.762cm" svg:x="47.496cm" svg:y="15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47.876cm" svg:y1="18.317cm" svg:x2="47.876cm" svg:y2="17.692cm" draw:start-shape="id279" draw:start-glue-point="4" draw:end-shape="id280" draw:end-glue-point="8" svg:d="M47876 18317v-625" svg:viewBox="0 0 1 626">
          <text:p/>
        </draw:connector>
        <draw:custom-shape draw:style-name="gr38" draw:text-style-name="P5" xml:id="id283" draw:id="id283" draw:layer="layout" svg:width="0.762cm" svg:height="0.762cm" svg:x="48.995cm" svg:y="19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35.694cm" svg:y1="17.31cm" svg:x2="35.695cm" svg:y2="15.727cm" draw:start-shape="id278" draw:start-glue-point="6" draw:end-shape="id281" draw:end-glue-point="6" svg:d="M35694 17310h-501l1-1583h501" svg:viewBox="0 0 503 1584">
          <text:p/>
        </draw:connector>
        <draw:connector draw:style-name="gr42" draw:text-style-name="P1" draw:layer="layout" draw:type="lines" svg:x1="47.495cm" svg:y1="17.311cm" svg:x2="47.496cm" svg:y2="15.728cm" draw:start-shape="id280" draw:start-glue-point="6" draw:end-shape="id282" draw:end-glue-point="6" svg:d="M47495 17311h-501l1-1583h501" svg:viewBox="0 0 503 1584">
          <text:p/>
        </draw:connector>
        <draw:connector draw:style-name="gr42" draw:text-style-name="P1" draw:layer="layout" draw:type="line" svg:x1="48.146cm" svg:y1="18.968cm" svg:x2="48.995cm" svg:y2="19.4cm" draw:start-shape="id279" draw:start-glue-point="9" draw:end-shape="id283" draw:end-glue-point="6" svg:d="M48146 18968l849 432" svg:viewBox="0 0 850 433">
          <text:p/>
        </draw:connector>
        <draw:g>
          <svg:title>TexMaths</svg:title>
          <svg:desc>20§latex§\text{RNG}(\text{Status}_{\sum_{k=1}^iC_k})§svg§600§TRUE§</svg:desc>
          <draw:polygon draw:style-name="gr13" draw:text-style-name="P9" draw:layer="layout" svg:width="6.441cm" svg:height="0.872cm" svg:x="16.873cm" svg:y="17.661cm" svg:viewBox="0 0 6442 873" draw:points="3221,873 0,873 0,0 6442,0 6442,873">
            <text:p/>
          </draw:polygon>
          <draw:path draw:style-name="gr14" draw:text-style-name="P10" draw:layer="layout" svg:width="0.49cm" svg:height="0.496cm" svg:x="16.897cm" svg:y="17.707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14" draw:text-style-name="P10" draw:layer="layout" svg:width="0.481cm" svg:height="0.48cm" svg:x="17.414cm" svg:y="17.707cm" svg:viewBox="0 0 482 481" svg:d="M141 10c-7-10-8-10-21-10h-120v22h21c9 0 24 0 35 2 16 2 16 2 16 16v368c0 19 0 51-72 51v22c24 0 59-1 83-1 23 0 58 1 82 1v-22c-72 0-72-32-72-51v-366c3 3 3 3 6 8l288 422c7 9 7 9 11 9 12 0 12-4 12-17v-390c0-20 0-52 72-52v-22c-24 0-60 2-84 2-22 0-57-2-81-2v22c72 0 72 32 72 52v302z">
            <text:p/>
          </draw:path>
          <draw:path draw:style-name="gr14" draw:text-style-name="P10" draw:layer="layout" svg:width="0.477cm" svg:height="0.511cm" svg:x="17.956cm" svg:y="17.693cm" svg:viewBox="0 0 478 512" svg:d="M379 453c8 16 37 43 45 43 6 0 6-5 6-16v-123c0-28 4-31 48-31v-22c-25 1-64 3-84 3-29 0-90 0-114-3v22h22c63 0 66 8 66 34v45c0 80-90 86-110 86-45 0-186-26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18.539cm" svg:y="17.661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14" draw:text-style-name="P10" draw:layer="layout" svg:width="0.313cm" svg:height="0.511cm" svg:x="18.782cm" svg:y="17.693cm" svg:viewBox="0 0 314 512" svg:d="M206 224l-89-22c-45-12-72-48-72-90 0-50 38-93 94-93 117 0 133 117 138 147 0 5 0 10 8 10 9 0 9-3 9-18v-140c0-13 0-18-8-18-4 0-6 0-11 10l-24 40c-21-21-51-50-113-50-79 0-138 62-138 136 0 59 37 110 93 129 8 4 43 12 93 24 19 5 40 10 60 36 15 19 21 41 21 65 0 50-35 101-94 101-21 0-74-3-112-38-40-39-43-84-43-109 0-7-7-7-8-7-10 0-10 5-10 18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cm" svg:x="19.147cm" svg:y="17.755cm" svg:viewBox="0 0 222 441" svg:d="M109 152h101v-22h-101v-130h-18c0 58-22 133-91 136v16h61v193c0 88 65 96 91 96 50 0 70-49 70-96v-40h-19v40c0 52-21 79-46 79-48 0-48-64-48-77z">
            <text:p/>
          </draw:path>
          <draw:path draw:style-name="gr14" draw:text-style-name="P10" draw:layer="layout" svg:width="0.317cm" svg:height="0.324cm" svg:x="19.436cm" svg:y="17.87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2 0 58 69 76 114 76 46 0 78-29 91-63zM200 147v71c0 67-50 91-82 91-35 0-64-26-64-61 0-38 31-98 146-101z">
            <text:p/>
          </draw:path>
          <draw:path draw:style-name="gr14" draw:text-style-name="P10" draw:layer="layout" svg:width="0.22cm" svg:height="0.44cm" svg:x="19.771cm" svg:y="17.755cm" svg:viewBox="0 0 221 441" svg:d="M109 152h101v-22h-101v-130h-18c0 58-22 133-91 136v16h61v193c0 88 65 96 91 96 50 0 69-49 69-96v-40h-18v40c0 52-21 79-46 79-48 0-48-64-48-77z">
            <text:p/>
          </draw:path>
          <draw:path draw:style-name="gr14" draw:text-style-name="P10" draw:layer="layout" svg:width="0.354cm" svg:height="0.319cm" svg:x="20.054cm" svg:y="17.877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20.444cm" svg:y="17.874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514cm" svg:height="0.493cm" svg:x="20.737cm" svg:y="18.006cm" svg:viewBox="0 0 515 494" svg:d="M235 256c7-7 7-8 7-10 0-1 0-1-5-6l-175-216h213c74 0 112 11 120 13 43 11 87 40 104 83h16l-46-120h-453c-11 0-13 0-14 3-2 2-2 2-2 16l198 243-192 216c-6 5-6 7-6 8 0 8 6 8 16 8h453l46-128h-16c-17 45-61 72-96 82-9 3-46 14-123 14h-229z">
            <text:p/>
          </draw:path>
          <draw:path draw:style-name="gr14" draw:text-style-name="P10" draw:layer="layout" svg:width="0.124cm" svg:height="0.239cm" svg:x="21.321cm" svg:y="17.946cm" svg:viewBox="0 0 125 240" svg:d="M109 16c0-10-7-16-16-16-10 0-21 10-21 21 0 9 6 16 14 16 12 0 23-11 23-21zM125 186c0-5-5-5-7-5-6 0-6 0-9 8-5 19-21 38-40 38-8 0-10-5-10-13s2-11 5-17c2-8 5-15 6-19 2-4 16-37 21-50 3-6 5-11 5-18 0-16-16-30-38-30-39 0-58 45-58 54 0 5 6 5 8 5 5 0 6-1 8-6 8-26 24-42 40-42 6 0 11 5 11 15 0 1 0 4-3 12-2 7-18 44-22 56-4 7-4 7-8 20-2 4-5 9-5 14 0 19 17 32 40 32 37 0 56-46 56-54z">
            <text:p/>
          </draw:path>
          <draw:path draw:style-name="gr14" draw:text-style-name="P10" draw:layer="layout" svg:width="0.191cm" svg:height="0.248cm" svg:x="21.334cm" svg:y="18.29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293cm" svg:height="0.105cm" svg:x="21.596cm" svg:y="18.393cm" svg:viewBox="0 0 294 106" svg:d="M280 19c5 0 14 0 14-9 0-10-9-10-16-10h-262c-6 0-16 0-16 10 0 9 10 9 14 9zM278 106c7 0 16 0 16-12 0-9-9-9-14-9h-266c-4 0-14 0-14 9 0 12 10 12 16 12z">
            <text:p/>
          </draw:path>
          <draw:path draw:style-name="gr14" draw:text-style-name="P10" draw:layer="layout" svg:width="0.145cm" svg:height="0.234cm" svg:x="21.974cm" svg:y="18.299cm" svg:viewBox="0 0 146 235" svg:d="M91 11c0-11-1-11-13-11-25 22-65 22-72 22h-6v16h6c8 0 31-1 52-9v176c0 11 0 16-37 16h-18v14c19-2 51-2 71-2s52 0 72 2v-14h-18c-37 0-37-5-37-16z">
            <text:p/>
          </draw:path>
          <draw:path draw:style-name="gr14" draw:text-style-name="P10" draw:layer="layout" svg:width="0.381cm" svg:height="0.356cm" svg:x="22.328cm" svg:y="18.029cm" svg:viewBox="0 0 382 357" svg:d="M382 6c0-3-1-6-6-6-3 0-5 2-10 6l-35 37c-5-5-32-43-93-43-120 0-238 106-238 218 0 81 64 139 152 139 27 0 74-5 125-48 38-34 49-77 49-80 0-7-6-7-8-7-6 0-8 3-9 8-19 67-90 109-149 109-53 0-110-27-110-106 0-14 3-92 60-155 34-38 85-60 133-60 56 0 90 41 90 97 0 13 0 16 0 19 0 7 6 7 8 7 8 0 8-2 11-10z">
            <text:p/>
          </draw:path>
          <draw:path draw:style-name="gr14" draw:text-style-name="P10" draw:layer="layout" svg:width="0.191cm" svg:height="0.248cm" svg:x="22.741cm" svg:y="18.206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164cm" svg:height="0.703cm" svg:x="23.08cm" svg:y="17.661cm" svg:viewBox="0 0 165 704" svg:d="M165 352c0-55-8-139-47-219-43-87-104-133-112-133-3 0-6 3-6 6 0 4 0 5 13 18 70 69 110 181 110 328 0 120-25 245-113 332-10 10-10 12-10 13 0 5 3 7 6 7 8 0 72-48 114-138 37-77 45-155 45-214z">
            <text:p/>
          </draw:path>
        </draw:g>
        <draw:g>
          <svg:title>TexMaths</svg:title>
          <svg:desc>20§latex§\text{RNG}(\text{Status}_{\sum_{k=1}^iC_k+1})§svg§600§TRUE§</svg:desc>
          <draw:polygon draw:style-name="gr13" draw:text-style-name="P9" draw:layer="layout" svg:width="7.151cm" svg:height="0.872cm" svg:x="27.969cm" svg:y="17.625cm" svg:viewBox="0 0 7152 873" draw:points="3576,873 0,873 0,0 7152,0 7152,873">
            <text:p/>
          </draw:polygon>
          <draw:path draw:style-name="gr14" draw:text-style-name="P10" draw:layer="layout" svg:width="0.49cm" svg:height="0.496cm" svg:x="27.993cm" svg:y="17.671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14" draw:text-style-name="P10" draw:layer="layout" svg:width="0.481cm" svg:height="0.48cm" svg:x="28.51cm" svg:y="17.671cm" svg:viewBox="0 0 482 481" svg:d="M141 10c-7-10-8-10-21-10h-120v22h21c9 0 24 0 35 2 16 2 16 2 16 16v368c0 19 0 51-72 51v22c24 0 59-1 83-1 23 0 58 1 82 1v-22c-72 0-72-32-72-51v-366c3 3 3 3 6 8l288 422c7 9 7 9 11 9 12 0 12-4 12-17v-390c0-20 0-52 72-52v-22c-24 0-60 2-84 2-22 0-57-2-81-2v22c72 0 72 32 72 52v302z">
            <text:p/>
          </draw:path>
          <draw:path draw:style-name="gr14" draw:text-style-name="P10" draw:layer="layout" svg:width="0.477cm" svg:height="0.511cm" svg:x="29.052cm" svg:y="17.657cm" svg:viewBox="0 0 478 512" svg:d="M379 453c8 16 37 43 45 43 6 0 6-5 6-16v-123c0-28 4-31 48-31v-22c-25 1-64 3-84 3-29 0-90 0-114-3v22h22c63 0 66 8 66 34v45c0 80-90 86-110 86-45 0-186-26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29.635cm" svg:y="17.62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14" draw:text-style-name="P10" draw:layer="layout" svg:width="0.313cm" svg:height="0.511cm" svg:x="29.878cm" svg:y="17.657cm" svg:viewBox="0 0 314 512" svg:d="M206 224l-89-22c-45-12-72-48-72-90 0-50 38-93 94-93 117 0 133 117 138 147 0 5 0 10 8 10 9 0 9-3 9-18v-140c0-13 0-18-8-18-4 0-6 0-11 10l-24 40c-21-21-51-50-113-50-79 0-138 62-138 136 0 59 37 110 93 129 8 4 43 12 93 24 19 5 40 10 60 36 15 19 21 41 21 65 0 50-35 101-94 101-21 0-74-3-112-38-40-39-43-84-43-109 0-7-7-7-8-7-10 0-10 5-10 18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cm" svg:x="30.243cm" svg:y="17.719cm" svg:viewBox="0 0 222 441" svg:d="M109 152h101v-22h-101v-130h-18c0 58-22 133-91 136v16h61v193c0 88 65 96 91 96 50 0 70-49 70-96v-40h-19v40c0 52-21 79-46 79-48 0-48-64-48-77z">
            <text:p/>
          </draw:path>
          <draw:path draw:style-name="gr14" draw:text-style-name="P10" draw:layer="layout" svg:width="0.317cm" svg:height="0.324cm" svg:x="30.532cm" svg:y="17.838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2 0 58 69 76 114 76 46 0 78-29 91-63zM200 147v71c0 67-50 91-82 91-35 0-64-26-64-61 0-38 31-98 146-101z">
            <text:p/>
          </draw:path>
          <draw:path draw:style-name="gr14" draw:text-style-name="P10" draw:layer="layout" svg:width="0.22cm" svg:height="0.44cm" svg:x="30.867cm" svg:y="17.719cm" svg:viewBox="0 0 221 441" svg:d="M109 152h101v-22h-101v-130h-18c0 58-22 133-91 136v16h61v193c0 88 65 96 91 96 50 0 69-49 69-96v-40h-18v40c0 52-21 79-46 79-48 0-48-64-48-77z">
            <text:p/>
          </draw:path>
          <draw:path draw:style-name="gr14" draw:text-style-name="P10" draw:layer="layout" svg:width="0.354cm" svg:height="0.319cm" svg:x="31.15cm" svg:y="17.841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31.54cm" svg:y="17.838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514cm" svg:height="0.493cm" svg:x="31.833cm" svg:y="17.97cm" svg:viewBox="0 0 515 494" svg:d="M235 256c7-7 7-8 7-10 0-1 0-1-5-6l-175-216h213c74 0 112 11 120 13 43 11 87 40 104 83h16l-46-120h-453c-11 0-13 0-14 3-2 2-2 2-2 16l198 243-192 216c-6 5-6 7-6 8 0 8 6 8 16 8h453l46-128h-16c-17 45-61 72-96 82-9 3-46 14-123 14h-229z">
            <text:p/>
          </draw:path>
          <draw:path draw:style-name="gr14" draw:text-style-name="P10" draw:layer="layout" svg:width="0.124cm" svg:height="0.239cm" svg:x="32.417cm" svg:y="17.91cm" svg:viewBox="0 0 125 240" svg:d="M109 16c0-10-7-16-16-16-10 0-21 10-21 21 0 9 6 16 14 16 12 0 23-11 23-21zM125 186c0-5-5-5-7-5-6 0-6 0-9 8-5 19-21 38-40 38-8 0-10-5-10-13s2-11 5-17c2-8 5-15 6-19 2-4 16-37 21-50 3-6 5-11 5-18 0-16-16-30-38-30-39 0-58 45-58 54 0 5 6 5 8 5 5 0 6-1 8-6 8-26 24-42 40-42 6 0 11 5 11 15 0 1 0 4-3 12-2 7-18 44-22 56-4 7-4 7-8 20-2 4-5 9-5 14 0 19 17 32 40 32 37 0 56-46 56-54z">
            <text:p/>
          </draw:path>
          <draw:path draw:style-name="gr14" draw:text-style-name="P10" draw:layer="layout" svg:width="0.191cm" svg:height="0.248cm" svg:x="32.43cm" svg:y="18.254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293cm" svg:height="0.105cm" svg:x="32.692cm" svg:y="18.357cm" svg:viewBox="0 0 294 106" svg:d="M280 19c5 0 14 0 14-9 0-10-9-10-16-10h-262c-6 0-16 0-16 10 0 9 10 9 14 9zM278 106c7 0 16 0 16-12 0-9-9-9-14-9h-266c-4 0-14 0-14 9 0 12 10 12 16 12z">
            <text:p/>
          </draw:path>
          <draw:path draw:style-name="gr14" draw:text-style-name="P10" draw:layer="layout" svg:width="0.145cm" svg:height="0.234cm" svg:x="33.07cm" svg:y="18.263cm" svg:viewBox="0 0 146 235" svg:d="M91 11c0-11-1-11-13-11-25 22-65 22-72 22h-6v16h6c8 0 31-1 52-9v176c0 11 0 16-37 16h-18v14c19-2 51-2 71-2s52 0 72 2v-14h-18c-37 0-37-5-37-16z">
            <text:p/>
          </draw:path>
          <draw:path draw:style-name="gr14" draw:text-style-name="P10" draw:layer="layout" svg:width="0.381cm" svg:height="0.356cm" svg:x="33.423cm" svg:y="17.993cm" svg:viewBox="0 0 382 357" svg:d="M382 6c0-3-1-6-6-6-3 0-5 2-10 6l-35 37c-5-5-32-43-93-43-120 0-238 106-238 218 0 81 64 139 152 139 27 0 74-5 125-48 38-34 49-77 49-80 0-7-6-7-8-7-6 0-8 3-9 8-19 67-90 109-149 109-53 0-110-27-110-106 0-14 3-92 60-155 34-38 85-60 133-60 56 0 90 41 90 97 0 13 0 16 0 19 0 7 6 7 8 7 8 0 8-2 11-10z">
            <text:p/>
          </draw:path>
          <draw:path draw:style-name="gr14" draw:text-style-name="P10" draw:layer="layout" svg:width="0.191cm" svg:height="0.248cm" svg:x="33.836cm" svg:y="18.17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362cm" svg:height="0.364cm" svg:x="34.134cm" svg:y="18.034cm" svg:viewBox="0 0 363 365" svg:d="M194 194h152c6 0 17 0 17-12s-11-12-17-12h-152v-152c0-7 0-18-12-18s-12 11-12 18v152h-152c-7 0-18 0-18 12s11 12 18 12h152v151c0 7 0 20 12 20s12-12 12-20z">
            <text:p/>
          </draw:path>
          <draw:path draw:style-name="gr14" draw:text-style-name="P10" draw:layer="layout" svg:width="0.18cm" svg:height="0.327cm" svg:x="34.585cm" svg:y="18.012cm" svg:viewBox="0 0 181 328" svg:d="M112 14c0-14 0-14-14-14-32 30-77 32-98 32v18c11 0 45 0 72-15v253c0 16 0 22-50 22h-19v18c10 0 71-2 88-2 16 0 79 2 90 2v-18h-19c-50 0-50-6-50-22z">
            <text:p/>
          </draw:path>
          <draw:path draw:style-name="gr14" draw:text-style-name="P10" draw:layer="layout" svg:width="0.164cm" svg:height="0.703cm" svg:x="34.887cm" svg:y="17.625cm" svg:viewBox="0 0 165 704" svg:d="M165 352c0-55-8-139-47-219-43-87-104-133-112-133-3 0-6 3-6 6 0 4 0 5 13 18 70 69 110 181 110 328 0 120-25 245-113 332-10 10-10 12-10 13 0 5 3 7 6 7 8 0 72-48 114-138 37-77 45-155 45-214z">
            <text:p/>
          </draw:path>
        </draw:g>
        <draw:g>
          <svg:title>TexMaths</svg:title>
          <svg:desc>20§latex§\text{RNG}(\text{Status}_{\sum_{k=1}^iC_k+2})§svg§600§TRUE§</svg:desc>
          <draw:polygon draw:style-name="gr13" draw:text-style-name="P9" draw:layer="layout" svg:width="7.151cm" svg:height="0.872cm" svg:x="39.844cm" svg:y="17.535cm" svg:viewBox="0 0 7152 873" draw:points="3576,873 0,873 0,0 7152,0 7152,873">
            <text:p/>
          </draw:polygon>
          <draw:path draw:style-name="gr14" draw:text-style-name="P10" draw:layer="layout" svg:width="0.49cm" svg:height="0.496cm" svg:x="39.868cm" svg:y="17.581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14" draw:text-style-name="P10" draw:layer="layout" svg:width="0.481cm" svg:height="0.48cm" svg:x="40.385cm" svg:y="17.581cm" svg:viewBox="0 0 482 481" svg:d="M141 10c-7-10-8-10-21-10h-120v22h21c9 0 24 0 35 2 16 2 16 2 16 16v368c0 19 0 51-72 51v22c24 0 59-1 83-1 23 0 58 1 82 1v-22c-72 0-72-32-72-51v-366c3 3 3 3 6 8l288 422c7 9 7 9 11 9 12 0 12-4 12-17v-390c0-20 0-52 72-52v-22c-24 0-60 2-84 2-22 0-57-2-81-2v22c72 0 72 32 72 52v302z">
            <text:p/>
          </draw:path>
          <draw:path draw:style-name="gr14" draw:text-style-name="P10" draw:layer="layout" svg:width="0.477cm" svg:height="0.511cm" svg:x="40.927cm" svg:y="17.567cm" svg:viewBox="0 0 478 512" svg:d="M379 453c8 16 37 43 45 43 6 0 6-5 6-16v-123c0-28 4-31 48-31v-22c-25 1-64 3-84 3-29 0-90 0-114-3v22h22c63 0 66 8 66 34v45c0 80-90 86-110 86-45 0-186-26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14" draw:text-style-name="P10" draw:layer="layout" svg:width="0.164cm" svg:height="0.703cm" svg:x="41.51cm" svg:y="17.53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14" draw:text-style-name="P10" draw:layer="layout" svg:width="0.313cm" svg:height="0.511cm" svg:x="41.753cm" svg:y="17.567cm" svg:viewBox="0 0 314 512" svg:d="M206 224l-89-22c-45-12-72-48-72-90 0-50 38-93 94-93 117 0 133 117 138 147 0 5 0 10 8 10 9 0 9-3 9-18v-140c0-13 0-18-8-18-4 0-6 0-11 10l-24 40c-21-21-51-50-113-50-79 0-138 62-138 136 0 59 37 110 93 129 8 4 43 12 93 24 19 5 40 10 60 36 15 19 21 41 21 65 0 50-35 101-94 101-21 0-74-3-112-38-40-39-43-84-43-109 0-7-7-7-8-7-10 0-10 5-10 18v141c0 11 0 16 8 16 5 0 5 0 10-8 0-2 3-3 25-40 23 24 67 48 131 48 82 0 140-69 140-146 0-70-48-128-108-142z">
            <text:p/>
          </draw:path>
          <draw:path draw:style-name="gr14" draw:text-style-name="P10" draw:layer="layout" svg:width="0.221cm" svg:height="0.44cm" svg:x="42.118cm" svg:y="17.629cm" svg:viewBox="0 0 222 441" svg:d="M109 152h101v-22h-101v-130h-18c0 58-22 133-91 136v16h61v193c0 88 65 96 91 96 50 0 70-49 70-96v-40h-19v40c0 52-21 79-46 79-48 0-48-64-48-77z">
            <text:p/>
          </draw:path>
          <draw:path draw:style-name="gr14" draw:text-style-name="P10" draw:layer="layout" svg:width="0.317cm" svg:height="0.324cm" svg:x="42.407cm" svg:y="17.748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2 0 58 69 76 114 76 46 0 78-29 91-63zM200 147v71c0 67-50 91-82 91-35 0-64-26-64-61 0-38 31-98 146-101z">
            <text:p/>
          </draw:path>
          <draw:path draw:style-name="gr14" draw:text-style-name="P10" draw:layer="layout" svg:width="0.22cm" svg:height="0.44cm" svg:x="42.742cm" svg:y="17.629cm" svg:viewBox="0 0 221 441" svg:d="M109 152h101v-22h-101v-130h-18c0 58-22 133-91 136v16h61v193c0 88 65 96 91 96 50 0 69-49 69-96v-40h-18v40c0 52-21 79-46 79-48 0-48-64-48-77z">
            <text:p/>
          </draw:path>
          <draw:path draw:style-name="gr14" draw:text-style-name="P10" draw:layer="layout" svg:width="0.354cm" svg:height="0.319cm" svg:x="43.025cm" svg:y="17.751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14" draw:text-style-name="P10" draw:layer="layout" svg:width="0.231cm" svg:height="0.324cm" svg:x="43.415cm" svg:y="17.748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514cm" svg:height="0.493cm" svg:x="43.708cm" svg:y="17.88cm" svg:viewBox="0 0 515 494" svg:d="M235 256c7-7 7-8 7-10 0-1 0-1-5-6l-175-216h213c74 0 112 11 120 13 43 11 87 40 104 83h16l-46-120h-453c-11 0-13 0-14 3-2 2-2 2-2 16l198 243-192 216c-6 5-6 7-6 8 0 8 6 8 16 8h453l46-128h-16c-17 45-61 72-96 82-9 3-46 14-123 14h-229z">
            <text:p/>
          </draw:path>
          <draw:path draw:style-name="gr14" draw:text-style-name="P10" draw:layer="layout" svg:width="0.124cm" svg:height="0.239cm" svg:x="44.292cm" svg:y="17.82cm" svg:viewBox="0 0 125 240" svg:d="M109 16c0-10-7-16-16-16-10 0-21 10-21 21 0 9 6 16 14 16 12 0 23-11 23-21zM125 186c0-5-5-5-7-5-6 0-6 0-9 8-5 19-21 38-40 38-8 0-10-5-10-13s2-11 5-17c2-8 5-15 6-19 2-4 16-37 21-50 3-6 5-11 5-18 0-16-16-30-38-30-39 0-58 45-58 54 0 5 6 5 8 5 5 0 6-1 8-6 8-26 24-42 40-42 6 0 11 5 11 15 0 1 0 4-3 12-2 7-18 44-22 56-4 7-4 7-8 20-2 4-5 9-5 14 0 19 17 32 40 32 37 0 56-46 56-54z">
            <text:p/>
          </draw:path>
          <draw:path draw:style-name="gr14" draw:text-style-name="P10" draw:layer="layout" svg:width="0.191cm" svg:height="0.248cm" svg:x="44.305cm" svg:y="18.164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293cm" svg:height="0.105cm" svg:x="44.567cm" svg:y="18.267cm" svg:viewBox="0 0 294 106" svg:d="M280 19c5 0 14 0 14-9 0-10-9-10-16-10h-262c-6 0-16 0-16 10 0 9 10 9 14 9zM278 106c7 0 16 0 16-12 0-9-9-9-14-9h-266c-4 0-14 0-14 9 0 12 10 12 16 12z">
            <text:p/>
          </draw:path>
          <draw:path draw:style-name="gr14" draw:text-style-name="P10" draw:layer="layout" svg:width="0.145cm" svg:height="0.234cm" svg:x="44.945cm" svg:y="18.173cm" svg:viewBox="0 0 146 235" svg:d="M91 11c0-11-1-11-13-11-25 22-65 22-72 22h-6v16h6c8 0 31-1 52-9v176c0 11 0 16-37 16h-18v14c19-2 51-2 71-2s52 0 72 2v-14h-18c-37 0-37-5-37-16z">
            <text:p/>
          </draw:path>
          <draw:path draw:style-name="gr14" draw:text-style-name="P10" draw:layer="layout" svg:width="0.381cm" svg:height="0.356cm" svg:x="45.298cm" svg:y="17.903cm" svg:viewBox="0 0 382 357" svg:d="M382 6c0-3-1-6-6-6-3 0-5 2-10 6l-35 37c-5-5-32-43-93-43-120 0-238 106-238 218 0 81 64 139 152 139 27 0 74-5 125-48 38-34 49-77 49-80 0-7-6-7-8-7-6 0-8 3-9 8-19 67-90 109-149 109-53 0-110-27-110-106 0-14 3-92 60-155 34-38 85-60 133-60 56 0 90 41 90 97 0 13 0 16 0 19 0 7 6 7 8 7 8 0 8-2 11-10z">
            <text:p/>
          </draw:path>
          <draw:path draw:style-name="gr14" draw:text-style-name="P10" draw:layer="layout" svg:width="0.191cm" svg:height="0.248cm" svg:x="45.711cm" svg:y="18.08cm" svg:viewBox="0 0 192 249" svg:d="M86 13c2-5 2-5 2-7 0-6-5-6-11-6l-43 3c-7 0-7 2-10 2 0 1-2 6-2 8 0 6 5 6 12 6 0 0 6 0 11 2 6 0 8 1 8 5 0 0 0 1-3 8l-48 195c-2 4-2 4-2 8 0 8 6 12 13 12 14 0 17-12 19-19l16-64c10 0 53 4 53 28 0 3 0 4 0 8-2 4-2 8-2 9 0 26 23 38 43 38 37 0 50-51 50-55 0-5-5-5-6-5-7 0-7 1-10 8-3 13-13 40-32 40-13 0-14-13-14-21 0 0 0-5 1-11 0-5 2-10 2-11 0-32-40-37-63-39 10-6 24-17 31-22 19-16 38-32 59-32 8 0 11 1 13 5 0 0-2 0-3 0-16 6-16 20-16 22 0 5 4 14 16 14 6 0 22-6 22-25 0-18-14-27-30-27-24 0-45 16-72 36-12 10-24 18-37 24z">
            <text:p/>
          </draw:path>
          <draw:path draw:style-name="gr14" draw:text-style-name="P10" draw:layer="layout" svg:width="0.362cm" svg:height="0.364cm" svg:x="46.009cm" svg:y="17.944cm" svg:viewBox="0 0 363 365" svg:d="M194 194h152c6 0 17 0 17-12s-11-12-17-12h-152v-152c0-7 0-18-12-18s-12 11-12 18v152h-152c-7 0-18 0-18 12s11 12 18 12h152v151c0 7 0 20 12 20s12-12 12-20z">
            <text:p/>
          </draw:path>
          <draw:path draw:style-name="gr14" draw:text-style-name="P10" draw:layer="layout" svg:width="0.218cm" svg:height="0.327cm" svg:x="46.438cm" svg:y="17.922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14" draw:text-style-name="P10" draw:layer="layout" svg:width="0.164cm" svg:height="0.703cm" svg:x="46.762cm" svg:y="17.535cm" svg:viewBox="0 0 165 704" svg:d="M165 352c0-55-8-139-47-219-43-87-104-133-112-133-3 0-6 3-6 6 0 4 0 5 13 18 70 69 110 181 110 328 0 120-25 245-113 332-10 10-10 12-10 13 0 5 3 7 6 7 8 0 72-48 114-138 37-77 45-155 45-214z">
            <text:p/>
          </draw:path>
        </draw:g>
        <draw:custom-shape draw:style-name="gr57" draw:text-style-name="P1" xml:id="id289" draw:id="id289" draw:layer="layout" svg:width="39.877cm" svg:height="6.073cm" svg:x="11.94cm" svg:y="14.48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vdots§svg§600§TRUE§</svg:desc>
          <draw:polygon draw:style-name="gr13" draw:text-style-name="P9" draw:layer="layout" svg:width="0.583cm" svg:height="2.233cm" svg:x="31.612cm" svg:y="20.777cm" svg:viewBox="0 0 584 2234" draw:points="294,2234 0,2234 0,0 584,0 584,2234">
            <text:p/>
          </draw:polygon>
          <draw:path draw:style-name="gr14" draw:text-style-name="P10" draw:layer="layout" svg:width="0.227cm" svg:height="0.268cm" svg:x="31.792cm" svg:y="20.777cm" svg:viewBox="0 0 228 269" svg:d="M228 134c0-72-52-134-114-134s-114 62-114 134c0 73 52 135 114 135s114-62 114-135z">
            <text:p/>
          </draw:path>
          <draw:path draw:style-name="gr14" draw:text-style-name="P10" draw:layer="layout" svg:width="0.227cm" svg:height="0.268cm" svg:x="31.792cm" svg:y="21.762cm" svg:viewBox="0 0 228 269" svg:d="M228 134c0-72-52-134-114-134s-114 62-114 134c0 73 52 135 114 135s114-62 114-135z">
            <text:p/>
          </draw:path>
          <draw:path draw:style-name="gr14" draw:text-style-name="P10" draw:layer="layout" svg:width="0.227cm" svg:height="0.268cm" svg:x="31.792cm" svg:y="22.742cm" svg:viewBox="0 0 228 269" svg:d="M228 134c0-72-52-134-114-134s-114 62-114 134c0 73 52 135 114 135s114-62 114-135z">
            <text:p/>
          </draw:path>
        </draw:g>
        <draw:custom-shape draw:style-name="gr53" draw:text-style-name="P1" xml:id="id288" draw:id="id288" draw:layer="layout" svg:width="6.576cm" svg:height="1.016cm" svg:x="0.763cm" svg:y="5.001cm">
          <text:p/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line-skew="-1.511cm" svg:x1="7.339cm" svg:y1="7.809cm" svg:x2="11.939cm" svg:y2="26.038cm" draw:start-shape="id284" draw:start-glue-point="1" draw:end-shape="id285" draw:end-glue-point="3" svg:d="M7339 7809h789v18229h3811" svg:viewBox="0 0 4601 18230">
          <text:p/>
        </draw:connector>
        <draw:connector draw:style-name="gr34" draw:text-style-name="P1" draw:layer="layout" draw:line-skew="0.521cm" svg:x1="7.339cm" svg:y1="3.338cm" svg:x2="11.939cm" svg:y2="8.578cm" draw:start-shape="id286" draw:start-glue-point="1" draw:end-shape="id287" draw:end-glue-point="3" svg:d="M7339 3338h2821v5240h1779" svg:viewBox="0 0 4601 5241">
          <text:p/>
        </draw:connector>
        <draw:connector draw:style-name="gr34" draw:text-style-name="P1" draw:layer="layout" draw:line-skew="-0.495cm" svg:x1="7.339cm" svg:y1="5.509cm" svg:x2="11.94cm" svg:y2="17.523cm" draw:start-shape="id288" draw:start-glue-point="1" draw:end-shape="id289" draw:end-glue-point="3" svg:d="M7339 5509h1805v12014h2796" svg:viewBox="0 0 4602 12015">
          <text:p/>
        </draw:connector>
        <draw:connector draw:style-name="gr34" draw:text-style-name="P1" draw:layer="layout" svg:x1="7.339cm" svg:y1="2.309cm" svg:x2="11.939cm" svg:y2="2.309cm" draw:start-shape="id290" draw:start-glue-point="1" draw:end-shape="id291" draw:end-glue-point="3" svg:d="M7339 2309h4600" svg:viewBox="0 0 4601 1">
          <text:p/>
        </draw:connector>
        <draw:line draw:style-name="gr43" draw:text-style-name="P1" draw:layer="layout" svg:x1="28.371cm" svg:y1="2.287cm" svg:x2="34.213cm" svg:y2="2.287cm">
          <text:p/>
        </draw:line>
        <draw:line draw:style-name="gr52" draw:text-style-name="P1" draw:layer="layout" svg:x1="40.671cm" svg:y1="2.287cm" svg:x2="46.513cm" svg:y2="2.287cm">
          <text:p/>
        </draw:line>
        <draw:line draw:style-name="gr52" draw:text-style-name="P1" draw:layer="layout" svg:x1="40.271cm" svg:y1="8.087cm" svg:x2="46.113cm" svg:y2="8.087cm">
          <text:p/>
        </draw:line>
        <draw:line draw:style-name="gr43" draw:text-style-name="P1" draw:layer="layout" svg:x1="17.571cm" svg:y1="8.087cm" svg:x2="23.413cm" svg:y2="8.087cm">
          <text:p/>
        </draw:line>
        <draw:line draw:style-name="gr43" draw:text-style-name="P1" draw:layer="layout" svg:x1="28.371cm" svg:y1="8.087cm" svg:x2="34.213cm" svg:y2="8.087cm">
          <text:p/>
        </draw:line>
        <draw:line draw:style-name="gr43" draw:text-style-name="P1" draw:layer="layout" svg:x1="17.571cm" svg:y1="17.287cm" svg:x2="23.413cm" svg:y2="17.287cm">
          <text:p/>
        </draw:line>
        <draw:line draw:style-name="gr43" draw:text-style-name="P1" draw:layer="layout" svg:x1="28.571cm" svg:y1="17.287cm" svg:x2="34.413cm" svg:y2="17.287cm">
          <text:p/>
        </draw:line>
        <draw:line draw:style-name="gr43" draw:text-style-name="P1" draw:layer="layout" svg:x1="40.571cm" svg:y1="17.287cm" svg:x2="46.413cm" svg:y2="17.287cm">
          <text:p/>
        </draw:line>
        <draw:line draw:style-name="gr43" draw:text-style-name="P1" draw:layer="layout" svg:x1="17.571cm" svg:y1="25.287cm" svg:x2="23.413cm" svg:y2="25.287cm">
          <text:p/>
        </draw:line>
        <presentation:notes draw:style-name="dp2">
          <draw:page-thumbnail draw:style-name="gr35" draw:layer="layout" svg:width="13.968cm" svg:height="10.476cm" svg:x="3.81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6" draw:text-style-name="P18" draw:layer="layout" svg:width="0.762cm" svg:height="0.762cm" svg:x="7.73cm" svg:y="8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8.627cm" svg:y1="8.773cm" svg:x2="9.897cm" svg:y2="8.773cm">
          <text:p/>
        </draw:line>
        <draw:custom-shape draw:style-name="gr36" draw:text-style-name="P18" xml:id="id292" draw:id="id292" draw:layer="layout" svg:width="0.762cm" svg:height="0.762cm" svg:x="10.016cm" svg:y="8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0.778cm" svg:y1="8.9cm" svg:x2="11.54cm" svg:y2="8.9cm" draw:start-shape="id292" draw:start-glue-point="10" draw:end-shape="id293" draw:end-glue-point="6" svg:d="M10778 8900h762" svg:viewBox="0 0 763 1">
          <text:p/>
        </draw:connector>
        <draw:custom-shape draw:style-name="gr38" draw:text-style-name="P5" xml:id="id293" draw:id="id293" draw:layer="layout" svg:width="0.762cm" svg:height="0.762cm" svg:x="11.54cm" svg:y="8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2.455cm" svg:y1="8.773cm" svg:x2="13.725cm" svg:y2="8.773cm">
          <text:p/>
        </draw:line>
        <draw:line draw:style-name="gr34" draw:text-style-name="P1" draw:layer="layout" svg:x1="16.265cm" svg:y1="8.773cm" svg:x2="17.535cm" svg:y2="8.773cm">
          <text:p/>
        </draw:line>
        <draw:custom-shape draw:style-name="gr36" draw:text-style-name="P18" xml:id="id294" draw:id="id294" draw:layer="layout" svg:width="0.762cm" svg:height="0.762cm" svg:x="17.636cm" svg:y="8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8.398cm" svg:y1="8.9cm" svg:x2="19.16cm" svg:y2="8.9cm" draw:start-shape="id294" draw:start-glue-point="10" draw:end-shape="id295" draw:end-glue-point="6" svg:d="M18398 8900h762" svg:viewBox="0 0 763 1">
          <text:p/>
        </draw:connector>
        <draw:custom-shape draw:style-name="gr38" draw:text-style-name="P5" xml:id="id295" draw:id="id295" draw:layer="layout" svg:width="0.762cm" svg:height="0.762cm" svg:x="19.16cm" svg:y="8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296" draw:id="id296" draw:layer="layout" svg:width="0.762cm" svg:height="0.762cm" svg:x="19.16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8.287cm" svg:y1="8.63cm" svg:x2="19.271cm" svg:y2="8.154cm" draw:start-shape="id294" draw:start-glue-point="11" draw:end-shape="id296" draw:end-glue-point="7" svg:d="M18287 8630l984-476" svg:viewBox="0 0 985 477">
          <text:p/>
        </draw:connector>
        <draw:custom-shape draw:style-name="gr36" draw:text-style-name="P18" xml:id="id297" draw:id="id297" draw:layer="layout" svg:width="0.762cm" svg:height="0.762cm" svg:x="13.844cm" svg:y="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4.606cm" svg:y1="8.901cm" svg:x2="15.368cm" svg:y2="8.901cm" draw:start-shape="id297" draw:start-glue-point="10" draw:end-shape="id298" draw:end-glue-point="6" svg:d="M14606 8901h762" svg:viewBox="0 0 763 1">
          <text:p/>
        </draw:connector>
        <draw:custom-shape draw:style-name="gr38" draw:text-style-name="P5" xml:id="id298" draw:id="id298" draw:layer="layout" svg:width="0.762cm" svg:height="0.762cm" svg:x="15.368cm" svg:y="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299" draw:id="id299" draw:layer="layout" svg:width="0.762cm" svg:height="0.762cm" svg:x="15.368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495cm" svg:y1="8.631cm" svg:x2="15.479cm" svg:y2="8.155cm" draw:start-shape="id297" draw:start-glue-point="11" draw:end-shape="id299" draw:end-glue-point="7" svg:d="M14495 8631l984-476" svg:viewBox="0 0 985 477">
          <text:p/>
        </draw:connector>
        <draw:custom-shape draw:style-name="gr38" draw:text-style-name="P5" xml:id="id300" draw:id="id300" draw:layer="layout" svg:width="0.762cm" svg:height="0.762cm" svg:x="17.63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8.017cm" svg:y1="9.281cm" svg:x2="18.017cm" svg:y2="9.906cm" draw:start-shape="id294" draw:start-glue-point="8" draw:end-shape="id300" svg:d="M18017 9281v625" svg:viewBox="0 0 1 626">
          <text:p/>
        </draw:connector>
        <draw:g>
          <svg:title>TexMaths</svg:title>
          <svg:desc>12§latex§\text{RNG}(\text{Status}_0)§svg§600§TRUE§</svg:desc>
          <draw:polygon draw:style-name="gr13" draw:text-style-name="P9" draw:layer="layout" svg:width="2.649cm" svg:height="0.421cm" svg:x="6.494cm" svg:y="11.008cm" svg:viewBox="0 0 2650 422" draw:points="1325,422 0,422 0,0 2650,0 2650,422">
            <text:p/>
          </draw:polygon>
          <draw:path draw:style-name="gr14" draw:text-style-name="P10" draw:layer="layout" svg:width="0.294cm" svg:height="0.297cm" svg:x="6.508cm" svg:y="11.036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14" draw:text-style-name="P10" draw:layer="layout" svg:width="0.288cm" svg:height="0.288cm" svg:x="6.819cm" svg:y="11.036cm" svg:viewBox="0 0 289 289" svg:d="M84 6c-3-6-4-6-12-6h-72v13h12c6 0 15 0 22 1 9 1 9 1 9 10v221c0 11 0 30-43 30v14c14 0 36-1 50-1 13 0 34 1 49 1v-14c-43 0-43-19-43-30v-220c2 2 2 2 4 5l172 253c4 6 4 6 7 6 7 0 7-3 7-11v-234c0-11 0-31 43-31v-13c-14 0-36 1-50 1-13 0-34-1-49-1v13c43 0 43 20 43 31v181z">
            <text:p/>
          </draw:path>
          <draw:path draw:style-name="gr14" draw:text-style-name="P10" draw:layer="layout" svg:width="0.286cm" svg:height="0.306cm" svg:x="7.144cm" svg:y="11.027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14" draw:text-style-name="P10" draw:layer="layout" svg:width="0.098cm" svg:height="0.421cm" svg:x="7.494cm" svg:y="11.008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7.639cm" svg:y="11.027cm" svg:viewBox="0 0 188 307" svg:d="M124 134l-54-13c-27-7-43-29-43-54 0-30 23-55 57-55 70 0 79 70 82 88 0 3 0 6 5 6 6 0 6-2 6-11v-84c0-8 0-11-5-11-3 0-4 0-7 6l-14 24c-13-13-31-30-68-30-47 0-83 37-83 82 0 35 22 66 56 77 4 2 26 7 55 15 12 2 24 5 37 21 9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7.858cm" svg:y="11.065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8.032cm" svg:y="11.136cm" svg:viewBox="0 0 191 195" svg:d="M123 157c2 18 13 35 34 35 8 0 34-6 34-40v-23h-10v23c0 24-11 27-16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2cm" svg:height="0.264cm" svg:x="8.233cm" svg:y="11.065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212cm" svg:height="0.191cm" svg:x="8.403cm" svg:y="11.137cm" svg:viewBox="0 0 213 192" svg:d="M152 153v39l61-5v-13c-30 0-32-3-32-23v-151l-63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8.637cm" svg:y="11.136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137cm" svg:height="0.201cm" svg:x="8.805cm" svg:y="11.191cm" svg:viewBox="0 0 138 202" svg:d="M138 103c0-33-4-57-18-77-9-14-27-26-51-26-69 0-69 81-69 103 0 21 0 99 69 99s69-78 69-99zM69 195c-13 0-32-9-37-33-5-17-5-42-5-63 0-22 0-44 5-61 5-24 25-29 37-29 16 0 32 9 37 26 4 16 5 38 5 64 0 21 0 43-3 62-7 27-27 34-39 34z">
            <text:p/>
          </draw:path>
          <draw:path draw:style-name="gr14" draw:text-style-name="P10" draw:layer="layout" svg:width="0.098cm" svg:height="0.421cm" svg:x="9.003cm" svg:y="11.008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1)§svg§600§TRUE§</svg:desc>
          <draw:polygon draw:style-name="gr13" draw:text-style-name="P9" draw:layer="layout" svg:width="2.649cm" svg:height="0.421cm" svg:x="10.05cm" svg:y="11.176cm" svg:viewBox="0 0 2650 422" draw:points="1325,422 0,422 0,0 2650,0 2650,422">
            <text:p/>
          </draw:polygon>
          <draw:path draw:style-name="gr14" draw:text-style-name="P10" draw:layer="layout" svg:width="0.294cm" svg:height="0.297cm" svg:x="10.064cm" svg:y="11.204cm" svg:viewBox="0 0 295 298" svg:d="M80 139v-109c0-10 0-15 9-16 4-1 17-1 25-1 39 0 86 1 86 63 0 29-11 63-73 63zM169 145c41-10 74-36 74-69 0-41-48-76-110-76h-133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14" draw:text-style-name="P10" draw:layer="layout" svg:width="0.288cm" svg:height="0.288cm" svg:x="10.375cm" svg:y="11.204cm" svg:viewBox="0 0 289 289" svg:d="M84 6c-3-6-4-6-12-6h-72v13h12c6 0 15 0 22 1 9 1 9 1 9 10v221c0 11 0 30-43 30v14c14 0 36-1 50-1 13 0 34 1 49 1v-14c-43 0-43-19-43-30v-220c2 2 2 2 4 5l172 253c4 6 4 6 7 6 7 0 7-3 7-11v-234c0-11 0-31 43-31v-13c-14 0-36 1-50 1-13 0-34-1-49-1v13c43 0 43 20 43 31v181z">
            <text:p/>
          </draw:path>
          <draw:path draw:style-name="gr14" draw:text-style-name="P10" draw:layer="layout" svg:width="0.286cm" svg:height="0.306cm" svg:x="10.7cm" svg:y="11.195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14" draw:text-style-name="P10" draw:layer="layout" svg:width="0.098cm" svg:height="0.421cm" svg:x="11.05cm" svg:y="11.176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11.195cm" svg:y="11.195cm" svg:viewBox="0 0 188 307" svg:d="M124 134l-54-13c-27-7-43-29-43-54 0-30 23-55 57-55 70 0 79 70 82 88 0 3 0 6 5 6 6 0 6-2 6-11v-84c0-8 0-11-5-11-3 0-4 0-7 6l-14 24c-13-13-31-30-68-30-47 0-83 37-83 82 0 35 22 66 56 77 4 2 26 7 55 15 12 2 24 5 37 21 9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11.414cm" svg:y="11.233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1.588cm" svg:y="11.304cm" svg:viewBox="0 0 191 195" svg:d="M123 157c2 18 13 35 34 35 8 0 34-6 34-40v-23h-10v23c0 24-11 27-16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2cm" svg:height="0.264cm" svg:x="11.789cm" svg:y="11.233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212cm" svg:height="0.191cm" svg:x="11.959cm" svg:y="11.305cm" svg:viewBox="0 0 213 192" svg:d="M152 153v39l61-5v-13c-30 0-32-3-32-23v-151l-63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12.193cm" svg:y="11.304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107cm" svg:height="0.196cm" svg:x="12.378cm" svg:y="11.359cm" svg:viewBox="0 0 108 197" svg:d="M67 9c0-9-1-9-8-9-20 18-47 19-59 19v11c7 0 27 0 43-9v152c0 9 0 13-30 13h-11v11c6 0 42-1 53-1 9 0 47 1 53 1v-11h-11c-30 0-30-4-30-13z">
            <text:p/>
          </draw:path>
          <draw:path draw:style-name="gr14" draw:text-style-name="P10" draw:layer="layout" svg:width="0.098cm" svg:height="0.421cm" svg:x="12.559cm" svg:y="11.176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2)§svg§600§TRUE§</svg:desc>
          <draw:polygon draw:style-name="gr13" draw:text-style-name="P9" draw:layer="layout" svg:width="2.649cm" svg:height="0.421cm" svg:x="13.716cm" svg:y="11.176cm" svg:viewBox="0 0 2650 422" draw:points="1325,422 0,422 0,0 2650,0 2650,422">
            <text:p/>
          </draw:polygon>
          <draw:path draw:style-name="gr14" draw:text-style-name="P10" draw:layer="layout" svg:width="0.294cm" svg:height="0.297cm" svg:x="13.73cm" svg:y="11.204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14" draw:text-style-name="P10" draw:layer="layout" svg:width="0.288cm" svg:height="0.288cm" svg:x="14.041cm" svg:y="11.204cm" svg:viewBox="0 0 289 289" svg:d="M84 6c-3-6-4-6-12-6h-72v13h12c6 0 15 0 22 1 9 1 9 1 9 10v221c0 11 0 30-43 30v14c14 0 36-1 50-1 13 0 34 1 49 1v-14c-43 0-43-19-43-30v-220c2 2 2 2 4 5l172 253c4 6 4 6 7 6 7 0 7-3 7-11v-234c0-11 0-31 43-31v-13c-14 0-36 1-50 1-13 0-34-1-49-1v13c43 0 43 20 43 31v181z">
            <text:p/>
          </draw:path>
          <draw:path draw:style-name="gr14" draw:text-style-name="P10" draw:layer="layout" svg:width="0.286cm" svg:height="0.306cm" svg:x="14.366cm" svg:y="11.195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14" draw:text-style-name="P10" draw:layer="layout" svg:width="0.098cm" svg:height="0.421cm" svg:x="14.716cm" svg:y="11.176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14.861cm" svg:y="11.195cm" svg:viewBox="0 0 188 307" svg:d="M124 134l-54-13c-27-7-43-29-43-54 0-30 23-55 57-55 70 0 79 70 82 88 0 3 0 6 5 6 6 0 6-2 6-11v-84c0-8 0-11-5-11-3 0-4 0-7 6l-14 24c-13-13-31-30-68-30-47 0-83 37-83 82 0 35 22 66 56 77 4 2 26 7 55 15 12 2 24 5 37 21 9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15.08cm" svg:y="11.233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5.254cm" svg:y="11.304cm" svg:viewBox="0 0 191 195" svg:d="M123 157c2 18 13 35 34 35 8 0 34-6 34-40v-23h-10v23c0 24-11 27-16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2cm" svg:height="0.264cm" svg:x="15.455cm" svg:y="11.233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212cm" svg:height="0.191cm" svg:x="15.625cm" svg:y="11.305cm" svg:viewBox="0 0 213 192" svg:d="M152 153v39l61-5v-13c-30 0-32-3-32-23v-151l-63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15.859cm" svg:y="11.304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131cm" svg:height="0.196cm" svg:x="16.031cm" svg:y="11.359cm" svg:viewBox="0 0 132 197" svg:d="M132 143h-11c-1 7-4 24-8 27-2 2-25 2-29 2h-54c30-28 41-36 59-50 22-17 43-36 43-64 0-36-32-58-71-58-36 0-61 26-61 53 0 15 12 17 15 17 8 0 17-6 17-16 0-5-2-16-18-16 9-21 29-27 44-27 29 0 45 23 45 47 0 25-19 46-28 57l-72 70c-3 3-3 4-3 12h123z">
            <text:p/>
          </draw:path>
          <draw:path draw:style-name="gr14" draw:text-style-name="P10" draw:layer="layout" svg:width="0.098cm" svg:height="0.421cm" svg:x="16.225cm" svg:y="11.176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1})§svg§600§TRUE§</svg:desc>
          <draw:polygon draw:style-name="gr13" draw:text-style-name="P9" draw:layer="layout" svg:width="2.887cm" svg:height="0.421cm" svg:x="17.526cm" svg:y="11.262cm" svg:viewBox="0 0 2888 422" draw:points="1444,422 0,422 0,0 2888,0 2888,422">
            <text:p/>
          </draw:polygon>
          <draw:path draw:style-name="gr14" draw:text-style-name="P10" draw:layer="layout" svg:width="0.294cm" svg:height="0.297cm" svg:x="17.54cm" svg:y="11.29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14" draw:text-style-name="P10" draw:layer="layout" svg:width="0.288cm" svg:height="0.288cm" svg:x="17.85cm" svg:y="11.29cm" svg:viewBox="0 0 289 289" svg:d="M84 6c-3-6-4-6-12-6h-72v13h12c6 0 15 0 22 1 9 1 9 1 9 10v221c0 11 0 30-43 30v14c14 0 36-1 50-1 13 0 34 1 49 1v-14c-43 0-43-19-43-30v-220c2 2 2 2 4 5l172 253c4 6 4 6 7 6 7 0 7-3 7-11v-234c0-11 0-31 43-31v-13c-15 0-36 1-50 1-13 0-35-1-49-1v13c43 0 43 20 43 31v181z">
            <text:p/>
          </draw:path>
          <draw:path draw:style-name="gr14" draw:text-style-name="P10" draw:layer="layout" svg:width="0.286cm" svg:height="0.306cm" svg:x="18.176cm" svg:y="11.281cm" svg:viewBox="0 0 287 307" svg:d="M227 271c5 10 23 26 27 26s4-3 4-9v-74c0-16 2-18 29-18v-14c-15 1-38 2-51 2-17 0-54 0-68-2v14h13c38 0 40 4 40 20v27c0 48-54 51-66 51-27 0-112-15-112-141s84-140 110-140c45 0 83 38 92 100 1 6 1 8 6 8 7 0 7-2 7-11v-99c0-8 0-11-5-11-2 0-2 0-6 5l-21 31c-14-13-37-36-79-36-79 0-147 67-147 153 0 87 68 154 148 154 31 0 65-11 79-36z">
            <text:p/>
          </draw:path>
          <draw:path draw:style-name="gr14" draw:text-style-name="P10" draw:layer="layout" svg:width="0.098cm" svg:height="0.421cm" svg:x="18.525cm" svg:y="11.262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18.671cm" svg:y="11.281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18.89cm" svg:y="11.319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9.064cm" svg:y="11.39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1cm" svg:height="0.264cm" svg:x="19.264cm" svg:y="11.319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9.434cm" svg:y="11.391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19.668cm" svg:y="11.39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8 7-15-12-33-12-39-12-52 0-68 29-68 52 0 15 7 27 18 36 14 11 26 14 56 19z">
            <text:p/>
          </draw:path>
          <draw:path draw:style-name="gr14" draw:text-style-name="P10" draw:layer="layout" svg:width="0.228cm" svg:height="0.213cm" svg:x="19.842cm" svg:y="11.434cm" svg:viewBox="0 0 229 214" svg:d="M229 4c0-2-1-4-3-4s-3 1-6 4l-21 22c-3-3-20-26-56-26-72 0-143 63-143 130 0 49 37 84 91 84 16 0 44-3 75-29 23-20 30-46 30-48 0-4-4-4-5-4-4 0-5 2-6 5-11 40-54 65-89 65-32 0-66-16-66-63 0-9 2-56 36-93 20-23 51-36 80-36 33 0 54 24 54 58 0 8 0 10 0 12 0 3 3 3 4 3 5 0 5-1 7-5z">
            <text:p/>
          </draw:path>
          <draw:path draw:style-name="gr14" draw:text-style-name="P10" draw:layer="layout" svg:width="0.086cm" svg:height="0.14cm" svg:x="20.093cm" svg:y="11.543cm" svg:viewBox="0 0 87 141" svg:d="M55 7c0-7-1-7-8-7-15 13-39 13-43 13h-4v10h4c5 0 18-1 31-6v106c0 6 0 9-23 9h-10v9c11-1 31-1 42-1 13 0 32 0 43 1v-9h-10c-22 0-22-3-22-9z">
            <text:p/>
          </draw:path>
          <draw:path draw:style-name="gr14" draw:text-style-name="P10" draw:layer="layout" svg:width="0.098cm" svg:height="0.421cm" svg:x="20.273cm" svg:y="11.262cm" svg:viewBox="0 0 99 422" svg:d="M99 211c0-33-5-83-28-131-26-52-62-80-67-80-2 0-4 2-4 4s0 3 8 10c42 42 66 109 66 197 0 72-15 147-68 199-6 6-6 7-6 8 0 3 2 4 4 4 5 0 43-29 68-82 22-47 27-94 27-129z">
            <text:p/>
          </draw:path>
        </draw:g>
        <presentation:notes draw:style-name="dp2">
          <draw:page-thumbnail draw:style-name="gr35" draw:layer="layout" svg:width="13.968cm" svg:height="10.476cm" svg:x="3.81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39" draw:text-style-name="P19" xml:id="id301" draw:id="id301" draw:layer="layout" svg:width="0.762cm" svg:height="0.762cm" svg:x="4.071cm" svg:y="9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4.833cm" svg:y1="9.659cm" svg:x2="5.595cm" svg:y2="9.659cm" draw:start-shape="id301" draw:start-glue-point="10" draw:end-shape="id302" draw:end-glue-point="6" svg:d="M4833 9659h762" svg:viewBox="0 0 763 1">
          <text:p/>
        </draw:connector>
        <draw:custom-shape draw:style-name="gr39" draw:text-style-name="P19" xml:id="id302" draw:id="id302" draw:layer="layout" svg:width="0.762cm" svg:height="0.762cm" svg:x="5.595cm" svg:y="9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303" draw:id="id303" draw:layer="layout" svg:width="0.762cm" svg:height="0.762cm" svg:x="5.595cm" svg:y="7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4.722cm" svg:y1="9.389cm" svg:x2="5.706cm" svg:y2="8.345cm" draw:start-shape="id301" draw:start-glue-point="11" draw:end-shape="id303" draw:end-glue-point="7" svg:d="M4722 9389l984-1044" svg:viewBox="0 0 985 1045">
          <text:p/>
        </draw:connector>
        <draw:custom-shape draw:style-name="gr40" draw:text-style-name="P20" xml:id="id304" draw:id="id304" draw:layer="layout" svg:width="0.762cm" svg:height="0.762cm" svg:x="4.071cm" svg:y="10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4.452cm" svg:y1="10.04cm" svg:x2="4.452cm" svg:y2="10.665cm" draw:start-shape="id301" draw:start-glue-point="8" draw:end-shape="id304" svg:d="M4452 10040v625" svg:viewBox="0 0 1 626">
          <text:p/>
        </draw:connector>
        <draw:connector draw:style-name="gr37" draw:text-style-name="P1" draw:layer="layout" svg:x1="5.976cm" svg:y1="9.278cm" svg:x2="5.976cm" svg:y2="8.456cm" draw:start-shape="id302" draw:start-glue-point="4" draw:end-shape="id303" draw:end-glue-point="8" svg:d="M5976 9278v-822" svg:viewBox="0 0 1 823">
          <text:p/>
        </draw:connector>
        <draw:custom-shape draw:style-name="gr40" draw:text-style-name="P20" xml:id="id305" draw:id="id305" draw:layer="layout" svg:width="0.762cm" svg:height="0.762cm" svg:x="6.985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6.246cm" svg:y1="9.389cm" svg:x2="7.096cm" svg:y2="9.017cm" draw:start-shape="id302" draw:start-glue-point="11" draw:end-shape="id305" draw:end-glue-point="7" svg:d="M6246 9389l850-372" svg:viewBox="0 0 851 373">
          <text:p/>
        </draw:connector>
        <draw:connector draw:style-name="gr37" draw:text-style-name="P1" draw:layer="layout" draw:line-skew="-0.081cm" svg:x1="6.246cm" svg:y1="9.929cm" svg:x2="5.706cm" svg:y2="9.929cm" draw:start-shape="id302" draw:start-glue-point="9" draw:end-shape="id302" draw:end-glue-point="7" svg:d="M6246 9929v532h-540v-532" svg:viewBox="0 0 541 533">
          <text:p/>
        </draw:connector>
        <draw:custom-shape draw:style-name="gr38" draw:text-style-name="P5" xml:id="id306" draw:id="id306" draw:layer="layout" svg:width="0.762cm" svg:height="0.762cm" svg:x="9.424cm" svg:y="9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0.186cm" svg:y1="9.66cm" svg:x2="10.948cm" svg:y2="9.66cm" draw:start-shape="id306" draw:start-glue-point="10" draw:end-shape="id307" draw:end-glue-point="6" svg:d="M10186 9660h762" svg:viewBox="0 0 763 1">
          <text:p/>
        </draw:connector>
        <draw:custom-shape draw:style-name="gr39" draw:text-style-name="P19" xml:id="id307" draw:id="id307" draw:layer="layout" svg:width="0.762cm" svg:height="0.762cm" svg:x="10.948cm" svg:y="9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309" draw:id="id309" draw:layer="layout" svg:width="0.762cm" svg:height="0.762cm" svg:x="10.948cm" svg:y="7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308" draw:id="id308" draw:layer="layout" svg:width="0.762cm" svg:height="0.762cm" svg:x="9.424cm" svg:y="10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9.805cm" svg:y1="10.041cm" svg:x2="9.805cm" svg:y2="10.666cm" draw:start-shape="id306" draw:start-glue-point="8" draw:end-shape="id308" svg:d="M9805 10041v625" svg:viewBox="0 0 1 626">
          <text:p/>
        </draw:connector>
        <draw:connector draw:style-name="gr37" draw:text-style-name="P1" draw:layer="layout" svg:x1="11.329cm" svg:y1="9.279cm" svg:x2="11.329cm" svg:y2="8.457cm" draw:start-shape="id307" draw:start-glue-point="4" draw:end-shape="id309" draw:end-glue-point="8" svg:d="M11329 9279v-822" svg:viewBox="0 0 1 823">
          <text:p/>
        </draw:connector>
        <draw:custom-shape draw:style-name="gr40" draw:text-style-name="P20" xml:id="id310" draw:id="id310" draw:layer="layout" svg:width="0.762cm" svg:height="0.762cm" svg:x="12.338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1.599cm" svg:y1="9.39cm" svg:x2="12.449cm" svg:y2="9.018cm" draw:start-shape="id307" draw:start-glue-point="11" draw:end-shape="id310" draw:end-glue-point="7" svg:d="M11599 9390l850-372" svg:viewBox="0 0 851 373">
          <text:p/>
        </draw:connector>
        <draw:connector draw:style-name="gr37" draw:text-style-name="P1" draw:layer="layout" draw:line-skew="-0.081cm" svg:x1="11.599cm" svg:y1="9.93cm" svg:x2="11.059cm" svg:y2="9.93cm" draw:start-shape="id307" draw:start-glue-point="9" draw:end-shape="id307" draw:end-glue-point="7" svg:d="M11599 9930v532h-540v-532" svg:viewBox="0 0 541 533">
          <text:p/>
        </draw:connector>
        <draw:line draw:style-name="gr34" draw:text-style-name="P1" draw:layer="layout" svg:x1="8.018cm" svg:y1="9.635cm" svg:x2="9.288cm" svg:y2="9.635cm">
          <text:p/>
        </draw:line>
        <draw:connector draw:style-name="gr41" draw:text-style-name="P1" draw:layer="layout" draw:type="line" svg:x1="10.075cm" svg:y1="9.39cm" svg:x2="11.059cm" svg:y2="8.346cm" draw:start-shape="id306" draw:start-glue-point="11" draw:end-shape="id309" draw:end-glue-point="7" svg:d="M10075 9390l984-1044" svg:viewBox="0 0 985 1045">
          <text:p/>
        </draw:connector>
        <draw:custom-shape draw:style-name="gr38" draw:text-style-name="P5" xml:id="id311" draw:id="id311" draw:layer="layout" svg:width="0.762cm" svg:height="0.762cm" svg:x="14.665cm" svg:y="9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5.427cm" svg:y1="9.661cm" svg:x2="16.189cm" svg:y2="9.661cm" draw:start-shape="id311" draw:start-glue-point="10" draw:end-shape="id312" draw:end-glue-point="6" svg:d="M15427 9661h762" svg:viewBox="0 0 763 1">
          <text:p/>
        </draw:connector>
        <draw:custom-shape draw:style-name="gr39" draw:text-style-name="P19" xml:id="id312" draw:id="id312" draw:layer="layout" svg:width="0.762cm" svg:height="0.762cm" svg:x="16.189cm" svg:y="9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314" draw:id="id314" draw:layer="layout" svg:width="0.762cm" svg:height="0.762cm" svg:x="16.189cm" svg:y="7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313" draw:id="id313" draw:layer="layout" svg:width="0.762cm" svg:height="0.762cm" svg:x="14.665cm" svg:y="10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5.046cm" svg:y1="10.042cm" svg:x2="15.046cm" svg:y2="10.667cm" draw:start-shape="id311" draw:start-glue-point="8" draw:end-shape="id313" svg:d="M15046 10042v625" svg:viewBox="0 0 1 626">
          <text:p/>
        </draw:connector>
        <draw:connector draw:style-name="gr37" draw:text-style-name="P1" draw:layer="layout" svg:x1="16.57cm" svg:y1="9.28cm" svg:x2="16.57cm" svg:y2="8.458cm" draw:start-shape="id312" draw:start-glue-point="4" draw:end-shape="id314" draw:end-glue-point="8" svg:d="M16570 9280v-822" svg:viewBox="0 0 1 823">
          <text:p/>
        </draw:connector>
        <draw:custom-shape draw:style-name="gr40" draw:text-style-name="P20" xml:id="id315" draw:id="id315" draw:layer="layout" svg:width="0.762cm" svg:height="0.762cm" svg:x="17.579cm" svg:y="8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6.84cm" svg:y1="9.391cm" svg:x2="17.69cm" svg:y2="9.019cm" draw:start-shape="id312" draw:start-glue-point="11" draw:end-shape="id315" draw:end-glue-point="7" svg:d="M16840 9391l850-372" svg:viewBox="0 0 851 373">
          <text:p/>
        </draw:connector>
        <draw:connector draw:style-name="gr37" draw:text-style-name="P1" draw:layer="layout" draw:line-skew="-0.081cm" svg:x1="16.84cm" svg:y1="9.931cm" svg:x2="16.3cm" svg:y2="9.931cm" draw:start-shape="id312" draw:start-glue-point="9" draw:end-shape="id312" draw:end-glue-point="7" svg:d="M16840 9931v532h-540v-532" svg:viewBox="0 0 541 533">
          <text:p/>
        </draw:connector>
        <draw:line draw:style-name="gr34" draw:text-style-name="P1" draw:layer="layout" svg:x1="13.259cm" svg:y1="9.636cm" svg:x2="14.529cm" svg:y2="9.636cm">
          <text:p/>
        </draw:line>
        <draw:connector draw:style-name="gr41" draw:text-style-name="P1" draw:layer="layout" draw:type="line" svg:x1="15.316cm" svg:y1="9.391cm" svg:x2="16.3cm" svg:y2="8.347cm" draw:start-shape="id311" draw:start-glue-point="11" draw:end-shape="id314" draw:end-glue-point="7" svg:d="M15316 9391l984-1044" svg:viewBox="0 0 985 1045">
          <text:p/>
        </draw:connector>
        <draw:custom-shape draw:style-name="gr40" draw:text-style-name="P20" xml:id="id316" draw:id="id316" draw:layer="layout" svg:width="0.762cm" svg:height="0.762cm" svg:x="19.978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0.74cm" svg:y1="9.662cm" svg:x2="21.502cm" svg:y2="9.662cm" draw:start-shape="id316" draw:start-glue-point="10" draw:end-shape="id317" draw:end-glue-point="6" svg:d="M20740 9662h762" svg:viewBox="0 0 763 1">
          <text:p/>
        </draw:connector>
        <draw:custom-shape draw:style-name="gr39" draw:text-style-name="P19" xml:id="id317" draw:id="id317" draw:layer="layout" svg:width="0.762cm" svg:height="0.762cm" svg:x="21.502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319" draw:id="id319" draw:layer="layout" svg:width="0.762cm" svg:height="0.762cm" svg:x="21.502cm" svg:y="7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318" draw:id="id318" draw:layer="layout" svg:width="0.762cm" svg:height="0.762cm" svg:x="19.97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0.359cm" svg:y1="10.043cm" svg:x2="20.359cm" svg:y2="10.668cm" draw:start-shape="id316" draw:start-glue-point="8" draw:end-shape="id318" svg:d="M20359 10043v625" svg:viewBox="0 0 1 626">
          <text:p/>
        </draw:connector>
        <draw:connector draw:style-name="gr37" draw:text-style-name="P1" draw:layer="layout" svg:x1="21.883cm" svg:y1="9.281cm" svg:x2="21.883cm" svg:y2="8.459cm" draw:start-shape="id317" draw:start-glue-point="4" draw:end-shape="id319" draw:end-glue-point="8" svg:d="M21883 9281v-822" svg:viewBox="0 0 1 823">
          <text:p/>
        </draw:connector>
        <draw:custom-shape draw:style-name="gr40" draw:text-style-name="P20" xml:id="id320" draw:id="id320" draw:layer="layout" svg:width="0.762cm" svg:height="0.762cm" svg:x="22.892cm" svg:y="8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2.153cm" svg:y1="9.392cm" svg:x2="23.003cm" svg:y2="9.02cm" draw:start-shape="id317" draw:start-glue-point="11" draw:end-shape="id320" draw:end-glue-point="7" svg:d="M22153 9392l850-372" svg:viewBox="0 0 851 373">
          <text:p/>
        </draw:connector>
        <draw:connector draw:style-name="gr37" draw:text-style-name="P1" draw:layer="layout" draw:line-skew="-0.081cm" svg:x1="22.153cm" svg:y1="9.932cm" svg:x2="21.613cm" svg:y2="9.932cm" draw:start-shape="id317" draw:start-glue-point="9" draw:end-shape="id317" draw:end-glue-point="7" svg:d="M22153 9932v532h-540v-532" svg:viewBox="0 0 541 533">
          <text:p/>
        </draw:connector>
        <draw:line draw:style-name="gr34" draw:text-style-name="P1" draw:layer="layout" svg:x1="18.572cm" svg:y1="9.637cm" svg:x2="19.842cm" svg:y2="9.637cm">
          <text:p/>
        </draw:line>
        <draw:connector draw:style-name="gr41" draw:text-style-name="P1" draw:layer="layout" draw:type="line" svg:x1="20.629cm" svg:y1="9.392cm" svg:x2="21.613cm" svg:y2="8.348cm" draw:start-shape="id316" draw:start-glue-point="11" draw:end-shape="id319" draw:end-glue-point="7" svg:d="M20629 9392l984-1044" svg:viewBox="0 0 985 1045">
          <text:p/>
        </draw:connector>
        <draw:custom-shape draw:style-name="gr38" draw:text-style-name="P5" xml:id="id321" draw:id="id321" draw:layer="layout" svg:width="0.762cm" svg:height="0.762cm" svg:x="19.979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21.502cm" svg:y1="8.078cm" svg:x2="20.741cm" svg:y2="8.079cm" draw:start-shape="id319" draw:start-glue-point="6" draw:end-shape="id321" draw:end-glue-point="10" svg:d="M21502 8078h-380v1h-381" svg:viewBox="0 0 762 2">
          <text:p/>
        </draw:connector>
        <draw:g>
          <svg:title>TexMaths</svg:title>
          <svg:desc>12§latex§\text{RNG}(\text{Status}_{C_1+C_2})§svg§600§TRUE§</svg:desc>
          <draw:polygon draw:style-name="gr13" draw:text-style-name="P9" draw:layer="layout" svg:width="3.553cm" svg:height="0.421cm" svg:x="3.812cm" svg:y="12.192cm" svg:viewBox="0 0 3554 422" draw:points="1777,422 0,422 0,0 3554,0 3554,422">
            <text:p/>
          </draw:polygon>
          <draw:path draw:style-name="gr14" draw:text-style-name="P10" draw:layer="layout" svg:width="0.294cm" svg:height="0.297cm" svg:x="3.826cm" svg:y="12.22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14" draw:text-style-name="P10" draw:layer="layout" svg:width="0.288cm" svg:height="0.288cm" svg:x="4.136cm" svg:y="12.2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4.462cm" svg:y="12.211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14" draw:text-style-name="P10" draw:layer="layout" svg:width="0.098cm" svg:height="0.421cm" svg:x="4.811cm" svg:y="12.192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4.957cm" svg:y="12.211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5.176cm" svg:y="12.249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5.35cm" svg:y="12.32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1cm" svg:height="0.264cm" svg:x="5.551cm" svg:y="12.249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5.721cm" svg:y="12.321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5.955cm" svg:y="12.32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228cm" svg:height="0.213cm" svg:x="6.129cm" svg:y="12.364cm" svg:viewBox="0 0 229 214" svg:d="M229 4c0-2-1-4-3-4s-3 1-6 4l-21 22c-3-3-19-26-56-26-72 0-143 63-143 130 0 49 37 84 91 84 16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086cm" svg:height="0.14cm" svg:x="6.38cm" svg:y="12.473cm" svg:viewBox="0 0 87 141" svg:d="M55 7c0-7-1-7-8-7-15 13-39 13-43 13h-4v10h4c5 0 18-1 31-6v106c0 6 0 9-23 9h-10v9c11-1 31-1 42-1 13 0 32 0 43 1v-9h-10c-22 0-22-3-22-9z">
            <text:p/>
          </draw:path>
          <draw:path draw:style-name="gr14" draw:text-style-name="P10" draw:layer="layout" svg:width="0.217cm" svg:height="0.218cm" svg:x="6.535cm" svg:y="12.389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228cm" svg:height="0.213cm" svg:x="6.794cm" svg:y="12.364cm" svg:viewBox="0 0 229 214" svg:d="M229 4c0-2-1-4-3-4s-3 1-6 4l-21 22c-3-3-19-26-56-26-72 0-143 63-143 130 0 49 38 84 91 84 17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105cm" svg:height="0.14cm" svg:x="7.034cm" svg:y="12.473cm" svg:viewBox="0 0 106 141" svg:d="M106 101h-9c-1 4-3 17-6 19-2 1-20 1-23 1h-42c14-11 31-22 43-31 19-13 37-26 37-48 0-27-25-42-56-42-29 0-50 16-50 37 0 11 10 13 12 13 6 0 13-4 13-13 0-7-6-11-13-12 6-10 19-15 33-15 21 0 39 12 39 32 0 18-13 32-29 45l-52 44c-3 2-3 2-3 4v6h99z">
            <text:p/>
          </draw:path>
          <draw:path draw:style-name="gr14" draw:text-style-name="P10" draw:layer="layout" svg:width="0.098cm" svg:height="0.421cm" svg:x="7.225cm" svg:y="12.192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1+C_2+1})§svg§600§TRUE§</svg:desc>
          <draw:polygon draw:style-name="gr13" draw:text-style-name="P9" draw:layer="layout" svg:width="3.979cm" svg:height="0.421cm" svg:x="9.398cm" svg:y="12.192cm" svg:viewBox="0 0 3980 422" draw:points="1990,422 0,422 0,0 3980,0 3980,422">
            <text:p/>
          </draw:polygon>
          <draw:path draw:style-name="gr14" draw:text-style-name="P10" draw:layer="layout" svg:width="0.294cm" svg:height="0.297cm" svg:x="9.412cm" svg:y="12.22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14" draw:text-style-name="P10" draw:layer="layout" svg:width="0.288cm" svg:height="0.288cm" svg:x="9.722cm" svg:y="12.2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0.048cm" svg:y="12.211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14" draw:text-style-name="P10" draw:layer="layout" svg:width="0.098cm" svg:height="0.421cm" svg:x="10.397cm" svg:y="12.192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10.543cm" svg:y="12.211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10.762cm" svg:y="12.249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0.936cm" svg:y="12.32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1cm" svg:height="0.264cm" svg:x="11.136cm" svg:y="12.249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1.306cm" svg:y="12.321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11.541cm" svg:y="12.32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228cm" svg:height="0.213cm" svg:x="11.714cm" svg:y="12.364cm" svg:viewBox="0 0 229 214" svg:d="M229 4c0-2-1-4-3-4s-3 1-6 4l-21 22c-3-3-19-26-56-26-72 0-143 63-143 130 0 49 37 84 91 84 16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086cm" svg:height="0.14cm" svg:x="11.966cm" svg:y="12.473cm" svg:viewBox="0 0 87 141" svg:d="M55 7c0-7-1-7-8-7-15 13-39 13-43 13h-4v10h4c5 0 18-1 31-6v106c0 6 0 9-23 9h-10v9c11-1 31-1 42-1 13 0 32 0 43 1v-9h-10c-22 0-22-3-22-9z">
            <text:p/>
          </draw:path>
          <draw:path draw:style-name="gr14" draw:text-style-name="P10" draw:layer="layout" svg:width="0.217cm" svg:height="0.218cm" svg:x="12.12cm" svg:y="12.389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228cm" svg:height="0.213cm" svg:x="12.38cm" svg:y="12.364cm" svg:viewBox="0 0 229 214" svg:d="M229 4c0-2-1-4-3-4s-3 1-6 4l-21 22c-3-3-19-26-56-26-72 0-143 63-143 130 0 49 38 84 91 84 17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105cm" svg:height="0.14cm" svg:x="12.62cm" svg:y="12.473cm" svg:viewBox="0 0 106 141" svg:d="M106 101h-9c-1 4-3 17-6 19-2 1-20 1-23 1h-42c14-11 31-22 43-31 19-13 37-26 37-48 0-27-25-42-56-42-29 0-50 16-50 37 0 11 10 13 12 13 6 0 13-4 13-13 0-7-6-11-13-12 6-10 19-15 33-15 21 0 39 12 39 32 0 18-13 32-29 45l-52 44c-3 2-3 2-3 4v6h99z">
            <text:p/>
          </draw:path>
          <draw:path draw:style-name="gr14" draw:text-style-name="P10" draw:layer="layout" svg:width="0.217cm" svg:height="0.218cm" svg:x="12.786cm" svg:y="12.389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07cm" svg:height="0.196cm" svg:x="13.056cm" svg:y="12.375cm" svg:viewBox="0 0 108 197" svg:d="M67 9c0-9-1-9-8-9-20 18-47 19-59 19v11c7 0 27 0 43-9v152c0 9 0 13-30 13h-11v11c6 0 42-1 53-1 9 0 47 1 53 1v-11h-11c-30 0-30-4-30-13z">
            <text:p/>
          </draw:path>
          <draw:path draw:style-name="gr14" draw:text-style-name="P10" draw:layer="layout" svg:width="0.098cm" svg:height="0.421cm" svg:x="13.238cm" svg:y="12.192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\sum_{k=1}^3C_k})§svg§600§TRUE§</svg:desc>
          <draw:polygon draw:style-name="gr13" draw:text-style-name="P9" draw:layer="layout" svg:width="3.864cm" svg:height="0.519cm" svg:x="20.011cm" svg:y="12.192cm" svg:viewBox="0 0 3865 520" draw:points="1933,520 0,520 0,0 3865,0 3865,520">
            <text:p/>
          </draw:polygon>
          <draw:path draw:style-name="gr14" draw:text-style-name="P10" draw:layer="layout" svg:width="0.294cm" svg:height="0.297cm" svg:x="20.025cm" svg:y="12.22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20.335cm" svg:y="12.2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20.661cm" svg:y="12.211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21.01cm" svg:y="12.192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21.156cm" svg:y="12.211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21.375cm" svg:y="12.249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21.549cm" svg:y="12.32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21.75cm" svg:y="12.249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21.919cm" svg:y="12.322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22.154cm" svg:y="12.32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22.329cm" svg:y="12.394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22.678cm" svg:y="12.358cm" svg:viewBox="0 0 110 146" svg:d="M53 71c20 0 32 12 32 34 0 21-13 32-31 32-3 0-28 0-40-10 10-2 12-9 12-14 0-7-6-12-13-12-6 0-13 4-13 13 0 22 25 32 54 32 35 0 56-21 56-41 0-18-15-33-39-39 25-7 32-24 32-35 0-19-21-31-48-31-26 0-47 11-47 30 0 10 7 12 11 12 7 0 13-4 13-11 0-5-3-11-11-13 10-9 29-10 33-10 15 0 27 8 27 23 0 11-8 31-31 32-6 0-7 0-13 1-1 0-3 0-3 3 0 4 2 4 5 4z">
            <text:p/>
          </draw:path>
          <draw:path draw:style-name="gr14" draw:text-style-name="P10" draw:layer="layout" svg:width="0.114cm" svg:height="0.149cm" svg:x="22.688cm" svg:y="12.56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22.845cm" svg:y="12.627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23.072cm" svg:y="12.57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23.284cm" svg:y="12.409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23.531cm" svg:y="12.51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23.735cm" svg:y="12.192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C_1+C_2+2})§svg§600§TRUE§</svg:desc>
          <draw:polygon draw:style-name="gr13" draw:text-style-name="P9" draw:layer="layout" svg:width="3.979cm" svg:height="0.421cm" svg:x="14.732cm" svg:y="12.278cm" svg:viewBox="0 0 3980 422" draw:points="1990,422 0,422 0,0 3980,0 3980,422">
            <text:p/>
          </draw:polygon>
          <draw:path draw:style-name="gr14" draw:text-style-name="P10" draw:layer="layout" svg:width="0.294cm" svg:height="0.297cm" svg:x="14.746cm" svg:y="12.306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14" draw:text-style-name="P10" draw:layer="layout" svg:width="0.288cm" svg:height="0.288cm" svg:x="15.056cm" svg:y="12.306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5.382cm" svg:y="12.297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14" draw:text-style-name="P10" draw:layer="layout" svg:width="0.098cm" svg:height="0.421cm" svg:x="15.731cm" svg:y="12.278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14" draw:text-style-name="P10" draw:layer="layout" svg:width="0.187cm" svg:height="0.306cm" svg:x="15.877cm" svg:y="12.297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14" draw:text-style-name="P10" draw:layer="layout" svg:width="0.132cm" svg:height="0.264cm" svg:x="16.096cm" svg:y="12.335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6.27cm" svg:y="12.406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14" draw:text-style-name="P10" draw:layer="layout" svg:width="0.131cm" svg:height="0.264cm" svg:x="16.47cm" svg:y="12.335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6.64cm" svg:y="12.407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14" draw:text-style-name="P10" draw:layer="layout" svg:width="0.138cm" svg:height="0.194cm" svg:x="16.875cm" svg:y="12.406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228cm" svg:height="0.213cm" svg:x="17.048cm" svg:y="12.45cm" svg:viewBox="0 0 229 214" svg:d="M229 4c0-2-1-4-3-4s-3 1-6 4l-21 22c-3-3-19-26-56-26-72 0-143 63-143 130 0 49 37 84 91 84 16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086cm" svg:height="0.14cm" svg:x="17.3cm" svg:y="12.559cm" svg:viewBox="0 0 87 141" svg:d="M55 7c0-7-1-7-8-7-15 13-39 13-43 13h-4v10h4c5 0 18-1 31-6v106c0 6 0 9-23 9h-10v9c11-1 31-1 42-1 13 0 32 0 43 1v-9h-10c-22 0-22-3-22-9z">
            <text:p/>
          </draw:path>
          <draw:path draw:style-name="gr14" draw:text-style-name="P10" draw:layer="layout" svg:width="0.217cm" svg:height="0.218cm" svg:x="17.454cm" svg:y="12.475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228cm" svg:height="0.213cm" svg:x="17.714cm" svg:y="12.45cm" svg:viewBox="0 0 229 214" svg:d="M229 4c0-2-1-4-3-4s-3 1-6 4l-21 22c-3-3-19-26-56-26-72 0-143 63-143 130 0 49 38 84 91 84 17 0 44-3 75-29 23-20 30-46 30-48 0-4-4-4-5-4-4 0-5 2-6 5-11 40-53 65-89 65-32 0-66-16-66-63 0-9 2-56 36-93 20-23 51-36 80-36 34 0 54 24 54 58 0 8 0 10 0 12 0 3 4 3 4 3 5 0 5-1 7-5z">
            <text:p/>
          </draw:path>
          <draw:path draw:style-name="gr14" draw:text-style-name="P10" draw:layer="layout" svg:width="0.105cm" svg:height="0.14cm" svg:x="17.954cm" svg:y="12.559cm" svg:viewBox="0 0 106 141" svg:d="M106 101h-9c-1 4-3 17-6 19-2 1-20 1-23 1h-42c14-11 31-22 43-31 19-13 37-26 37-48 0-27-25-42-56-42-29 0-50 16-50 37 0 11 10 13 12 13 6 0 13-4 13-13 0-7-6-11-13-12 6-10 19-15 33-15 21 0 39 12 39 32 0 18-13 32-29 45l-52 44c-3 2-3 2-3 4v6h99z">
            <text:p/>
          </draw:path>
          <draw:path draw:style-name="gr14" draw:text-style-name="P10" draw:layer="layout" svg:width="0.217cm" svg:height="0.218cm" svg:x="18.12cm" svg:y="12.475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31cm" svg:height="0.196cm" svg:x="18.377cm" svg:y="12.461cm" svg:viewBox="0 0 132 197" svg:d="M132 143h-11c-1 7-4 24-8 27-2 2-25 2-29 2h-54c30-28 41-36 59-50 22-17 43-36 43-64 0-36-32-58-71-58-36 0-61 26-61 53 0 15 12 17 15 17 8 0 17-6 17-16 0-5-2-16-18-16 9-21 29-27 44-27 29 0 45 23 45 47 0 25-19 46-28 57l-72 70c-3 3-3 4-3 12h123z">
            <text:p/>
          </draw:path>
          <draw:path draw:style-name="gr14" draw:text-style-name="P10" draw:layer="layout" svg:width="0.098cm" svg:height="0.421cm" svg:x="18.572cm" svg:y="12.278cm" svg:viewBox="0 0 99 422" svg:d="M99 211c0-33-5-83-28-131-26-52-62-80-67-80-2 0-4 2-4 4s0 3 8 10c42 42 66 109 66 197 0 72-15 147-68 199-6 6-6 7-6 8 0 3 2 4 4 4 5 0 43-29 68-82 22-47 27-94 27-129z">
            <text:p/>
          </draw:path>
        </draw:g>
        <presentation:notes draw:style-name="dp2">
          <draw:page-thumbnail draw:style-name="gr35" draw:layer="layout" svg:width="13.968cm" svg:height="10.476cm" svg:x="3.81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40" draw:text-style-name="P20" xml:id="id322" draw:id="id322" draw:layer="layout" svg:width="0.762cm" svg:height="0.762cm" svg:x="3.975cm" svg:y="8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4.737cm" svg:y1="8.703cm" svg:x2="5.499cm" svg:y2="8.703cm" draw:start-shape="id322" draw:start-glue-point="10" draw:end-shape="id323" draw:end-glue-point="6" svg:d="M4737 8703h762" svg:viewBox="0 0 763 1">
          <text:p/>
        </draw:connector>
        <draw:custom-shape draw:style-name="gr39" draw:text-style-name="P19" xml:id="id323" draw:id="id323" draw:layer="layout" svg:width="0.762cm" svg:height="0.762cm" svg:x="5.499cm" svg:y="8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25" draw:id="id325" draw:layer="layout" svg:width="0.762cm" svg:height="0.762cm" svg:x="5.499cm" svg:y="6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324" draw:id="id324" draw:layer="layout" svg:width="0.762cm" svg:height="0.762cm" svg:x="3.975cm" svg:y="9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4.356cm" svg:y1="9.084cm" svg:x2="4.356cm" svg:y2="9.709cm" draw:start-shape="id322" draw:start-glue-point="8" draw:end-shape="id324" svg:d="M4356 9084v625" svg:viewBox="0 0 1 626">
          <text:p/>
        </draw:connector>
        <draw:connector draw:style-name="gr37" draw:text-style-name="P1" draw:layer="layout" svg:x1="5.88cm" svg:y1="8.322cm" svg:x2="5.88cm" svg:y2="7.5cm" draw:start-shape="id323" draw:start-glue-point="4" draw:end-shape="id325" draw:end-glue-point="8" svg:d="M5880 8322v-822" svg:viewBox="0 0 1 823">
          <text:p/>
        </draw:connector>
        <draw:custom-shape draw:style-name="gr40" draw:text-style-name="P20" xml:id="id326" draw:id="id326" draw:layer="layout" svg:width="0.762cm" svg:height="0.762cm" svg:x="6.889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6.15cm" svg:y1="8.433cm" svg:x2="7cm" svg:y2="8.061cm" draw:start-shape="id323" draw:start-glue-point="11" draw:end-shape="id326" draw:end-glue-point="7" svg:d="M6150 8433l850-372" svg:viewBox="0 0 851 373">
          <text:p/>
        </draw:connector>
        <draw:connector draw:style-name="gr37" draw:text-style-name="P1" draw:layer="layout" draw:line-skew="-0.081cm" svg:x1="6.15cm" svg:y1="8.973cm" svg:x2="5.61cm" svg:y2="8.973cm" draw:start-shape="id323" draw:start-glue-point="9" draw:end-shape="id323" draw:end-glue-point="7" svg:d="M6150 8973v532h-540v-532" svg:viewBox="0 0 541 533">
          <text:p/>
        </draw:connector>
        <draw:connector draw:style-name="gr41" draw:text-style-name="P1" draw:layer="layout" draw:type="line" svg:x1="4.626cm" svg:y1="8.433cm" svg:x2="5.61cm" svg:y2="7.389cm" draw:start-shape="id322" draw:start-glue-point="11" draw:end-shape="id325" draw:end-glue-point="7" svg:d="M4626 8433l984-1044" svg:viewBox="0 0 985 1045">
          <text:p/>
        </draw:connector>
        <draw:custom-shape draw:style-name="gr40" draw:text-style-name="P20" xml:id="id327" draw:id="id327" draw:layer="layout" svg:width="0.762cm" svg:height="0.762cm" svg:x="3.976cm" svg:y="6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5.499cm" svg:y1="7.119cm" svg:x2="4.738cm" svg:y2="7.12cm" draw:start-shape="id325" draw:start-glue-point="6" draw:end-shape="id327" draw:end-glue-point="10" svg:d="M5499 7119h-380v1h-381" svg:viewBox="0 0 762 2">
          <text:p/>
        </draw:connector>
        <draw:custom-shape draw:style-name="gr38" draw:text-style-name="P5" xml:id="id328" draw:id="id328" draw:layer="layout" svg:width="0.762cm" svg:height="0.762cm" svg:x="9.976cm" svg:y="8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0.738cm" svg:y1="8.704cm" svg:x2="11.5cm" svg:y2="8.704cm" draw:start-shape="id328" draw:start-glue-point="10" draw:end-shape="id329" draw:end-glue-point="6" svg:d="M10738 8704h762" svg:viewBox="0 0 763 1">
          <text:p/>
        </draw:connector>
        <draw:custom-shape draw:style-name="gr39" draw:text-style-name="P19" xml:id="id329" draw:id="id329" draw:layer="layout" svg:width="0.762cm" svg:height="0.762cm" svg:x="11.5cm" svg:y="8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30" draw:id="id330" draw:layer="layout" svg:width="0.762cm" svg:height="0.762cm" svg:x="11.5cm" svg:y="6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333" draw:id="id333" draw:layer="layout" svg:width="0.762cm" svg:height="0.762cm" svg:x="9.976cm" svg:y="9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1.881cm" svg:y1="8.323cm" svg:x2="11.881cm" svg:y2="7.501cm" draw:start-shape="id329" draw:start-glue-point="4" draw:end-shape="id330" draw:end-glue-point="8" svg:d="M11881 8323v-822" svg:viewBox="0 0 1 823">
          <text:p/>
        </draw:connector>
        <draw:custom-shape draw:style-name="gr40" draw:text-style-name="P20" xml:id="id331" draw:id="id331" draw:layer="layout" svg:width="0.762cm" svg:height="0.762cm" svg:x="12.89cm" svg:y="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2.151cm" svg:y1="8.434cm" svg:x2="13.001cm" svg:y2="8.062cm" draw:start-shape="id329" draw:start-glue-point="11" draw:end-shape="id331" draw:end-glue-point="7" svg:d="M12151 8434l850-372" svg:viewBox="0 0 851 373">
          <text:p/>
        </draw:connector>
        <draw:connector draw:style-name="gr37" draw:text-style-name="P1" draw:layer="layout" draw:line-skew="-0.081cm" svg:x1="12.151cm" svg:y1="8.974cm" svg:x2="11.611cm" svg:y2="8.974cm" draw:start-shape="id329" draw:start-glue-point="9" draw:end-shape="id329" draw:end-glue-point="7" svg:d="M12151 8974v532h-540v-532" svg:viewBox="0 0 541 533">
          <text:p/>
        </draw:connector>
        <draw:connector draw:style-name="gr41" draw:text-style-name="P1" draw:layer="layout" draw:type="line" svg:x1="10.627cm" svg:y1="8.434cm" svg:x2="11.611cm" svg:y2="7.39cm" draw:start-shape="id328" draw:start-glue-point="11" draw:end-shape="id330" draw:end-glue-point="7" svg:d="M10627 8434l984-1044" svg:viewBox="0 0 985 1045">
          <text:p/>
        </draw:connector>
        <draw:custom-shape draw:style-name="gr40" draw:text-style-name="P20" xml:id="id332" draw:id="id332" draw:layer="layout" svg:width="0.762cm" svg:height="0.762cm" svg:x="9.977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1.5cm" svg:y1="7.12cm" svg:x2="10.739cm" svg:y2="7.121cm" draw:start-shape="id330" draw:start-glue-point="6" draw:end-shape="id332" draw:end-glue-point="10" svg:d="M11500 7120h-380v1h-381" svg:viewBox="0 0 762 2">
          <text:p/>
        </draw:connector>
        <draw:line draw:style-name="gr34" draw:text-style-name="P1" draw:layer="layout" svg:x1="8.014cm" svg:y1="8.675cm" svg:x2="9.284cm" svg:y2="8.675cm">
          <text:p/>
        </draw:line>
        <draw:connector draw:style-name="gr41" draw:text-style-name="P1" draw:layer="layout" draw:type="line" svg:x1="10.357cm" svg:y1="9.71cm" svg:x2="10.357cm" svg:y2="9.085cm" draw:start-shape="id333" draw:start-glue-point="4" draw:end-shape="id328" draw:end-glue-point="8" svg:d="M10357 9710v-625" svg:viewBox="0 0 1 626">
          <text:p/>
        </draw:connector>
        <draw:custom-shape draw:style-name="gr38" draw:text-style-name="P5" xml:id="id334" draw:id="id334" draw:layer="layout" svg:width="0.762cm" svg:height="0.762cm" svg:x="15.977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6.739cm" svg:y1="8.705cm" svg:x2="17.501cm" svg:y2="8.705cm" draw:start-shape="id334" draw:start-glue-point="10" draw:end-shape="id335" draw:end-glue-point="6" svg:d="M16739 8705h762" svg:viewBox="0 0 763 1">
          <text:p/>
        </draw:connector>
        <draw:custom-shape draw:style-name="gr39" draw:text-style-name="P19" xml:id="id335" draw:id="id335" draw:layer="layout" svg:width="0.762cm" svg:height="0.762cm" svg:x="17.501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36" draw:id="id336" draw:layer="layout" svg:width="0.762cm" svg:height="0.762cm" svg:x="17.501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339" draw:id="id339" draw:layer="layout" svg:width="0.762cm" svg:height="0.762cm" svg:x="15.977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7.882cm" svg:y1="8.324cm" svg:x2="17.882cm" svg:y2="7.502cm" draw:start-shape="id335" draw:start-glue-point="4" draw:end-shape="id336" draw:end-glue-point="8" svg:d="M17882 8324v-822" svg:viewBox="0 0 1 823">
          <text:p/>
        </draw:connector>
        <draw:custom-shape draw:style-name="gr40" draw:text-style-name="P20" xml:id="id337" draw:id="id337" draw:layer="layout" svg:width="0.762cm" svg:height="0.762cm" svg:x="18.891cm" svg:y="7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8.152cm" svg:y1="8.435cm" svg:x2="19.002cm" svg:y2="8.063cm" draw:start-shape="id335" draw:start-glue-point="11" draw:end-shape="id337" draw:end-glue-point="7" svg:d="M18152 8435l850-372" svg:viewBox="0 0 851 373">
          <text:p/>
        </draw:connector>
        <draw:connector draw:style-name="gr37" draw:text-style-name="P1" draw:layer="layout" draw:line-skew="-0.081cm" svg:x1="18.152cm" svg:y1="8.975cm" svg:x2="17.612cm" svg:y2="8.975cm" draw:start-shape="id335" draw:start-glue-point="9" draw:end-shape="id335" draw:end-glue-point="7" svg:d="M18152 8975v532h-540v-532" svg:viewBox="0 0 541 533">
          <text:p/>
        </draw:connector>
        <draw:connector draw:style-name="gr41" draw:text-style-name="P1" draw:layer="layout" draw:type="line" svg:x1="16.628cm" svg:y1="8.435cm" svg:x2="17.612cm" svg:y2="7.391cm" draw:start-shape="id334" draw:start-glue-point="11" draw:end-shape="id336" draw:end-glue-point="7" svg:d="M16628 8435l984-1044" svg:viewBox="0 0 985 1045">
          <text:p/>
        </draw:connector>
        <draw:custom-shape draw:style-name="gr38" draw:text-style-name="P5" xml:id="id338" draw:id="id338" draw:layer="layout" svg:width="0.762cm" svg:height="0.762cm" svg:x="15.978cm" svg:y="6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7.501cm" svg:y1="7.121cm" svg:x2="16.74cm" svg:y2="7.122cm" draw:start-shape="id336" draw:start-glue-point="6" draw:end-shape="id338" draw:end-glue-point="10" svg:d="M17501 7121h-380v1h-381" svg:viewBox="0 0 762 2">
          <text:p/>
        </draw:connector>
        <draw:line draw:style-name="gr34" draw:text-style-name="P1" draw:layer="layout" svg:x1="14.015cm" svg:y1="8.676cm" svg:x2="15.285cm" svg:y2="8.676cm">
          <text:p/>
        </draw:line>
        <draw:connector draw:style-name="gr41" draw:text-style-name="P1" draw:layer="layout" draw:type="line" svg:x1="16.358cm" svg:y1="9.711cm" svg:x2="16.358cm" svg:y2="9.086cm" draw:start-shape="id339" draw:start-glue-point="4" draw:end-shape="id334" draw:end-glue-point="8" svg:d="M16358 9711v-625" svg:viewBox="0 0 1 626">
          <text:p/>
        </draw:connector>
        <draw:custom-shape draw:style-name="gr38" draw:text-style-name="P5" xml:id="id340" draw:id="id340" draw:layer="layout" svg:width="0.762cm" svg:height="0.762cm" svg:x="21.978cm" svg:y="8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2.74cm" svg:y1="8.706cm" svg:x2="23.502cm" svg:y2="8.706cm" draw:start-shape="id340" draw:start-glue-point="10" draw:end-shape="id341" draw:end-glue-point="6" svg:d="M22740 8706h762" svg:viewBox="0 0 763 1">
          <text:p/>
        </draw:connector>
        <draw:custom-shape draw:style-name="gr39" draw:text-style-name="P19" xml:id="id341" draw:id="id341" draw:layer="layout" svg:width="0.762cm" svg:height="0.762cm" svg:x="23.502cm" svg:y="8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42" draw:id="id342" draw:layer="layout" svg:width="0.762cm" svg:height="0.762cm" svg:x="23.502cm" svg:y="6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345" draw:id="id345" draw:layer="layout" svg:width="0.762cm" svg:height="0.762cm" svg:x="21.978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3.883cm" svg:y1="8.325cm" svg:x2="23.883cm" svg:y2="7.503cm" draw:start-shape="id341" draw:start-glue-point="4" draw:end-shape="id342" draw:end-glue-point="8" svg:d="M23883 8325v-822" svg:viewBox="0 0 1 823">
          <text:p/>
        </draw:connector>
        <draw:custom-shape draw:style-name="gr40" draw:text-style-name="P20" xml:id="id343" draw:id="id343" draw:layer="layout" svg:width="0.762cm" svg:height="0.762cm" svg:x="24.892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4.153cm" svg:y1="8.436cm" svg:x2="25.003cm" svg:y2="8.064cm" draw:start-shape="id341" draw:start-glue-point="11" draw:end-shape="id343" draw:end-glue-point="7" svg:d="M24153 8436l850-372" svg:viewBox="0 0 851 373">
          <text:p/>
        </draw:connector>
        <draw:connector draw:style-name="gr37" draw:text-style-name="P1" draw:layer="layout" draw:line-skew="-0.081cm" svg:x1="24.153cm" svg:y1="8.976cm" svg:x2="23.613cm" svg:y2="8.976cm" draw:start-shape="id341" draw:start-glue-point="9" draw:end-shape="id341" draw:end-glue-point="7" svg:d="M24153 8976v532h-540v-532" svg:viewBox="0 0 541 533">
          <text:p/>
        </draw:connector>
        <draw:connector draw:style-name="gr41" draw:text-style-name="P1" draw:layer="layout" draw:type="line" svg:x1="22.629cm" svg:y1="8.436cm" svg:x2="23.613cm" svg:y2="7.392cm" draw:start-shape="id340" draw:start-glue-point="11" draw:end-shape="id342" draw:end-glue-point="7" svg:d="M22629 8436l984-1044" svg:viewBox="0 0 985 1045">
          <text:p/>
        </draw:connector>
        <draw:custom-shape draw:style-name="gr38" draw:text-style-name="P5" xml:id="id344" draw:id="id344" draw:layer="layout" svg:width="0.762cm" svg:height="0.762cm" svg:x="21.979cm" svg:y="6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23.502cm" svg:y1="7.122cm" svg:x2="22.741cm" svg:y2="7.123cm" draw:start-shape="id342" draw:start-glue-point="6" draw:end-shape="id344" draw:end-glue-point="10" svg:d="M23502 7122h-380v1h-381" svg:viewBox="0 0 762 2">
          <text:p/>
        </draw:connector>
        <draw:line draw:style-name="gr34" draw:text-style-name="P1" draw:layer="layout" svg:x1="20.016cm" svg:y1="8.677cm" svg:x2="21.286cm" svg:y2="8.677cm">
          <text:p/>
        </draw:line>
        <draw:connector draw:style-name="gr41" draw:text-style-name="P1" draw:layer="layout" draw:type="line" svg:x1="22.359cm" svg:y1="9.712cm" svg:x2="22.359cm" svg:y2="9.087cm" draw:start-shape="id345" draw:start-glue-point="4" draw:end-shape="id340" draw:end-glue-point="8" svg:d="M22359 9712v-625" svg:viewBox="0 0 1 626">
          <text:p/>
        </draw:connector>
        <draw:custom-shape draw:style-name="gr38" draw:text-style-name="P5" xml:id="id346" draw:id="id346" draw:layer="layout" svg:width="0.762cm" svg:height="0.762cm" svg:x="23.4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5.977cm" svg:y1="8.705cm" svg:x2="15.978cm" svg:y2="7.122cm" draw:start-shape="id334" draw:start-glue-point="6" draw:end-shape="id338" draw:end-glue-point="6" svg:d="M15977 8705h-501l1-1583h501" svg:viewBox="0 0 503 1584">
          <text:p/>
        </draw:connector>
        <draw:connector draw:style-name="gr42" draw:text-style-name="P1" draw:layer="layout" draw:type="lines" svg:x1="21.978cm" svg:y1="8.706cm" svg:x2="21.979cm" svg:y2="7.123cm" draw:start-shape="id340" draw:start-glue-point="6" draw:end-shape="id344" draw:end-glue-point="6" svg:d="M21978 8706h-501l1-1583h501" svg:viewBox="0 0 503 1584">
          <text:p/>
        </draw:connector>
        <draw:connector draw:style-name="gr42" draw:text-style-name="P1" draw:layer="layout" draw:type="line" svg:x1="22.629cm" svg:y1="10.363cm" svg:x2="23.478cm" svg:y2="10.795cm" draw:start-shape="id345" draw:start-glue-point="9" draw:end-shape="id346" draw:end-glue-point="6" svg:d="M22629 10363l849 432" svg:viewBox="0 0 850 433">
          <text:p/>
        </draw:connector>
        <draw:g>
          <svg:title>TexMaths</svg:title>
          <svg:desc>12§latex§\text{RNG}(\text{Status}_{\sum_{k=1}^3C_k})§svg§600§TRUE§</svg:desc>
          <draw:polygon draw:style-name="gr13" draw:text-style-name="P9" draw:layer="layout" svg:width="3.864cm" svg:height="0.519cm" svg:x="3.708cm" svg:y="11.251cm" svg:viewBox="0 0 3865 520" draw:points="1933,520 0,520 0,0 3865,0 3865,520">
            <text:p/>
          </draw:polygon>
          <draw:path draw:style-name="gr14" draw:text-style-name="P10" draw:layer="layout" svg:width="0.294cm" svg:height="0.297cm" svg:x="3.722cm" svg:y="11.279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4.032cm" svg:y="11.279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4.358cm" svg:y="11.27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4.707cm" svg:y="11.251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4.853cm" svg:y="11.27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5.072cm" svg:y="11.308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5.246cm" svg:y="11.379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5.447cm" svg:y="11.308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5.616cm" svg:y="11.381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5.851cm" svg:y="11.379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6.026cm" svg:y="11.453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6.375cm" svg:y="11.417cm" svg:viewBox="0 0 110 146" svg:d="M53 71c20 0 32 12 32 34 0 21-13 32-31 32-3 0-28 0-40-10 10-2 12-9 12-14 0-7-6-12-13-12-6 0-13 4-13 13 0 22 25 32 54 32 35 0 56-21 56-41 0-18-15-33-39-39 25-7 32-24 32-35 0-19-21-31-48-31-26 0-47 11-47 30 0 10 7 12 11 12 7 0 13-4 13-11 0-5-3-11-11-13 10-9 29-10 33-10 15 0 27 8 27 23 0 11-8 31-31 32-6 0-7 0-13 1-1 0-3 0-3 3 0 4 2 4 5 4z">
            <text:p/>
          </draw:path>
          <draw:path draw:style-name="gr14" draw:text-style-name="P10" draw:layer="layout" svg:width="0.114cm" svg:height="0.149cm" svg:x="6.385cm" svg:y="11.623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6.542cm" svg:y="11.686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6.769cm" svg:y="11.629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6.981cm" svg:y="11.468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7.228cm" svg:y="11.573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7.432cm" svg:y="11.251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3C_k+1})§svg§600§TRUE§</svg:desc>
          <draw:polygon draw:style-name="gr13" draw:text-style-name="P9" draw:layer="layout" svg:width="4.29cm" svg:height="0.519cm" svg:x="9.845cm" svg:y="11.416cm" svg:viewBox="0 0 4291 520" draw:points="2146,520 0,520 0,0 4291,0 4291,520">
            <text:p/>
          </draw:polygon>
          <draw:path draw:style-name="gr14" draw:text-style-name="P10" draw:layer="layout" svg:width="0.294cm" svg:height="0.297cm" svg:x="9.859cm" svg:y="11.444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0.169cm" svg:y="11.444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0.495cm" svg:y="11.435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0.844cm" svg:y="11.416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0.99cm" svg:y="11.435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1.209cm" svg:y="11.473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1.383cm" svg:y="11.544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1.583cm" svg:y="11.473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1.753cm" svg:y="11.546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1.988cm" svg:y="11.544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2.163cm" svg:y="11.618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12.512cm" svg:y="11.582cm" svg:viewBox="0 0 110 146" svg:d="M53 71c20 0 32 12 32 34 0 21-13 32-31 32-3 0-28 0-40-10 10-2 12-9 12-14 0-7-6-12-13-12-6 0-13 4-13 13 0 22 25 32 54 32 35 0 56-21 56-41 0-18-15-33-39-39 25-7 32-24 32-35 0-19-21-31-48-31-26 0-47 11-47 30 0 10 7 12 11 12 7 0 13-4 13-11 0-5-3-11-11-13 10-9 29-10 33-10 15 0 27 8 27 23 0 11-8 31-31 32-6 0-7 0-13 1-1 0-3 0-3 3 0 4 2 4 5 4z">
            <text:p/>
          </draw:path>
          <draw:path draw:style-name="gr14" draw:text-style-name="P10" draw:layer="layout" svg:width="0.114cm" svg:height="0.149cm" svg:x="12.521cm" svg:y="11.788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2.679cm" svg:y="11.851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2.905cm" svg:y="11.794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3.117cm" svg:y="11.633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3.365cm" svg:y="11.738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217cm" svg:height="0.218cm" svg:x="13.544cm" svg:y="11.657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07cm" svg:height="0.196cm" svg:x="13.814cm" svg:y="11.644cm" svg:viewBox="0 0 108 197" svg:d="M67 9c0-9 0-9-8-9-20 18-47 19-59 19v11c7 0 27 0 43-9v152c0 9 0 13-30 13h-11v11c6 0 42-1 53-1 9 0 47 1 53 1v-11h-11c-30 0-30-4-30-13z">
            <text:p/>
          </draw:path>
          <draw:path draw:style-name="gr14" draw:text-style-name="P10" draw:layer="layout" svg:width="0.098cm" svg:height="0.421cm" svg:x="13.996cm" svg:y="11.416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3C_k+2})§svg§600§TRUE§</svg:desc>
          <draw:polygon draw:style-name="gr13" draw:text-style-name="P9" draw:layer="layout" svg:width="4.29cm" svg:height="0.519cm" svg:x="15.293cm" svg:y="11.502cm" svg:viewBox="0 0 4291 520" draw:points="2146,520 0,520 0,0 4291,0 4291,520">
            <text:p/>
          </draw:polygon>
          <draw:path draw:style-name="gr14" draw:text-style-name="P10" draw:layer="layout" svg:width="0.294cm" svg:height="0.297cm" svg:x="15.307cm" svg:y="11.53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5.617cm" svg:y="11.53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5.943cm" svg:y="11.521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6.292cm" svg:y="11.502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6.438cm" svg:y="11.521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6.657cm" svg:y="11.559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6.831cm" svg:y="11.63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7.031cm" svg:y="11.559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7.201cm" svg:y="11.632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7.436cm" svg:y="11.63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7.611cm" svg:y="11.704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17.96cm" svg:y="11.668cm" svg:viewBox="0 0 110 146" svg:d="M53 71c20 0 32 12 32 34 0 21-13 32-31 32-3 0-28 0-40-10 10-2 12-9 12-14 0-7-6-12-13-12-6 0-13 4-13 13 0 22 25 32 54 32 35 0 56-21 56-41 0-18-15-33-39-39 25-7 32-24 32-35 0-19-21-31-48-31-26 0-47 11-47 30 0 10 7 12 11 12 7 0 13-4 13-11 0-5-3-11-11-13 10-9 29-10 33-10 15 0 27 8 27 23 0 11-8 31-31 32-6 0-7 0-13 1-1 0-3 0-3 3 0 4 2 4 5 4z">
            <text:p/>
          </draw:path>
          <draw:path draw:style-name="gr14" draw:text-style-name="P10" draw:layer="layout" svg:width="0.114cm" svg:height="0.149cm" svg:x="17.969cm" svg:y="11.87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8.127cm" svg:y="11.937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8.353cm" svg:y="11.88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8.565cm" svg:y="11.719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8.813cm" svg:y="11.82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217cm" svg:height="0.218cm" svg:x="18.992cm" svg:y="11.743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31cm" svg:height="0.196cm" svg:x="19.249cm" svg:y="11.73cm" svg:viewBox="0 0 132 197" svg:d="M132 143h-11c-1 7-4 24-8 27-2 2-25 2-29 2h-54c30-28 41-36 59-50 22-17 43-36 43-64 0-36-32-58-71-58-36 0-61 26-61 53 0 15 12 17 15 17 8 0 17-6 17-16 0-5-2-16-18-16 9-21 29-27 44-27 29 0 45 23 45 47 0 25-19 46-28 57l-72 70c-3 3-3 4-3 12h123z">
            <text:p/>
          </draw:path>
          <draw:path draw:style-name="gr14" draw:text-style-name="P10" draw:layer="layout" svg:width="0.098cm" svg:height="0.421cm" svg:x="19.444cm" svg:y="11.502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4C_k})§svg§600§TRUE§</svg:desc>
          <draw:polygon draw:style-name="gr13" draw:text-style-name="P9" draw:layer="layout" svg:width="3.864cm" svg:height="0.519cm" svg:x="21.529cm" svg:y="11.67cm" svg:viewBox="0 0 3865 520" draw:points="1933,520 0,520 0,0 3865,0 3865,520">
            <text:p/>
          </draw:polygon>
          <draw:path draw:style-name="gr14" draw:text-style-name="P10" draw:layer="layout" svg:width="0.294cm" svg:height="0.297cm" svg:x="21.543cm" svg:y="11.69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21.853cm" svg:y="11.69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22.179cm" svg:y="11.68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22.528cm" svg:y="11.67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22.674cm" svg:y="11.68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22.893cm" svg:y="11.727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23.067cm" svg:y="11.79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23.268cm" svg:y="11.727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23.437cm" svg:y="11.8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23.672cm" svg:y="11.79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23.847cm" svg:y="11.87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17cm" svg:height="0.143cm" svg:x="24.192cm" svg:y="11.834cm" svg:viewBox="0 0 118 144" svg:d="M118 109v-9h-27v-93c0-6 0-7-6-7-3 0-4 0-6 3l-79 97v9h71v17c0 6 0 8-19 8h-7v10c10-1 24-1 36-1s26 0 36 1v-10h-8c-18 0-18-2-18-8v-17zM73 23v77h-63z">
            <text:p/>
          </draw:path>
          <draw:path draw:style-name="gr14" draw:text-style-name="P10" draw:layer="layout" svg:width="0.114cm" svg:height="0.149cm" svg:x="24.206cm" svg:y="12.04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24.363cm" svg:y="12.105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24.59cm" svg:y="12.048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24.802cm" svg:y="11.88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25.049cm" svg:y="11.99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25.253cm" svg:y="11.67cm" svg:viewBox="0 0 99 422" svg:d="M99 211c0-33-5-83-28-131-26-52-62-80-67-80-2 0-4 2-4 4s0 3 8 10c42 42 66 109 66 197 0 72-15 147-68 200-6 5-6 6-6 7 0 3 2 4 4 4 5 0 43-29 68-82 22-46 27-93 27-129z">
            <text:p/>
          </draw:path>
        </draw:g>
        <presentation:notes draw:style-name="dp2">
          <draw:page-thumbnail draw:style-name="gr35" draw:layer="layout" svg:width="13.968cm" svg:height="10.476cm" svg:x="3.81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40" draw:text-style-name="P20" xml:id="id347" draw:id="id347" draw:layer="layout" svg:width="0.762cm" svg:height="0.762cm" svg:x="13.002cm" svg:y="9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3.764cm" svg:y1="9.825cm" svg:x2="14.526cm" svg:y2="9.825cm" draw:start-shape="id347" draw:start-glue-point="10" draw:end-shape="id348" draw:end-glue-point="6" svg:d="M13764 9825h762" svg:viewBox="0 0 763 1">
          <text:p/>
        </draw:connector>
        <draw:custom-shape draw:style-name="gr39" draw:text-style-name="P19" xml:id="id348" draw:id="id348" draw:layer="layout" svg:width="0.762cm" svg:height="0.762cm" svg:x="14.526cm" svg:y="9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49" draw:id="id349" draw:layer="layout" svg:width="0.762cm" svg:height="0.762cm" svg:x="14.526cm" svg:y="7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52" draw:id="id352" draw:layer="layout" svg:width="0.762cm" svg:height="0.762cm" svg:x="13.002cm" svg:y="10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4.907cm" svg:y1="9.444cm" svg:x2="14.907cm" svg:y2="8.622cm" draw:start-shape="id348" draw:start-glue-point="4" draw:end-shape="id349" draw:end-glue-point="8" svg:d="M14907 9444v-822" svg:viewBox="0 0 1 823">
          <text:p/>
        </draw:connector>
        <draw:custom-shape draw:style-name="gr36" draw:text-style-name="P18" xml:id="id350" draw:id="id350" draw:layer="layout" svg:width="0.762cm" svg:height="0.762cm" svg:x="15.916cm" svg:y="8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5.177cm" svg:y1="9.555cm" svg:x2="16.027cm" svg:y2="9.183cm" draw:start-shape="id348" draw:start-glue-point="11" draw:end-shape="id350" draw:end-glue-point="7" svg:d="M15177 9555l850-372" svg:viewBox="0 0 851 373">
          <text:p/>
        </draw:connector>
        <draw:connector draw:style-name="gr37" draw:text-style-name="P1" draw:layer="layout" draw:line-skew="-0.081cm" svg:x1="15.177cm" svg:y1="10.095cm" svg:x2="14.637cm" svg:y2="10.095cm" draw:start-shape="id348" draw:start-glue-point="9" draw:end-shape="id348" draw:end-glue-point="7" svg:d="M15177 10095v532h-540v-532" svg:viewBox="0 0 541 533">
          <text:p/>
        </draw:connector>
        <draw:connector draw:style-name="gr41" draw:text-style-name="P1" draw:layer="layout" draw:type="line" svg:x1="13.653cm" svg:y1="9.555cm" svg:x2="14.637cm" svg:y2="8.511cm" draw:start-shape="id347" draw:start-glue-point="11" draw:end-shape="id349" draw:end-glue-point="7" svg:d="M13653 9555l984-1044" svg:viewBox="0 0 985 1045">
          <text:p/>
        </draw:connector>
        <draw:custom-shape draw:style-name="gr40" draw:text-style-name="P20" xml:id="id351" draw:id="id351" draw:layer="layout" svg:width="0.762cm" svg:height="0.762cm" svg:x="13.003cm" svg:y="7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4.526cm" svg:y1="8.241cm" svg:x2="13.765cm" svg:y2="8.242cm" draw:start-shape="id349" draw:start-glue-point="6" draw:end-shape="id351" draw:end-glue-point="10" svg:d="M14526 8241h-380v1h-381" svg:viewBox="0 0 762 2">
          <text:p/>
        </draw:connector>
        <draw:connector draw:style-name="gr41" draw:text-style-name="P1" draw:layer="layout" draw:type="line" svg:x1="13.383cm" svg:y1="10.831cm" svg:x2="13.383cm" svg:y2="10.206cm" draw:start-shape="id352" draw:start-glue-point="4" draw:end-shape="id347" draw:end-glue-point="8" svg:d="M13383 10831v-625" svg:viewBox="0 0 1 626">
          <text:p/>
        </draw:connector>
        <draw:custom-shape draw:style-name="gr40" draw:text-style-name="P20" xml:id="id353" draw:id="id353" draw:layer="layout" svg:width="0.762cm" svg:height="0.762cm" svg:x="14.502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3.002cm" svg:y1="9.825cm" svg:x2="13.003cm" svg:y2="8.242cm" draw:start-shape="id347" draw:start-glue-point="6" draw:end-shape="id351" draw:end-glue-point="6" svg:d="M13002 9825h-501l1-1583h501" svg:viewBox="0 0 503 1584">
          <text:p/>
        </draw:connector>
        <draw:connector draw:style-name="gr42" draw:text-style-name="P1" draw:layer="layout" draw:type="line" svg:x1="13.653cm" svg:y1="11.482cm" svg:x2="14.502cm" svg:y2="11.914cm" draw:start-shape="id352" draw:start-glue-point="9" draw:end-shape="id353" draw:end-glue-point="6" svg:d="M13653 11482l849 432" svg:viewBox="0 0 850 433">
          <text:p/>
        </draw:connector>
        <draw:g>
          <svg:title>TexMaths</svg:title>
          <svg:desc>12§latex§\text{RNG}(\text{Status}_{\sum_{k=1}^4C_k})§svg§600§TRUE§</svg:desc>
          <draw:polygon draw:style-name="gr13" draw:text-style-name="P9" draw:layer="layout" svg:width="3.864cm" svg:height="0.519cm" svg:x="12.192cm" svg:y="12.432cm" svg:viewBox="0 0 3865 520" draw:points="1933,520 0,520 0,0 3865,0 3865,520">
            <text:p/>
          </draw:polygon>
          <draw:path draw:style-name="gr14" draw:text-style-name="P10" draw:layer="layout" svg:width="0.294cm" svg:height="0.297cm" svg:x="12.206cm" svg:y="12.46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2.516cm" svg:y="12.46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2.842cm" svg:y="12.451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3.191cm" svg:y="12.432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3.337cm" svg:y="12.451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3.556cm" svg:y="12.489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3.73cm" svg:y="12.56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3.931cm" svg:y="12.489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4.1cm" svg:y="12.562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4.335cm" svg:y="12.56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4.51cm" svg:y="12.634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17cm" svg:height="0.143cm" svg:x="14.855cm" svg:y="12.596cm" svg:viewBox="0 0 118 144" svg:d="M118 109v-9h-27v-93c0-6 0-7-6-7-3 0-4 0-6 3l-79 97v9h71v17c0 6 0 8-19 8h-7v10c10-1 24-1 36-1s26 0 36 1v-10h-8c-18 0-18-2-18-8v-17zM73 23v77h-63z">
            <text:p/>
          </draw:path>
          <draw:path draw:style-name="gr14" draw:text-style-name="P10" draw:layer="layout" svg:width="0.114cm" svg:height="0.149cm" svg:x="14.869cm" svg:y="12.80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5.026cm" svg:y="12.867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5.253cm" svg:y="12.81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5.465cm" svg:y="12.649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5.712cm" svg:y="12.75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15.916cm" svg:y="12.432cm" svg:viewBox="0 0 99 422" svg:d="M99 211c0-33-5-83-28-131-26-52-62-80-67-80-2 0-4 2-4 4s0 3 8 10c42 42 66 109 66 197 0 72-15 147-68 200-6 5-6 6-6 7 0 3 2 4 4 4 5 0 43-29 68-82 22-46 27-93 27-129z">
            <text:p/>
          </draw:path>
        </draw:g>
        <presentation:notes draw:style-name="dp2">
          <draw:page-thumbnail draw:style-name="gr35" draw:layer="layout" svg:width="13.968cm" svg:height="10.476cm" svg:x="3.81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40" draw:text-style-name="P20" xml:id="id354" draw:id="id354" draw:layer="layout" svg:width="0.762cm" svg:height="0.762cm" svg:x="12.439cm" svg:y="8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3.201cm" svg:y1="9.078cm" svg:x2="13.963cm" svg:y2="9.078cm" draw:start-shape="id354" draw:start-glue-point="10" draw:end-shape="id355" draw:end-glue-point="6" svg:d="M13201 9078h762" svg:viewBox="0 0 763 1">
          <text:p/>
        </draw:connector>
        <draw:custom-shape draw:style-name="gr39" draw:text-style-name="P19" xml:id="id355" draw:id="id355" draw:layer="layout" svg:width="0.762cm" svg:height="0.762cm" svg:x="13.963cm" svg:y="8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56" draw:id="id356" draw:layer="layout" svg:width="0.762cm" svg:height="0.762cm" svg:x="13.963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59" draw:id="id359" draw:layer="layout" svg:width="0.762cm" svg:height="0.762cm" svg:x="12.439cm" svg:y="10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4.344cm" svg:y1="8.697cm" svg:x2="14.344cm" svg:y2="7.875cm" draw:start-shape="id355" draw:start-glue-point="4" draw:end-shape="id356" draw:end-glue-point="8" svg:d="M14344 8697v-822" svg:viewBox="0 0 1 823">
          <text:p/>
        </draw:connector>
        <draw:custom-shape draw:style-name="gr39" draw:text-style-name="P19" xml:id="id357" draw:id="id357" draw:layer="layout" svg:width="0.762cm" svg:height="0.762cm" svg:x="15.353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614cm" svg:y1="8.808cm" svg:x2="15.464cm" svg:y2="8.436cm" draw:start-shape="id355" draw:start-glue-point="11" draw:end-shape="id357" draw:end-glue-point="7" svg:d="M14614 8808l850-372" svg:viewBox="0 0 851 373">
          <text:p/>
        </draw:connector>
        <draw:connector draw:style-name="gr37" draw:text-style-name="P1" draw:layer="layout" draw:line-skew="-0.081cm" svg:x1="14.614cm" svg:y1="9.348cm" svg:x2="14.074cm" svg:y2="9.348cm" draw:start-shape="id355" draw:start-glue-point="9" draw:end-shape="id355" draw:end-glue-point="7" svg:d="M14614 9348v532h-540v-532" svg:viewBox="0 0 541 533">
          <text:p/>
        </draw:connector>
        <draw:connector draw:style-name="gr41" draw:text-style-name="P1" draw:layer="layout" draw:type="line" svg:x1="13.09cm" svg:y1="8.808cm" svg:x2="14.074cm" svg:y2="7.764cm" draw:start-shape="id354" draw:start-glue-point="11" draw:end-shape="id356" draw:end-glue-point="7" svg:d="M13090 8808l984-1044" svg:viewBox="0 0 985 1045">
          <text:p/>
        </draw:connector>
        <draw:custom-shape draw:style-name="gr36" draw:text-style-name="P18" xml:id="id358" draw:id="id358" draw:layer="layout" svg:width="0.762cm" svg:height="0.762cm" svg:x="12.44cm" svg:y="7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3.963cm" svg:y1="7.494cm" svg:x2="13.202cm" svg:y2="7.495cm" draw:start-shape="id356" draw:start-glue-point="6" draw:end-shape="id358" draw:end-glue-point="10" svg:d="M13963 7494h-380v1h-381" svg:viewBox="0 0 762 2">
          <text:p/>
        </draw:connector>
        <draw:connector draw:style-name="gr41" draw:text-style-name="P1" draw:layer="layout" draw:type="line" svg:x1="12.82cm" svg:y1="10.084cm" svg:x2="12.82cm" svg:y2="9.459cm" draw:start-shape="id359" draw:start-glue-point="4" draw:end-shape="id354" draw:end-glue-point="8" svg:d="M12820 10084v-625" svg:viewBox="0 0 1 626">
          <text:p/>
        </draw:connector>
        <draw:custom-shape draw:style-name="gr40" draw:text-style-name="P20" xml:id="id360" draw:id="id360" draw:layer="layout" svg:width="0.762cm" svg:height="0.762cm" svg:x="13.939cm" svg:y="10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2.439cm" svg:y1="9.078cm" svg:x2="12.44cm" svg:y2="7.495cm" draw:start-shape="id354" draw:start-glue-point="6" draw:end-shape="id358" draw:end-glue-point="6" svg:d="M12439 9078h-501l1-1583h501" svg:viewBox="0 0 503 1584">
          <text:p/>
        </draw:connector>
        <draw:connector draw:style-name="gr42" draw:text-style-name="P1" draw:layer="layout" draw:type="line" svg:x1="13.09cm" svg:y1="10.735cm" svg:x2="13.939cm" svg:y2="11.167cm" draw:start-shape="id359" draw:start-glue-point="9" draw:end-shape="id360" draw:end-glue-point="6" svg:d="M13090 10735l849 432" svg:viewBox="0 0 850 433">
          <text:p/>
        </draw:connector>
        <draw:g>
          <svg:title>TexMaths</svg:title>
          <svg:desc>12§latex§\text{RNG}(\text{Status}_{\sum_{k=1}^4C_k})§svg§600§TRUE§</svg:desc>
          <draw:polygon draw:style-name="gr13" draw:text-style-name="P9" draw:layer="layout" svg:width="3.864cm" svg:height="0.519cm" svg:x="11.962cm" svg:y="11.924cm" svg:viewBox="0 0 3865 520" draw:points="1933,520 0,520 0,0 3865,0 3865,520">
            <text:p/>
          </draw:polygon>
          <draw:path draw:style-name="gr14" draw:text-style-name="P10" draw:layer="layout" svg:width="0.294cm" svg:height="0.297cm" svg:x="11.976cm" svg:y="11.952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2.286cm" svg:y="11.95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2.612cm" svg:y="11.943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2.961cm" svg:y="11.92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3.107cm" svg:y="11.943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3.326cm" svg:y="11.981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3.5cm" svg:y="12.052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3.701cm" svg:y="11.981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3.87cm" svg:y="12.054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4.105cm" svg:y="12.052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4.28cm" svg:y="12.126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17cm" svg:height="0.143cm" svg:x="14.625cm" svg:y="12.088cm" svg:viewBox="0 0 118 144" svg:d="M118 109v-9h-27v-93c0-6 0-7-6-7-3 0-4 0-6 3l-79 97v9h71v17c0 6 0 8-19 8h-7v10c10-1 24-1 36-1s26 0 36 1v-10h-8c-18 0-18-2-18-8v-17zM73 23v77h-63z">
            <text:p/>
          </draw:path>
          <draw:path draw:style-name="gr14" draw:text-style-name="P10" draw:layer="layout" svg:width="0.114cm" svg:height="0.149cm" svg:x="14.639cm" svg:y="12.29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4.796cm" svg:y="12.359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5.023cm" svg:y="12.302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5.235cm" svg:y="12.141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5.482cm" svg:y="12.24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15.686cm" svg:y="11.924cm" svg:viewBox="0 0 99 422" svg:d="M99 211c0-33-5-83-28-131-26-52-62-80-67-80-2 0-4 2-4 4s0 3 8 10c42 42 66 109 66 197 0 72-15 147-68 200-6 5-6 6-6 7 0 3 2 4 4 4 5 0 43-29 68-82 22-46 27-93 27-129z">
            <text:p/>
          </draw:path>
        </draw:g>
        <presentation:notes draw:style-name="dp2">
          <draw:page-thumbnail draw:style-name="gr35" draw:layer="layout" svg:width="13.968cm" svg:height="10.476cm" svg:x="3.81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38" draw:text-style-name="P5" xml:id="id361" draw:id="id361" draw:layer="layout" svg:width="0.762cm" svg:height="0.762cm" svg:x="13.105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3.867cm" svg:y1="9.585cm" svg:x2="14.629cm" svg:y2="9.585cm" draw:start-shape="id361" draw:start-glue-point="10" draw:end-shape="id362" draw:end-glue-point="6" svg:d="M13867 9585h762" svg:viewBox="0 0 763 1">
          <text:p/>
        </draw:connector>
        <draw:custom-shape draw:style-name="gr39" draw:text-style-name="P19" xml:id="id362" draw:id="id362" draw:layer="layout" svg:width="0.762cm" svg:height="0.762cm" svg:x="14.629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63" draw:id="id363" draw:layer="layout" svg:width="0.762cm" svg:height="0.762cm" svg:x="14.629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66" draw:id="id366" draw:layer="layout" svg:width="0.762cm" svg:height="0.762cm" svg:x="13.105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5.01cm" svg:y1="9.204cm" svg:x2="15.01cm" svg:y2="8.382cm" draw:start-shape="id362" draw:start-glue-point="4" draw:end-shape="id363" draw:end-glue-point="8" svg:d="M15010 9204v-822" svg:viewBox="0 0 1 823">
          <text:p/>
        </draw:connector>
        <draw:custom-shape draw:style-name="gr39" draw:text-style-name="P19" xml:id="id364" draw:id="id364" draw:layer="layout" svg:width="0.762cm" svg:height="0.762cm" svg:x="16.019cm" svg:y="8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5.28cm" svg:y1="9.315cm" svg:x2="16.13cm" svg:y2="8.943cm" draw:start-shape="id362" draw:start-glue-point="11" draw:end-shape="id364" draw:end-glue-point="7" svg:d="M15280 9315l850-372" svg:viewBox="0 0 851 373">
          <text:p/>
        </draw:connector>
        <draw:connector draw:style-name="gr37" draw:text-style-name="P1" draw:layer="layout" draw:line-skew="-0.081cm" svg:x1="15.28cm" svg:y1="9.855cm" svg:x2="14.74cm" svg:y2="9.855cm" draw:start-shape="id362" draw:start-glue-point="9" draw:end-shape="id362" draw:end-glue-point="7" svg:d="M15280 9855v532h-540v-532" svg:viewBox="0 0 541 533">
          <text:p/>
        </draw:connector>
        <draw:connector draw:style-name="gr41" draw:text-style-name="P1" draw:layer="layout" draw:type="line" svg:x1="13.756cm" svg:y1="9.315cm" svg:x2="14.74cm" svg:y2="8.271cm" draw:start-shape="id361" draw:start-glue-point="11" draw:end-shape="id363" draw:end-glue-point="7" svg:d="M13756 9315l984-1044" svg:viewBox="0 0 985 1045">
          <text:p/>
        </draw:connector>
        <draw:custom-shape draw:style-name="gr39" draw:text-style-name="P19" xml:id="id365" draw:id="id365" draw:layer="layout" svg:width="0.762cm" svg:height="0.762cm" svg:x="13.106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4.629cm" svg:y1="8.001cm" svg:x2="13.868cm" svg:y2="8.002cm" draw:start-shape="id363" draw:start-glue-point="6" draw:end-shape="id365" draw:end-glue-point="10" svg:d="M14629 8001h-380v1h-381" svg:viewBox="0 0 762 2">
          <text:p/>
        </draw:connector>
        <draw:connector draw:style-name="gr41" draw:text-style-name="P1" draw:layer="layout" draw:type="line" svg:x1="13.486cm" svg:y1="10.591cm" svg:x2="13.486cm" svg:y2="9.966cm" draw:start-shape="id366" draw:start-glue-point="4" draw:end-shape="id361" draw:end-glue-point="8" svg:d="M13486 10591v-625" svg:viewBox="0 0 1 626">
          <text:p/>
        </draw:connector>
        <draw:custom-shape draw:style-name="gr36" draw:text-style-name="P18" xml:id="id367" draw:id="id367" draw:layer="layout" svg:width="0.762cm" svg:height="0.762cm" svg:x="14.605cm" svg:y="1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3.105cm" svg:y1="9.585cm" svg:x2="13.106cm" svg:y2="8.002cm" draw:start-shape="id361" draw:start-glue-point="6" draw:end-shape="id365" draw:end-glue-point="6" svg:d="M13105 9585h-501l1-1583h501" svg:viewBox="0 0 503 1584">
          <text:p/>
        </draw:connector>
        <draw:connector draw:style-name="gr42" draw:text-style-name="P1" draw:layer="layout" draw:type="line" svg:x1="13.756cm" svg:y1="11.242cm" svg:x2="14.605cm" svg:y2="11.674cm" draw:start-shape="id366" draw:start-glue-point="9" draw:end-shape="id367" draw:end-glue-point="6" svg:d="M13756 11242l849 432" svg:viewBox="0 0 850 433">
          <text:p/>
        </draw:connector>
        <draw:line draw:style-name="gr34" draw:text-style-name="P1" draw:layer="layout" svg:x1="11.139cm" svg:y1="9.552cm" svg:x2="12.409cm" svg:y2="9.552cm">
          <text:p/>
        </draw:line>
        <draw:connector draw:style-name="gr42" draw:text-style-name="P1" draw:layer="layout" draw:type="line" svg:x1="14.716cm" svg:y1="11.404cm" svg:x2="13.756cm" svg:y2="9.855cm" draw:start-shape="id367" draw:start-glue-point="5" draw:end-shape="id361" draw:end-glue-point="9" svg:d="M14716 11404l-960-1549" svg:viewBox="0 0 961 1550">
          <text:p/>
        </draw:connector>
        <draw:custom-shape draw:style-name="gr38" draw:text-style-name="P5" xml:id="id368" draw:id="id368" draw:layer="layout" svg:width="0.762cm" svg:height="0.762cm" svg:x="19.106cm" svg:y="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9.868cm" svg:y1="9.586cm" svg:x2="20.63cm" svg:y2="9.586cm" draw:start-shape="id368" draw:start-glue-point="10" draw:end-shape="id369" draw:end-glue-point="6" svg:d="M19868 9586h762" svg:viewBox="0 0 763 1">
          <text:p/>
        </draw:connector>
        <draw:custom-shape draw:style-name="gr38" draw:text-style-name="P5" xml:id="id369" draw:id="id369" draw:layer="layout" svg:width="0.762cm" svg:height="0.762cm" svg:x="20.63cm" svg:y="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70" draw:id="id370" draw:layer="layout" svg:width="0.762cm" svg:height="0.762cm" svg:x="20.63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73" draw:id="id373" draw:layer="layout" svg:width="0.762cm" svg:height="0.762cm" svg:x="19.106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1.011cm" svg:y1="9.205cm" svg:x2="21.011cm" svg:y2="8.383cm" draw:start-shape="id369" draw:start-glue-point="4" draw:end-shape="id370" draw:end-glue-point="8" svg:d="M21011 9205v-822" svg:viewBox="0 0 1 823">
          <text:p/>
        </draw:connector>
        <draw:custom-shape draw:style-name="gr39" draw:text-style-name="P19" xml:id="id371" draw:id="id371" draw:layer="layout" svg:width="0.762cm" svg:height="0.762cm" svg:x="22.02cm" svg:y="8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1.281cm" svg:y1="9.316cm" svg:x2="22.131cm" svg:y2="8.944cm" draw:start-shape="id369" draw:start-glue-point="11" draw:end-shape="id371" draw:end-glue-point="7" svg:d="M21281 9316l850-372" svg:viewBox="0 0 851 373">
          <text:p/>
        </draw:connector>
        <draw:connector draw:style-name="gr37" draw:text-style-name="P1" draw:layer="layout" draw:line-skew="-0.081cm" svg:x1="21.281cm" svg:y1="9.856cm" svg:x2="20.741cm" svg:y2="9.856cm" draw:start-shape="id369" draw:start-glue-point="9" draw:end-shape="id369" draw:end-glue-point="7" svg:d="M21281 9856v532h-540v-532" svg:viewBox="0 0 541 533">
          <text:p/>
        </draw:connector>
        <draw:connector draw:style-name="gr41" draw:text-style-name="P1" draw:layer="layout" draw:type="line" svg:x1="19.757cm" svg:y1="9.316cm" svg:x2="20.741cm" svg:y2="8.272cm" draw:start-shape="id368" draw:start-glue-point="11" draw:end-shape="id370" draw:end-glue-point="7" svg:d="M19757 9316l984-1044" svg:viewBox="0 0 985 1045">
          <text:p/>
        </draw:connector>
        <draw:custom-shape draw:style-name="gr39" draw:text-style-name="P19" xml:id="id372" draw:id="id372" draw:layer="layout" svg:width="0.762cm" svg:height="0.762cm" svg:x="19.107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20.63cm" svg:y1="8.002cm" svg:x2="19.869cm" svg:y2="8.003cm" draw:start-shape="id370" draw:start-glue-point="6" draw:end-shape="id372" draw:end-glue-point="10" svg:d="M20630 8002h-380v1h-381" svg:viewBox="0 0 762 2">
          <text:p/>
        </draw:connector>
        <draw:connector draw:style-name="gr41" draw:text-style-name="P1" draw:layer="layout" draw:type="line" svg:x1="19.487cm" svg:y1="10.592cm" svg:x2="19.487cm" svg:y2="9.967cm" draw:start-shape="id373" draw:start-glue-point="4" draw:end-shape="id368" draw:end-glue-point="8" svg:d="M19487 10592v-625" svg:viewBox="0 0 1 626">
          <text:p/>
        </draw:connector>
        <draw:custom-shape draw:style-name="gr36" draw:text-style-name="P18" xml:id="id374" draw:id="id374" draw:layer="layout" svg:width="0.762cm" svg:height="0.762cm" svg:x="20.606cm" svg:y="11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9.106cm" svg:y1="9.586cm" svg:x2="19.107cm" svg:y2="8.003cm" draw:start-shape="id368" draw:start-glue-point="6" draw:end-shape="id372" draw:end-glue-point="6" svg:d="M19106 9586h-501l1-1583h501" svg:viewBox="0 0 503 1584">
          <text:p/>
        </draw:connector>
        <draw:connector draw:style-name="gr42" draw:text-style-name="P1" draw:layer="layout" draw:type="line" svg:x1="19.757cm" svg:y1="11.243cm" svg:x2="20.606cm" svg:y2="11.675cm" draw:start-shape="id373" draw:start-glue-point="9" draw:end-shape="id374" draw:end-glue-point="6" svg:d="M19757 11243l849 432" svg:viewBox="0 0 850 433">
          <text:p/>
        </draw:connector>
        <draw:line draw:style-name="gr34" draw:text-style-name="P1" draw:layer="layout" svg:x1="17.14cm" svg:y1="9.553cm" svg:x2="18.41cm" svg:y2="9.553cm">
          <text:p/>
        </draw:line>
        <draw:connector draw:style-name="gr42" draw:text-style-name="P1" draw:layer="layout" draw:type="line" svg:x1="20.717cm" svg:y1="11.405cm" svg:x2="19.757cm" svg:y2="9.856cm" draw:start-shape="id374" draw:start-glue-point="5" draw:end-shape="id368" draw:end-glue-point="9" svg:d="M20717 11405l-960-1549" svg:viewBox="0 0 961 1550">
          <text:p/>
        </draw:connector>
        <draw:connector draw:style-name="gr42" draw:text-style-name="P1" draw:layer="layout" draw:type="lines" svg:x1="21.368cm" svg:y1="11.675cm" svg:x2="21.392cm" svg:y2="9.586cm" draw:start-shape="id374" draw:start-glue-point="10" draw:end-shape="id369" draw:end-glue-point="10" svg:d="M21368 11675h502l24-2089h-502" svg:viewBox="0 0 527 2090">
          <text:p/>
        </draw:connector>
        <draw:custom-shape draw:style-name="gr40" draw:text-style-name="P20" xml:id="id375" draw:id="id375" draw:layer="layout" svg:width="0.762cm" svg:height="0.762cm" svg:x="7.105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7.867cm" svg:y1="9.585cm" svg:x2="8.629cm" svg:y2="9.585cm" draw:start-shape="id375" draw:start-glue-point="10" draw:end-shape="id376" draw:end-glue-point="6" svg:d="M7867 9585h762" svg:viewBox="0 0 763 1">
          <text:p/>
        </draw:connector>
        <draw:custom-shape draw:style-name="gr39" draw:text-style-name="P19" xml:id="id376" draw:id="id376" draw:layer="layout" svg:width="0.762cm" svg:height="0.762cm" svg:x="8.629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77" draw:id="id377" draw:layer="layout" svg:width="0.762cm" svg:height="0.762cm" svg:x="8.629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80" draw:id="id380" draw:layer="layout" svg:width="0.762cm" svg:height="0.762cm" svg:x="7.105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9.01cm" svg:y1="9.204cm" svg:x2="9.01cm" svg:y2="8.382cm" draw:start-shape="id376" draw:start-glue-point="4" draw:end-shape="id377" draw:end-glue-point="8" svg:d="M9010 9204v-822" svg:viewBox="0 0 1 823">
          <text:p/>
        </draw:connector>
        <draw:custom-shape draw:style-name="gr39" draw:text-style-name="P19" xml:id="id378" draw:id="id378" draw:layer="layout" svg:width="0.762cm" svg:height="0.762cm" svg:x="10.019cm" svg:y="8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9.28cm" svg:y1="9.315cm" svg:x2="10.13cm" svg:y2="8.943cm" draw:start-shape="id376" draw:start-glue-point="11" draw:end-shape="id378" draw:end-glue-point="7" svg:d="M9280 9315l850-372" svg:viewBox="0 0 851 373">
          <text:p/>
        </draw:connector>
        <draw:connector draw:style-name="gr37" draw:text-style-name="P1" draw:layer="layout" draw:line-skew="-0.081cm" svg:x1="9.28cm" svg:y1="9.855cm" svg:x2="8.74cm" svg:y2="9.855cm" draw:start-shape="id376" draw:start-glue-point="9" draw:end-shape="id376" draw:end-glue-point="7" svg:d="M9280 9855v532h-540v-532" svg:viewBox="0 0 541 533">
          <text:p/>
        </draw:connector>
        <draw:connector draw:style-name="gr41" draw:text-style-name="P1" draw:layer="layout" draw:type="line" svg:x1="7.756cm" svg:y1="9.315cm" svg:x2="8.74cm" svg:y2="8.271cm" draw:start-shape="id375" draw:start-glue-point="11" draw:end-shape="id377" draw:end-glue-point="7" svg:d="M7756 9315l984-1044" svg:viewBox="0 0 985 1045">
          <text:p/>
        </draw:connector>
        <draw:custom-shape draw:style-name="gr39" draw:text-style-name="P19" xml:id="id379" draw:id="id379" draw:layer="layout" svg:width="0.762cm" svg:height="0.762cm" svg:x="7.106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8.629cm" svg:y1="8.001cm" svg:x2="7.868cm" svg:y2="8.002cm" draw:start-shape="id377" draw:start-glue-point="6" draw:end-shape="id379" draw:end-glue-point="10" svg:d="M8629 8001h-380v1h-381" svg:viewBox="0 0 762 2">
          <text:p/>
        </draw:connector>
        <draw:connector draw:style-name="gr41" draw:text-style-name="P1" draw:layer="layout" draw:type="line" svg:x1="7.486cm" svg:y1="10.591cm" svg:x2="7.486cm" svg:y2="9.966cm" draw:start-shape="id380" draw:start-glue-point="4" draw:end-shape="id375" draw:end-glue-point="8" svg:d="M7486 10591v-625" svg:viewBox="0 0 1 626">
          <text:p/>
        </draw:connector>
        <draw:custom-shape draw:style-name="gr36" draw:text-style-name="P18" xml:id="id381" draw:id="id381" draw:layer="layout" svg:width="0.762cm" svg:height="0.762cm" svg:x="8.605cm" svg:y="1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7.105cm" svg:y1="9.585cm" svg:x2="7.106cm" svg:y2="8.002cm" draw:start-shape="id375" draw:start-glue-point="6" draw:end-shape="id379" draw:end-glue-point="6" svg:d="M7105 9585h-501l1-1583h501" svg:viewBox="0 0 503 1584">
          <text:p/>
        </draw:connector>
        <draw:connector draw:style-name="gr42" draw:text-style-name="P1" draw:layer="layout" draw:type="line" svg:x1="7.756cm" svg:y1="11.242cm" svg:x2="8.605cm" svg:y2="11.674cm" draw:start-shape="id380" draw:start-glue-point="9" draw:end-shape="id381" draw:end-glue-point="6" svg:d="M7756 11242l849 432" svg:viewBox="0 0 850 433">
          <text:p/>
        </draw:connector>
        <draw:g>
          <svg:title>TexMaths</svg:title>
          <svg:desc>12§latex§\text{RNG}(\text{Status}_{\sum_{k=1}^4C_k})§svg§600§TRUE§</svg:desc>
          <draw:polygon draw:style-name="gr13" draw:text-style-name="P9" draw:layer="layout" svg:width="3.864cm" svg:height="0.519cm" svg:x="6.707cm" svg:y="12.43cm" svg:viewBox="0 0 3865 520" draw:points="1933,520 0,520 0,0 3865,0 3865,520">
            <text:p/>
          </draw:polygon>
          <draw:path draw:style-name="gr14" draw:text-style-name="P10" draw:layer="layout" svg:width="0.294cm" svg:height="0.297cm" svg:x="6.721cm" svg:y="12.45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7.031cm" svg:y="12.45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7.357cm" svg:y="12.44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7.706cm" svg:y="12.43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7.852cm" svg:y="12.44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8.071cm" svg:y="12.487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8.245cm" svg:y="12.55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8.446cm" svg:y="12.487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8.615cm" svg:y="12.56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8.85cm" svg:y="12.55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9.025cm" svg:y="12.63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17cm" svg:height="0.143cm" svg:x="9.37cm" svg:y="12.594cm" svg:viewBox="0 0 118 144" svg:d="M118 109v-9h-27v-93c0-6 0-7-6-7-3 0-4 0-6 3l-79 97v9h71v17c0 6 0 8-19 8h-7v10c10-1 24-1 36-1s26 0 36 1v-10h-8c-18 0-18-2-18-8v-17zM73 23v77h-63z">
            <text:p/>
          </draw:path>
          <draw:path draw:style-name="gr14" draw:text-style-name="P10" draw:layer="layout" svg:width="0.114cm" svg:height="0.149cm" svg:x="9.384cm" svg:y="12.80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9.541cm" svg:y="12.865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9.768cm" svg:y="12.808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9.98cm" svg:y="12.64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0.227cm" svg:y="12.75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10.431cm" svg:y="12.43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4C_k+1})§svg§600§TRUE§</svg:desc>
          <draw:polygon draw:style-name="gr13" draw:text-style-name="P9" draw:layer="layout" svg:width="4.29cm" svg:height="0.519cm" svg:x="12.803cm" svg:y="12.444cm" svg:viewBox="0 0 4291 520" draw:points="2146,520 0,520 0,0 4291,0 4291,520">
            <text:p/>
          </draw:polygon>
          <draw:path draw:style-name="gr14" draw:text-style-name="P10" draw:layer="layout" svg:width="0.294cm" svg:height="0.297cm" svg:x="12.817cm" svg:y="12.472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3.127cm" svg:y="12.47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3.453cm" svg:y="12.463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3.802cm" svg:y="12.44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3.948cm" svg:y="12.463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4.167cm" svg:y="12.501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4.341cm" svg:y="12.572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4.541cm" svg:y="12.501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4.711cm" svg:y="12.574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4.946cm" svg:y="12.572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5.121cm" svg:y="12.646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17cm" svg:height="0.143cm" svg:x="15.466cm" svg:y="12.608cm" svg:viewBox="0 0 118 144" svg:d="M118 109v-9h-27v-93c0-6 0-7-6-7-3 0-4 0-6 3l-79 97v9h71v17c0 6 0 8-19 8h-7v10c10-1 24-1 36-1s26 0 36 1v-10h-8c-18 0-18-2-18-8v-17zM73 23v77h-63z">
            <text:p/>
          </draw:path>
          <draw:path draw:style-name="gr14" draw:text-style-name="P10" draw:layer="layout" svg:width="0.114cm" svg:height="0.149cm" svg:x="15.479cm" svg:y="12.81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5.637cm" svg:y="12.879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5.863cm" svg:y="12.822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6.075cm" svg:y="12.661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6.323cm" svg:y="12.76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217cm" svg:height="0.218cm" svg:x="16.502cm" svg:y="12.685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07cm" svg:height="0.196cm" svg:x="16.772cm" svg:y="12.672cm" svg:viewBox="0 0 108 197" svg:d="M67 9c0-9 0-9-8-9-20 18-47 19-59 19v11c7 0 27 0 43-9v152c0 9 0 13-30 13h-11v11c6 0 42-1 53-1 9 0 47 1 53 1v-11h-11c-30 0-30-4-30-13z">
            <text:p/>
          </draw:path>
          <draw:path draw:style-name="gr14" draw:text-style-name="P10" draw:layer="layout" svg:width="0.098cm" svg:height="0.421cm" svg:x="16.954cm" svg:y="12.444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5C_k})§svg§600§TRUE§</svg:desc>
          <draw:polygon draw:style-name="gr13" draw:text-style-name="P9" draw:layer="layout" svg:width="3.864cm" svg:height="0.519cm" svg:x="18.504cm" svg:y="12.43cm" svg:viewBox="0 0 3865 520" draw:points="1933,520 0,520 0,0 3865,0 3865,520">
            <text:p/>
          </draw:polygon>
          <draw:path draw:style-name="gr14" draw:text-style-name="P10" draw:layer="layout" svg:width="0.294cm" svg:height="0.297cm" svg:x="18.518cm" svg:y="12.45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8.828cm" svg:y="12.45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9.154cm" svg:y="12.44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9.503cm" svg:y="12.43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9.649cm" svg:y="12.44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9.868cm" svg:y="12.487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20.042cm" svg:y="12.55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20.243cm" svg:y="12.487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20.412cm" svg:y="12.56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20.647cm" svg:y="12.55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20.822cm" svg:y="12.63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5cm" svg:height="0.145cm" svg:x="21.173cm" svg:y="12.596cm" svg:viewBox="0 0 106 146" svg:d="M22 24c12 3 21 3 23 3 15 0 26-4 31-7 6-3 20-11 20-16 0-4-3-4-3-4-1 0-1 0-4 1-7 3-21 6-34 6s-24-2-36-6c-2-1-3-1-3-1-3 0-3 3-3 6v64c0 3 0 6 4 6 2 0 2 0 4-3 9-9 20-14 35-14 11 0 19 7 22 12 5 7 6 16 6 27 0 9-1 21-10 29-10 9-21 10-26 10-14 0-30-6-36-18 9-1 12-7 12-12 0-7-5-12-12-12-4 0-12 3-12 12 0 22 20 39 48 39 32 0 58-21 58-47 0-24-21-47-50-47-14 0-24 4-34 10z">
            <text:p/>
          </draw:path>
          <draw:path draw:style-name="gr14" draw:text-style-name="P10" draw:layer="layout" svg:width="0.114cm" svg:height="0.149cm" svg:x="21.181cm" svg:y="12.80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21.338cm" svg:y="12.865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21.565cm" svg:y="12.808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21.777cm" svg:y="12.64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22.024cm" svg:y="12.75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22.228cm" svg:y="12.43cm" svg:viewBox="0 0 99 422" svg:d="M99 211c0-33-5-83-28-131-26-52-62-80-67-80-2 0-4 2-4 4s0 3 8 10c42 42 66 109 66 197 0 72-15 147-68 200-6 5-6 6-6 7 0 3 2 4 4 4 5 0 43-29 68-82 22-46 27-93 27-129z">
            <text:p/>
          </draw:path>
        </draw:g>
        <presentation:notes draw:style-name="dp2">
          <draw:page-thumbnail draw:style-name="gr35" draw:layer="layout" svg:width="13.968cm" svg:height="10.476cm" svg:x="3.81cm" svg:y="2.123cm" draw:page-number="10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40" draw:text-style-name="P20" xml:id="id382" draw:id="id382" draw:layer="layout" svg:width="0.762cm" svg:height="0.762cm" svg:x="4.698cm" svg:y="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5.46cm" svg:y1="9.331cm" svg:x2="6.222cm" svg:y2="9.331cm" draw:start-shape="id382" draw:start-glue-point="10" draw:end-shape="id383" draw:end-glue-point="6" svg:d="M5460 9331h762" svg:viewBox="0 0 763 1">
          <text:p/>
        </draw:connector>
        <draw:custom-shape draw:style-name="gr40" draw:text-style-name="P20" xml:id="id383" draw:id="id383" draw:layer="layout" svg:width="0.762cm" svg:height="0.762cm" svg:x="6.222cm" svg:y="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84" draw:id="id384" draw:layer="layout" svg:width="0.762cm" svg:height="0.762cm" svg:x="6.22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87" draw:id="id387" draw:layer="layout" svg:width="0.762cm" svg:height="0.762cm" svg:x="4.698cm" svg:y="10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6.603cm" svg:y1="8.95cm" svg:x2="6.603cm" svg:y2="8.128cm" draw:start-shape="id383" draw:start-glue-point="4" draw:end-shape="id384" draw:end-glue-point="8" svg:d="M6603 8950v-822" svg:viewBox="0 0 1 823">
          <text:p/>
        </draw:connector>
        <draw:custom-shape draw:style-name="gr39" draw:text-style-name="P19" xml:id="id385" draw:id="id385" draw:layer="layout" svg:width="0.762cm" svg:height="0.762cm" svg:x="7.612cm" svg:y="8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6.873cm" svg:y1="9.061cm" svg:x2="7.723cm" svg:y2="8.689cm" draw:start-shape="id383" draw:start-glue-point="11" draw:end-shape="id385" draw:end-glue-point="7" svg:d="M6873 9061l850-372" svg:viewBox="0 0 851 373">
          <text:p/>
        </draw:connector>
        <draw:connector draw:style-name="gr37" draw:text-style-name="P1" draw:layer="layout" draw:line-skew="-0.081cm" svg:x1="6.873cm" svg:y1="9.601cm" svg:x2="6.333cm" svg:y2="9.601cm" draw:start-shape="id383" draw:start-glue-point="9" draw:end-shape="id383" draw:end-glue-point="7" svg:d="M6873 9601v532h-540v-532" svg:viewBox="0 0 541 533">
          <text:p/>
        </draw:connector>
        <draw:connector draw:style-name="gr41" draw:text-style-name="P1" draw:layer="layout" draw:type="line" svg:x1="5.349cm" svg:y1="9.061cm" svg:x2="6.333cm" svg:y2="8.017cm" draw:start-shape="id382" draw:start-glue-point="11" draw:end-shape="id384" draw:end-glue-point="7" svg:d="M5349 9061l984-1044" svg:viewBox="0 0 985 1045">
          <text:p/>
        </draw:connector>
        <draw:custom-shape draw:style-name="gr39" draw:text-style-name="P19" xml:id="id386" draw:id="id386" draw:layer="layout" svg:width="0.762cm" svg:height="0.762cm" svg:x="4.699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6.222cm" svg:y1="7.747cm" svg:x2="5.461cm" svg:y2="7.748cm" draw:start-shape="id384" draw:start-glue-point="6" draw:end-shape="id386" draw:end-glue-point="10" svg:d="M6222 7747h-380v1h-381" svg:viewBox="0 0 762 2">
          <text:p/>
        </draw:connector>
        <draw:connector draw:style-name="gr41" draw:text-style-name="P1" draw:layer="layout" draw:type="line" svg:x1="5.079cm" svg:y1="10.337cm" svg:x2="5.079cm" svg:y2="9.712cm" draw:start-shape="id387" draw:start-glue-point="4" draw:end-shape="id382" draw:end-glue-point="8" svg:d="M5079 10337v-625" svg:viewBox="0 0 1 626">
          <text:p/>
        </draw:connector>
        <draw:custom-shape draw:style-name="gr39" draw:text-style-name="P19" xml:id="id388" draw:id="id388" draw:layer="layout" svg:width="0.762cm" svg:height="0.762cm" svg:x="6.198cm" svg:y="11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4.698cm" svg:y1="9.331cm" svg:x2="4.699cm" svg:y2="7.748cm" draw:start-shape="id382" draw:start-glue-point="6" draw:end-shape="id386" draw:end-glue-point="6" svg:d="M4698 9331h-501l1-1583h501" svg:viewBox="0 0 503 1584">
          <text:p/>
        </draw:connector>
        <draw:connector draw:style-name="gr42" draw:text-style-name="P1" draw:layer="layout" draw:type="line" svg:x1="5.349cm" svg:y1="10.988cm" svg:x2="6.198cm" svg:y2="11.42cm" draw:start-shape="id387" draw:start-glue-point="9" draw:end-shape="id388" draw:end-glue-point="6" svg:d="M5349 10988l849 432" svg:viewBox="0 0 850 433">
          <text:p/>
        </draw:connector>
        <draw:connector draw:style-name="gr42" draw:text-style-name="P1" draw:layer="layout" draw:type="line" svg:x1="6.309cm" svg:y1="11.15cm" svg:x2="5.349cm" svg:y2="9.601cm" draw:start-shape="id388" draw:start-glue-point="5" draw:end-shape="id382" draw:end-glue-point="9" svg:d="M6309 11150l-960-1549" svg:viewBox="0 0 961 1550">
          <text:p/>
        </draw:connector>
        <draw:connector draw:style-name="gr42" draw:text-style-name="P1" draw:layer="layout" draw:type="lines" svg:x1="6.96cm" svg:y1="11.42cm" svg:x2="6.984cm" svg:y2="9.331cm" draw:start-shape="id388" draw:start-glue-point="10" draw:end-shape="id383" draw:end-glue-point="10" svg:d="M6960 11420h502l24-2089h-502" svg:viewBox="0 0 527 2090">
          <text:p/>
        </draw:connector>
        <draw:custom-shape draw:style-name="gr36" draw:text-style-name="P18" draw:layer="layout" svg:width="0.762cm" svg:height="0.762cm" svg:x="8.613cm" svg:y="11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9.829cm" svg:y1="9.295cm" svg:x2="11.099cm" svg:y2="9.295cm">
          <text:p/>
        </draw:line>
        <draw:custom-shape draw:style-name="gr40" draw:text-style-name="P20" xml:id="id389" draw:id="id389" draw:layer="layout" svg:width="0.762cm" svg:height="0.762cm" svg:x="12.198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2.96cm" svg:y1="9.332cm" svg:x2="13.722cm" svg:y2="9.332cm" draw:start-shape="id389" draw:start-glue-point="10" draw:end-shape="id390" draw:end-glue-point="6" svg:d="M12960 9332h762" svg:viewBox="0 0 763 1">
          <text:p/>
        </draw:connector>
        <draw:custom-shape draw:style-name="gr40" draw:text-style-name="P20" xml:id="id390" draw:id="id390" draw:layer="layout" svg:width="0.762cm" svg:height="0.762cm" svg:x="13.722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91" draw:id="id391" draw:layer="layout" svg:width="0.762cm" svg:height="0.762cm" svg:x="13.722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394" draw:id="id394" draw:layer="layout" svg:width="0.762cm" svg:height="0.762cm" svg:x="12.198cm" svg:y="1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4.103cm" svg:y1="8.951cm" svg:x2="14.103cm" svg:y2="8.129cm" draw:start-shape="id390" draw:start-glue-point="4" draw:end-shape="id391" draw:end-glue-point="8" svg:d="M14103 8951v-822" svg:viewBox="0 0 1 823">
          <text:p/>
        </draw:connector>
        <draw:custom-shape draw:style-name="gr39" draw:text-style-name="P19" xml:id="id392" draw:id="id392" draw:layer="layout" svg:width="0.762cm" svg:height="0.762cm" svg:x="15.112cm" svg:y="8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373cm" svg:y1="9.062cm" svg:x2="15.223cm" svg:y2="8.69cm" draw:start-shape="id390" draw:start-glue-point="11" draw:end-shape="id392" draw:end-glue-point="7" svg:d="M14373 9062l850-372" svg:viewBox="0 0 851 373">
          <text:p/>
        </draw:connector>
        <draw:connector draw:style-name="gr37" draw:text-style-name="P1" draw:layer="layout" draw:line-skew="-0.081cm" svg:x1="14.373cm" svg:y1="9.602cm" svg:x2="13.833cm" svg:y2="9.602cm" draw:start-shape="id390" draw:start-glue-point="9" draw:end-shape="id390" draw:end-glue-point="7" svg:d="M14373 9602v532h-540v-532" svg:viewBox="0 0 541 533">
          <text:p/>
        </draw:connector>
        <draw:connector draw:style-name="gr41" draw:text-style-name="P1" draw:layer="layout" draw:type="line" svg:x1="12.849cm" svg:y1="9.062cm" svg:x2="13.833cm" svg:y2="8.018cm" draw:start-shape="id389" draw:start-glue-point="11" draw:end-shape="id391" draw:end-glue-point="7" svg:d="M12849 9062l984-1044" svg:viewBox="0 0 985 1045">
          <text:p/>
        </draw:connector>
        <draw:custom-shape draw:style-name="gr39" draw:text-style-name="P19" xml:id="id393" draw:id="id393" draw:layer="layout" svg:width="0.762cm" svg:height="0.762cm" svg:x="12.199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3.722cm" svg:y1="7.748cm" svg:x2="12.961cm" svg:y2="7.749cm" draw:start-shape="id391" draw:start-glue-point="6" draw:end-shape="id393" draw:end-glue-point="10" svg:d="M13722 7748h-380v1h-381" svg:viewBox="0 0 762 2">
          <text:p/>
        </draw:connector>
        <draw:connector draw:style-name="gr41" draw:text-style-name="P1" draw:layer="layout" draw:type="line" svg:x1="12.579cm" svg:y1="10.338cm" svg:x2="12.579cm" svg:y2="9.713cm" draw:start-shape="id394" draw:start-glue-point="4" draw:end-shape="id389" draw:end-glue-point="8" svg:d="M12579 10338v-625" svg:viewBox="0 0 1 626">
          <text:p/>
        </draw:connector>
        <draw:custom-shape draw:style-name="gr39" draw:text-style-name="P19" xml:id="id395" draw:id="id395" draw:layer="layout" svg:width="0.762cm" svg:height="0.762cm" svg:x="13.698cm" svg:y="11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2.198cm" svg:y1="9.332cm" svg:x2="12.199cm" svg:y2="7.749cm" draw:start-shape="id389" draw:start-glue-point="6" draw:end-shape="id393" draw:end-glue-point="6" svg:d="M12198 9332h-501l1-1583h501" svg:viewBox="0 0 503 1584">
          <text:p/>
        </draw:connector>
        <draw:connector draw:style-name="gr42" draw:text-style-name="P1" draw:layer="layout" draw:type="line" svg:x1="12.849cm" svg:y1="10.989cm" svg:x2="13.698cm" svg:y2="11.421cm" draw:start-shape="id394" draw:start-glue-point="9" draw:end-shape="id395" draw:end-glue-point="6" svg:d="M12849 10989l849 432" svg:viewBox="0 0 850 433">
          <text:p/>
        </draw:connector>
        <draw:connector draw:style-name="gr42" draw:text-style-name="P1" draw:layer="layout" draw:type="line" svg:x1="13.809cm" svg:y1="11.151cm" svg:x2="12.849cm" svg:y2="9.602cm" draw:start-shape="id395" draw:start-glue-point="5" draw:end-shape="id389" draw:end-glue-point="9" svg:d="M13809 11151l-960-1549" svg:viewBox="0 0 961 1550">
          <text:p/>
        </draw:connector>
        <draw:connector draw:style-name="gr42" draw:text-style-name="P1" draw:layer="layout" draw:type="lines" svg:x1="14.46cm" svg:y1="11.421cm" svg:x2="14.484cm" svg:y2="9.332cm" draw:start-shape="id395" draw:start-glue-point="10" draw:end-shape="id390" draw:end-glue-point="10" svg:d="M14460 11421h502l24-2089h-502" svg:viewBox="0 0 527 2090">
          <text:p/>
        </draw:connector>
        <draw:custom-shape draw:style-name="gr36" draw:text-style-name="P18" xml:id="id396" draw:id="id396" draw:layer="layout" svg:width="0.762cm" svg:height="0.762cm" svg:x="16.113cm" svg:y="11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6.929cm" svg:y1="9.296cm" svg:x2="18.199cm" svg:y2="9.296cm">
          <text:p/>
        </draw:line>
        <draw:custom-shape draw:style-name="gr38" draw:text-style-name="P5" xml:id="id397" draw:id="id397" draw:layer="layout" svg:width="0.762cm" svg:height="0.762cm" svg:x="15.113cm" svg:y="10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6.224cm" svg:y1="11.151cm" svg:x2="15.764cm" svg:y2="10.691cm" draw:start-shape="id396" draw:start-glue-point="5" draw:end-shape="id397" draw:end-glue-point="9" svg:d="M16224 11151l-460-460" svg:viewBox="0 0 461 461">
          <text:p/>
        </draw:connector>
        <draw:custom-shape draw:style-name="gr40" draw:text-style-name="P20" xml:id="id398" draw:id="id398" draw:layer="layout" svg:width="0.762cm" svg:height="0.762cm" svg:x="19.198cm" svg:y="8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9.96cm" svg:y1="9.333cm" svg:x2="20.722cm" svg:y2="9.333cm" draw:start-shape="id398" draw:start-glue-point="10" draw:end-shape="id399" draw:end-glue-point="6" svg:d="M19960 9333h762" svg:viewBox="0 0 763 1">
          <text:p/>
        </draw:connector>
        <draw:custom-shape draw:style-name="gr40" draw:text-style-name="P20" xml:id="id399" draw:id="id399" draw:layer="layout" svg:width="0.762cm" svg:height="0.762cm" svg:x="20.722cm" svg:y="8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400" draw:id="id400" draw:layer="layout" svg:width="0.762cm" svg:height="0.762cm" svg:x="20.722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403" draw:id="id403" draw:layer="layout" svg:width="0.762cm" svg:height="0.762cm" svg:x="19.198cm" svg:y="10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21.103cm" svg:y1="8.952cm" svg:x2="21.103cm" svg:y2="8.13cm" draw:start-shape="id399" draw:start-glue-point="4" draw:end-shape="id400" draw:end-glue-point="8" svg:d="M21103 8952v-822" svg:viewBox="0 0 1 823">
          <text:p/>
        </draw:connector>
        <draw:custom-shape draw:style-name="gr39" draw:text-style-name="P19" xml:id="id401" draw:id="id401" draw:layer="layout" svg:width="0.762cm" svg:height="0.762cm" svg:x="22.112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1.373cm" svg:y1="9.063cm" svg:x2="22.223cm" svg:y2="8.691cm" draw:start-shape="id399" draw:start-glue-point="11" draw:end-shape="id401" draw:end-glue-point="7" svg:d="M21373 9063l850-372" svg:viewBox="0 0 851 373">
          <text:p/>
        </draw:connector>
        <draw:connector draw:style-name="gr37" draw:text-style-name="P1" draw:layer="layout" draw:line-skew="-0.081cm" svg:x1="21.373cm" svg:y1="9.603cm" svg:x2="20.833cm" svg:y2="9.603cm" draw:start-shape="id399" draw:start-glue-point="9" draw:end-shape="id399" draw:end-glue-point="7" svg:d="M21373 9603v532h-540v-532" svg:viewBox="0 0 541 533">
          <text:p/>
        </draw:connector>
        <draw:connector draw:style-name="gr41" draw:text-style-name="P1" draw:layer="layout" draw:type="line" svg:x1="19.849cm" svg:y1="9.063cm" svg:x2="20.833cm" svg:y2="8.019cm" draw:start-shape="id398" draw:start-glue-point="11" draw:end-shape="id400" draw:end-glue-point="7" svg:d="M19849 9063l984-1044" svg:viewBox="0 0 985 1045">
          <text:p/>
        </draw:connector>
        <draw:custom-shape draw:style-name="gr39" draw:text-style-name="P19" xml:id="id402" draw:id="id402" draw:layer="layout" svg:width="0.762cm" svg:height="0.762cm" svg:x="19.199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20.722cm" svg:y1="7.749cm" svg:x2="19.961cm" svg:y2="7.75cm" draw:start-shape="id400" draw:start-glue-point="6" draw:end-shape="id402" draw:end-glue-point="10" svg:d="M20722 7749h-380v1h-381" svg:viewBox="0 0 762 2">
          <text:p/>
        </draw:connector>
        <draw:connector draw:style-name="gr41" draw:text-style-name="P1" draw:layer="layout" draw:type="line" svg:x1="19.579cm" svg:y1="10.339cm" svg:x2="19.579cm" svg:y2="9.714cm" draw:start-shape="id403" draw:start-glue-point="4" draw:end-shape="id398" draw:end-glue-point="8" svg:d="M19579 10339v-625" svg:viewBox="0 0 1 626">
          <text:p/>
        </draw:connector>
        <draw:custom-shape draw:style-name="gr39" draw:text-style-name="P19" xml:id="id404" draw:id="id404" draw:layer="layout" svg:width="0.762cm" svg:height="0.762cm" svg:x="20.698cm" svg:y="11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9.198cm" svg:y1="9.333cm" svg:x2="19.199cm" svg:y2="7.75cm" draw:start-shape="id398" draw:start-glue-point="6" draw:end-shape="id402" draw:end-glue-point="6" svg:d="M19198 9333h-501l1-1583h501" svg:viewBox="0 0 503 1584">
          <text:p/>
        </draw:connector>
        <draw:connector draw:style-name="gr42" draw:text-style-name="P1" draw:layer="layout" draw:type="line" svg:x1="19.849cm" svg:y1="10.99cm" svg:x2="20.698cm" svg:y2="11.422cm" draw:start-shape="id403" draw:start-glue-point="9" draw:end-shape="id404" draw:end-glue-point="6" svg:d="M19849 10990l849 432" svg:viewBox="0 0 850 433">
          <text:p/>
        </draw:connector>
        <draw:connector draw:style-name="gr42" draw:text-style-name="P1" draw:layer="layout" draw:type="line" svg:x1="20.809cm" svg:y1="11.152cm" svg:x2="19.849cm" svg:y2="9.603cm" draw:start-shape="id404" draw:start-glue-point="5" draw:end-shape="id398" draw:end-glue-point="9" svg:d="M20809 11152l-960-1549" svg:viewBox="0 0 961 1550">
          <text:p/>
        </draw:connector>
        <draw:connector draw:style-name="gr42" draw:text-style-name="P1" draw:layer="layout" draw:type="lines" svg:x1="21.46cm" svg:y1="11.422cm" svg:x2="21.484cm" svg:y2="9.333cm" draw:start-shape="id404" draw:start-glue-point="10" draw:end-shape="id399" draw:end-glue-point="10" svg:d="M21460 11422h502l24-2089h-502" svg:viewBox="0 0 527 2090">
          <text:p/>
        </draw:connector>
        <draw:custom-shape draw:style-name="gr36" draw:text-style-name="P18" xml:id="id405" draw:id="id405" draw:layer="layout" svg:width="0.762cm" svg:height="0.762cm" svg:x="23.113cm" svg:y="11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406" draw:id="id406" draw:layer="layout" svg:width="0.762cm" svg:height="0.762cm" svg:x="22.113cm" svg:y="10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23.224cm" svg:y1="11.152cm" svg:x2="22.764cm" svg:y2="10.692cm" draw:start-shape="id405" draw:start-glue-point="5" draw:end-shape="id406" draw:end-glue-point="9" svg:d="M23224 11152l-460-460" svg:viewBox="0 0 461 461">
          <text:p/>
        </draw:connector>
        <draw:custom-shape draw:style-name="gr38" draw:text-style-name="P5" xml:id="id407" draw:id="id407" draw:layer="layout" svg:width="0.762cm" svg:height="0.762cm" svg:x="23.114cm" svg:y="9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23.494cm" svg:y1="11.041cm" svg:x2="23.495cm" svg:y2="9.804cm" draw:start-shape="id405" draw:start-glue-point="4" draw:end-shape="id407" draw:end-glue-point="8" svg:d="M23494 11041l1-1237" svg:viewBox="0 0 2 1238">
          <text:p/>
        </draw:connector>
        <draw:g>
          <svg:title>TexMaths</svg:title>
          <svg:desc>12§latex§\text{RNG}(\text{Status}_{\sum_{k=1}^5C_k})§svg§600§TRUE§</svg:desc>
          <draw:polygon draw:style-name="gr13" draw:text-style-name="P9" draw:layer="layout" svg:width="3.864cm" svg:height="0.519cm" svg:x="4.525cm" svg:y="12.432cm" svg:viewBox="0 0 3865 520" draw:points="1933,520 0,520 0,0 3865,0 3865,520">
            <text:p/>
          </draw:polygon>
          <draw:path draw:style-name="gr14" draw:text-style-name="P10" draw:layer="layout" svg:width="0.294cm" svg:height="0.297cm" svg:x="4.539cm" svg:y="12.46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4.849cm" svg:y="12.46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5.175cm" svg:y="12.451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5.524cm" svg:y="12.432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5.67cm" svg:y="12.451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5.889cm" svg:y="12.489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6.063cm" svg:y="12.56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6.264cm" svg:y="12.489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6.433cm" svg:y="12.562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6.668cm" svg:y="12.56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6.843cm" svg:y="12.634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5cm" svg:height="0.145cm" svg:x="7.194cm" svg:y="12.598cm" svg:viewBox="0 0 106 146" svg:d="M22 24c12 3 21 3 23 3 15 0 26-4 31-7 6-3 20-11 20-16 0-4-3-4-3-4-1 0-1 0-4 1-7 3-21 6-34 6s-24-2-36-6c-2-1-3-1-3-1-3 0-3 3-3 6v64c0 3 0 6 4 6 2 0 2 0 4-3 9-9 20-14 35-14 11 0 19 7 22 12 5 7 6 16 6 27 0 9-1 21-10 29-10 9-21 10-26 10-14 0-30-6-36-18 9-1 12-7 12-12 0-7-5-12-12-12-4 0-12 3-12 12 0 22 20 39 48 39 32 0 58-21 58-47 0-24-21-47-50-47-14 0-24 4-34 10z">
            <text:p/>
          </draw:path>
          <draw:path draw:style-name="gr14" draw:text-style-name="P10" draw:layer="layout" svg:width="0.114cm" svg:height="0.149cm" svg:x="7.202cm" svg:y="12.80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7.359cm" svg:y="12.867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7.586cm" svg:y="12.81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7.798cm" svg:y="12.649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8.045cm" svg:y="12.75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8.249cm" svg:y="12.432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6C_k+1})§svg§600§TRUE§</svg:desc>
          <draw:polygon draw:style-name="gr13" draw:text-style-name="P9" draw:layer="layout" svg:width="4.29cm" svg:height="0.519cm" svg:x="11.965cm" svg:y="12.432cm" svg:viewBox="0 0 4291 520" draw:points="2146,520 0,520 0,0 4291,0 4291,520">
            <text:p/>
          </draw:polygon>
          <draw:path draw:style-name="gr14" draw:text-style-name="P10" draw:layer="layout" svg:width="0.294cm" svg:height="0.297cm" svg:x="11.979cm" svg:y="12.46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2.289cm" svg:y="12.46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2.615cm" svg:y="12.451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2.964cm" svg:y="12.432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3.11cm" svg:y="12.451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3.329cm" svg:y="12.489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3.503cm" svg:y="12.56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3.703cm" svg:y="12.489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3.873cm" svg:y="12.562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4.108cm" svg:y="12.56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4.283cm" svg:y="12.634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14.632cm" svg:y="12.598cm" svg:viewBox="0 0 110 146" svg:d="M22 72c1-10 1-27 9-40 5-12 20-24 39-24 5 0 14 1 20 5-3 1-8 4-8 12 0 7 4 11 11 11 3 0 11-1 11-12 0-12-8-24-34-24-36 0-70 30-70 74 0 51 25 72 56 72 21 0 31-8 38-14 14-11 16-24 16-34 0-14-3-23-15-34-9-7-19-13-37-13-13 0-26 6-36 21zM56 137c-33 0-33-35-33-44 0-16 12-35 35-35 10 0 17 2 24 11 6 8 6 16 6 29 0 12 0 20-6 29-7 6-14 10-26 10z">
            <text:p/>
          </draw:path>
          <draw:path draw:style-name="gr14" draw:text-style-name="P10" draw:layer="layout" svg:width="0.114cm" svg:height="0.149cm" svg:x="14.641cm" svg:y="12.80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4.799cm" svg:y="12.867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5.025cm" svg:y="12.81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5.237cm" svg:y="12.649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5.485cm" svg:y="12.75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217cm" svg:height="0.218cm" svg:x="15.664cm" svg:y="12.673cm" svg:viewBox="0 0 218 219" svg:d="M116 116h91c4 0 11 0 11-7s-7-7-11-7h-91v-91c0-4 0-11-7-11s-7 7-7 11v91h-91c-4 0-11 0-11 7s7 7 11 7h91v91c0 4 0 12 7 12s7-7 7-12z">
            <text:p/>
          </draw:path>
          <draw:path draw:style-name="gr14" draw:text-style-name="P10" draw:layer="layout" svg:width="0.107cm" svg:height="0.196cm" svg:x="15.934cm" svg:y="12.66cm" svg:viewBox="0 0 108 197" svg:d="M67 9c0-9 0-9-8-9-20 18-47 19-59 19v11c7 0 27 0 43-9v152c0 9 0 13-30 13h-11v11c6 0 42-1 53-1 9 0 47 1 53 1v-11h-11c-30 0-30-4-30-13z">
            <text:p/>
          </draw:path>
          <draw:path draw:style-name="gr14" draw:text-style-name="P10" draw:layer="layout" svg:width="0.098cm" svg:height="0.421cm" svg:x="16.116cm" svg:y="12.432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6C_k})§svg§600§TRUE§</svg:desc>
          <draw:polygon draw:style-name="gr13" draw:text-style-name="P9" draw:layer="layout" svg:width="3.864cm" svg:height="0.519cm" svg:x="19.698cm" svg:y="12.271cm" svg:viewBox="0 0 3865 520" draw:points="1933,520 0,520 0,0 3865,0 3865,520">
            <text:p/>
          </draw:polygon>
          <draw:path draw:style-name="gr14" draw:text-style-name="P10" draw:layer="layout" svg:width="0.294cm" svg:height="0.297cm" svg:x="19.712cm" svg:y="12.299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20.022cm" svg:y="12.299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20.348cm" svg:y="12.2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20.697cm" svg:y="12.271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20.843cm" svg:y="12.2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21.062cm" svg:y="12.328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21.236cm" svg:y="12.399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21.437cm" svg:y="12.328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21.606cm" svg:y="12.401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21.841cm" svg:y="12.399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22.016cm" svg:y="12.473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22.365cm" svg:y="12.437cm" svg:viewBox="0 0 110 146" svg:d="M22 72c1-10 1-27 9-40 5-12 20-24 39-24 5 0 14 1 20 5-3 1-8 4-8 12 0 7 4 11 11 11 3 0 11-1 11-12 0-12-8-24-34-24-36 0-70 30-70 74 0 51 25 72 56 72 21 0 31-8 38-14 14-11 16-24 16-34 0-14-3-23-15-34-9-7-19-13-37-13-13 0-26 6-36 21zM56 137c-33 0-33-35-33-44 0-16 12-35 35-35 10 0 17 2 24 11 6 8 6 16 6 29 0 12 0 20-6 29-7 6-14 10-26 10z">
            <text:p/>
          </draw:path>
          <draw:path draw:style-name="gr14" draw:text-style-name="P10" draw:layer="layout" svg:width="0.114cm" svg:height="0.149cm" svg:x="22.375cm" svg:y="12.643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22.532cm" svg:y="12.706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22.759cm" svg:y="12.649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22.971cm" svg:y="12.488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23.218cm" svg:y="12.593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23.422cm" svg:y="12.271cm" svg:viewBox="0 0 99 422" svg:d="M99 211c0-33-5-83-28-131-26-52-62-80-67-80-2 0-4 2-4 4s0 3 8 10c42 42 66 109 66 197 0 72-15 147-68 200-6 5-6 6-6 7 0 3 2 4 4 4 5 0 43-29 68-82 22-46 27-93 27-129z">
            <text:p/>
          </draw:path>
        </draw:g>
        <presentation:notes draw:style-name="dp2">
          <draw:page-thumbnail draw:style-name="gr35" draw:layer="layout" svg:width="13.968cm" svg:height="10.476cm" svg:x="3.81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40" draw:text-style-name="P20" xml:id="id408" draw:id="id408" draw:layer="layout" svg:width="0.762cm" svg:height="0.762cm" svg:x="12.594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3.356cm" svg:y1="9.585cm" svg:x2="14.118cm" svg:y2="9.585cm" draw:start-shape="id408" draw:start-glue-point="10" draw:end-shape="id409" draw:end-glue-point="6" svg:d="M13356 9585h762" svg:viewBox="0 0 763 1">
          <text:p/>
        </draw:connector>
        <draw:custom-shape draw:style-name="gr40" draw:text-style-name="P20" xml:id="id409" draw:id="id409" draw:layer="layout" svg:width="0.762cm" svg:height="0.762cm" svg:x="14.118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410" draw:id="id410" draw:layer="layout" svg:width="0.762cm" svg:height="0.762cm" svg:x="14.118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413" draw:id="id413" draw:layer="layout" svg:width="0.762cm" svg:height="0.762cm" svg:x="12.594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4.499cm" svg:y1="9.204cm" svg:x2="14.499cm" svg:y2="8.382cm" draw:start-shape="id409" draw:start-glue-point="4" draw:end-shape="id410" draw:end-glue-point="8" svg:d="M14499 9204v-822" svg:viewBox="0 0 1 823">
          <text:p/>
        </draw:connector>
        <draw:custom-shape draw:style-name="gr39" draw:text-style-name="P19" xml:id="id411" draw:id="id411" draw:layer="layout" svg:width="0.762cm" svg:height="0.762cm" svg:x="15.508cm" svg:y="8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769cm" svg:y1="9.315cm" svg:x2="15.619cm" svg:y2="8.943cm" draw:start-shape="id409" draw:start-glue-point="11" draw:end-shape="id411" draw:end-glue-point="7" svg:d="M14769 9315l850-372" svg:viewBox="0 0 851 373">
          <text:p/>
        </draw:connector>
        <draw:connector draw:style-name="gr37" draw:text-style-name="P1" draw:layer="layout" draw:line-skew="-0.081cm" svg:x1="14.769cm" svg:y1="9.855cm" svg:x2="14.229cm" svg:y2="9.855cm" draw:start-shape="id409" draw:start-glue-point="9" draw:end-shape="id409" draw:end-glue-point="7" svg:d="M14769 9855v532h-540v-532" svg:viewBox="0 0 541 533">
          <text:p/>
        </draw:connector>
        <draw:connector draw:style-name="gr41" draw:text-style-name="P1" draw:layer="layout" draw:type="line" svg:x1="13.245cm" svg:y1="9.315cm" svg:x2="14.229cm" svg:y2="8.271cm" draw:start-shape="id408" draw:start-glue-point="11" draw:end-shape="id410" draw:end-glue-point="7" svg:d="M13245 9315l984-1044" svg:viewBox="0 0 985 1045">
          <text:p/>
        </draw:connector>
        <draw:custom-shape draw:style-name="gr39" draw:text-style-name="P19" xml:id="id412" draw:id="id412" draw:layer="layout" svg:width="0.762cm" svg:height="0.762cm" svg:x="12.595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4.118cm" svg:y1="8.001cm" svg:x2="13.357cm" svg:y2="8.002cm" draw:start-shape="id410" draw:start-glue-point="6" draw:end-shape="id412" draw:end-glue-point="10" svg:d="M14118 8001h-380v1h-381" svg:viewBox="0 0 762 2">
          <text:p/>
        </draw:connector>
        <draw:connector draw:style-name="gr41" draw:text-style-name="P1" draw:layer="layout" draw:type="line" svg:x1="12.975cm" svg:y1="10.591cm" svg:x2="12.975cm" svg:y2="9.966cm" draw:start-shape="id413" draw:start-glue-point="4" draw:end-shape="id408" draw:end-glue-point="8" svg:d="M12975 10591v-625" svg:viewBox="0 0 1 626">
          <text:p/>
        </draw:connector>
        <draw:custom-shape draw:style-name="gr39" draw:text-style-name="P19" xml:id="id414" draw:id="id414" draw:layer="layout" svg:width="0.762cm" svg:height="0.762cm" svg:x="14.094cm" svg:y="1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2.594cm" svg:y1="9.585cm" svg:x2="12.595cm" svg:y2="8.002cm" draw:start-shape="id408" draw:start-glue-point="6" draw:end-shape="id412" draw:end-glue-point="6" svg:d="M12594 9585h-501l1-1583h501" svg:viewBox="0 0 503 1584">
          <text:p/>
        </draw:connector>
        <draw:connector draw:style-name="gr42" draw:text-style-name="P1" draw:layer="layout" draw:type="line" svg:x1="13.245cm" svg:y1="11.242cm" svg:x2="14.094cm" svg:y2="11.674cm" draw:start-shape="id413" draw:start-glue-point="9" draw:end-shape="id414" draw:end-glue-point="6" svg:d="M13245 11242l849 432" svg:viewBox="0 0 850 433">
          <text:p/>
        </draw:connector>
        <draw:connector draw:style-name="gr42" draw:text-style-name="P1" draw:layer="layout" draw:type="line" svg:x1="14.205cm" svg:y1="11.404cm" svg:x2="13.245cm" svg:y2="9.855cm" draw:start-shape="id414" draw:start-glue-point="5" draw:end-shape="id408" draw:end-glue-point="9" svg:d="M14205 11404l-960-1549" svg:viewBox="0 0 961 1550">
          <text:p/>
        </draw:connector>
        <draw:connector draw:style-name="gr42" draw:text-style-name="P1" draw:layer="layout" draw:type="lines" svg:x1="14.856cm" svg:y1="11.674cm" svg:x2="14.88cm" svg:y2="9.585cm" draw:start-shape="id414" draw:start-glue-point="10" draw:end-shape="id409" draw:end-glue-point="10" svg:d="M14856 11674h502l24-2089h-502" svg:viewBox="0 0 527 2090">
          <text:p/>
        </draw:connector>
        <draw:custom-shape draw:style-name="gr39" draw:text-style-name="P19" xml:id="id415" draw:id="id415" draw:layer="layout" svg:width="0.762cm" svg:height="0.762cm" svg:x="16.509cm" svg:y="1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416" draw:id="id416" draw:layer="layout" svg:width="0.762cm" svg:height="0.762cm" svg:x="15.509cm" svg:y="10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6.62cm" svg:y1="11.404cm" svg:x2="16.16cm" svg:y2="10.944cm" draw:start-shape="id415" draw:start-glue-point="5" draw:end-shape="id416" draw:end-glue-point="9" svg:d="M16620 11404l-460-460" svg:viewBox="0 0 461 461">
          <text:p/>
        </draw:connector>
        <draw:custom-shape draw:style-name="gr40" draw:text-style-name="P20" xml:id="id417" draw:id="id417" draw:layer="layout" svg:width="0.762cm" svg:height="0.762cm" svg:x="16.51cm" svg:y="9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6.89cm" svg:y1="11.293cm" svg:x2="16.891cm" svg:y2="10.056cm" draw:start-shape="id415" draw:start-glue-point="4" draw:end-shape="id417" draw:end-glue-point="8" svg:d="M16890 11293l1-1237" svg:viewBox="0 0 2 1238">
          <text:p/>
        </draw:connector>
        <draw:g>
          <svg:title>TexMaths</svg:title>
          <svg:desc>12§latex§\text{RNG}(\text{Status}_{\sum_{k=1}^6C_k})§svg§600§TRUE§</svg:desc>
          <draw:polygon draw:style-name="gr13" draw:text-style-name="P9" draw:layer="layout" svg:width="3.864cm" svg:height="0.519cm" svg:x="12.696cm" svg:y="12.056cm" svg:viewBox="0 0 3865 520" draw:points="1933,520 0,520 0,0 3865,0 3865,520">
            <text:p/>
          </draw:polygon>
          <draw:path draw:style-name="gr14" draw:text-style-name="P10" draw:layer="layout" svg:width="0.294cm" svg:height="0.297cm" svg:x="12.71cm" svg:y="12.084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3.02cm" svg:y="12.084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3.346cm" svg:y="12.075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3.695cm" svg:y="12.056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3.841cm" svg:y="12.075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4.06cm" svg:y="12.113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4.234cm" svg:y="12.184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4.435cm" svg:y="12.113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4.604cm" svg:y="12.186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4.839cm" svg:y="12.184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5.014cm" svg:y="12.258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15.363cm" svg:y="12.222cm" svg:viewBox="0 0 110 146" svg:d="M22 72c1-10 1-27 9-40 5-12 20-24 39-24 5 0 14 1 20 5-3 1-8 4-8 12 0 7 4 11 11 11 3 0 11-1 11-12 0-12-8-24-34-24-36 0-70 30-70 74 0 51 25 72 56 72 21 0 31-8 38-14 14-11 16-24 16-34 0-14-3-23-15-34-9-7-19-13-37-13-13 0-26 6-36 21zM56 137c-33 0-33-35-33-44 0-16 12-35 35-35 10 0 17 2 24 11 6 8 6 16 6 29 0 12 0 20-6 29-7 6-14 10-26 10z">
            <text:p/>
          </draw:path>
          <draw:path draw:style-name="gr14" draw:text-style-name="P10" draw:layer="layout" svg:width="0.114cm" svg:height="0.149cm" svg:x="15.373cm" svg:y="12.428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5.53cm" svg:y="12.491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5.757cm" svg:y="12.434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5.969cm" svg:y="12.273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6.216cm" svg:y="12.378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16.42cm" svg:y="12.056cm" svg:viewBox="0 0 99 422" svg:d="M99 211c0-33-5-83-28-131-26-52-62-80-67-80-2 0-4 2-4 4s0 3 8 10c42 42 66 109 66 197 0 72-15 147-68 200-6 5-6 6-6 7 0 3 2 4 4 4 5 0 43-29 68-82 22-46 27-93 27-129z">
            <text:p/>
          </draw:path>
        </draw:g>
        <presentation:notes draw:style-name="dp2">
          <draw:page-thumbnail draw:style-name="gr35" draw:layer="layout" svg:width="13.968cm" svg:height="10.476cm" svg:x="3.81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40" draw:text-style-name="P20" xml:id="id418" draw:id="id418" draw:layer="layout" svg:width="0.762cm" svg:height="0.762cm" svg:x="8.896cm" svg:y="9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9.658cm" svg:y1="10.004cm" svg:x2="10.42cm" svg:y2="10.004cm" draw:start-shape="id418" draw:start-glue-point="10" draw:end-shape="id419" draw:end-glue-point="6" svg:d="M9658 10004h762" svg:viewBox="0 0 763 1">
          <text:p/>
        </draw:connector>
        <draw:custom-shape draw:style-name="gr40" draw:text-style-name="P20" xml:id="id419" draw:id="id419" draw:layer="layout" svg:width="0.762cm" svg:height="0.762cm" svg:x="10.42cm" svg:y="9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420" draw:id="id420" draw:layer="layout" svg:width="0.762cm" svg:height="0.762cm" svg:x="10.42cm" svg:y="8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423" draw:id="id423" draw:layer="layout" svg:width="0.762cm" svg:height="0.762cm" svg:x="8.896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0.801cm" svg:y1="9.623cm" svg:x2="10.801cm" svg:y2="8.801cm" draw:start-shape="id419" draw:start-glue-point="4" draw:end-shape="id420" draw:end-glue-point="8" svg:d="M10801 9623v-822" svg:viewBox="0 0 1 823">
          <text:p/>
        </draw:connector>
        <draw:custom-shape draw:style-name="gr39" draw:text-style-name="P19" xml:id="id421" draw:id="id421" draw:layer="layout" svg:width="0.762cm" svg:height="0.762cm" svg:x="11.81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1.071cm" svg:y1="9.734cm" svg:x2="11.921cm" svg:y2="9.362cm" draw:start-shape="id419" draw:start-glue-point="11" draw:end-shape="id421" draw:end-glue-point="7" svg:d="M11071 9734l850-372" svg:viewBox="0 0 851 373">
          <text:p/>
        </draw:connector>
        <draw:connector draw:style-name="gr37" draw:text-style-name="P1" draw:layer="layout" draw:line-skew="-0.081cm" svg:x1="11.071cm" svg:y1="10.274cm" svg:x2="10.531cm" svg:y2="10.274cm" draw:start-shape="id419" draw:start-glue-point="9" draw:end-shape="id419" draw:end-glue-point="7" svg:d="M11071 10274v532h-540v-532" svg:viewBox="0 0 541 533">
          <text:p/>
        </draw:connector>
        <draw:connector draw:style-name="gr41" draw:text-style-name="P1" draw:layer="layout" draw:type="line" svg:x1="9.547cm" svg:y1="9.734cm" svg:x2="10.531cm" svg:y2="8.69cm" draw:start-shape="id418" draw:start-glue-point="11" draw:end-shape="id420" draw:end-glue-point="7" svg:d="M9547 9734l984-1044" svg:viewBox="0 0 985 1045">
          <text:p/>
        </draw:connector>
        <draw:custom-shape draw:style-name="gr39" draw:text-style-name="P19" xml:id="id422" draw:id="id422" draw:layer="layout" svg:width="0.762cm" svg:height="0.762cm" svg:x="8.897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0.42cm" svg:y1="8.42cm" svg:x2="9.659cm" svg:y2="8.421cm" draw:start-shape="id420" draw:start-glue-point="6" draw:end-shape="id422" draw:end-glue-point="10" svg:d="M10420 8420h-380v1h-381" svg:viewBox="0 0 762 2">
          <text:p/>
        </draw:connector>
        <draw:connector draw:style-name="gr41" draw:text-style-name="P1" draw:layer="layout" draw:type="line" svg:x1="9.277cm" svg:y1="11.01cm" svg:x2="9.277cm" svg:y2="10.385cm" draw:start-shape="id423" draw:start-glue-point="4" draw:end-shape="id418" draw:end-glue-point="8" svg:d="M9277 11010v-625" svg:viewBox="0 0 1 626">
          <text:p/>
        </draw:connector>
        <draw:custom-shape draw:style-name="gr39" draw:text-style-name="P19" xml:id="id424" draw:id="id424" draw:layer="layout" svg:width="0.762cm" svg:height="0.762cm" svg:x="10.396cm" svg:y="11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8.896cm" svg:y1="10.004cm" svg:x2="8.897cm" svg:y2="8.421cm" draw:start-shape="id418" draw:start-glue-point="6" draw:end-shape="id422" draw:end-glue-point="6" svg:d="M8896 10004h-501l1-1583h501" svg:viewBox="0 0 503 1584">
          <text:p/>
        </draw:connector>
        <draw:connector draw:style-name="gr42" draw:text-style-name="P1" draw:layer="layout" draw:type="line" svg:x1="9.547cm" svg:y1="11.661cm" svg:x2="10.396cm" svg:y2="12.093cm" draw:start-shape="id423" draw:start-glue-point="9" draw:end-shape="id424" draw:end-glue-point="6" svg:d="M9547 11661l849 432" svg:viewBox="0 0 850 433">
          <text:p/>
        </draw:connector>
        <draw:connector draw:style-name="gr42" draw:text-style-name="P1" draw:layer="layout" draw:type="line" svg:x1="10.507cm" svg:y1="11.823cm" svg:x2="9.547cm" svg:y2="10.274cm" draw:start-shape="id424" draw:start-glue-point="5" draw:end-shape="id418" draw:end-glue-point="9" svg:d="M10507 11823l-960-1549" svg:viewBox="0 0 961 1550">
          <text:p/>
        </draw:connector>
        <draw:connector draw:style-name="gr42" draw:text-style-name="P1" draw:layer="layout" draw:type="lines" svg:x1="11.158cm" svg:y1="12.093cm" svg:x2="11.182cm" svg:y2="10.004cm" draw:start-shape="id424" draw:start-glue-point="10" draw:end-shape="id419" draw:end-glue-point="10" svg:d="M11158 12093h502l24-2089h-502" svg:viewBox="0 0 527 2090">
          <text:p/>
        </draw:connector>
        <draw:custom-shape draw:style-name="gr39" draw:text-style-name="P19" xml:id="id425" draw:id="id425" draw:layer="layout" svg:width="0.762cm" svg:height="0.762cm" svg:x="12.811cm" svg:y="11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3.927cm" svg:y1="9.968cm" svg:x2="15.197cm" svg:y2="9.968cm">
          <text:p/>
        </draw:line>
        <draw:custom-shape draw:style-name="gr40" draw:text-style-name="P20" xml:id="id426" draw:id="id426" draw:layer="layout" svg:width="0.762cm" svg:height="0.762cm" svg:x="11.811cm" svg:y="10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2.922cm" svg:y1="11.823cm" svg:x2="12.462cm" svg:y2="11.363cm" draw:start-shape="id425" draw:start-glue-point="5" draw:end-shape="id426" draw:end-glue-point="9" svg:d="M12922 11823l-460-460" svg:viewBox="0 0 461 461">
          <text:p/>
        </draw:connector>
        <draw:custom-shape draw:style-name="gr36" draw:text-style-name="P18" xml:id="id427" draw:id="id427" draw:layer="layout" svg:width="0.762cm" svg:height="0.762cm" svg:x="12.812cm" svg:y="9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3.192cm" svg:y1="11.712cm" svg:x2="13.193cm" svg:y2="10.475cm" draw:start-shape="id425" draw:start-glue-point="4" draw:end-shape="id427" draw:end-glue-point="8" svg:d="M13192 11712l1-1237" svg:viewBox="0 0 2 1238">
          <text:p/>
        </draw:connector>
        <draw:custom-shape draw:style-name="gr40" draw:text-style-name="P20" xml:id="id428" draw:id="id428" draw:layer="layout" svg:width="0.762cm" svg:height="0.762cm" svg:x="15.896cm" svg:y="9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6.658cm" svg:y1="10.005cm" svg:x2="17.42cm" svg:y2="10.005cm" draw:start-shape="id428" draw:start-glue-point="10" draw:end-shape="id429" draw:end-glue-point="6" svg:d="M16658 10005h762" svg:viewBox="0 0 763 1">
          <text:p/>
        </draw:connector>
        <draw:custom-shape draw:style-name="gr40" draw:text-style-name="P20" xml:id="id429" draw:id="id429" draw:layer="layout" svg:width="0.762cm" svg:height="0.762cm" svg:x="17.42cm" svg:y="9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430" draw:id="id430" draw:layer="layout" svg:width="0.762cm" svg:height="0.762cm" svg:x="17.42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433" draw:id="id433" draw:layer="layout" svg:width="0.762cm" svg:height="0.762cm" svg:x="15.896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7.801cm" svg:y1="9.624cm" svg:x2="17.801cm" svg:y2="8.802cm" draw:start-shape="id429" draw:start-glue-point="4" draw:end-shape="id430" draw:end-glue-point="8" svg:d="M17801 9624v-822" svg:viewBox="0 0 1 823">
          <text:p/>
        </draw:connector>
        <draw:custom-shape draw:style-name="gr39" draw:text-style-name="P19" xml:id="id431" draw:id="id431" draw:layer="layout" svg:width="0.762cm" svg:height="0.762cm" svg:x="18.8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8.071cm" svg:y1="9.735cm" svg:x2="18.921cm" svg:y2="9.363cm" draw:start-shape="id429" draw:start-glue-point="11" draw:end-shape="id431" draw:end-glue-point="7" svg:d="M18071 9735l850-372" svg:viewBox="0 0 851 373">
          <text:p/>
        </draw:connector>
        <draw:connector draw:style-name="gr37" draw:text-style-name="P1" draw:layer="layout" draw:line-skew="-0.081cm" svg:x1="18.071cm" svg:y1="10.275cm" svg:x2="17.531cm" svg:y2="10.275cm" draw:start-shape="id429" draw:start-glue-point="9" draw:end-shape="id429" draw:end-glue-point="7" svg:d="M18071 10275v532h-540v-532" svg:viewBox="0 0 541 533">
          <text:p/>
        </draw:connector>
        <draw:connector draw:style-name="gr41" draw:text-style-name="P1" draw:layer="layout" draw:type="line" svg:x1="16.547cm" svg:y1="9.735cm" svg:x2="17.531cm" svg:y2="8.691cm" draw:start-shape="id428" draw:start-glue-point="11" draw:end-shape="id430" draw:end-glue-point="7" svg:d="M16547 9735l984-1044" svg:viewBox="0 0 985 1045">
          <text:p/>
        </draw:connector>
        <draw:custom-shape draw:style-name="gr39" draw:text-style-name="P19" xml:id="id432" draw:id="id432" draw:layer="layout" svg:width="0.762cm" svg:height="0.762cm" svg:x="15.897cm" svg:y="8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7.42cm" svg:y1="8.421cm" svg:x2="16.659cm" svg:y2="8.422cm" draw:start-shape="id430" draw:start-glue-point="6" draw:end-shape="id432" draw:end-glue-point="10" svg:d="M17420 8421h-380v1h-381" svg:viewBox="0 0 762 2">
          <text:p/>
        </draw:connector>
        <draw:connector draw:style-name="gr41" draw:text-style-name="P1" draw:layer="layout" draw:type="line" svg:x1="16.277cm" svg:y1="11.011cm" svg:x2="16.277cm" svg:y2="10.386cm" draw:start-shape="id433" draw:start-glue-point="4" draw:end-shape="id428" draw:end-glue-point="8" svg:d="M16277 11011v-625" svg:viewBox="0 0 1 626">
          <text:p/>
        </draw:connector>
        <draw:custom-shape draw:style-name="gr39" draw:text-style-name="P19" xml:id="id434" draw:id="id434" draw:layer="layout" svg:width="0.762cm" svg:height="0.762cm" svg:x="17.396cm" svg:y="1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5.896cm" svg:y1="10.005cm" svg:x2="15.897cm" svg:y2="8.422cm" draw:start-shape="id428" draw:start-glue-point="6" draw:end-shape="id432" draw:end-glue-point="6" svg:d="M15896 10005h-501l1-1583h501" svg:viewBox="0 0 503 1584">
          <text:p/>
        </draw:connector>
        <draw:connector draw:style-name="gr42" draw:text-style-name="P1" draw:layer="layout" draw:type="line" svg:x1="16.547cm" svg:y1="11.662cm" svg:x2="17.396cm" svg:y2="12.094cm" draw:start-shape="id433" draw:start-glue-point="9" draw:end-shape="id434" draw:end-glue-point="6" svg:d="M16547 11662l849 432" svg:viewBox="0 0 850 433">
          <text:p/>
        </draw:connector>
        <draw:connector draw:style-name="gr42" draw:text-style-name="P1" draw:layer="layout" draw:type="line" svg:x1="17.507cm" svg:y1="11.824cm" svg:x2="16.547cm" svg:y2="10.275cm" draw:start-shape="id434" draw:start-glue-point="5" draw:end-shape="id428" draw:end-glue-point="9" svg:d="M17507 11824l-960-1549" svg:viewBox="0 0 961 1550">
          <text:p/>
        </draw:connector>
        <draw:connector draw:style-name="gr42" draw:text-style-name="P1" draw:layer="layout" draw:type="lines" svg:x1="18.158cm" svg:y1="12.094cm" svg:x2="18.182cm" svg:y2="10.005cm" draw:start-shape="id434" draw:start-glue-point="10" draw:end-shape="id429" draw:end-glue-point="10" svg:d="M18158 12094h502l24-2089h-502" svg:viewBox="0 0 527 2090">
          <text:p/>
        </draw:connector>
        <draw:custom-shape draw:style-name="gr39" draw:text-style-name="P19" xml:id="id435" draw:id="id435" draw:layer="layout" svg:width="0.762cm" svg:height="0.762cm" svg:x="19.811cm" svg:y="1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xml:id="id436" draw:id="id436" draw:layer="layout" svg:width="0.762cm" svg:height="0.762cm" svg:x="18.811cm" svg:y="10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9.922cm" svg:y1="11.824cm" svg:x2="19.462cm" svg:y2="11.364cm" draw:start-shape="id435" draw:start-glue-point="5" draw:end-shape="id436" draw:end-glue-point="9" svg:d="M19922 11824l-460-460" svg:viewBox="0 0 461 461">
          <text:p/>
        </draw:connector>
        <draw:custom-shape draw:style-name="gr36" draw:text-style-name="P18" xml:id="id437" draw:id="id437" draw:layer="layout" svg:width="0.762cm" svg:height="0.762cm" svg:x="19.812cm" svg:y="9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20.192cm" svg:y1="11.713cm" svg:x2="20.193cm" svg:y2="10.476cm" draw:start-shape="id435" draw:start-glue-point="4" draw:end-shape="id437" draw:end-glue-point="8" svg:d="M20192 11713l1-1237" svg:viewBox="0 0 2 1238">
          <text:p/>
        </draw:connector>
        <draw:connector draw:style-name="gr42" draw:text-style-name="P1" draw:layer="layout" draw:type="line" svg:x1="19.923cm" svg:y1="10.365cm" svg:x2="19.462cm" svg:y2="10.824cm" draw:start-shape="id437" draw:start-glue-point="7" draw:end-shape="id436" draw:end-glue-point="11" svg:d="M19923 10365l-461 459" svg:viewBox="0 0 462 460">
          <text:p/>
        </draw:connector>
        <draw:g>
          <svg:title>TexMaths</svg:title>
          <svg:desc>12§latex§\text{RNG}(\text{Status}_{\sum_{k=1}^6C_k})§svg§600§TRUE§</svg:desc>
          <draw:polygon draw:style-name="gr13" draw:text-style-name="P9" draw:layer="layout" svg:width="3.864cm" svg:height="0.519cm" svg:x="9.116cm" svg:y="12.865cm" svg:viewBox="0 0 3865 520" draw:points="1933,520 0,520 0,0 3865,0 3865,520">
            <text:p/>
          </draw:polygon>
          <draw:path draw:style-name="gr14" draw:text-style-name="P10" draw:layer="layout" svg:width="0.294cm" svg:height="0.297cm" svg:x="9.13cm" svg:y="12.893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9.44cm" svg:y="12.893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9.766cm" svg:y="12.884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0.115cm" svg:y="12.865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0.261cm" svg:y="12.884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0.48cm" svg:y="12.922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0.654cm" svg:y="12.993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0.855cm" svg:y="12.922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1.024cm" svg:y="12.995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1.259cm" svg:y="12.993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1.434cm" svg:y="13.067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09cm" svg:height="0.145cm" svg:x="11.783cm" svg:y="13.031cm" svg:viewBox="0 0 110 146" svg:d="M22 72c1-10 1-27 9-40 5-12 20-24 39-24 5 0 14 1 20 5-3 1-8 4-8 12 0 7 4 11 11 11 3 0 11-1 11-12 0-12-8-24-34-24-36 0-70 30-70 74 0 51 25 72 56 72 21 0 31-8 38-14 14-11 16-24 16-34 0-14-3-23-15-34-9-7-19-13-37-13-13 0-26 6-36 21zM56 137c-33 0-33-35-33-44 0-16 12-35 35-35 10 0 17 2 24 11 6 8 6 16 6 29 0 12 0 20-6 29-7 6-14 10-26 10z">
            <text:p/>
          </draw:path>
          <draw:path draw:style-name="gr14" draw:text-style-name="P10" draw:layer="layout" svg:width="0.114cm" svg:height="0.149cm" svg:x="11.793cm" svg:y="13.237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1.95cm" svg:y="13.3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2.177cm" svg:y="13.243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2.389cm" svg:y="13.082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2.636cm" svg:y="13.187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12.84cm" svg:y="12.865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7C_k})§svg§600§TRUE§</svg:desc>
          <draw:polygon draw:style-name="gr13" draw:text-style-name="P9" draw:layer="layout" svg:width="3.864cm" svg:height="0.519cm" svg:x="16.042cm" svg:y="12.881cm" svg:viewBox="0 0 3865 520" draw:points="1933,520 0,520 0,0 3865,0 3865,520">
            <text:p/>
          </draw:polygon>
          <draw:path draw:style-name="gr14" draw:text-style-name="P10" draw:layer="layout" svg:width="0.294cm" svg:height="0.297cm" svg:x="16.056cm" svg:y="12.909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14" draw:text-style-name="P10" draw:layer="layout" svg:width="0.288cm" svg:height="0.288cm" svg:x="16.366cm" svg:y="12.909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14" draw:text-style-name="P10" draw:layer="layout" svg:width="0.286cm" svg:height="0.306cm" svg:x="16.692cm" svg:y="12.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14" draw:text-style-name="P10" draw:layer="layout" svg:width="0.098cm" svg:height="0.421cm" svg:x="17.041cm" svg:y="12.881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14" draw:text-style-name="P10" draw:layer="layout" svg:width="0.187cm" svg:height="0.306cm" svg:x="17.187cm" svg:y="12.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14" draw:text-style-name="P10" draw:layer="layout" svg:width="0.132cm" svg:height="0.264cm" svg:x="17.406cm" svg:y="12.938cm" svg:viewBox="0 0 133 265" svg:d="M65 91h61v-13h-61v-78h-10c0 35-14 80-55 82v9h36v116c0 53 40 58 55 58 30 0 42-30 42-58v-24h-11v24c0 31-13 47-28 47-29 0-29-38-29-46z">
            <text:p/>
          </draw:path>
          <draw:path draw:style-name="gr14" draw:text-style-name="P10" draw:layer="layout" svg:width="0.19cm" svg:height="0.194cm" svg:x="17.58cm" svg:y="13.009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14" draw:text-style-name="P10" draw:layer="layout" svg:width="0.131cm" svg:height="0.264cm" svg:x="17.781cm" svg:y="12.938cm" svg:viewBox="0 0 132 265" svg:d="M65 91h61v-13h-61v-78h-10c0 35-14 80-55 82v9h36v116c0 53 40 58 55 58 30 0 41-30 41-58v-24h-10v24c0 31-13 47-28 47-29 0-29-38-29-46z">
            <text:p/>
          </draw:path>
          <draw:path draw:style-name="gr14" draw:text-style-name="P10" draw:layer="layout" svg:width="0.212cm" svg:height="0.191cm" svg:x="17.95cm" svg:y="13.011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14" draw:text-style-name="P10" draw:layer="layout" svg:width="0.138cm" svg:height="0.194cm" svg:x="18.185cm" svg:y="13.009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14" draw:text-style-name="P10" draw:layer="layout" svg:width="0.308cm" svg:height="0.296cm" svg:x="18.36cm" svg:y="13.083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14" draw:text-style-name="P10" draw:layer="layout" svg:width="0.113cm" svg:height="0.147cm" svg:x="18.713cm" svg:y="13.045cm" svg:viewBox="0 0 114 148" svg:d="M112 16c2-2 2-3 2-4v-5h-51c-5 0-37-1-41-1-5-2-5-4-5-6h-9l-8 48h9c1-4 3-17 6-19 1-1 21-2 24-2h51c-8 10-20 22-29 32-25 33-27 63-27 76 0 12 6 13 10 13 12 0 12-11 12-14v-3c0-38 7-62 21-75z">
            <text:p/>
          </draw:path>
          <draw:path draw:style-name="gr14" draw:text-style-name="P10" draw:layer="layout" svg:width="0.114cm" svg:height="0.149cm" svg:x="18.719cm" svg:y="13.253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176cm" svg:height="0.062cm" svg:x="18.876cm" svg:y="13.316cm" svg:viewBox="0 0 177 63" svg:d="M168 12c3 0 9 0 9-6s-6-6-10-6h-157c-4 0-10 0-10 6s6 6 9 6zM167 63c4 0 10 0 10-6s-6-6-9-6h-159c-3 0-9 0-9 6s6 6 10 6z">
            <text:p/>
          </draw:path>
          <draw:path draw:style-name="gr14" draw:text-style-name="P10" draw:layer="layout" svg:width="0.086cm" svg:height="0.14cm" svg:x="19.103cm" svg:y="13.259cm" svg:viewBox="0 0 87 141" svg:d="M55 7c0-7-1-7-8-7-15 13-39 13-43 13h-4v10h4c5 0 18-1 31-6v106c0 7 0 9-23 9h-10v9c11-1 31-1 42-1 13 0 32 0 43 1v-9h-10c-22 0-22-2-22-9z">
            <text:p/>
          </draw:path>
          <draw:path draw:style-name="gr14" draw:text-style-name="P10" draw:layer="layout" svg:width="0.228cm" svg:height="0.213cm" svg:x="19.315cm" svg:y="13.098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14" draw:text-style-name="P10" draw:layer="layout" svg:width="0.114cm" svg:height="0.149cm" svg:x="19.562cm" svg:y="13.203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14" draw:text-style-name="P10" draw:layer="layout" svg:width="0.098cm" svg:height="0.421cm" svg:x="19.766cm" svg:y="12.881cm" svg:viewBox="0 0 99 422" svg:d="M99 211c0-33-5-83-28-131-26-52-62-80-67-80-2 0-4 2-4 4s0 3 8 10c42 42 66 109 66 197 0 72-15 147-68 200-6 5-6 6-6 7 0 3 2 4 4 4 5 0 43-29 68-82 22-46 27-93 27-129z">
            <text:p/>
          </draw:path>
        </draw:g>
        <presentation:notes draw:style-name="dp2">
          <draw:page-thumbnail draw:style-name="gr35" draw:layer="layout" svg:width="13.968cm" svg:height="10.476cm" svg:x="3.81cm" svg:y="2.123cm" draw:page-number="1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40" draw:text-style-name="P20" xml:id="id438" draw:id="id438" draw:layer="layout" svg:width="0.762cm" svg:height="0.762cm" svg:x="12.34cm" svg:y="8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3.102cm" svg:y1="8.96cm" svg:x2="13.864cm" svg:y2="8.96cm" draw:start-shape="id438" draw:start-glue-point="10" draw:end-shape="id439" draw:end-glue-point="6" svg:d="M13102 8960h762" svg:viewBox="0 0 763 1">
          <text:p/>
        </draw:connector>
        <draw:custom-shape draw:style-name="gr40" draw:text-style-name="P20" xml:id="id439" draw:id="id439" draw:layer="layout" svg:width="0.762cm" svg:height="0.762cm" svg:x="13.864cm" svg:y="8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440" draw:id="id440" draw:layer="layout" svg:width="0.762cm" svg:height="0.762cm" svg:x="13.864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xml:id="id443" draw:id="id443" draw:layer="layout" svg:width="0.762cm" svg:height="0.762cm" svg:x="12.34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svg:x1="14.245cm" svg:y1="8.579cm" svg:x2="14.245cm" svg:y2="7.757cm" draw:start-shape="id439" draw:start-glue-point="4" draw:end-shape="id440" draw:end-glue-point="8" svg:d="M14245 8579v-822" svg:viewBox="0 0 1 823">
          <text:p/>
        </draw:connector>
        <draw:custom-shape draw:style-name="gr39" draw:text-style-name="P19" xml:id="id441" draw:id="id441" draw:layer="layout" svg:width="0.762cm" svg:height="0.762cm" svg:x="15.254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515cm" svg:y1="8.69cm" svg:x2="15.365cm" svg:y2="8.318cm" draw:start-shape="id439" draw:start-glue-point="11" draw:end-shape="id441" draw:end-glue-point="7" svg:d="M14515 8690l850-372" svg:viewBox="0 0 851 373">
          <text:p/>
        </draw:connector>
        <draw:connector draw:style-name="gr37" draw:text-style-name="P1" draw:layer="layout" draw:line-skew="-0.081cm" svg:x1="14.515cm" svg:y1="9.23cm" svg:x2="13.975cm" svg:y2="9.23cm" draw:start-shape="id439" draw:start-glue-point="9" draw:end-shape="id439" draw:end-glue-point="7" svg:d="M14515 9230v532h-540v-532" svg:viewBox="0 0 541 533">
          <text:p/>
        </draw:connector>
        <draw:connector draw:style-name="gr41" draw:text-style-name="P1" draw:layer="layout" draw:type="line" svg:x1="12.991cm" svg:y1="8.69cm" svg:x2="13.975cm" svg:y2="7.646cm" draw:start-shape="id438" draw:start-glue-point="11" draw:end-shape="id440" draw:end-glue-point="7" svg:d="M12991 8690l984-1044" svg:viewBox="0 0 985 1045">
          <text:p/>
        </draw:connector>
        <draw:custom-shape draw:style-name="gr39" draw:text-style-name="P19" xml:id="id442" draw:id="id442" draw:layer="layout" svg:width="0.762cm" svg:height="0.762cm" svg:x="12.341cm" svg:y="6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svg:x1="13.864cm" svg:y1="7.376cm" svg:x2="13.103cm" svg:y2="7.377cm" draw:start-shape="id440" draw:start-glue-point="6" draw:end-shape="id442" draw:end-glue-point="10" svg:d="M13864 7376h-380v1h-381" svg:viewBox="0 0 762 2">
          <text:p/>
        </draw:connector>
        <draw:connector draw:style-name="gr41" draw:text-style-name="P1" draw:layer="layout" draw:type="line" svg:x1="12.721cm" svg:y1="9.966cm" svg:x2="12.721cm" svg:y2="9.341cm" draw:start-shape="id443" draw:start-glue-point="4" draw:end-shape="id438" draw:end-glue-point="8" svg:d="M12721 9966v-625" svg:viewBox="0 0 1 626">
          <text:p/>
        </draw:connector>
        <draw:custom-shape draw:style-name="gr39" draw:text-style-name="P19" xml:id="id444" draw:id="id444" draw:layer="layout" svg:width="0.762cm" svg:height="0.762cm" svg:x="13.8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s" svg:x1="12.34cm" svg:y1="8.96cm" svg:x2="12.341cm" svg:y2="7.377cm" draw:start-shape="id438" draw:start-glue-point="6" draw:end-shape="id442" draw:end-glue-point="6" svg:d="M12340 8960h-501l1-1583h501" svg:viewBox="0 0 503 1584">
          <text:p/>
        </draw:connector>
        <draw:connector draw:style-name="gr42" draw:text-style-name="P1" draw:layer="layout" draw:type="line" svg:x1="12.991cm" svg:y1="10.617cm" svg:x2="13.84cm" svg:y2="11.049cm" draw:start-shape="id443" draw:start-glue-point="9" draw:end-shape="id444" draw:end-glue-point="6" svg:d="M12991 10617l849 432" svg:viewBox="0 0 850 433">
          <text:p/>
        </draw:connector>
        <draw:connector draw:style-name="gr42" draw:text-style-name="P1" draw:layer="layout" draw:type="line" svg:x1="13.951cm" svg:y1="10.779cm" svg:x2="12.991cm" svg:y2="9.23cm" draw:start-shape="id444" draw:start-glue-point="5" draw:end-shape="id438" draw:end-glue-point="9" svg:d="M13951 10779l-960-1549" svg:viewBox="0 0 961 1550">
          <text:p/>
        </draw:connector>
        <draw:connector draw:style-name="gr42" draw:text-style-name="P1" draw:layer="layout" draw:type="lines" svg:x1="14.602cm" svg:y1="11.049cm" svg:x2="14.626cm" svg:y2="8.96cm" draw:start-shape="id444" draw:start-glue-point="10" draw:end-shape="id439" draw:end-glue-point="10" svg:d="M14602 11049h502l24-2089h-502" svg:viewBox="0 0 527 2090">
          <text:p/>
        </draw:connector>
        <draw:custom-shape draw:style-name="gr39" draw:text-style-name="P19" xml:id="id445" draw:id="id445" draw:layer="layout" svg:width="0.762cm" svg:height="0.762cm" svg:x="16.255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xml:id="id446" draw:id="id446" draw:layer="layout" svg:width="0.762cm" svg:height="0.762cm" svg:x="15.255cm" svg:y="9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6.366cm" svg:y1="10.779cm" svg:x2="15.906cm" svg:y2="10.319cm" draw:start-shape="id445" draw:start-glue-point="5" draw:end-shape="id446" draw:end-glue-point="9" svg:d="M16366 10779l-460-460" svg:viewBox="0 0 461 461">
          <text:p/>
        </draw:connector>
        <draw:custom-shape draw:style-name="gr39" draw:text-style-name="P19" xml:id="id447" draw:id="id447" draw:layer="layout" svg:width="0.762cm" svg:height="0.762cm" svg:x="16.256cm" svg:y="8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16.636cm" svg:y1="10.668cm" svg:x2="16.637cm" svg:y2="9.431cm" draw:start-shape="id445" draw:start-glue-point="4" draw:end-shape="id447" draw:end-glue-point="8" svg:d="M16636 10668l1-1237" svg:viewBox="0 0 2 1238">
          <text:p/>
        </draw:connector>
        <draw:connector draw:style-name="gr42" draw:text-style-name="P1" draw:layer="layout" draw:type="line" svg:x1="16.367cm" svg:y1="9.32cm" svg:x2="15.906cm" svg:y2="9.779cm" draw:start-shape="id447" draw:start-glue-point="7" draw:end-shape="id446" draw:end-glue-point="11" svg:d="M16367 9320l-461 459" svg:viewBox="0 0 462 460">
          <text:p/>
        </draw:connector>
        <presentation:notes draw:style-name="dp2">
          <draw:page-thumbnail draw:style-name="gr35" draw:layer="layout" svg:width="13.968cm" svg:height="10.476cm" svg:x="3.81cm" svg:y="2.123cm" draw:page-number="1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line draw:style-name="gr34" draw:text-style-name="P1" draw:layer="layout" svg:x1="3.84cm" svg:y1="19.272cm" svg:x2="3.84cm" svg:y2="2.82cm">
          <text:p/>
        </draw:line>
        <draw:line draw:style-name="gr34" draw:text-style-name="P1" draw:layer="layout" svg:x1="1.933cm" svg:y1="18.244cm" svg:x2="27.357cm" svg:y2="18.244cm">
          <text:p/>
        </draw:line>
        <draw:custom-shape draw:style-name="gr58" draw:text-style-name="P6" draw:layer="layout" svg:width="1.589cm" svg:height="14.739cm" svg:x="11.784cm" svg:y="3.50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.589cm" svg:height="7.198cm" svg:x="13.375cm" svg:y="11.04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1.589cm" svg:height="8.226cm" svg:x="10.196cm" svg:y="10.01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589cm" svg:height="0.686cm" svg:x="8.607cm" svg:y="17.55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layout" svg:width="1.589cm" svg:height="1.029cm" svg:x="14.965cm" svg:y="17.2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" draw:layer="layout" svg:width="1.589cm" svg:height="0.046cm" svg:x="7.018cm" svg:y="18.1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3" draw:text-style-name="P6" draw:layer="layout" svg:width="1.589cm" svg:height="0.046cm" svg:x="5.429cm" svg:y="18.1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3" draw:text-style-name="P6" draw:layer="layout" svg:width="1.589cm" svg:height="0.046cm" svg:x="3.84cm" svg:y="18.1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3" draw:text-style-name="P6" draw:layer="layout" svg:width="1.589cm" svg:height="0.046cm" svg:x="19.732cm" svg:y="18.1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3" draw:text-style-name="P6" draw:layer="layout" svg:width="1.589cm" svg:height="0.046cm" svg:x="18.143cm" svg:y="18.1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3" draw:text-style-name="P6" draw:layer="layout" svg:width="1.589cm" svg:height="0.046cm" svg:x="16.554cm" svg:y="18.1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3" draw:text-style-name="P6" draw:layer="layout" svg:width="1.589cm" svg:height="0.046cm" svg:x="24.501cm" svg:y="18.1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3" draw:text-style-name="P6" draw:layer="layout" svg:width="1.589cm" svg:height="0.046cm" svg:x="22.912cm" svg:y="18.1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3" draw:text-style-name="P6" draw:layer="layout" svg:width="1.589cm" svg:height="0.046cm" svg:x="21.323cm" svg:y="18.198cm">
          <text:p/>
          <draw:enhanced-geometry svg:viewBox="0 0 21600 21600" draw:mirror-vertical="true" draw:type="rectangle" draw:enhanced-path="M 0 0 L 21600 0 21600 21600 0 21600 0 0 Z N"/>
        </draw:custom-shape>
        <draw:frame draw:style-name="gr64" draw:text-style-name="P12" draw:layer="layout" svg:width="0.241cm" svg:height="0.89cm" svg:x="27.445cm" svg:y="17.74cm">
          <draw:text-box>
            <text:p text:style-name="P11">t</text:p>
          </draw:text-box>
        </draw:frame>
        <draw:frame draw:style-name="gr65" draw:text-style-name="P1" draw:layer="layout" svg:width="0.131cm" svg:height="1.039cm" svg:x="4.448cm" svg:y="18.108cm">
          <draw:text-box>
            <text:p/>
          </draw:text-box>
        </draw:frame>
        <draw:g>
          <draw:measure draw:style-name="gr66" draw:text-style-name="P23" draw:layer="measurelines" svg:x1="3.84cm" svg:y1="18.063cm" svg:x2="5.429cm" svg:y2="18.063cm">
            <text:p text:style-name="P23"/>
            <text:p text:style-name="P23"/>
          </draw:measure>
          <draw:g>
            <svg:title>TexMaths</svg:title>
            <svg:desc>9§latex§\Delta t &lt;&lt; 1§svg§600§TRUE§</svg:desc>
            <draw:polygon draw:style-name="gr13" draw:text-style-name="P9" draw:layer="layout" svg:width="1.505cm" svg:height="0.307cm" svg:x="3.878cm" svg:y="18.467cm" svg:viewBox="0 0 1506 308" draw:points="753,308 0,308 0,0 1506,0 1506,308">
              <text:p/>
            </draw:polygon>
            <draw:path draw:style-name="gr14" draw:text-style-name="P10" draw:layer="layout" svg:width="0.292cm" svg:height="0.305cm" svg:x="3.897cm" svg:y="18.454cm" svg:viewBox="0 0 293 306" svg:d="M157 8c-3-6-4-8-10-8-7 0-8 2-11 8l-134 289c-2 4-2 5-2 5 0 4 3 4 9 4h276c6 0 8 0 8-4 0 0 0-1-2-5zM134 43l106 230h-213z">
              <text:p/>
            </draw:path>
            <draw:path draw:style-name="gr14" draw:text-style-name="P10" draw:layer="layout" svg:width="0.121cm" svg:height="0.271cm" svg:x="4.217cm" svg:y="18.492cm" svg:viewBox="0 0 122 272" svg:d="M73 97h38c7 0 11 0 11-9 0-5-4-5-11-5h-34c13-61 16-68 16-71 0-8-6-12-12-12-1 0-13 0-16 15l-15 68h-38c-8 0-12 0-12 8 0 6 4 6 11 6h35c-29 121-30 128-30 135 0 24 16 40 36 40 42 0 64-63 64-66 0-4-3-4-5-4-4 0-4 1-6 6-17 45-38 54-52 54-8 0-12-5-12-19 0-11 0-13 2-20z">
              <text:p/>
            </draw:path>
            <draw:path draw:style-name="gr14" draw:text-style-name="P10" draw:layer="layout" svg:width="0.241cm" svg:height="0.247cm" svg:x="4.493cm" svg:y="18.528cm" svg:viewBox="0 0 242 248" svg:d="M235 18c5-3 7-4 7-9s-3-9-7-9c-2 0-3 0-7 3l-221 111c-3 2-7 5-7 10s4 7 7 10l221 111c4 3 5 3 7 3 4 0 7-4 7-9s-2-7-7-9l-208-106z">
              <text:p/>
            </draw:path>
            <draw:path draw:style-name="gr14" draw:text-style-name="P10" draw:layer="layout" svg:width="0.241cm" svg:height="0.247cm" svg:x="4.801cm" svg:y="18.528cm" svg:viewBox="0 0 242 248" svg:d="M235 18c5-3 7-4 7-9s-3-9-7-9c-2 0-3 0-7 3l-221 111c-3 2-7 5-7 10s4 7 7 10l221 111c4 3 5 3 7 3 4 0 7-4 7-9s-2-7-7-9l-208-106z">
              <text:p/>
            </draw:path>
            <draw:path draw:style-name="gr14" draw:text-style-name="P10" draw:layer="layout" svg:width="0.13cm" svg:height="0.284cm" svg:x="5.221cm" svg:y="18.475cm" svg:viewBox="0 0 131 285" svg:d="M82 11c0-10 0-11-10-11-24 27-59 27-72 27v14c8 0 32 0 52-12v222c0 15-1 20-37 20h-12v14c13-2 48-2 64-2s50 0 64 2v-14h-12c-36 0-37-5-37-20z">
              <text:p/>
            </draw:path>
          </draw:g>
        </draw:g>
        <draw:measure draw:style-name="gr66" draw:text-style-name="P6" draw:layer="layout" svg:x1="11.785cm" svg:y1="18.063cm" svg:x2="13.374cm" svg:y2="18.063cm">
          <text:p text:style-name="P24"><text:span text:style-name="T3"/></text:p>
          <text:p text:style-name="P24"><text:span text:style-name="T3"/></text:p>
        </draw:measure>
        <draw:g>
          <svg:title>TexMaths</svg:title>
          <svg:desc>10§latex§t+\Delta t§svg§600§TRUE§</svg:desc>
          <draw:polygon draw:style-name="gr13" draw:text-style-name="P9" draw:layer="layout" svg:width="1.037cm" svg:height="0.364cm" svg:x="12.907cm" svg:y="18.714cm" svg:viewBox="0 0 1038 365" draw:points="519,365 0,365 0,0 1038,0 1038,365">
            <text:p/>
          </draw:polygon>
          <draw:path draw:style-name="gr14" draw:text-style-name="P10" draw:layer="layout" svg:width="0.138cm" svg:height="0.297cm" svg:x="12.915cm" svg:y="18.746cm" svg:viewBox="0 0 139 298" svg:d="M68 103h63v-15h-63v-88h-11c0 39-14 90-57 92v11h38v131c0 59 41 64 57 64 31 0 44-33 44-64v-28h-12v28c0 34-13 52-29 52-30 0-30-43-30-51z">
            <text:p/>
          </draw:path>
          <draw:path draw:style-name="gr14" draw:text-style-name="P10" draw:layer="layout" svg:width="0.292cm" svg:height="0.317cm" svg:x="13.102cm" svg:y="18.761cm" svg:viewBox="0 0 293 318" svg:d="M156 169h123c6 0 14 0 14-10s-8-10-14-10h-123v-133c0-7 0-16-9-16s-9 9-9 16v133h-123c-7 0-15 0-15 10s8 10 15 10h123v133c0 6 0 16 9 16s9-10 9-16z">
            <text:p/>
          </draw:path>
          <draw:path draw:style-name="gr14" draw:text-style-name="P10" draw:layer="layout" svg:width="0.324cm" svg:height="0.341cm" svg:x="13.44cm" svg:y="18.698cm" svg:viewBox="0 0 325 342" svg:d="M174 9c-3-7-4-9-11-9-8 0-9 2-12 9l-149 323c-2 4-2 5-2 5 0 5 3 5 10 5h306c7 0 9 0 9-5 0 0 0-1-2-5zM149 48l118 257h-237z">
            <text:p/>
          </draw:path>
          <draw:path draw:style-name="gr14" draw:text-style-name="P10" draw:layer="layout" svg:width="0.135cm" svg:height="0.303cm" svg:x="13.797cm" svg:y="18.741cm" svg:viewBox="0 0 136 304" svg:d="M81 108h42c8 0 13 0 13-10 0-5-5-5-13-5h-38c15-68 18-77 18-80 0-9-6-13-13-13-1 0-14 0-18 17l-17 76h-42c-9 0-13 0-13 9 0 6 4 6 12 6h39c-32 135-33 143-33 151 0 26 17 45 40 45 46 0 71-70 71-74s-4-4-6-4c-4 0-4 1-6 6-19 50-43 61-58 61-9 0-13-7-13-22 0-12 0-15 2-22z">
            <text:p/>
          </draw:path>
        </draw:g>
        <draw:g>
          <svg:title>TexMaths</svg:title>
          <svg:desc>10§latex§t§svg§600§TRUE§</svg:desc>
          <draw:polygon draw:style-name="gr13" draw:text-style-name="P9" draw:layer="layout" svg:width="0.172cm" svg:height="0.292cm" svg:x="11.737cm" svg:y="18.766cm" svg:viewBox="0 0 173 293" draw:points="86,293 0,293 0,0 173,0 173,293">
            <text:p/>
          </draw:polygon>
          <draw:path draw:style-name="gr14" draw:text-style-name="P10" draw:layer="layout" svg:width="0.139cm" svg:height="0.297cm" svg:x="11.745cm" svg:y="18.766cm" svg:viewBox="0 0 140 298" svg:d="M68 103h64v-15h-64v-88h-11c0 39-14 90-57 92v11h38v130c0 60 41 65 57 65 31 0 45-33 45-65v-27h-13v27c0 35-13 53-29 53-30 0-30-43-30-52z">
            <text:p/>
          </draw:path>
        </draw:g>
        <draw:g>
          <svg:title>TexMaths</svg:title>
          <svg:desc>20§latex§\text{Number of spikes in interval }\Delta t§svg§600§TRUE§</svg:desc>
          <draw:polygon draw:style-name="gr13" draw:text-style-name="P9" draw:layer="layout" svg:width="9.755cm" svg:height="0.627cm" svg:x="-0.104cm" svg:y="1.912cm" svg:viewBox="0 0 9756 628" draw:points="4878,628 0,628 0,0 9756,0 9756,628">
            <text:p/>
          </draw:polygon>
          <draw:path draw:style-name="gr14" draw:text-style-name="P10" draw:layer="layout" svg:width="0.481cm" svg:height="0.481cm" svg:x="-0.082cm" svg:y="1.92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14" draw:text-style-name="P10" draw:layer="layout" svg:width="0.354cm" svg:height="0.319cm" svg:x="0.446cm" svg:y="2.0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14" draw:text-style-name="P10" draw:layer="layout" svg:width="0.549cm" svg:height="0.311cm" svg:x="0.837cm" svg:y="2.09cm" svg:viewBox="0 0 550 312" svg:d="M54 69v190c0 31-6 31-54 31v22c24 0 61-1 80-1 18 0 54 1 78 1v-22c-46 0-54 0-54-31v-131c0-74 50-112 94-112 45 0 53 38 53 78v165c0 31-8 31-56 31v22c26 0 61-1 80-1s56 1 80 1v-22c-48 0-56 0-56-31v-131c0-74 51-112 96-112s51 38 51 78v165c0 31-6 31-54 31v22c24 0 61-1 80-1 18 0 54 1 78 1v-22c-36 0-54 0-54-21v-135c0-60 0-83-22-108-10-12-34-26-74-26-59 0-91 42-102 69-10-61-63-69-95-69-51 0-85 30-104 74v-74l-99 8v22c50 0 54 5 54 39z">
            <text:p/>
          </draw:path>
          <draw:path draw:style-name="gr14" draw:text-style-name="P10" draw:layer="layout" svg:width="0.348cm" svg:height="0.497cm" svg:x="1.4cm" svg:y="1.912cm" svg:viewBox="0 0 349 498" svg:d="M102 224v-224l-102 8v22c50 0 54 5 54 39v421h18c2-2 6-11 26-43 11 16 41 51 92 51 85 0 159-69 159-160 0-90-71-160-151-160-54 0-84 33-96 46zM104 410v-146c0-14 0-14 8-25 27-40 66-45 83-45 32 0 58 17 74 45 19 28 21 68 21 97 0 27-2 69-23 101-14 21-41 45-80 45-30 0-56-18-73-43-10-15-10-16-10-29z">
            <text:p/>
          </draw:path>
          <draw:path draw:style-name="gr14" draw:text-style-name="P10" draw:layer="layout" svg:width="0.273cm" svg:height="0.324cm" svg:x="1.809cm" svg:y="2.085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14" draw:text-style-name="P10" draw:layer="layout" svg:width="0.237cm" svg:height="0.311cm" svg:x="2.121cm" svg:y="2.09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14" draw:text-style-name="P10" draw:layer="layout" svg:width="0.313cm" svg:height="0.324cm" svg:x="2.632cm" svg:y="2.085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14" draw:text-style-name="P10" draw:layer="layout" svg:width="0.228cm" svg:height="0.497cm" svg:x="2.987cm" svg:y="1.904cm" svg:viewBox="0 0 229 498" svg:d="M101 194v-82c0-62 33-96 65-96 2 0 13 0 23 5-8 3-21 11-21 29 0 16 11 30 30 30 21 0 31-14 31-30 0-26-26-50-63-50-49 0-110 37-110 112v82h-56v21h56v228c0 32-8 32-56 32v23c29-2 62-3 82-3 28 0 60 0 89 3v-23h-14c-53 0-55-8-55-33v-227h82v-21z">
            <text:p/>
          </draw:path>
          <draw:path draw:style-name="gr14" draw:text-style-name="P10" draw:layer="layout" svg:width="0.231cm" svg:height="0.324cm" svg:x="3.435cm" svg:y="2.085cm" svg:viewBox="0 0 232 325" svg:d="M123 179c16 4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348cm" svg:height="0.447cm" svg:x="3.708cm" svg:y="2.09cm" svg:viewBox="0 0 349 448" svg:d="M102 46v-46l-102 8v22c50 0 54 4 54 36v329c0 32-6 32-54 32v21c24 0 61-1 78-1 20 0 56 1 80 1v-21c-46 0-54 0-54-32v-118-6c3 11 34 49 86 49 85 0 159-69 159-160 0-90-69-160-149-160-54 0-85 30-98 46zM104 232v-158c21-36 54-56 91-56 51 0 95 62 95 142 0 85-50 144-103 144-27 0-54-14-73-43-10-14-10-16-10-29z">
            <text:p/>
          </draw:path>
          <draw:path draw:style-name="gr14" draw:text-style-name="P10" draw:layer="layout" svg:width="0.151cm" svg:height="0.471cm" svg:x="4.104cm" svg:y="1.93cm" svg:viewBox="0 0 152 472" svg:d="M102 160l-99 8v23c47 0 53 3 53 38v189c0 32-8 32-56 32v22c22-1 61-1 78-1 24 0 50 0 74 1v-22c-46 0-50-3-50-31zM106 37c0-23-18-37-39-37-22 0-37 19-37 37 0 19 15 38 37 38 21 0 39-16 39-38z">
            <text:p/>
          </draw:path>
          <draw:path draw:style-name="gr14" draw:text-style-name="P10" draw:layer="layout" svg:width="0.34cm" svg:height="0.489cm" svg:x="4.296cm" svg:y="1.912cm" svg:viewBox="0 0 341 490" svg:d="M54 435c0 32-6 32-54 32v23c24-2 56-2 77-2s49 0 78 2v-23c-48 0-56 0-56-32v-72l47-38c52 74 83 114 83 126 0 13-11 16-26 16v23c19-2 63-2 77-2 21 0 40 0 61 2v-23c-26 0-42 0-69-36l-90-127c0-1-3-6-3-8 0-3 50-45 56-51 45-35 75-37 90-37v-22c-21 1-29 1-50 1-25 0-69-1-78-1v22c13 0 21 8 21 18 0 13-12 22-16 27l-100 86v-339l-102 8v22c50 0 54 5 54 39z">
            <text:p/>
          </draw:path>
          <draw:path draw:style-name="gr14" draw:text-style-name="P10" draw:layer="layout" svg:width="0.273cm" svg:height="0.324cm" svg:x="4.646cm" svg:y="2.085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14" draw:text-style-name="P10" draw:layer="layout" svg:width="0.231cm" svg:height="0.324cm" svg:x="4.963cm" svg:y="2.085cm" svg:viewBox="0 0 232 325" svg:d="M123 179c16 4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14" draw:text-style-name="P10" draw:layer="layout" svg:width="0.151cm" svg:height="0.471cm" svg:x="5.473cm" svg:y="1.93cm" svg:viewBox="0 0 152 472" svg:d="M102 160l-99 8v23c47 0 53 3 53 38v189c0 32-8 32-56 32v22c22-1 61-1 78-1 24 0 50 0 74 1v-22c-46 0-50-3-50-31zM106 37c0-23-18-37-39-37-22 0-37 19-37 37 0 19 15 38 37 38 21 0 39-16 39-38z">
            <text:p/>
          </draw:path>
          <draw:path draw:style-name="gr14" draw:text-style-name="P10" draw:layer="layout" svg:width="0.354cm" svg:height="0.311cm" svg:x="5.668cm" svg:y="2.09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14" draw:text-style-name="P10" draw:layer="layout" svg:width="0.151cm" svg:height="0.471cm" svg:x="6.294cm" svg:y="1.93cm" svg:viewBox="0 0 152 472" svg:d="M102 160l-99 8v23c47 0 53 3 53 38v189c0 32-8 32-56 32v22c22-1 61-1 78-1 24 0 50 0 74 1v-22c-46 0-50-3-50-31zM106 37c0-23-18-37-39-37-22 0-37 19-37 37 0 19 15 38 37 38 21 0 39-16 39-38z">
            <text:p/>
          </draw:path>
          <draw:path draw:style-name="gr14" draw:text-style-name="P10" draw:layer="layout" svg:width="0.354cm" svg:height="0.311cm" svg:x="6.489cm" svg:y="2.09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14" draw:text-style-name="P10" draw:layer="layout" svg:width="0.22cm" svg:height="0.441cm" svg:x="6.851cm" svg:y="1.968cm" svg:viewBox="0 0 221 442" svg:d="M109 152h101v-22h-101v-130h-18c0 58-22 133-91 136v16h61v194c0 88 65 96 91 96 50 0 69-50 69-96v-40h-18v40c0 51-21 78-46 78-48 0-48-64-48-77z">
            <text:p/>
          </draw:path>
          <draw:path draw:style-name="gr14" draw:text-style-name="P10" draw:layer="layout" svg:width="0.273cm" svg:height="0.324cm" svg:x="7.129cm" svg:y="2.085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14" draw:text-style-name="P10" draw:layer="layout" svg:width="0.237cm" svg:height="0.311cm" svg:x="7.443cm" svg:y="2.09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14" draw:text-style-name="P10" draw:layer="layout" svg:width="0.345cm" svg:height="0.311cm" svg:x="7.711cm" svg:y="2.098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14" draw:text-style-name="P10" draw:layer="layout" svg:width="0.317cm" svg:height="0.324cm" svg:x="8.059cm" svg:y="2.085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14" draw:text-style-name="P10" draw:layer="layout" svg:width="0.157cm" svg:height="0.489cm" svg:x="8.404cm" svg:y="1.912cm" svg:viewBox="0 0 158 490" svg:d="M102 0l-102 8v22c50 0 56 5 56 39v366c0 32-8 32-56 32v23c24-2 61-2 78-2 18 0 53 0 80 2v-23c-48 0-56 0-56-32z">
            <text:p/>
          </draw:path>
          <draw:path draw:style-name="gr14" draw:text-style-name="P10" draw:layer="layout" svg:width="0.519cm" svg:height="0.505cm" svg:x="8.844cm" svg:y="1.898cm" svg:viewBox="0 0 520 506" svg:d="M278 13c-4-10-6-13-17-13-13 0-15 3-19 13l-239 479c-3 6-3 8-3 8 0 6 5 6 16 6h490c11 0 14 0 14-6 0 0 0-2-3-8zM238 70l189 381h-379z">
            <text:p/>
          </draw:path>
          <draw:path draw:style-name="gr14" draw:text-style-name="P10" draw:layer="layout" svg:width="0.217cm" svg:height="0.449cm" svg:x="9.412cm" svg:y="1.96cm" svg:viewBox="0 0 218 450" svg:d="M130 160h67c13 0 21 0 21-14 0-8-8-8-21-8h-61c24-101 29-114 29-119 0-13-10-19-21-19-2 0-22 0-29 26l-27 112h-67c-15 0-21 0-21 12 0 10 6 10 19 10h63c-50 200-53 211-53 224 0 39 27 66 64 66 73 0 113-104 113-109 0-6-6-6-9-6-5 0-7 1-10 9-30 74-69 90-93 90-14 0-20-10-20-32 0-18 0-23 3-34z">
            <text:p/>
          </draw:path>
        </draw:g>
        <presentation:notes draw:style-name="dp2">
          <draw:page-thumbnail draw:style-name="gr35" draw:layer="layout" svg:width="13.968cm" svg:height="10.476cm" svg:x="3.81cm" svg:y="2.123cm" draw:page-number="1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line draw:style-name="gr34" draw:text-style-name="P1" draw:layer="layout" svg:x1="4.557cm" svg:y1="15.281cm" svg:x2="26.828cm" svg:y2="15.281cm">
          <text:p/>
        </draw:line>
        <draw:line draw:style-name="gr34" draw:text-style-name="P1" draw:layer="layout" svg:x1="6.076cm" svg:y1="16.941cm" svg:x2="6.076cm" svg:y2="7.874cm">
          <text:p/>
        </draw:line>
        <draw:custom-shape draw:style-name="gr67" draw:text-style-name="P5" xml:id="id448" draw:id="id448" draw:layer="layout" svg:width="0.203cm" svg:height="0.203cm" svg:x="6.582cm" svg:y="14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" xml:id="id452" draw:id="id452" draw:layer="layout" svg:width="0.203cm" svg:height="0.203cm" svg:x="20.355cm" svg:y="12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" xml:id="id456" draw:id="id456" draw:layer="layout" svg:width="0.203cm" svg:height="0.203cm" svg:x="21.139cm" svg:y="10.3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" xml:id="id450" draw:id="id450" draw:layer="layout" svg:width="0.203cm" svg:height="0.203cm" svg:x="20.065cm" svg:y="14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" xml:id="id459" draw:id="id459" draw:layer="layout" svg:width="0.203cm" svg:height="0.203cm" svg:x="21.86cm" svg:y="8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" xml:id="id449" draw:id="id449" draw:layer="layout" svg:width="0.203cm" svg:height="0.203cm" svg:x="12.223cm" svg:y="14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" xml:id="id458" draw:id="id458" draw:layer="layout" svg:width="0.203cm" svg:height="0.203cm" svg:x="21.569cm" svg:y="9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" xml:id="id451" draw:id="id451" draw:layer="layout" svg:width="0.203cm" svg:height="0.203cm" svg:x="20.229cm" svg:y="13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" xml:id="id454" draw:id="id454" draw:layer="layout" svg:width="0.203cm" svg:height="0.203cm" svg:x="20.754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" xml:id="id455" draw:id="id455" draw:layer="layout" svg:width="0.203cm" svg:height="0.203cm" svg:x="20.92cm" svg:y="10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" xml:id="id453" draw:id="id453" draw:layer="layout" svg:width="0.203cm" svg:height="0.203cm" svg:x="20.556cm" svg:y="12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" xml:id="id457" draw:id="id457" draw:layer="layout" svg:width="0.203cm" svg:height="0.203cm" svg:x="21.376cm" svg:y="9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1" draw:layer="layout" draw:type="curve" svg:x1="6.756cm" svg:y1="14.884cm" svg:x2="12.252cm" svg:y2="14.371cm" draw:start-shape="id448" draw:start-glue-point="11" draw:end-shape="id449" draw:end-glue-point="5" svg:d="M6756 14884c4122 0 1374-513 5496-513" svg:viewBox="0 0 5497 514">
          <text:p/>
        </draw:connector>
        <draw:connector draw:style-name="gr68" draw:text-style-name="P1" draw:layer="layout" draw:type="curve" svg:x1="12.397cm" svg:y1="14.371cm" svg:x2="20.065cm" svg:y2="14.169cm" draw:start-shape="id449" draw:start-glue-point="11" draw:end-shape="id450" draw:end-glue-point="6" svg:d="M12397 14371c5772 0 1938-202 7668-202" svg:viewBox="0 0 7669 203">
          <text:p/>
        </draw:connector>
        <draw:connector draw:style-name="gr68" draw:text-style-name="P1" draw:layer="layout" draw:type="curve" svg:x1="20.094cm" svg:y1="14.096cm" svg:x2="20.229cm" svg:y2="13.535cm" draw:start-shape="id450" draw:start-glue-point="5" draw:end-shape="id451" draw:end-glue-point="6" svg:d="M20094 14096c-796 0-864-561 135-561" svg:viewBox="0 0 742 562">
          <text:p/>
        </draw:connector>
        <draw:connector draw:style-name="gr68" draw:text-style-name="P1" draw:layer="layout" draw:type="curve" svg:x1="20.258cm" svg:y1="13.462cm" svg:x2="20.355cm" svg:y2="12.924cm" draw:start-shape="id451" draw:start-glue-point="5" draw:end-shape="id452" draw:end-glue-point="6" svg:d="M20258 13462c-796 0-845-538 97-538" svg:viewBox="0 0 701 539">
          <text:p/>
        </draw:connector>
        <draw:connector draw:style-name="gr68" draw:text-style-name="P1" draw:layer="layout" draw:type="curve" svg:x1="20.384cm" svg:y1="12.851cm" svg:x2="20.556cm" svg:y2="12.292cm" draw:start-shape="id452" draw:start-glue-point="5" draw:end-shape="id453" draw:end-glue-point="6" svg:d="M20384 12851c-796 0-882-559 172-559" svg:viewBox="0 0 781 560">
          <text:p/>
        </draw:connector>
        <draw:connector draw:style-name="gr68" draw:text-style-name="P1" draw:layer="layout" draw:type="curve" svg:x1="20.585cm" svg:y1="12.219cm" svg:x2="20.754cm" svg:y2="11.656cm" draw:start-shape="id453" draw:start-glue-point="5" draw:end-shape="id454" draw:end-glue-point="6" svg:d="M20585 12219c-796 0-881-563 169-563" svg:viewBox="0 0 778 564">
          <text:p/>
        </draw:connector>
        <draw:connector draw:style-name="gr68" draw:text-style-name="P1" draw:layer="layout" draw:type="curve" svg:x1="20.783cm" svg:y1="11.583cm" svg:x2="20.92cm" svg:y2="11.063cm" draw:start-shape="id454" draw:start-glue-point="5" draw:end-shape="id455" draw:end-glue-point="6" svg:d="M20783 11583c-796 0-865-520 137-520" svg:viewBox="0 0 744 521">
          <text:p/>
        </draw:connector>
        <draw:connector draw:style-name="gr68" draw:text-style-name="P1" draw:layer="layout" draw:type="curve" svg:x1="20.949cm" svg:y1="10.99cm" svg:x2="21.139cm" svg:y2="10.491cm" draw:start-shape="id455" draw:start-glue-point="5" draw:end-shape="id456" draw:end-glue-point="6" svg:d="M20949 10990c-796 0-891-499 190-499" svg:viewBox="0 0 800 500">
          <text:p/>
        </draw:connector>
        <draw:connector draw:style-name="gr68" draw:text-style-name="P1" draw:layer="layout" draw:type="curve" svg:x1="21.168cm" svg:y1="10.418cm" svg:x2="21.376cm" svg:y2="9.936cm" draw:start-shape="id456" draw:start-glue-point="5" draw:end-shape="id457" draw:end-glue-point="6" svg:d="M21168 10418c-796 0-900-482 208-482" svg:viewBox="0 0 820 483">
          <text:p/>
        </draw:connector>
        <draw:connector draw:style-name="gr68" draw:text-style-name="P1" draw:layer="layout" draw:type="curve" svg:x1="21.405cm" svg:y1="9.863cm" svg:x2="21.569cm" svg:y2="9.384cm" draw:start-shape="id457" draw:start-glue-point="5" draw:end-shape="id458" draw:end-glue-point="6" svg:d="M21405 9863c-796 0-878-479 164-479" svg:viewBox="0 0 773 480">
          <text:p/>
        </draw:connector>
        <draw:connector draw:style-name="gr68" draw:text-style-name="P1" draw:layer="layout" draw:type="curve" svg:x1="21.598cm" svg:y1="9.311cm" svg:x2="21.86cm" svg:y2="8.851cm" draw:start-shape="id458" draw:start-glue-point="5" draw:end-shape="id459" draw:end-glue-point="6" svg:d="M21598 9311c-796 0-927-460 262-460" svg:viewBox="0 0 877 461">
          <text:p/>
        </draw:connector>
        <draw:g>
          <draw:line draw:style-name="gr69" draw:text-style-name="P1" draw:layer="layout" svg:x1="6.582cm" svg:y1="15.063cm" svg:x2="6.582cm" svg:y2="15.616cm">
            <text:p/>
          </draw:line>
          <draw:line draw:style-name="gr69" draw:text-style-name="P1" draw:layer="layout" svg:x1="7.088cm" svg:y1="15.063cm" svg:x2="7.088cm" svg:y2="15.616cm">
            <text:p/>
          </draw:line>
        </draw:g>
        <draw:g>
          <draw:line draw:style-name="gr69" draw:text-style-name="P1" draw:layer="layout" svg:x1="6.076cm" svg:y1="15.063cm" svg:x2="6.076cm" svg:y2="15.616cm">
            <text:p/>
          </draw:line>
          <draw:line draw:style-name="gr69" draw:text-style-name="P1" draw:layer="layout" svg:x1="6.582cm" svg:y1="15.063cm" svg:x2="6.582cm" svg:y2="15.616cm">
            <text:p/>
          </draw:line>
        </draw:g>
        <draw:g>
          <draw:line draw:style-name="gr69" draw:text-style-name="P1" draw:layer="layout" svg:x1="7.594cm" svg:y1="15.063cm" svg:x2="7.594cm" svg:y2="15.616cm">
            <text:p/>
          </draw:line>
          <draw:line draw:style-name="gr69" draw:text-style-name="P1" draw:layer="layout" svg:x1="8.1cm" svg:y1="15.063cm" svg:x2="8.1cm" svg:y2="15.616cm">
            <text:p/>
          </draw:line>
        </draw:g>
        <draw:g>
          <draw:line draw:style-name="gr69" draw:text-style-name="P1" draw:layer="layout" svg:x1="7.088cm" svg:y1="15.063cm" svg:x2="7.088cm" svg:y2="15.616cm">
            <text:p/>
          </draw:line>
          <draw:line draw:style-name="gr69" draw:text-style-name="P1" draw:layer="layout" svg:x1="7.594cm" svg:y1="15.063cm" svg:x2="7.594cm" svg:y2="15.616cm">
            <text:p/>
          </draw:line>
        </draw:g>
        <draw:g>
          <draw:line draw:style-name="gr69" draw:text-style-name="P1" draw:layer="layout" svg:x1="8.606cm" svg:y1="15.063cm" svg:x2="8.606cm" svg:y2="15.616cm">
            <text:p/>
          </draw:line>
          <draw:line draw:style-name="gr69" draw:text-style-name="P1" draw:layer="layout" svg:x1="9.113cm" svg:y1="15.063cm" svg:x2="9.113cm" svg:y2="15.616cm">
            <text:p/>
          </draw:line>
        </draw:g>
        <draw:g>
          <draw:line draw:style-name="gr69" draw:text-style-name="P1" draw:layer="layout" svg:x1="8.1cm" svg:y1="15.063cm" svg:x2="8.1cm" svg:y2="15.616cm">
            <text:p/>
          </draw:line>
          <draw:line draw:style-name="gr69" draw:text-style-name="P1" draw:layer="layout" svg:x1="8.606cm" svg:y1="15.063cm" svg:x2="8.606cm" svg:y2="15.616cm">
            <text:p/>
          </draw:line>
        </draw:g>
        <draw:g>
          <draw:line draw:style-name="gr69" draw:text-style-name="P1" draw:layer="layout" svg:x1="9.619cm" svg:y1="15.063cm" svg:x2="9.619cm" svg:y2="15.616cm">
            <text:p/>
          </draw:line>
          <draw:line draw:style-name="gr69" draw:text-style-name="P1" draw:layer="layout" svg:x1="10.125cm" svg:y1="15.063cm" svg:x2="10.125cm" svg:y2="15.616cm">
            <text:p/>
          </draw:line>
        </draw:g>
        <draw:g>
          <draw:line draw:style-name="gr69" draw:text-style-name="P1" draw:layer="layout" svg:x1="9.113cm" svg:y1="15.063cm" svg:x2="9.113cm" svg:y2="15.616cm">
            <text:p/>
          </draw:line>
          <draw:line draw:style-name="gr69" draw:text-style-name="P1" draw:layer="layout" svg:x1="9.619cm" svg:y1="15.063cm" svg:x2="9.619cm" svg:y2="15.616cm">
            <text:p/>
          </draw:line>
        </draw:g>
        <draw:g>
          <draw:line draw:style-name="gr69" draw:text-style-name="P1" draw:layer="layout" svg:x1="10.631cm" svg:y1="15.063cm" svg:x2="10.631cm" svg:y2="15.616cm">
            <text:p/>
          </draw:line>
          <draw:line draw:style-name="gr69" draw:text-style-name="P1" draw:layer="layout" svg:x1="11.137cm" svg:y1="15.063cm" svg:x2="11.137cm" svg:y2="15.616cm">
            <text:p/>
          </draw:line>
        </draw:g>
        <draw:g>
          <draw:line draw:style-name="gr69" draw:text-style-name="P1" draw:layer="layout" svg:x1="10.125cm" svg:y1="15.063cm" svg:x2="10.125cm" svg:y2="15.616cm">
            <text:p/>
          </draw:line>
          <draw:line draw:style-name="gr69" draw:text-style-name="P1" draw:layer="layout" svg:x1="10.631cm" svg:y1="15.063cm" svg:x2="10.631cm" svg:y2="15.616cm">
            <text:p/>
          </draw:line>
        </draw:g>
        <draw:g>
          <draw:line draw:style-name="gr69" draw:text-style-name="P1" draw:layer="layout" svg:x1="11.643cm" svg:y1="15.063cm" svg:x2="11.643cm" svg:y2="15.616cm">
            <text:p/>
          </draw:line>
          <draw:line draw:style-name="gr69" draw:text-style-name="P1" draw:layer="layout" svg:x1="12.149cm" svg:y1="15.063cm" svg:x2="12.149cm" svg:y2="15.616cm">
            <text:p/>
          </draw:line>
        </draw:g>
        <draw:g>
          <draw:line draw:style-name="gr69" draw:text-style-name="P1" draw:layer="layout" svg:x1="11.137cm" svg:y1="15.063cm" svg:x2="11.137cm" svg:y2="15.616cm">
            <text:p/>
          </draw:line>
          <draw:line draw:style-name="gr69" draw:text-style-name="P1" draw:layer="layout" svg:x1="11.643cm" svg:y1="15.063cm" svg:x2="11.643cm" svg:y2="15.616cm">
            <text:p/>
          </draw:line>
        </draw:g>
        <draw:g>
          <draw:line draw:style-name="gr69" draw:text-style-name="P1" draw:layer="layout" svg:x1="12.656cm" svg:y1="15.063cm" svg:x2="12.656cm" svg:y2="15.616cm">
            <text:p/>
          </draw:line>
          <draw:line draw:style-name="gr69" draw:text-style-name="P1" draw:layer="layout" svg:x1="13.162cm" svg:y1="15.063cm" svg:x2="13.162cm" svg:y2="15.616cm">
            <text:p/>
          </draw:line>
        </draw:g>
        <draw:g>
          <draw:line draw:style-name="gr69" draw:text-style-name="P1" draw:layer="layout" svg:x1="12.149cm" svg:y1="15.063cm" svg:x2="12.149cm" svg:y2="15.616cm">
            <text:p/>
          </draw:line>
          <draw:line draw:style-name="gr69" draw:text-style-name="P1" draw:layer="layout" svg:x1="12.656cm" svg:y1="15.063cm" svg:x2="12.656cm" svg:y2="15.616cm">
            <text:p/>
          </draw:line>
        </draw:g>
        <draw:g>
          <draw:line draw:style-name="gr69" draw:text-style-name="P1" draw:layer="layout" svg:x1="13.668cm" svg:y1="15.063cm" svg:x2="13.668cm" svg:y2="15.616cm">
            <text:p/>
          </draw:line>
          <draw:line draw:style-name="gr69" draw:text-style-name="P1" draw:layer="layout" svg:x1="14.174cm" svg:y1="15.063cm" svg:x2="14.174cm" svg:y2="15.616cm">
            <text:p/>
          </draw:line>
        </draw:g>
        <draw:g>
          <draw:line draw:style-name="gr69" draw:text-style-name="P1" draw:layer="layout" svg:x1="13.162cm" svg:y1="15.063cm" svg:x2="13.162cm" svg:y2="15.616cm">
            <text:p/>
          </draw:line>
          <draw:line draw:style-name="gr69" draw:text-style-name="P1" draw:layer="layout" svg:x1="13.668cm" svg:y1="15.063cm" svg:x2="13.668cm" svg:y2="15.616cm">
            <text:p/>
          </draw:line>
        </draw:g>
        <draw:g>
          <draw:line draw:style-name="gr69" draw:text-style-name="P1" draw:layer="layout" svg:x1="14.68cm" svg:y1="15.063cm" svg:x2="14.68cm" svg:y2="15.616cm">
            <text:p/>
          </draw:line>
          <draw:line draw:style-name="gr69" draw:text-style-name="P1" draw:layer="layout" svg:x1="15.186cm" svg:y1="15.063cm" svg:x2="15.186cm" svg:y2="15.616cm">
            <text:p/>
          </draw:line>
        </draw:g>
        <draw:g>
          <draw:line draw:style-name="gr69" draw:text-style-name="P1" draw:layer="layout" svg:x1="14.174cm" svg:y1="15.063cm" svg:x2="14.174cm" svg:y2="15.616cm">
            <text:p/>
          </draw:line>
          <draw:line draw:style-name="gr69" draw:text-style-name="P1" draw:layer="layout" svg:x1="14.68cm" svg:y1="15.063cm" svg:x2="14.68cm" svg:y2="15.616cm">
            <text:p/>
          </draw:line>
        </draw:g>
        <draw:g>
          <draw:line draw:style-name="gr69" draw:text-style-name="P1" draw:layer="layout" svg:x1="15.692cm" svg:y1="15.063cm" svg:x2="15.692cm" svg:y2="15.616cm">
            <text:p/>
          </draw:line>
          <draw:line draw:style-name="gr69" draw:text-style-name="P1" draw:layer="layout" svg:x1="16.199cm" svg:y1="15.063cm" svg:x2="16.199cm" svg:y2="15.616cm">
            <text:p/>
          </draw:line>
        </draw:g>
        <draw:g>
          <draw:line draw:style-name="gr69" draw:text-style-name="P1" draw:layer="layout" svg:x1="15.186cm" svg:y1="15.063cm" svg:x2="15.186cm" svg:y2="15.616cm">
            <text:p/>
          </draw:line>
          <draw:line draw:style-name="gr69" draw:text-style-name="P1" draw:layer="layout" svg:x1="15.692cm" svg:y1="15.063cm" svg:x2="15.692cm" svg:y2="15.616cm">
            <text:p/>
          </draw:line>
        </draw:g>
        <draw:g>
          <draw:line draw:style-name="gr69" draw:text-style-name="P1" draw:layer="layout" svg:x1="16.705cm" svg:y1="15.063cm" svg:x2="16.705cm" svg:y2="15.616cm">
            <text:p/>
          </draw:line>
          <draw:line draw:style-name="gr69" draw:text-style-name="P1" draw:layer="layout" svg:x1="17.211cm" svg:y1="15.063cm" svg:x2="17.211cm" svg:y2="15.616cm">
            <text:p/>
          </draw:line>
        </draw:g>
        <draw:g>
          <draw:line draw:style-name="gr69" draw:text-style-name="P1" draw:layer="layout" svg:x1="16.199cm" svg:y1="15.063cm" svg:x2="16.199cm" svg:y2="15.616cm">
            <text:p/>
          </draw:line>
          <draw:line draw:style-name="gr69" draw:text-style-name="P1" draw:layer="layout" svg:x1="16.705cm" svg:y1="15.063cm" svg:x2="16.705cm" svg:y2="15.616cm">
            <text:p/>
          </draw:line>
        </draw:g>
        <draw:g>
          <draw:line draw:style-name="gr69" draw:text-style-name="P1" draw:layer="layout" svg:x1="17.717cm" svg:y1="15.063cm" svg:x2="17.717cm" svg:y2="15.616cm">
            <text:p/>
          </draw:line>
          <draw:line draw:style-name="gr69" draw:text-style-name="P1" draw:layer="layout" svg:x1="18.223cm" svg:y1="15.063cm" svg:x2="18.223cm" svg:y2="15.616cm">
            <text:p/>
          </draw:line>
        </draw:g>
        <draw:g>
          <draw:line draw:style-name="gr69" draw:text-style-name="P1" draw:layer="layout" svg:x1="17.211cm" svg:y1="15.063cm" svg:x2="17.211cm" svg:y2="15.616cm">
            <text:p/>
          </draw:line>
          <draw:line draw:style-name="gr69" draw:text-style-name="P1" draw:layer="layout" svg:x1="17.717cm" svg:y1="15.063cm" svg:x2="17.717cm" svg:y2="15.616cm">
            <text:p/>
          </draw:line>
        </draw:g>
        <draw:g>
          <draw:line draw:style-name="gr69" draw:text-style-name="P1" draw:layer="layout" svg:x1="18.729cm" svg:y1="15.063cm" svg:x2="18.729cm" svg:y2="15.616cm">
            <text:p/>
          </draw:line>
          <draw:line draw:style-name="gr69" draw:text-style-name="P1" draw:layer="layout" svg:x1="19.235cm" svg:y1="15.063cm" svg:x2="19.235cm" svg:y2="15.616cm">
            <text:p/>
          </draw:line>
        </draw:g>
        <draw:g>
          <draw:line draw:style-name="gr69" draw:text-style-name="P1" draw:layer="layout" svg:x1="18.223cm" svg:y1="15.063cm" svg:x2="18.223cm" svg:y2="15.616cm">
            <text:p/>
          </draw:line>
          <draw:line draw:style-name="gr69" draw:text-style-name="P1" draw:layer="layout" svg:x1="18.729cm" svg:y1="15.063cm" svg:x2="18.729cm" svg:y2="15.616cm">
            <text:p/>
          </draw:line>
        </draw:g>
        <draw:g>
          <draw:line draw:style-name="gr69" draw:text-style-name="P1" draw:layer="layout" svg:x1="19.742cm" svg:y1="15.063cm" svg:x2="19.742cm" svg:y2="15.616cm">
            <text:p/>
          </draw:line>
          <draw:line draw:style-name="gr69" draw:text-style-name="P1" draw:layer="layout" svg:x1="20.248cm" svg:y1="15.063cm" svg:x2="20.248cm" svg:y2="15.616cm">
            <text:p/>
          </draw:line>
        </draw:g>
        <draw:g>
          <draw:line draw:style-name="gr69" draw:text-style-name="P1" draw:layer="layout" svg:x1="19.235cm" svg:y1="15.063cm" svg:x2="19.235cm" svg:y2="15.616cm">
            <text:p/>
          </draw:line>
          <draw:line draw:style-name="gr69" draw:text-style-name="P1" draw:layer="layout" svg:x1="19.742cm" svg:y1="15.063cm" svg:x2="19.742cm" svg:y2="15.616cm">
            <text:p/>
          </draw:line>
        </draw:g>
        <draw:g>
          <draw:line draw:style-name="gr69" draw:text-style-name="P1" draw:layer="layout" svg:x1="20.754cm" svg:y1="15.063cm" svg:x2="20.754cm" svg:y2="15.616cm">
            <text:p/>
          </draw:line>
          <draw:line draw:style-name="gr69" draw:text-style-name="P1" draw:layer="layout" svg:x1="21.26cm" svg:y1="15.063cm" svg:x2="21.26cm" svg:y2="15.616cm">
            <text:p/>
          </draw:line>
        </draw:g>
        <draw:g>
          <draw:line draw:style-name="gr69" draw:text-style-name="P1" draw:layer="layout" svg:x1="20.248cm" svg:y1="15.063cm" svg:x2="20.248cm" svg:y2="15.616cm">
            <text:p/>
          </draw:line>
          <draw:line draw:style-name="gr69" draw:text-style-name="P1" draw:layer="layout" svg:x1="20.754cm" svg:y1="15.063cm" svg:x2="20.754cm" svg:y2="15.616cm">
            <text:p/>
          </draw:line>
        </draw:g>
        <draw:g>
          <draw:line draw:style-name="gr69" draw:text-style-name="P1" draw:layer="layout" svg:x1="21.766cm" svg:y1="15.063cm" svg:x2="21.766cm" svg:y2="15.616cm">
            <text:p/>
          </draw:line>
          <draw:line draw:style-name="gr69" draw:text-style-name="P1" draw:layer="layout" svg:x1="22.272cm" svg:y1="15.063cm" svg:x2="22.272cm" svg:y2="15.616cm">
            <text:p/>
          </draw:line>
        </draw:g>
        <draw:g>
          <draw:line draw:style-name="gr69" draw:text-style-name="P1" draw:layer="layout" svg:x1="21.26cm" svg:y1="15.063cm" svg:x2="21.26cm" svg:y2="15.616cm">
            <text:p/>
          </draw:line>
          <draw:line draw:style-name="gr69" draw:text-style-name="P1" draw:layer="layout" svg:x1="21.766cm" svg:y1="15.063cm" svg:x2="21.766cm" svg:y2="15.616cm">
            <text:p/>
          </draw:line>
        </draw:g>
        <draw:g>
          <draw:line draw:style-name="gr69" draw:text-style-name="P1" draw:layer="layout" svg:x1="22.272cm" svg:y1="15.063cm" svg:x2="22.272cm" svg:y2="15.616cm">
            <text:p/>
          </draw:line>
          <draw:line draw:style-name="gr69" draw:text-style-name="P1" draw:layer="layout" svg:x1="22.779cm" svg:y1="15.063cm" svg:x2="22.779cm" svg:y2="15.616cm">
            <text:p/>
          </draw:line>
        </draw:g>
        <draw:g>
          <draw:line draw:style-name="gr69" draw:text-style-name="P1" draw:layer="layout" svg:x1="23.285cm" svg:y1="15.063cm" svg:x2="23.285cm" svg:y2="15.616cm">
            <text:p/>
          </draw:line>
          <draw:line draw:style-name="gr69" draw:text-style-name="P1" draw:layer="layout" svg:x1="23.791cm" svg:y1="15.063cm" svg:x2="23.791cm" svg:y2="15.616cm">
            <text:p/>
          </draw:line>
        </draw:g>
        <draw:g>
          <draw:line draw:style-name="gr69" draw:text-style-name="P1" draw:layer="layout" svg:x1="22.779cm" svg:y1="15.063cm" svg:x2="22.779cm" svg:y2="15.616cm">
            <text:p/>
          </draw:line>
          <draw:line draw:style-name="gr69" draw:text-style-name="P1" draw:layer="layout" svg:x1="23.285cm" svg:y1="15.063cm" svg:x2="23.285cm" svg:y2="15.616cm">
            <text:p/>
          </draw:line>
        </draw:g>
        <draw:g>
          <draw:line draw:style-name="gr69" draw:text-style-name="P1" draw:layer="layout" svg:x1="24.297cm" svg:y1="15.063cm" svg:x2="24.297cm" svg:y2="15.616cm">
            <text:p/>
          </draw:line>
          <draw:line draw:style-name="gr69" draw:text-style-name="P1" draw:layer="layout" svg:x1="24.803cm" svg:y1="15.063cm" svg:x2="24.803cm" svg:y2="15.616cm">
            <text:p/>
          </draw:line>
        </draw:g>
        <draw:g>
          <draw:line draw:style-name="gr69" draw:text-style-name="P1" draw:layer="layout" svg:x1="23.791cm" svg:y1="15.063cm" svg:x2="23.791cm" svg:y2="15.616cm">
            <text:p/>
          </draw:line>
          <draw:line draw:style-name="gr69" draw:text-style-name="P1" draw:layer="layout" svg:x1="24.297cm" svg:y1="15.063cm" svg:x2="24.297cm" svg:y2="15.616cm">
            <text:p/>
          </draw:line>
        </draw:g>
        <draw:frame draw:style-name="gr70" draw:text-style-name="P25" draw:layer="layout" svg:width="5.709cm" svg:height="1.083cm" svg:x="13.566cm" svg:y="13.144cm">
          <draw:text-box>
            <text:p><text:span text:style-name="T4">Jump from event to event</text:span></text:p>
          </draw:text-box>
        </draw:frame>
        <draw:frame draw:style-name="gr71" draw:text-style-name="P26" draw:layer="layout" svg:width="13.159cm" svg:height="0.916cm" svg:x="9.619cm" svg:y="15.834cm">
          <draw:text-box>
            <text:p><text:span text:style-name="T5">Ticks of the clock of a clock-driven simulation</text:span></text:p>
          </draw:text-box>
        </draw:frame>
        <draw:frame draw:style-name="gr72" draw:text-style-name="P12" draw:layer="layout" svg:width="10.396cm" svg:height="3.251cm" svg:x="0.272cm" svg:y="5.334cm">
          <draw:text-box>
            <text:p text:style-name="P11">Number of spikes since beginning of the simulation</text:p>
          </draw:text-box>
        </draw:frame>
        <draw:frame draw:style-name="gr73" draw:text-style-name="P12" draw:layer="layout" svg:width="1.012cm" svg:height="0.919cm" svg:x="26.828cm" svg:y="14.821cm">
          <draw:text-box>
            <text:p text:style-name="P11"><text:span text:style-name="T2">t</text:span></text:p>
          </draw:text-box>
        </draw:frame>
        <draw:g>
          <draw:line draw:style-name="gr69" draw:text-style-name="P1" draw:layer="layout" svg:x1="6.839cm" svg:y1="15.064cm" svg:x2="6.839cm" svg:y2="15.617cm">
            <text:p/>
          </draw:line>
          <draw:line draw:style-name="gr69" draw:text-style-name="P1" draw:layer="layout" svg:x1="7.345cm" svg:y1="15.064cm" svg:x2="7.345cm" svg:y2="15.617cm">
            <text:p/>
          </draw:line>
        </draw:g>
        <draw:g>
          <draw:line draw:style-name="gr69" draw:text-style-name="P1" draw:layer="layout" svg:x1="6.333cm" svg:y1="15.064cm" svg:x2="6.333cm" svg:y2="15.617cm">
            <text:p/>
          </draw:line>
          <draw:line draw:style-name="gr69" draw:text-style-name="P1" draw:layer="layout" svg:x1="6.839cm" svg:y1="15.064cm" svg:x2="6.839cm" svg:y2="15.617cm">
            <text:p/>
          </draw:line>
        </draw:g>
        <draw:g>
          <draw:line draw:style-name="gr69" draw:text-style-name="P1" draw:layer="layout" svg:x1="7.851cm" svg:y1="15.064cm" svg:x2="7.851cm" svg:y2="15.617cm">
            <text:p/>
          </draw:line>
          <draw:line draw:style-name="gr69" draw:text-style-name="P1" draw:layer="layout" svg:x1="8.357cm" svg:y1="15.064cm" svg:x2="8.357cm" svg:y2="15.617cm">
            <text:p/>
          </draw:line>
        </draw:g>
        <draw:g>
          <draw:line draw:style-name="gr69" draw:text-style-name="P1" draw:layer="layout" svg:x1="7.345cm" svg:y1="15.064cm" svg:x2="7.345cm" svg:y2="15.617cm">
            <text:p/>
          </draw:line>
          <draw:line draw:style-name="gr69" draw:text-style-name="P1" draw:layer="layout" svg:x1="7.851cm" svg:y1="15.064cm" svg:x2="7.851cm" svg:y2="15.617cm">
            <text:p/>
          </draw:line>
        </draw:g>
        <draw:g>
          <draw:line draw:style-name="gr69" draw:text-style-name="P1" draw:layer="layout" svg:x1="8.863cm" svg:y1="15.064cm" svg:x2="8.863cm" svg:y2="15.617cm">
            <text:p/>
          </draw:line>
          <draw:line draw:style-name="gr69" draw:text-style-name="P1" draw:layer="layout" svg:x1="9.37cm" svg:y1="15.064cm" svg:x2="9.37cm" svg:y2="15.617cm">
            <text:p/>
          </draw:line>
        </draw:g>
        <draw:g>
          <draw:line draw:style-name="gr69" draw:text-style-name="P1" draw:layer="layout" svg:x1="8.357cm" svg:y1="15.064cm" svg:x2="8.357cm" svg:y2="15.617cm">
            <text:p/>
          </draw:line>
          <draw:line draw:style-name="gr69" draw:text-style-name="P1" draw:layer="layout" svg:x1="8.863cm" svg:y1="15.064cm" svg:x2="8.863cm" svg:y2="15.617cm">
            <text:p/>
          </draw:line>
        </draw:g>
        <draw:g>
          <draw:line draw:style-name="gr69" draw:text-style-name="P1" draw:layer="layout" svg:x1="9.876cm" svg:y1="15.064cm" svg:x2="9.876cm" svg:y2="15.617cm">
            <text:p/>
          </draw:line>
          <draw:line draw:style-name="gr69" draw:text-style-name="P1" draw:layer="layout" svg:x1="10.382cm" svg:y1="15.064cm" svg:x2="10.382cm" svg:y2="15.617cm">
            <text:p/>
          </draw:line>
        </draw:g>
        <draw:g>
          <draw:line draw:style-name="gr69" draw:text-style-name="P1" draw:layer="layout" svg:x1="9.37cm" svg:y1="15.064cm" svg:x2="9.37cm" svg:y2="15.617cm">
            <text:p/>
          </draw:line>
          <draw:line draw:style-name="gr69" draw:text-style-name="P1" draw:layer="layout" svg:x1="9.876cm" svg:y1="15.064cm" svg:x2="9.876cm" svg:y2="15.617cm">
            <text:p/>
          </draw:line>
        </draw:g>
        <draw:g>
          <draw:line draw:style-name="gr69" draw:text-style-name="P1" draw:layer="layout" svg:x1="10.888cm" svg:y1="15.064cm" svg:x2="10.888cm" svg:y2="15.617cm">
            <text:p/>
          </draw:line>
          <draw:line draw:style-name="gr69" draw:text-style-name="P1" draw:layer="layout" svg:x1="11.394cm" svg:y1="15.064cm" svg:x2="11.394cm" svg:y2="15.617cm">
            <text:p/>
          </draw:line>
        </draw:g>
        <draw:g>
          <draw:line draw:style-name="gr69" draw:text-style-name="P1" draw:layer="layout" svg:x1="10.382cm" svg:y1="15.064cm" svg:x2="10.382cm" svg:y2="15.617cm">
            <text:p/>
          </draw:line>
          <draw:line draw:style-name="gr69" draw:text-style-name="P1" draw:layer="layout" svg:x1="10.888cm" svg:y1="15.064cm" svg:x2="10.888cm" svg:y2="15.617cm">
            <text:p/>
          </draw:line>
        </draw:g>
        <draw:g>
          <draw:line draw:style-name="gr69" draw:text-style-name="P1" draw:layer="layout" svg:x1="11.9cm" svg:y1="15.064cm" svg:x2="11.9cm" svg:y2="15.617cm">
            <text:p/>
          </draw:line>
          <draw:line draw:style-name="gr69" draw:text-style-name="P1" draw:layer="layout" svg:x1="12.406cm" svg:y1="15.064cm" svg:x2="12.406cm" svg:y2="15.617cm">
            <text:p/>
          </draw:line>
        </draw:g>
        <draw:g>
          <draw:line draw:style-name="gr69" draw:text-style-name="P1" draw:layer="layout" svg:x1="11.394cm" svg:y1="15.064cm" svg:x2="11.394cm" svg:y2="15.617cm">
            <text:p/>
          </draw:line>
          <draw:line draw:style-name="gr69" draw:text-style-name="P1" draw:layer="layout" svg:x1="11.9cm" svg:y1="15.064cm" svg:x2="11.9cm" svg:y2="15.617cm">
            <text:p/>
          </draw:line>
        </draw:g>
        <draw:g>
          <draw:line draw:style-name="gr69" draw:text-style-name="P1" draw:layer="layout" svg:x1="12.913cm" svg:y1="15.064cm" svg:x2="12.913cm" svg:y2="15.617cm">
            <text:p/>
          </draw:line>
          <draw:line draw:style-name="gr69" draw:text-style-name="P1" draw:layer="layout" svg:x1="13.419cm" svg:y1="15.064cm" svg:x2="13.419cm" svg:y2="15.617cm">
            <text:p/>
          </draw:line>
        </draw:g>
        <draw:g>
          <draw:line draw:style-name="gr69" draw:text-style-name="P1" draw:layer="layout" svg:x1="12.406cm" svg:y1="15.064cm" svg:x2="12.406cm" svg:y2="15.617cm">
            <text:p/>
          </draw:line>
          <draw:line draw:style-name="gr69" draw:text-style-name="P1" draw:layer="layout" svg:x1="12.913cm" svg:y1="15.064cm" svg:x2="12.913cm" svg:y2="15.617cm">
            <text:p/>
          </draw:line>
        </draw:g>
        <draw:g>
          <draw:line draw:style-name="gr69" draw:text-style-name="P1" draw:layer="layout" svg:x1="13.925cm" svg:y1="15.064cm" svg:x2="13.925cm" svg:y2="15.617cm">
            <text:p/>
          </draw:line>
          <draw:line draw:style-name="gr69" draw:text-style-name="P1" draw:layer="layout" svg:x1="14.431cm" svg:y1="15.064cm" svg:x2="14.431cm" svg:y2="15.617cm">
            <text:p/>
          </draw:line>
        </draw:g>
        <draw:g>
          <draw:line draw:style-name="gr69" draw:text-style-name="P1" draw:layer="layout" svg:x1="13.419cm" svg:y1="15.064cm" svg:x2="13.419cm" svg:y2="15.617cm">
            <text:p/>
          </draw:line>
          <draw:line draw:style-name="gr69" draw:text-style-name="P1" draw:layer="layout" svg:x1="13.925cm" svg:y1="15.064cm" svg:x2="13.925cm" svg:y2="15.617cm">
            <text:p/>
          </draw:line>
        </draw:g>
        <draw:g>
          <draw:line draw:style-name="gr69" draw:text-style-name="P1" draw:layer="layout" svg:x1="14.937cm" svg:y1="15.064cm" svg:x2="14.937cm" svg:y2="15.617cm">
            <text:p/>
          </draw:line>
          <draw:line draw:style-name="gr69" draw:text-style-name="P1" draw:layer="layout" svg:x1="15.443cm" svg:y1="15.064cm" svg:x2="15.443cm" svg:y2="15.617cm">
            <text:p/>
          </draw:line>
        </draw:g>
        <draw:g>
          <draw:line draw:style-name="gr69" draw:text-style-name="P1" draw:layer="layout" svg:x1="14.431cm" svg:y1="15.064cm" svg:x2="14.431cm" svg:y2="15.617cm">
            <text:p/>
          </draw:line>
          <draw:line draw:style-name="gr69" draw:text-style-name="P1" draw:layer="layout" svg:x1="14.937cm" svg:y1="15.064cm" svg:x2="14.937cm" svg:y2="15.617cm">
            <text:p/>
          </draw:line>
        </draw:g>
        <draw:g>
          <draw:line draw:style-name="gr69" draw:text-style-name="P1" draw:layer="layout" svg:x1="15.949cm" svg:y1="15.064cm" svg:x2="15.949cm" svg:y2="15.617cm">
            <text:p/>
          </draw:line>
          <draw:line draw:style-name="gr69" draw:text-style-name="P1" draw:layer="layout" svg:x1="16.456cm" svg:y1="15.064cm" svg:x2="16.456cm" svg:y2="15.617cm">
            <text:p/>
          </draw:line>
        </draw:g>
        <draw:g>
          <draw:line draw:style-name="gr69" draw:text-style-name="P1" draw:layer="layout" svg:x1="15.443cm" svg:y1="15.064cm" svg:x2="15.443cm" svg:y2="15.617cm">
            <text:p/>
          </draw:line>
          <draw:line draw:style-name="gr69" draw:text-style-name="P1" draw:layer="layout" svg:x1="15.949cm" svg:y1="15.064cm" svg:x2="15.949cm" svg:y2="15.617cm">
            <text:p/>
          </draw:line>
        </draw:g>
        <draw:g>
          <draw:line draw:style-name="gr69" draw:text-style-name="P1" draw:layer="layout" svg:x1="16.962cm" svg:y1="15.064cm" svg:x2="16.962cm" svg:y2="15.617cm">
            <text:p/>
          </draw:line>
          <draw:line draw:style-name="gr69" draw:text-style-name="P1" draw:layer="layout" svg:x1="17.468cm" svg:y1="15.064cm" svg:x2="17.468cm" svg:y2="15.617cm">
            <text:p/>
          </draw:line>
        </draw:g>
        <draw:g>
          <draw:line draw:style-name="gr69" draw:text-style-name="P1" draw:layer="layout" svg:x1="16.456cm" svg:y1="15.064cm" svg:x2="16.456cm" svg:y2="15.617cm">
            <text:p/>
          </draw:line>
          <draw:line draw:style-name="gr69" draw:text-style-name="P1" draw:layer="layout" svg:x1="16.962cm" svg:y1="15.064cm" svg:x2="16.962cm" svg:y2="15.617cm">
            <text:p/>
          </draw:line>
        </draw:g>
        <draw:g>
          <draw:line draw:style-name="gr69" draw:text-style-name="P1" draw:layer="layout" svg:x1="17.974cm" svg:y1="15.064cm" svg:x2="17.974cm" svg:y2="15.617cm">
            <text:p/>
          </draw:line>
          <draw:line draw:style-name="gr69" draw:text-style-name="P1" draw:layer="layout" svg:x1="18.48cm" svg:y1="15.064cm" svg:x2="18.48cm" svg:y2="15.617cm">
            <text:p/>
          </draw:line>
        </draw:g>
        <draw:g>
          <draw:line draw:style-name="gr69" draw:text-style-name="P1" draw:layer="layout" svg:x1="17.468cm" svg:y1="15.064cm" svg:x2="17.468cm" svg:y2="15.617cm">
            <text:p/>
          </draw:line>
          <draw:line draw:style-name="gr69" draw:text-style-name="P1" draw:layer="layout" svg:x1="17.974cm" svg:y1="15.064cm" svg:x2="17.974cm" svg:y2="15.617cm">
            <text:p/>
          </draw:line>
        </draw:g>
        <draw:g>
          <draw:line draw:style-name="gr69" draw:text-style-name="P1" draw:layer="layout" svg:x1="18.986cm" svg:y1="15.064cm" svg:x2="18.986cm" svg:y2="15.617cm">
            <text:p/>
          </draw:line>
          <draw:line draw:style-name="gr69" draw:text-style-name="P1" draw:layer="layout" svg:x1="19.492cm" svg:y1="15.064cm" svg:x2="19.492cm" svg:y2="15.617cm">
            <text:p/>
          </draw:line>
        </draw:g>
        <draw:g>
          <draw:line draw:style-name="gr69" draw:text-style-name="P1" draw:layer="layout" svg:x1="18.48cm" svg:y1="15.064cm" svg:x2="18.48cm" svg:y2="15.617cm">
            <text:p/>
          </draw:line>
          <draw:line draw:style-name="gr69" draw:text-style-name="P1" draw:layer="layout" svg:x1="18.986cm" svg:y1="15.064cm" svg:x2="18.986cm" svg:y2="15.617cm">
            <text:p/>
          </draw:line>
        </draw:g>
        <draw:g>
          <draw:line draw:style-name="gr69" draw:text-style-name="P1" draw:layer="layout" svg:x1="19.999cm" svg:y1="15.064cm" svg:x2="19.999cm" svg:y2="15.617cm">
            <text:p/>
          </draw:line>
          <draw:line draw:style-name="gr69" draw:text-style-name="P1" draw:layer="layout" svg:x1="20.505cm" svg:y1="15.064cm" svg:x2="20.505cm" svg:y2="15.617cm">
            <text:p/>
          </draw:line>
        </draw:g>
        <draw:g>
          <draw:line draw:style-name="gr69" draw:text-style-name="P1" draw:layer="layout" svg:x1="19.492cm" svg:y1="15.064cm" svg:x2="19.492cm" svg:y2="15.617cm">
            <text:p/>
          </draw:line>
          <draw:line draw:style-name="gr69" draw:text-style-name="P1" draw:layer="layout" svg:x1="19.999cm" svg:y1="15.064cm" svg:x2="19.999cm" svg:y2="15.617cm">
            <text:p/>
          </draw:line>
        </draw:g>
        <draw:g>
          <draw:line draw:style-name="gr69" draw:text-style-name="P1" draw:layer="layout" svg:x1="21.011cm" svg:y1="15.064cm" svg:x2="21.011cm" svg:y2="15.617cm">
            <text:p/>
          </draw:line>
          <draw:line draw:style-name="gr69" draw:text-style-name="P1" draw:layer="layout" svg:x1="21.517cm" svg:y1="15.064cm" svg:x2="21.517cm" svg:y2="15.617cm">
            <text:p/>
          </draw:line>
        </draw:g>
        <draw:g>
          <draw:line draw:style-name="gr69" draw:text-style-name="P1" draw:layer="layout" svg:x1="20.505cm" svg:y1="15.064cm" svg:x2="20.505cm" svg:y2="15.617cm">
            <text:p/>
          </draw:line>
          <draw:line draw:style-name="gr69" draw:text-style-name="P1" draw:layer="layout" svg:x1="21.011cm" svg:y1="15.064cm" svg:x2="21.011cm" svg:y2="15.617cm">
            <text:p/>
          </draw:line>
        </draw:g>
        <draw:g>
          <draw:line draw:style-name="gr69" draw:text-style-name="P1" draw:layer="layout" svg:x1="22.023cm" svg:y1="15.064cm" svg:x2="22.023cm" svg:y2="15.617cm">
            <text:p/>
          </draw:line>
          <draw:line draw:style-name="gr69" draw:text-style-name="P1" draw:layer="layout" svg:x1="22.529cm" svg:y1="15.064cm" svg:x2="22.529cm" svg:y2="15.617cm">
            <text:p/>
          </draw:line>
        </draw:g>
        <draw:g>
          <draw:line draw:style-name="gr69" draw:text-style-name="P1" draw:layer="layout" svg:x1="21.517cm" svg:y1="15.064cm" svg:x2="21.517cm" svg:y2="15.617cm">
            <text:p/>
          </draw:line>
          <draw:line draw:style-name="gr69" draw:text-style-name="P1" draw:layer="layout" svg:x1="22.023cm" svg:y1="15.064cm" svg:x2="22.023cm" svg:y2="15.617cm">
            <text:p/>
          </draw:line>
        </draw:g>
        <draw:g>
          <draw:line draw:style-name="gr69" draw:text-style-name="P1" draw:layer="layout" svg:x1="22.529cm" svg:y1="15.064cm" svg:x2="22.529cm" svg:y2="15.617cm">
            <text:p/>
          </draw:line>
          <draw:line draw:style-name="gr69" draw:text-style-name="P1" draw:layer="layout" svg:x1="23.036cm" svg:y1="15.064cm" svg:x2="23.036cm" svg:y2="15.617cm">
            <text:p/>
          </draw:line>
        </draw:g>
        <draw:g>
          <draw:line draw:style-name="gr69" draw:text-style-name="P1" draw:layer="layout" svg:x1="23.542cm" svg:y1="15.064cm" svg:x2="23.542cm" svg:y2="15.617cm">
            <text:p/>
          </draw:line>
          <draw:line draw:style-name="gr69" draw:text-style-name="P1" draw:layer="layout" svg:x1="24.048cm" svg:y1="15.064cm" svg:x2="24.048cm" svg:y2="15.617cm">
            <text:p/>
          </draw:line>
        </draw:g>
        <draw:g>
          <draw:line draw:style-name="gr69" draw:text-style-name="P1" draw:layer="layout" svg:x1="23.036cm" svg:y1="15.064cm" svg:x2="23.036cm" svg:y2="15.617cm">
            <text:p/>
          </draw:line>
          <draw:line draw:style-name="gr69" draw:text-style-name="P1" draw:layer="layout" svg:x1="23.542cm" svg:y1="15.064cm" svg:x2="23.542cm" svg:y2="15.617cm">
            <text:p/>
          </draw:line>
        </draw:g>
        <draw:g>
          <draw:line draw:style-name="gr69" draw:text-style-name="P1" draw:layer="layout" svg:x1="24.554cm" svg:y1="15.064cm" svg:x2="24.554cm" svg:y2="15.617cm">
            <text:p/>
          </draw:line>
          <draw:line draw:style-name="gr69" draw:text-style-name="P1" draw:layer="layout" svg:x1="25.06cm" svg:y1="15.064cm" svg:x2="25.06cm" svg:y2="15.617cm">
            <text:p/>
          </draw:line>
        </draw:g>
        <draw:g>
          <draw:line draw:style-name="gr69" draw:text-style-name="P1" draw:layer="layout" svg:x1="24.048cm" svg:y1="15.064cm" svg:x2="24.048cm" svg:y2="15.617cm">
            <text:p/>
          </draw:line>
          <draw:line draw:style-name="gr69" draw:text-style-name="P1" draw:layer="layout" svg:x1="24.554cm" svg:y1="15.064cm" svg:x2="24.554cm" svg:y2="15.617cm">
            <text:p/>
          </draw:line>
        </draw:g>
        <draw:line draw:style-name="gr74" draw:text-style-name="P1" draw:layer="layout" svg:x1="20.248cm" svg:y1="7.874cm" svg:x2="20.248cm" svg:y2="15.594cm">
          <text:p/>
        </draw:line>
        <presentation:notes draw:style-name="dp2">
          <draw:page-thumbnail draw:style-name="gr35" draw:layer="layout" svg:width="13.968cm" svg:height="10.476cm" svg:x="3.81cm" svg:y="2.123cm" draw:page-number="1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Hatching_20_1" draw:display-name="Hatching 1" draw:style="single" draw:color="#42f71e" draw:distance="0.102cm" draw:rotation="450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true" draw:auto-grow-width="true" draw:fit-to-size="shrink-to-fit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fo:min-width="0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60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839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25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2.221cm" svg:height="0.001cm" svg:x="-1.11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2.72cm" svg:height="1.396cm" svg:x="3.324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1.95cm" svg:height="1.396cm" svg:x="3.71cm" svg:y="0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356cm" svg:height="1.396cm" svg:x="15.72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09:37:22.862225669</meta:creation-date>
    <dc:date>2017-12-19T12:27:20.659156067</dc:date>
    <meta:editing-duration>P1DT17H33M5S</meta:editing-duration>
    <meta:editing-cycles>4</meta:editing-cycles>
    <meta:generator>LibreOffice/5.4.2.2$Linux_X86_64 LibreOffice_project/40m0$Build-2</meta:generator>
    <meta:document-statistic meta:object-count="3164"/>
    <meta:user-defined meta:name="TexMathsIgnorePreamble">FALSE</meta:user-defined>
    <meta:user-defined meta:name="TexMathsPreamble">\usepackage{amsmath}§\usepackage{amssymb}§\usepackage{mathrsfs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